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218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5.42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533cm"/>
    </style:style>
    <style:style style:name="co6" style:family="table-column">
      <style:table-column-properties fo:break-before="auto" style:column-width="3.794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6.726cm"/>
    </style:style>
    <style:style style:name="co9" style:family="table-column">
      <style:table-column-properties fo:break-before="auto" style:column-width="4.519cm"/>
    </style:style>
    <style:style style:name="co10" style:family="table-column">
      <style:table-column-properties fo:break-before="auto" style:column-width="3.166cm"/>
    </style:style>
    <style:style style:name="co11" style:family="table-column">
      <style:table-column-properties fo:break-before="auto" style:column-width="3.385cm"/>
    </style:style>
    <style:style style:name="co12" style:family="table-column">
      <style:table-column-properties fo:break-before="auto" style:column-width="8.959cm"/>
    </style:style>
    <style:style style:name="co13" style:family="table-column">
      <style:table-column-properties fo:break-before="auto" style:column-width="3.621cm"/>
    </style:style>
    <style:style style:name="co14" style:family="table-column">
      <style:table-column-properties fo:break-before="auto" style:column-width="4.574cm"/>
    </style:style>
    <style:style style:name="co15" style:family="table-column">
      <style:table-column-properties fo:break-before="auto" style:column-width="6.181cm"/>
    </style:style>
    <style:style style:name="co16" style:family="table-column">
      <style:table-column-properties fo:break-before="auto" style:column-width="5.618cm"/>
    </style:style>
    <style:style style:name="ro1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ecf00" style:text-align-source="fix" style:repeat-content="false" fo:border="0.06pt solid #000000" style:vertical-align="middle"/>
      <style:paragraph-properties fo:text-align="center" fo:margin-left="0cm"/>
      <style:text-properties fo:color="#ffffff" fo:font-size="20pt" style:font-size-asian="20pt" style:font-size-complex="20pt"/>
    </style:style>
    <style:style style:name="ce2" style:family="table-cell" style:parent-style-name="Default">
      <style:table-cell-properties fo:background-color="#aecf00" style:text-align-source="fix" style:repeat-content="false" fo:border="0.06pt solid #000000"/>
      <style:paragraph-properties fo:text-align="center" fo:margin-left="0cm"/>
      <style:text-properties fo:color="#ffffff" fo:font-size="20pt" style:font-size-asian="20pt" style:font-size-complex="20pt"/>
    </style:style>
    <style:style style:name="ce3" style:family="table-cell" style:parent-style-name="Default">
      <style:text-properties fo:font-size="20pt" style:font-size-asian="20pt" style:font-size-complex="20pt"/>
    </style:style>
    <style:style style:name="ce4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 fo:margin-left="0cm"/>
      <style:text-properties fo:color="#ffffff" fo:font-size="20pt" style:font-size-asian="20pt" style:font-size-complex="20pt"/>
    </style:style>
    <style:style style:name="ce5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color="#ffffff" fo:font-size="20pt" style:font-size-asian="20pt" style:font-size-complex="20pt"/>
    </style:style>
    <style:style style:name="ce6" style:family="table-cell" style:parent-style-name="Default">
      <style:table-cell-properties fo:background-color="#83caff" style:text-align-source="fix" style:repeat-content="false" fo:border="0.06pt solid #000000"/>
      <style:paragraph-properties fo:text-align="justify" fo:margin-left="0cm"/>
      <style:text-properties fo:color="#ffffff" fo:font-size="20pt" style:font-size-asian="20pt" style:font-size-complex="20pt"/>
    </style:style>
    <style:style style:name="ce7" style:family="table-cell" style:parent-style-name="Default">
      <style:table-cell-properties fo:background-color="#83caff" fo:border="0.06pt solid #000000"/>
      <style:text-properties fo:color="#ffffff" fo:font-size="20pt" style:font-size-asian="20pt" style:font-size-complex="20pt"/>
    </style:style>
    <style:style style:name="ce8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center" fo:margin-left="0cm"/>
      <style:text-properties fo:color="#ffffff" fo:font-size="20pt" style:font-size-asian="20pt" style:font-size-complex="20pt"/>
    </style:style>
    <style:style style:name="ce9" style:family="table-cell" style:parent-style-name="Default">
      <style:table-cell-properties fo:background-color="#ff950e" fo:border="0.06pt solid #000000"/>
      <style:text-properties fo:color="#ffffff" fo:font-size="20pt" style:font-size-asian="20pt" style:font-size-complex="20pt"/>
    </style:style>
    <style:style style:name="ce10" style:family="table-cell" style:parent-style-name="Default">
      <style:table-cell-properties fo:background-color="#579d1c" style:text-align-source="fix" style:repeat-content="false" fo:border="0.06pt solid #000000" style:vertical-align="middle"/>
      <style:paragraph-properties fo:text-align="center" fo:margin-left="0cm"/>
      <style:text-properties fo:color="#ffffff" fo:font-size="20pt" style:font-size-asian="20pt" style:font-size-complex="20pt"/>
    </style:style>
    <style:style style:name="ce11" style:family="table-cell" style:parent-style-name="Default">
      <style:table-cell-properties fo:background-color="#579d1c" style:text-align-source="fix" style:repeat-content="false"/>
      <style:paragraph-properties fo:text-align="center" fo:margin-left="0cm"/>
      <style:text-properties fo:color="#ffffff" fo:font-size="20pt" style:font-size-asian="20pt" style:font-size-complex="2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13" style:family="table-cell" style:parent-style-name="Default">
      <style:table-cell-properties fo:background-color="#83caff"/>
      <style:text-properties fo:color="#ffffff" fo:font-size="20pt" style:font-size-asian="20pt" style:font-size-complex="20pt"/>
    </style:style>
  </office:automatic-styles>
  <office:body>
    <office:spreadsheet>
      <table:table table:name="Foglio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9" table:default-cell-style-name="ce3"/>
        <table:table-column table:style-name="co4" table:default-cell-style-name="ce3"/>
        <table:table-column table:style-name="co1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3"/>
        <table:table-column table:style-name="co4" table:number-columns-repeated="3" table:default-cell-style-name="ce3"/>
        <table:table-column table:style-name="co1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0" table:default-cell-style-name="ce3"/>
        <table:table-column table:style-name="co4" table:default-cell-style-name="ce3"/>
        <table:table-column table:style-name="co1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10" table:default-cell-style-name="ce12"/>
        <table:table-column table:style-name="co4" table:number-columns-repeated="2" table:default-cell-style-name="ce12"/>
        <table:table-column table:style-name="co1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14" table:default-cell-style-name="ce12"/>
        <table:table-column table:style-name="co4" table:default-cell-style-name="ce12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0" table:default-cell-style-name="ce3"/>
        <table:table-column table:style-name="co4" table:number-columns-repeated="970" table:default-cell-style-name="ce3"/>
        <table:table-row table:style-name="ro1">
          <table:table-cell table:style-name="ce1" office:value-type="string" calcext:value-type="string" table:number-columns-spanned="4" table:number-rows-spanned="1">
            <text:p>1 ADVERTISER 1 CHANNEL OFFSET</text:p>
          </table:table-cell>
          <table:covered-table-cell table:number-columns-repeated="3" table:style-name="ce2"/>
          <table:table-cell table:style-name="ce2"/>
          <table:table-cell table:style-name="ce4" office:value-type="string" calcext:value-type="string" table:number-columns-spanned="6" table:number-rows-spanned="1">
            <text:p>2 ADVERTISERS 1 CHANNEL OFFSET</text:p>
          </table:table-cell>
          <table:covered-table-cell table:number-columns-repeated="4" table:style-name="ce6"/>
          <table:covered-table-cell table:style-name="ce7"/>
          <table:table-cell table:style-name="ce8" office:value-type="string" calcext:value-type="string" table:number-columns-spanned="6" table:number-rows-spanned="1">
            <text:p>3 ADVERTISERS 1 CHANNEL OFFSET</text:p>
          </table:table-cell>
          <table:covered-table-cell table:number-columns-repeated="5" table:style-name="ce9"/>
          <table:table-cell table:style-name="ce10" office:value-type="string" calcext:value-type="string" table:number-columns-spanned="6" table:number-rows-spanned="1">
            <text:p>4 ADVERTISERS 1 CHANNEL OFFSET</text:p>
          </table:table-cell>
          <table:covered-table-cell table:number-columns-repeated="5" table:style-name="ce11"/>
          <table:table-cell table:style-name="ce10" office:value-type="string" calcext:value-type="string" table:number-columns-spanned="6" table:number-rows-spanned="1">
            <text:p>5 ADVERTISERS 1 CHANNEL OFFSET</text:p>
          </table:table-cell>
          <table:covered-table-cell table:number-columns-repeated="5"/>
          <table:table-cell table:style-name="ce10" office:value-type="string" calcext:value-type="string" table:number-columns-spanned="6" table:number-rows-spanned="1">
            <text:p>6 ADVERTISERS 1 CHANNEL OFFSET</text:p>
          </table:table-cell>
          <table:covered-table-cell table:number-columns-repeated="5"/>
          <table:table-cell table:style-name="ce10" office:value-type="string" calcext:value-type="string" table:number-columns-spanned="6" table:number-rows-spanned="1">
            <text:p>7 ADVERTISERS 1 CHANNEL OFFSET</text:p>
          </table:table-cell>
          <table:covered-table-cell table:number-columns-repeated="5"/>
          <table:table-cell/>
          <table:table-cell table:style-name="ce10" office:value-type="string" calcext:value-type="string" table:number-columns-spanned="6" table:number-rows-spanned="1">
            <text:p>8 ADVERTISERS 1 CHANNEL OFFSET</text:p>
          </table:table-cell>
          <table:covered-table-cell table:number-columns-repeated="5"/>
          <table:table-cell/>
          <table:table-cell table:style-name="ce10" office:value-type="string" calcext:value-type="string" table:number-columns-spanned="6" table:number-rows-spanned="1">
            <text:p>9 ADVERTISERS 1 CHANNEL OFFSET</text:p>
          </table:table-cell>
          <table:covered-table-cell table:number-columns-repeated="5"/>
          <table:table-cell table:number-columns-repeated="969"/>
        </table:table-row>
        <table:table-row table:style-name="ro1">
          <table:table-cell table:style-name="ce2" office:value-type="string" calcext:value-type="string">
            <text:p>FrameslotNumb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requency:</text:p>
          </table:table-cell>
          <table:table-cell table:style-name="ce2" office:value-type="float" office:value="6396" calcext:value-type="float">
            <text:p>6396</text:p>
          </table:table-cell>
          <table:table-cell table:style-name="ce2" table:formula="of:=[.D2]*[.B2]" office:value-type="float" office:value="12792" calcext:value-type="float">
            <text:p>12792</text:p>
          </table:table-cell>
          <table:table-cell table:style-name="ce5" office:value-type="string" calcext:value-type="string">
            <text:p>FrameslotNumber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3089" calcext:value-type="float">
            <text:p>3089</text:p>
          </table:table-cell>
          <table:table-cell table:style-name="ce7" table:formula="of:=[.G2]*[.I2]" office:value-type="float" office:value="21623" calcext:value-type="float">
            <text:p>21623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2813" calcext:value-type="float">
            <text:p>2813</text:p>
          </table:table-cell>
          <table:table-cell table:style-name="ce9" table:formula="of:=[.M2]*[.O2]" office:value-type="float" office:value="22504" calcext:value-type="float">
            <text:p>22504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500" calcext:value-type="float">
            <text:p>1500</text:p>
          </table:table-cell>
          <table:table-cell table:style-name="ce11" table:formula="of:=[.S2]*[.U2]" office:value-type="float" office:value="36000" calcext:value-type="float">
            <text:p>3600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quency:</text:p>
          </table:table-cell>
          <table:table-cell office:value-type="float" office:value="2591" calcext:value-type="float">
            <text:p>2591</text:p>
          </table:table-cell>
          <table:table-cell table:style-name="ce11" table:formula="of:=[.Y2]*[.AA2]" office:value-type="float" office:value="23319" calcext:value-type="float">
            <text:p>23319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equency:</text:p>
          </table:table-cell>
          <table:table-cell office:value-type="float" office:value="2464" calcext:value-type="float">
            <text:p>2464</text:p>
          </table:table-cell>
          <table:table-cell table:formula="of:=[.AE2]*[.AG2]" office:value-type="float" office:value="36960" calcext:value-type="float">
            <text:p>3696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requency:</text:p>
          </table:table-cell>
          <table:table-cell office:value-type="float" office:value="1498" calcext:value-type="float">
            <text:p>1498</text:p>
          </table:table-cell>
          <table:table-cell table:formula="of:=[.AK2]*[.AM2]" office:value-type="float" office:value="34454" calcext:value-type="float">
            <text:p>3445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equency:</text:p>
          </table:table-cell>
          <table:table-cell office:value-type="float" office:value="876" calcext:value-type="float">
            <text:p>876</text:p>
          </table:table-cell>
          <table:table-cell table:formula="of:=[.AR2]*[.AT2]" office:value-type="float" office:value="37668" calcext:value-type="float">
            <text:p>3766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equency:</text:p>
          </table:table-cell>
          <table:table-cell office:value-type="float" office:value="1583" calcext:value-type="float">
            <text:p>1583</text:p>
          </table:table-cell>
          <table:table-cell table:formula="of:=[.AY2]*[.BA2]" office:value-type="float" office:value="34826" calcext:value-type="float">
            <text:p>34826</text:p>
          </table:table-cell>
          <table:table-cell table:number-columns-repeated="970"/>
        </table:table-row>
        <table:table-row table:style-name="ro1">
          <table:table-cell table:style-name="ce2" office:value-type="string" calcext:value-type="string">
            <text:p>FrameslotNumber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frequency:</text:p>
          </table:table-cell>
          <table:table-cell table:style-name="ce2" office:value-type="float" office:value="6280" calcext:value-type="float">
            <text:p>6280</text:p>
          </table:table-cell>
          <table:table-cell table:style-name="ce2" table:formula="of:=[.D3]*[.B3]" office:value-type="float" office:value="87920" calcext:value-type="float">
            <text:p>87920</text:p>
          </table:table-cell>
          <table:table-cell table:style-name="ce5" office:value-type="string" calcext:value-type="string">
            <text:p>FrameslotNumber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414" calcext:value-type="float">
            <text:p>414</text:p>
          </table:table-cell>
          <table:table-cell table:style-name="ce7" table:formula="of:=[.G3]*[.I3]" office:value-type="float" office:value="25668" calcext:value-type="float">
            <text:p>25668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285" calcext:value-type="float">
            <text:p>285</text:p>
          </table:table-cell>
          <table:table-cell table:style-name="ce9" table:formula="of:=[.M3]*[.O3]" office:value-type="float" office:value="21660" calcext:value-type="float">
            <text:p>21660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867" calcext:value-type="float">
            <text:p>867</text:p>
          </table:table-cell>
          <table:table-cell table:style-name="ce11" table:formula="of:=[.S3]*[.U3]" office:value-type="float" office:value="40749" calcext:value-type="float">
            <text:p>40749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requency:</text:p>
          </table:table-cell>
          <table:table-cell office:value-type="float" office:value="73" calcext:value-type="float">
            <text:p>73</text:p>
          </table:table-cell>
          <table:table-cell table:style-name="ce11" table:formula="of:=[.Y3]*[.AA3]" office:value-type="float" office:value="9198" calcext:value-type="float">
            <text:p>9198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requency:</text:p>
          </table:table-cell>
          <table:table-cell office:value-type="float" office:value="918" calcext:value-type="float">
            <text:p>918</text:p>
          </table:table-cell>
          <table:table-cell table:formula="of:=[.AE3]*[.AG3]" office:value-type="float" office:value="43146" calcext:value-type="float">
            <text:p>4314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requency:</text:p>
          </table:table-cell>
          <table:table-cell office:value-type="float" office:value="1525" calcext:value-type="float">
            <text:p>1525</text:p>
          </table:table-cell>
          <table:table-cell table:formula="of:=[.AK3]*[.AM3]" office:value-type="float" office:value="38125" calcext:value-type="float">
            <text:p>38125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requency:</text:p>
          </table:table-cell>
          <table:table-cell office:value-type="float" office:value="537" calcext:value-type="float">
            <text:p>537</text:p>
          </table:table-cell>
          <table:table-cell table:formula="of:=[.AR3]*[.AT3]" office:value-type="float" office:value="32220" calcext:value-type="float">
            <text:p>3222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equency:</text:p>
          </table:table-cell>
          <table:table-cell office:value-type="float" office:value="2424" calcext:value-type="float">
            <text:p>2424</text:p>
          </table:table-cell>
          <table:table-cell table:formula="of:=[.AY3]*[.BA3]" office:value-type="float" office:value="14544" calcext:value-type="float">
            <text:p>14544</text:p>
          </table:table-cell>
          <table:table-cell table:number-columns-repeated="970"/>
        </table:table-row>
        <table:table-row table:style-name="ro1">
          <table:table-cell table:style-name="ce2" office:value-type="string" calcext:value-type="string">
            <text:p>FrameslotNumber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frequency:</text:p>
          </table:table-cell>
          <table:table-cell table:style-name="ce2" office:value-type="float" office:value="6303" calcext:value-type="float">
            <text:p>6303</text:p>
          </table:table-cell>
          <table:table-cell table:style-name="ce2" table:formula="of:=[.D4]*[.B4]" office:value-type="float" office:value="69333" calcext:value-type="float">
            <text:p>69333</text:p>
          </table:table-cell>
          <table:table-cell table:style-name="ce5" office:value-type="string" calcext:value-type="string">
            <text:p>FrameslotNumb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3137" calcext:value-type="float">
            <text:p>3137</text:p>
          </table:table-cell>
          <table:table-cell table:style-name="ce7" table:formula="of:=[.G4]*[.I4]" office:value-type="float" office:value="3137" calcext:value-type="float">
            <text:p>3137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529" calcext:value-type="float">
            <text:p>1529</text:p>
          </table:table-cell>
          <table:table-cell table:style-name="ce9" table:formula="of:=[.M4]*[.O4]" office:value-type="float" office:value="41283" calcext:value-type="float">
            <text:p>41283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523" calcext:value-type="float">
            <text:p>1523</text:p>
          </table:table-cell>
          <table:table-cell table:style-name="ce11" table:formula="of:=[.S4]*[.U4]" office:value-type="float" office:value="39598" calcext:value-type="float">
            <text:p>39598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requency:</text:p>
          </table:table-cell>
          <table:table-cell office:value-type="float" office:value="531" calcext:value-type="float">
            <text:p>531</text:p>
          </table:table-cell>
          <table:table-cell table:style-name="ce11" table:formula="of:=[.Y4]*[.AA4]" office:value-type="float" office:value="29205" calcext:value-type="float">
            <text:p>29205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frequency:</text:p>
          </table:table-cell>
          <table:table-cell office:value-type="float" office:value="17" calcext:value-type="float">
            <text:p>17</text:p>
          </table:table-cell>
          <table:table-cell table:formula="of:=[.AE4]*[.AG4]" office:value-type="float" office:value="2856" calcext:value-type="float">
            <text:p>285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requency:</text:p>
          </table:table-cell>
          <table:table-cell office:value-type="float" office:value="1514" calcext:value-type="float">
            <text:p>1514</text:p>
          </table:table-cell>
          <table:table-cell table:formula="of:=[.AK4]*[.AM4]" office:value-type="float" office:value="42392" calcext:value-type="float">
            <text:p>42392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:</text:p>
          </table:table-cell>
          <table:table-cell office:value-type="float" office:value="2448" calcext:value-type="float">
            <text:p>2448</text:p>
          </table:table-cell>
          <table:table-cell table:formula="of:=[.AR4]*[.AT4]" office:value-type="float" office:value="2448" calcext:value-type="float">
            <text:p>244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equency:</text:p>
          </table:table-cell>
          <table:table-cell office:value-type="float" office:value="2486" calcext:value-type="float">
            <text:p>2486</text:p>
          </table:table-cell>
          <table:table-cell table:formula="of:=[.AY4]*[.BA4]" office:value-type="float" office:value="9944" calcext:value-type="float">
            <text:p>9944</text:p>
          </table:table-cell>
          <table:table-cell table:number-columns-repeated="970"/>
        </table:table-row>
        <table:table-row table:style-name="ro1">
          <table:table-cell table:style-name="ce2" office:value-type="string" calcext:value-type="string">
            <text:p>FrameslotNumber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frequency:</text:p>
          </table:table-cell>
          <table:table-cell table:style-name="ce2" office:value-type="float" office:value="6150" calcext:value-type="float">
            <text:p>6150</text:p>
          </table:table-cell>
          <table:table-cell table:style-name="ce2" table:formula="of:=[.D5]*[.B5]" office:value-type="float" office:value="43050" calcext:value-type="float">
            <text:p>43050</text:p>
          </table:table-cell>
          <table:table-cell table:style-name="ce5" office:value-type="string" calcext:value-type="string">
            <text:p>FrameslotNumber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808" calcext:value-type="float">
            <text:p>808</text:p>
          </table:table-cell>
          <table:table-cell table:style-name="ce7" table:formula="of:=[.G5]*[.I5]" office:value-type="float" office:value="33128" calcext:value-type="float">
            <text:p>33128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2766" calcext:value-type="float">
            <text:p>2766</text:p>
          </table:table-cell>
          <table:table-cell table:style-name="ce9" table:formula="of:=[.M5]*[.O5]" office:value-type="float" office:value="35958" calcext:value-type="float">
            <text:p>35958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503" calcext:value-type="float">
            <text:p>503</text:p>
          </table:table-cell>
          <table:table-cell table:style-name="ce11" table:formula="of:=[.S5]*[.U5]" office:value-type="float" office:value="28671" calcext:value-type="float">
            <text:p>28671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requency:</text:p>
          </table:table-cell>
          <table:table-cell office:value-type="float" office:value="1514" calcext:value-type="float">
            <text:p>1514</text:p>
          </table:table-cell>
          <table:table-cell table:style-name="ce11" table:formula="of:=[.Y5]*[.AA5]" office:value-type="float" office:value="34822" calcext:value-type="float">
            <text:p>34822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equency:</text:p>
          </table:table-cell>
          <table:table-cell office:value-type="float" office:value="2467" calcext:value-type="float">
            <text:p>2467</text:p>
          </table:table-cell>
          <table:table-cell table:formula="of:=[.AE5]*[.AG5]" office:value-type="float" office:value="27137" calcext:value-type="float">
            <text:p>27137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requency:</text:p>
          </table:table-cell>
          <table:table-cell office:value-type="float" office:value="922" calcext:value-type="float">
            <text:p>922</text:p>
          </table:table-cell>
          <table:table-cell table:formula="of:=[.AK5]*[.AM5]" office:value-type="float" office:value="32270" calcext:value-type="float">
            <text:p>3227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equency:</text:p>
          </table:table-cell>
          <table:table-cell office:value-type="float" office:value="2523" calcext:value-type="float">
            <text:p>2523</text:p>
          </table:table-cell>
          <table:table-cell table:formula="of:=[.AR5]*[.AT5]" office:value-type="float" office:value="37845" calcext:value-type="float">
            <text:p>37845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requency:</text:p>
          </table:table-cell>
          <table:table-cell office:value-type="float" office:value="1426" calcext:value-type="float">
            <text:p>1426</text:p>
          </table:table-cell>
          <table:table-cell table:formula="of:=[.AY5]*[.BA5]" office:value-type="float" office:value="38502" calcext:value-type="float">
            <text:p>38502</text:p>
          </table:table-cell>
          <table:table-cell table:number-columns-repeated="970"/>
        </table:table-row>
        <table:table-row table:style-name="ro1">
          <table:table-cell table:style-name="ce2" office:value-type="string" calcext:value-type="string">
            <text:p>FrameslotNumber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frequency:</text:p>
          </table:table-cell>
          <table:table-cell table:style-name="ce2" office:value-type="float" office:value="6105" calcext:value-type="float">
            <text:p>6105</text:p>
          </table:table-cell>
          <table:table-cell table:style-name="ce2" table:formula="of:=[.D6]*[.B6]" office:value-type="float" office:value="36630" calcext:value-type="float">
            <text:p>36630</text:p>
          </table:table-cell>
          <table:table-cell table:style-name="ce5" office:value-type="string" calcext:value-type="string">
            <text:p>FrameslotNumber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3187" calcext:value-type="float">
            <text:p>3187</text:p>
          </table:table-cell>
          <table:table-cell table:style-name="ce7" table:formula="of:=[.G6]*[.I6]" office:value-type="float" office:value="9561" calcext:value-type="float">
            <text:p>9561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266" calcext:value-type="float">
            <text:p>266</text:p>
          </table:table-cell>
          <table:table-cell table:style-name="ce9" table:formula="of:=[.M6]*[.O6]" office:value-type="float" office:value="19152" calcext:value-type="float">
            <text:p>19152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940" calcext:value-type="float">
            <text:p>940</text:p>
          </table:table-cell>
          <table:table-cell table:style-name="ce11" table:formula="of:=[.S6]*[.U6]" office:value-type="float" office:value="36660" calcext:value-type="float">
            <text:p>3666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equency:</text:p>
          </table:table-cell>
          <table:table-cell office:value-type="float" office:value="2611" calcext:value-type="float">
            <text:p>2611</text:p>
          </table:table-cell>
          <table:table-cell table:style-name="ce11" table:formula="of:=[.Y6]*[.AA6]" office:value-type="float" office:value="28721" calcext:value-type="float">
            <text:p>28721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equency:</text:p>
          </table:table-cell>
          <table:table-cell office:value-type="float" office:value="2518" calcext:value-type="float">
            <text:p>2518</text:p>
          </table:table-cell>
          <table:table-cell table:formula="of:=[.AE6]*[.AG6]" office:value-type="float" office:value="35252" calcext:value-type="float">
            <text:p>35252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requency:</text:p>
          </table:table-cell>
          <table:table-cell office:value-type="float" office:value="903" calcext:value-type="float">
            <text:p>903</text:p>
          </table:table-cell>
          <table:table-cell table:formula="of:=[.AK6]*[.AM6]" office:value-type="float" office:value="37023" calcext:value-type="float">
            <text:p>37023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requency:</text:p>
          </table:table-cell>
          <table:table-cell office:value-type="float" office:value="585" calcext:value-type="float">
            <text:p>585</text:p>
          </table:table-cell>
          <table:table-cell table:formula="of:=[.AR6]*[.AT6]" office:value-type="float" office:value="29835" calcext:value-type="float">
            <text:p>29835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requency:</text:p>
          </table:table-cell>
          <table:table-cell office:value-type="float" office:value="1500" calcext:value-type="float">
            <text:p>1500</text:p>
          </table:table-cell>
          <table:table-cell table:formula="of:=[.AY6]*[.BA6]" office:value-type="float" office:value="45000" calcext:value-type="float">
            <text:p>45000</text:p>
          </table:table-cell>
          <table:table-cell table:number-columns-repeated="970"/>
        </table:table-row>
        <table:table-row table:style-name="ro1">
          <table:table-cell table:style-name="ce2" office:value-type="string" calcext:value-type="string">
            <text:p>FrameslotNumber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frequency:</text:p>
          </table:table-cell>
          <table:table-cell table:style-name="ce2" office:value-type="float" office:value="6252" calcext:value-type="float">
            <text:p>6252</text:p>
          </table:table-cell>
          <table:table-cell table:style-name="ce2" table:formula="of:=[.D7]*[.B7]" office:value-type="float" office:value="62520" calcext:value-type="float">
            <text:p>62520</text:p>
          </table:table-cell>
          <table:table-cell table:style-name="ce5" office:value-type="string" calcext:value-type="string">
            <text:p>FrameslotNumber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3182" calcext:value-type="float">
            <text:p>3182</text:p>
          </table:table-cell>
          <table:table-cell table:style-name="ce7" table:formula="of:=[.G7]*[.I7]" office:value-type="float" office:value="38184" calcext:value-type="float">
            <text:p>38184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544" calcext:value-type="float">
            <text:p>1544</text:p>
          </table:table-cell>
          <table:table-cell table:style-name="ce9" table:formula="of:=[.M7]*[.O7]" office:value-type="float" office:value="46320" calcext:value-type="float">
            <text:p>46320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table:formula="of:=[.S7]*[.U7]" office:value-type="float" office:value="19320" calcext:value-type="float">
            <text:p>1932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requency:</text:p>
          </table:table-cell>
          <table:table-cell office:value-type="float" office:value="321" calcext:value-type="float">
            <text:p>321</text:p>
          </table:table-cell>
          <table:table-cell table:style-name="ce11" table:formula="of:=[.Y7]*[.AA7]" office:value-type="float" office:value="24075" calcext:value-type="float">
            <text:p>24075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requency:</text:p>
          </table:table-cell>
          <table:table-cell office:value-type="float" office:value="309" calcext:value-type="float">
            <text:p>309</text:p>
          </table:table-cell>
          <table:table-cell table:formula="of:=[.AE7]*[.AG7]" office:value-type="float" office:value="20394" calcext:value-type="float">
            <text:p>2039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:</text:p>
          </table:table-cell>
          <table:table-cell office:value-type="float" office:value="2477" calcext:value-type="float">
            <text:p>2477</text:p>
          </table:table-cell>
          <table:table-cell table:formula="of:=[.AK7]*[.AM7]" office:value-type="float" office:value="2477" calcext:value-type="float">
            <text:p>2477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equency:</text:p>
          </table:table-cell>
          <table:table-cell office:value-type="float" office:value="2463" calcext:value-type="float">
            <text:p>2463</text:p>
          </table:table-cell>
          <table:table-cell table:formula="of:=[.AR7]*[.AT7]" office:value-type="float" office:value="32019" calcext:value-type="float">
            <text:p>32019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equency:</text:p>
          </table:table-cell>
          <table:table-cell office:value-type="float" office:value="2365" calcext:value-type="float">
            <text:p>2365</text:p>
          </table:table-cell>
          <table:table-cell table:formula="of:=[.AY7]*[.BA7]" office:value-type="float" office:value="16555" calcext:value-type="float">
            <text:p>16555</text:p>
          </table:table-cell>
          <table:table-cell table:number-columns-repeated="970"/>
        </table:table-row>
        <table:table-row table:style-name="ro1">
          <table:table-cell table:style-name="ce2" office:value-type="string" calcext:value-type="string">
            <text:p>FrameslotNumber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frequency:</text:p>
          </table:table-cell>
          <table:table-cell table:style-name="ce2" office:value-type="float" office:value="6209" calcext:value-type="float">
            <text:p>6209</text:p>
          </table:table-cell>
          <table:table-cell table:style-name="ce2" table:formula="of:=[.D8]*[.B8]" office:value-type="float" office:value="55881" calcext:value-type="float">
            <text:p>55881</text:p>
          </table:table-cell>
          <table:table-cell table:style-name="ce5" office:value-type="string" calcext:value-type="string">
            <text:p>FrameslotNumber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826" calcext:value-type="float">
            <text:p>826</text:p>
          </table:table-cell>
          <table:table-cell table:style-name="ce7" table:formula="of:=[.G8]*[.I8]" office:value-type="float" office:value="27258" calcext:value-type="float">
            <text:p>27258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564" calcext:value-type="float">
            <text:p>1564</text:p>
          </table:table-cell>
          <table:table-cell table:style-name="ce9" table:formula="of:=[.M8]*[.O8]" office:value-type="float" office:value="43792" calcext:value-type="float">
            <text:p>43792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884" calcext:value-type="float">
            <text:p>884</text:p>
          </table:table-cell>
          <table:table-cell table:style-name="ce11" table:formula="of:=[.S8]*[.U8]" office:value-type="float" office:value="38012" calcext:value-type="float">
            <text:p>38012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equency:</text:p>
          </table:table-cell>
          <table:table-cell office:value-type="float" office:value="2544" calcext:value-type="float">
            <text:p>2544</text:p>
          </table:table-cell>
          <table:table-cell table:style-name="ce11" table:formula="of:=[.Y8]*[.AA8]" office:value-type="float" office:value="38160" calcext:value-type="float">
            <text:p>3816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requency:</text:p>
          </table:table-cell>
          <table:table-cell office:value-type="float" office:value="1526" calcext:value-type="float">
            <text:p>1526</text:p>
          </table:table-cell>
          <table:table-cell table:formula="of:=[.AE8]*[.AG8]" office:value-type="float" office:value="44254" calcext:value-type="float">
            <text:p>4425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equency:</text:p>
          </table:table-cell>
          <table:table-cell office:value-type="float" office:value="1551" calcext:value-type="float">
            <text:p>1551</text:p>
          </table:table-cell>
          <table:table-cell table:formula="of:=[.AK8]*[.AM8]" office:value-type="float" office:value="27918" calcext:value-type="float">
            <text:p>2791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equency:</text:p>
          </table:table-cell>
          <table:table-cell office:value-type="float" office:value="2404" calcext:value-type="float">
            <text:p>2404</text:p>
          </table:table-cell>
          <table:table-cell table:formula="of:=[.AR8]*[.AT8]" office:value-type="float" office:value="12020" calcext:value-type="float">
            <text:p>1202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equency:</text:p>
          </table:table-cell>
          <table:table-cell office:value-type="float" office:value="2488" calcext:value-type="float">
            <text:p>2488</text:p>
          </table:table-cell>
          <table:table-cell table:formula="of:=[.AY8]*[.BA8]" office:value-type="float" office:value="37320" calcext:value-type="float">
            <text:p>37320</text:p>
          </table:table-cell>
          <table:table-cell table:number-columns-repeated="970"/>
        </table:table-row>
        <table:table-row table:style-name="ro1">
          <table:table-cell table:style-name="ce2" office:value-type="string" calcext:value-type="string">
            <text:p>FrameslotNumbe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requency:</text:p>
          </table:table-cell>
          <table:table-cell table:style-name="ce2" office:value-type="float" office:value="6126" calcext:value-type="float">
            <text:p>6126</text:p>
          </table:table-cell>
          <table:table-cell table:style-name="ce2" table:formula="of:=[.D9]*[.B9]" office:value-type="float" office:value="24504" calcext:value-type="float">
            <text:p>24504</text:p>
          </table:table-cell>
          <table:table-cell table:style-name="ce5" office:value-type="string" calcext:value-type="string">
            <text:p>FrameslotNumber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3200" calcext:value-type="float">
            <text:p>3200</text:p>
          </table:table-cell>
          <table:table-cell table:style-name="ce7" table:formula="of:=[.G9]*[.I9]" office:value-type="float" office:value="19200" calcext:value-type="float">
            <text:p>19200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2758" calcext:value-type="float">
            <text:p>2758</text:p>
          </table:table-cell>
          <table:table-cell table:style-name="ce9" table:formula="of:=[.M9]*[.O9]" office:value-type="float" office:value="13790" calcext:value-type="float">
            <text:p>13790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550" calcext:value-type="float">
            <text:p>1550</text:p>
          </table:table-cell>
          <table:table-cell table:style-name="ce11" table:formula="of:=[.S9]*[.U9]" office:value-type="float" office:value="48050" calcext:value-type="float">
            <text:p>4805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quency:</text:p>
          </table:table-cell>
          <table:table-cell office:value-type="float" office:value="2603" calcext:value-type="float">
            <text:p>2603</text:p>
          </table:table-cell>
          <table:table-cell table:style-name="ce11" table:formula="of:=[.Y9]*[.AA9]" office:value-type="float" office:value="20824" calcext:value-type="float">
            <text:p>2082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requency:</text:p>
          </table:table-cell>
          <table:table-cell office:value-type="float" office:value="1569" calcext:value-type="float">
            <text:p>1569</text:p>
          </table:table-cell>
          <table:table-cell table:formula="of:=[.AE9]*[.AG9]" office:value-type="float" office:value="40794" calcext:value-type="float">
            <text:p>4079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requency:</text:p>
          </table:table-cell>
          <table:table-cell office:value-type="float" office:value="1479" calcext:value-type="float">
            <text:p>1479</text:p>
          </table:table-cell>
          <table:table-cell table:formula="of:=[.AK9]*[.AM9]" office:value-type="float" office:value="31059" calcext:value-type="float">
            <text:p>31059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equency:</text:p>
          </table:table-cell>
          <table:table-cell office:value-type="float" office:value="2484" calcext:value-type="float">
            <text:p>2484</text:p>
          </table:table-cell>
          <table:table-cell table:formula="of:=[.AR9]*[.AT9]" office:value-type="float" office:value="9936" calcext:value-type="float">
            <text:p>9936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frequency:</text:p>
          </table:table-cell>
          <table:table-cell office:value-type="float" office:value="50" calcext:value-type="float">
            <text:p>50</text:p>
          </table:table-cell>
          <table:table-cell table:formula="of:=[.AY9]*[.BA9]" office:value-type="float" office:value="6600" calcext:value-type="float">
            <text:p>6600</text:p>
          </table:table-cell>
          <table:table-cell table:number-columns-repeated="970"/>
        </table:table-row>
        <table:table-row table:style-name="ro1">
          <table:table-cell table:style-name="ce2" office:value-type="string" calcext:value-type="string">
            <text:p>FrameslotNumber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frequency:</text:p>
          </table:table-cell>
          <table:table-cell table:style-name="ce2" office:value-type="float" office:value="6228" calcext:value-type="float">
            <text:p>6228</text:p>
          </table:table-cell>
          <table:table-cell table:style-name="ce2" table:formula="of:=[.D10]*[.B10]" office:value-type="float" office:value="80964" calcext:value-type="float">
            <text:p>80964</text:p>
          </table:table-cell>
          <table:table-cell table:style-name="ce5" office:value-type="string" calcext:value-type="string">
            <text:p>FrameslotNumber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598" calcext:value-type="float">
            <text:p>1598</text:p>
          </table:table-cell>
          <table:table-cell table:style-name="ce7" table:formula="of:=[.G10]*[.I10]" office:value-type="float" office:value="31960" calcext:value-type="float">
            <text:p>31960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2735" calcext:value-type="float">
            <text:p>2735</text:p>
          </table:table-cell>
          <table:table-cell table:style-name="ce9" table:formula="of:=[.M10]*[.O10]" office:value-type="float" office:value="27350" calcext:value-type="float">
            <text:p>27350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2518" calcext:value-type="float">
            <text:p>2518</text:p>
          </table:table-cell>
          <table:table-cell table:style-name="ce11" table:formula="of:=[.S10]*[.U10]" office:value-type="float" office:value="37770" calcext:value-type="float">
            <text:p>3777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requency:</text:p>
          </table:table-cell>
          <table:table-cell office:value-type="float" office:value="530" calcext:value-type="float">
            <text:p>530</text:p>
          </table:table-cell>
          <table:table-cell table:style-name="ce11" table:formula="of:=[.Y10]*[.AA10]" office:value-type="float" office:value="31270" calcext:value-type="float">
            <text:p>3127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frequency:</text:p>
          </table:table-cell>
          <table:table-cell office:value-type="float" office:value="130" calcext:value-type="float">
            <text:p>130</text:p>
          </table:table-cell>
          <table:table-cell table:formula="of:=[.AE10]*[.AG10]" office:value-type="float" office:value="12610" calcext:value-type="float">
            <text:p>1261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frequency:</text:p>
          </table:table-cell>
          <table:table-cell office:value-type="float" office:value="134" calcext:value-type="float">
            <text:p>134</text:p>
          </table:table-cell>
          <table:table-cell table:formula="of:=[.AK10]*[.AM10]" office:value-type="float" office:value="13534" calcext:value-type="float">
            <text:p>1353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frequency:</text:p>
          </table:table-cell>
          <table:table-cell office:value-type="float" office:value="145" calcext:value-type="float">
            <text:p>145</text:p>
          </table:table-cell>
          <table:table-cell table:formula="of:=[.AR10]*[.AT10]" office:value-type="float" office:value="15515" calcext:value-type="float">
            <text:p>15515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equency:</text:p>
          </table:table-cell>
          <table:table-cell office:value-type="float" office:value="2437" calcext:value-type="float">
            <text:p>2437</text:p>
          </table:table-cell>
          <table:table-cell table:formula="of:=[.AY10]*[.BA10]" office:value-type="float" office:value="12185" calcext:value-type="float">
            <text:p>12185</text:p>
          </table:table-cell>
          <table:table-cell table:number-columns-repeated="970"/>
        </table:table-row>
        <table:table-row table:style-name="ro1">
          <table:table-cell table:style-name="ce2" office:value-type="string" calcext:value-type="string">
            <text:p>FrameslotNumber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frequency:</text:p>
          </table:table-cell>
          <table:table-cell table:style-name="ce2" office:value-type="float" office:value="6306" calcext:value-type="float">
            <text:p>6306</text:p>
          </table:table-cell>
          <table:table-cell table:style-name="ce2" table:formula="of:=[.D11]*[.B11]" office:value-type="float" office:value="100896" calcext:value-type="float">
            <text:p>100896</text:p>
          </table:table-cell>
          <table:table-cell table:style-name="ce5" office:value-type="string" calcext:value-type="string">
            <text:p>FrameslotNumber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3112" calcext:value-type="float">
            <text:p>3112</text:p>
          </table:table-cell>
          <table:table-cell table:style-name="ce7" table:formula="of:=[.G11]*[.I11]" office:value-type="float" office:value="40456" calcext:value-type="float">
            <text:p>40456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2783" calcext:value-type="float">
            <text:p>2783</text:p>
          </table:table-cell>
          <table:table-cell table:style-name="ce9" table:formula="of:=[.M11]*[.O11]" office:value-type="float" office:value="5566" calcext:value-type="float">
            <text:p>5566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2643" calcext:value-type="float">
            <text:p>2643</text:p>
          </table:table-cell>
          <table:table-cell table:style-name="ce11" table:formula="of:=[.S11]*[.U11]" office:value-type="float" office:value="34359" calcext:value-type="float">
            <text:p>34359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equency:</text:p>
          </table:table-cell>
          <table:table-cell office:value-type="float" office:value="2565" calcext:value-type="float">
            <text:p>2565</text:p>
          </table:table-cell>
          <table:table-cell table:style-name="ce11" table:formula="of:=[.Y11]*[.AA11]" office:value-type="float" office:value="41040" calcext:value-type="float">
            <text:p>4104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equency:</text:p>
          </table:table-cell>
          <table:table-cell office:value-type="float" office:value="2510" calcext:value-type="float">
            <text:p>2510</text:p>
          </table:table-cell>
          <table:table-cell table:formula="of:=[.AE11]*[.AG11]" office:value-type="float" office:value="17570" calcext:value-type="float">
            <text:p>1757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requency:</text:p>
          </table:table-cell>
          <table:table-cell office:value-type="float" office:value="590" calcext:value-type="float">
            <text:p>590</text:p>
          </table:table-cell>
          <table:table-cell table:formula="of:=[.AK11]*[.AM11]" office:value-type="float" office:value="33040" calcext:value-type="float">
            <text:p>3304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equency:</text:p>
          </table:table-cell>
          <table:table-cell office:value-type="float" office:value="2468" calcext:value-type="float">
            <text:p>2468</text:p>
          </table:table-cell>
          <table:table-cell table:formula="of:=[.AR11]*[.AT11]" office:value-type="float" office:value="39488" calcext:value-type="float">
            <text:p>3948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requency:</text:p>
          </table:table-cell>
          <table:table-cell office:value-type="float" office:value="900" calcext:value-type="float">
            <text:p>900</text:p>
          </table:table-cell>
          <table:table-cell table:formula="of:=[.AY11]*[.BA11]" office:value-type="float" office:value="35100" calcext:value-type="float">
            <text:p>35100</text:p>
          </table:table-cell>
          <table:table-cell table:number-columns-repeated="970"/>
        </table:table-row>
        <table:table-row table:style-name="ro1">
          <table:table-cell table:style-name="ce2" office:value-type="string" calcext:value-type="string">
            <text:p>FrameslotNumber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frequency:</text:p>
          </table:table-cell>
          <table:table-cell table:style-name="ce2" office:value-type="float" office:value="6244" calcext:value-type="float">
            <text:p>6244</text:p>
          </table:table-cell>
          <table:table-cell table:style-name="ce2" table:formula="of:=[.D12]*[.B12]" office:value-type="float" office:value="49952" calcext:value-type="float">
            <text:p>49952</text:p>
          </table:table-cell>
          <table:table-cell table:style-name="ce5" office:value-type="string" calcext:value-type="string">
            <text:p>FrameslotNumber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549" calcext:value-type="float">
            <text:p>1549</text:p>
          </table:table-cell>
          <table:table-cell table:style-name="ce7" table:formula="of:=[.G12]*[.I12]" office:value-type="float" office:value="27882" calcext:value-type="float">
            <text:p>27882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274" calcext:value-type="float">
            <text:p>274</text:p>
          </table:table-cell>
          <table:table-cell table:style-name="ce9" table:formula="of:=[.M12]*[.O12]" office:value-type="float" office:value="18084" calcext:value-type="float">
            <text:p>18084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2584" calcext:value-type="float">
            <text:p>2584</text:p>
          </table:table-cell>
          <table:table-cell table:style-name="ce11" table:formula="of:=[.S12]*[.U12]" office:value-type="float" office:value="20672" calcext:value-type="float">
            <text:p>20672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equency:</text:p>
          </table:table-cell>
          <table:table-cell office:value-type="float" office:value="2666" calcext:value-type="float">
            <text:p>2666</text:p>
          </table:table-cell>
          <table:table-cell table:style-name="ce11" table:formula="of:=[.Y12]*[.AA12]" office:value-type="float" office:value="13330" calcext:value-type="float">
            <text:p>1333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requency:</text:p>
          </table:table-cell>
          <table:table-cell office:value-type="float" office:value="874" calcext:value-type="float">
            <text:p>874</text:p>
          </table:table-cell>
          <table:table-cell table:formula="of:=[.AE12]*[.AG12]" office:value-type="float" office:value="35834" calcext:value-type="float">
            <text:p>3583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equency:</text:p>
          </table:table-cell>
          <table:table-cell office:value-type="float" office:value="2587" calcext:value-type="float">
            <text:p>2587</text:p>
          </table:table-cell>
          <table:table-cell table:formula="of:=[.AK12]*[.AM12]" office:value-type="float" office:value="33631" calcext:value-type="float">
            <text:p>33631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requency:</text:p>
          </table:table-cell>
          <table:table-cell office:value-type="float" office:value="535" calcext:value-type="float">
            <text:p>535</text:p>
          </table:table-cell>
          <table:table-cell table:formula="of:=[.AR12]*[.AT12]" office:value-type="float" office:value="30495" calcext:value-type="float">
            <text:p>30495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equency:</text:p>
          </table:table-cell>
          <table:table-cell office:value-type="float" office:value="1458" calcext:value-type="float">
            <text:p>1458</text:p>
          </table:table-cell>
          <table:table-cell table:formula="of:=[.AY12]*[.BA12]" office:value-type="float" office:value="34992" calcext:value-type="float">
            <text:p>34992</text:p>
          </table:table-cell>
          <table:table-cell table:number-columns-repeated="970"/>
        </table:table-row>
        <table:table-row table:style-name="ro1">
          <table:table-cell table:style-name="ce2" office:value-type="string" calcext:value-type="string">
            <text:p>FrameslotNumb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requency:</text:p>
          </table:table-cell>
          <table:table-cell table:style-name="ce2" office:value-type="float" office:value="6219" calcext:value-type="float">
            <text:p>6219</text:p>
          </table:table-cell>
          <table:table-cell table:style-name="ce2" table:formula="of:=[.D13]*[.B13]" office:value-type="float" office:value="18657" calcext:value-type="float">
            <text:p>18657</text:p>
          </table:table-cell>
          <table:table-cell table:style-name="ce5" office:value-type="string" calcext:value-type="string">
            <text:p>FrameslotNumber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3093" calcext:value-type="float">
            <text:p>3093</text:p>
          </table:table-cell>
          <table:table-cell table:style-name="ce7" table:formula="of:=[.G13]*[.I13]" office:value-type="float" office:value="49488" calcext:value-type="float">
            <text:p>49488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2798" calcext:value-type="float">
            <text:p>2798</text:p>
          </table:table-cell>
          <table:table-cell table:style-name="ce9" table:formula="of:=[.M13]*[.O13]" office:value-type="float" office:value="11192" calcext:value-type="float">
            <text:p>11192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2642" calcext:value-type="float">
            <text:p>2642</text:p>
          </table:table-cell>
          <table:table-cell table:style-name="ce11" table:formula="of:=[.S13]*[.U13]" office:value-type="float" office:value="15852" calcext:value-type="float">
            <text:p>15852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equency:</text:p>
          </table:table-cell>
          <table:table-cell office:value-type="float" office:value="2631" calcext:value-type="float">
            <text:p>2631</text:p>
          </table:table-cell>
          <table:table-cell table:style-name="ce11" table:formula="of:=[.Y13]*[.AA13]" office:value-type="float" office:value="15786" calcext:value-type="float">
            <text:p>1578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quency:</text:p>
          </table:table-cell>
          <table:table-cell office:value-type="float" office:value="2534" calcext:value-type="float">
            <text:p>2534</text:p>
          </table:table-cell>
          <table:table-cell table:formula="of:=[.AE13]*[.AG13]" office:value-type="float" office:value="22806" calcext:value-type="float">
            <text:p>2280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requency:</text:p>
          </table:table-cell>
          <table:table-cell office:value-type="float" office:value="859" calcext:value-type="float">
            <text:p>859</text:p>
          </table:table-cell>
          <table:table-cell table:formula="of:=[.AK13]*[.AM13]" office:value-type="float" office:value="39514" calcext:value-type="float">
            <text:p>3951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requency:</text:p>
          </table:table-cell>
          <table:table-cell office:value-type="float" office:value="1429" calcext:value-type="float">
            <text:p>1429</text:p>
          </table:table-cell>
          <table:table-cell table:formula="of:=[.AR13]*[.AT13]" office:value-type="float" office:value="35725" calcext:value-type="float">
            <text:p>35725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requency:</text:p>
          </table:table-cell>
          <table:table-cell office:value-type="float" office:value="556" calcext:value-type="float">
            <text:p>556</text:p>
          </table:table-cell>
          <table:table-cell table:formula="of:=[.AY13]*[.BA13]" office:value-type="float" office:value="29468" calcext:value-type="float">
            <text:p>29468</text:p>
          </table:table-cell>
          <table:table-cell table:number-columns-repeated="970"/>
        </table:table-row>
        <table:table-row table:style-name="ro1">
          <table:table-cell table:style-name="ce2" office:value-type="string" calcext:value-type="string">
            <text:p>FrameslotNumber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frequency:</text:p>
          </table:table-cell>
          <table:table-cell table:style-name="ce2" office:value-type="float" office:value="6324" calcext:value-type="float">
            <text:p>6324</text:p>
          </table:table-cell>
          <table:table-cell table:style-name="ce2" table:formula="of:=[.D14]*[.B14]" office:value-type="float" office:value="94860" calcext:value-type="float">
            <text:p>94860</text:p>
          </table:table-cell>
          <table:table-cell table:style-name="ce5" office:value-type="string" calcext:value-type="string">
            <text:p>FrameslotNumber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567" calcext:value-type="float">
            <text:p>1567</text:p>
          </table:table-cell>
          <table:table-cell table:style-name="ce7" table:formula="of:=[.G14]*[.I14]" office:value-type="float" office:value="50144" calcext:value-type="float">
            <text:p>50144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484" calcext:value-type="float">
            <text:p>484</text:p>
          </table:table-cell>
          <table:table-cell table:style-name="ce9" table:formula="of:=[.M14]*[.O14]" office:value-type="float" office:value="27588" calcext:value-type="float">
            <text:p>27588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2640" calcext:value-type="float">
            <text:p>2640</text:p>
          </table:table-cell>
          <table:table-cell table:style-name="ce11" table:formula="of:=[.S14]*[.U14]" office:value-type="float" office:value="7920" calcext:value-type="float">
            <text:p>792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equency:</text:p>
          </table:table-cell>
          <table:table-cell office:value-type="float" office:value="2644" calcext:value-type="float">
            <text:p>2644</text:p>
          </table:table-cell>
          <table:table-cell table:style-name="ce11" table:formula="of:=[.Y14]*[.AA14]" office:value-type="float" office:value="37016" calcext:value-type="float">
            <text:p>3701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requency:</text:p>
          </table:table-cell>
          <table:table-cell office:value-type="float" office:value="1522" calcext:value-type="float">
            <text:p>1522</text:p>
          </table:table-cell>
          <table:table-cell table:formula="of:=[.AE14]*[.AG14]" office:value-type="float" office:value="31962" calcext:value-type="float">
            <text:p>31962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quency:</text:p>
          </table:table-cell>
          <table:table-cell office:value-type="float" office:value="2487" calcext:value-type="float">
            <text:p>2487</text:p>
          </table:table-cell>
          <table:table-cell table:formula="of:=[.AK14]*[.AM14]" office:value-type="float" office:value="7461" calcext:value-type="float">
            <text:p>7461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equency:</text:p>
          </table:table-cell>
          <table:table-cell office:value-type="float" office:value="2407" calcext:value-type="float">
            <text:p>2407</text:p>
          </table:table-cell>
          <table:table-cell table:formula="of:=[.AR14]*[.AT14]" office:value-type="float" office:value="28884" calcext:value-type="float">
            <text:p>2888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:</text:p>
          </table:table-cell>
          <table:table-cell office:value-type="float" office:value="2382" calcext:value-type="float">
            <text:p>2382</text:p>
          </table:table-cell>
          <table:table-cell table:formula="of:=[.AY14]*[.BA14]" office:value-type="float" office:value="4764" calcext:value-type="float">
            <text:p>4764</text:p>
          </table:table-cell>
          <table:table-cell table:number-columns-repeated="970"/>
        </table:table-row>
        <table:table-row table:style-name="ro1">
          <table:table-cell table:style-name="ce2" office:value-type="string" calcext:value-type="string">
            <text:p>FrameslotNumb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requency:</text:p>
          </table:table-cell>
          <table:table-cell table:style-name="ce2" office:value-type="float" office:value="6354" calcext:value-type="float">
            <text:p>6354</text:p>
          </table:table-cell>
          <table:table-cell table:style-name="ce2" table:formula="of:=[.D15]*[.B15]" office:value-type="float" office:value="6354" calcext:value-type="float">
            <text:p>6354</text:p>
          </table:table-cell>
          <table:table-cell table:style-name="ce5" office:value-type="string" calcext:value-type="string">
            <text:p>FrameslotNumber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584" calcext:value-type="float">
            <text:p>1584</text:p>
          </table:table-cell>
          <table:table-cell table:style-name="ce7" table:formula="of:=[.G15]*[.I15]" office:value-type="float" office:value="49104" calcext:value-type="float">
            <text:p>49104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2761" calcext:value-type="float">
            <text:p>2761</text:p>
          </table:table-cell>
          <table:table-cell table:style-name="ce9" table:formula="of:=[.M15]*[.O15]" office:value-type="float" office:value="24849" calcext:value-type="float">
            <text:p>24849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574" calcext:value-type="float">
            <text:p>1574</text:p>
          </table:table-cell>
          <table:table-cell table:style-name="ce11" table:formula="of:=[.S15]*[.U15]" office:value-type="float" office:value="45646" calcext:value-type="float">
            <text:p>45646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frequency:</text:p>
          </table:table-cell>
          <table:table-cell office:value-type="float" office:value="319" calcext:value-type="float">
            <text:p>319</text:p>
          </table:table-cell>
          <table:table-cell table:style-name="ce11" table:formula="of:=[.Y15]*[.AA15]" office:value-type="float" office:value="22649" calcext:value-type="float">
            <text:p>22649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requency:</text:p>
          </table:table-cell>
          <table:table-cell office:value-type="float" office:value="1521" calcext:value-type="float">
            <text:p>1521</text:p>
          </table:table-cell>
          <table:table-cell table:formula="of:=[.AE15]*[.AG15]" office:value-type="float" office:value="30420" calcext:value-type="float">
            <text:p>3042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requency:</text:p>
          </table:table-cell>
          <table:table-cell office:value-type="float" office:value="517" calcext:value-type="float">
            <text:p>517</text:p>
          </table:table-cell>
          <table:table-cell table:formula="of:=[.AK15]*[.AM15]" office:value-type="float" office:value="27918" calcext:value-type="float">
            <text:p>2791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requency:</text:p>
          </table:table-cell>
          <table:table-cell office:value-type="float" office:value="903" calcext:value-type="float">
            <text:p>903</text:p>
          </table:table-cell>
          <table:table-cell table:formula="of:=[.AR15]*[.AT15]" office:value-type="float" office:value="35217" calcext:value-type="float">
            <text:p>35217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equency:</text:p>
          </table:table-cell>
          <table:table-cell office:value-type="float" office:value="1494" calcext:value-type="float">
            <text:p>1494</text:p>
          </table:table-cell>
          <table:table-cell table:formula="of:=[.AY15]*[.BA15]" office:value-type="float" office:value="26892" calcext:value-type="float">
            <text:p>26892</text:p>
          </table:table-cell>
          <table:table-cell table:number-columns-repeated="970"/>
        </table:table-row>
        <table:table-row table:style-name="ro1">
          <table:table-cell table:style-name="ce2" office:value-type="string" calcext:value-type="string">
            <text:p>FrameslotNumber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frequency:</text:p>
          </table:table-cell>
          <table:table-cell table:style-name="ce2" office:value-type="float" office:value="6260" calcext:value-type="float">
            <text:p>6260</text:p>
          </table:table-cell>
          <table:table-cell table:style-name="ce2" table:formula="of:=[.D16]*[.B16]" office:value-type="float" office:value="75120" calcext:value-type="float">
            <text:p>75120</text:p>
          </table:table-cell>
          <table:table-cell table:style-name="ce5" office:value-type="string" calcext:value-type="string">
            <text:p>FrameslotNumber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88" calcext:value-type="float">
            <text:p>88</text:p>
          </table:table-cell>
          <table:table-cell table:style-name="ce7" table:formula="of:=[.G16]*[.I16]" office:value-type="float" office:value="8448" calcext:value-type="float">
            <text:p>8448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06" calcext:value-type="float">
            <text:p>106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92" calcext:value-type="float">
            <text:p>92</text:p>
          </table:table-cell>
          <table:table-cell table:style-name="ce9" table:formula="of:=[.M16]*[.O16]" office:value-type="float" office:value="9752" calcext:value-type="float">
            <text:p>9752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523" calcext:value-type="float">
            <text:p>523</text:p>
          </table:table-cell>
          <table:table-cell table:style-name="ce11" table:formula="of:=[.S16]*[.U16]" office:value-type="float" office:value="32949" calcext:value-type="float">
            <text:p>32949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requency:</text:p>
          </table:table-cell>
          <table:table-cell office:value-type="float" office:value="310" calcext:value-type="float">
            <text:p>310</text:p>
          </table:table-cell>
          <table:table-cell table:style-name="ce11" table:formula="of:=[.Y16]*[.AA16]" office:value-type="float" office:value="21080" calcext:value-type="float">
            <text:p>2108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equency:</text:p>
          </table:table-cell>
          <table:table-cell office:value-type="float" office:value="2543" calcext:value-type="float">
            <text:p>2543</text:p>
          </table:table-cell>
          <table:table-cell table:formula="of:=[.AE16]*[.AG16]" office:value-type="float" office:value="15258" calcext:value-type="float">
            <text:p>15258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requency:</text:p>
          </table:table-cell>
          <table:table-cell office:value-type="float" office:value="324" calcext:value-type="float">
            <text:p>324</text:p>
          </table:table-cell>
          <table:table-cell table:formula="of:=[.AK16]*[.AM16]" office:value-type="float" office:value="25920" calcext:value-type="float">
            <text:p>2592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requency:</text:p>
          </table:table-cell>
          <table:table-cell office:value-type="float" office:value="577" calcext:value-type="float">
            <text:p>577</text:p>
          </table:table-cell>
          <table:table-cell table:formula="of:=[.AR16]*[.AT16]" office:value-type="float" office:value="36351" calcext:value-type="float">
            <text:p>36351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requency:</text:p>
          </table:table-cell>
          <table:table-cell office:value-type="float" office:value="1476" calcext:value-type="float">
            <text:p>1476</text:p>
          </table:table-cell>
          <table:table-cell table:formula="of:=[.AY16]*[.BA16]" office:value-type="float" office:value="47232" calcext:value-type="float">
            <text:p>47232</text:p>
          </table:table-cell>
          <table:table-cell table:number-columns-repeated="970"/>
        </table:table-row>
        <table:table-row table:style-name="ro1">
          <table:table-cell table:style-name="ce2" office:value-type="string" calcext:value-type="string">
            <text:p>FrameslotNumber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requency:</text:p>
          </table:table-cell>
          <table:table-cell table:style-name="ce2" office:value-type="float" office:value="6244" calcext:value-type="float">
            <text:p>6244</text:p>
          </table:table-cell>
          <table:table-cell table:style-name="ce2" table:formula="of:=[.D17]*[.B17]" office:value-type="float" office:value="31220" calcext:value-type="float">
            <text:p>31220</text:p>
          </table:table-cell>
          <table:table-cell table:style-name="ce5" office:value-type="string" calcext:value-type="string">
            <text:p>FrameslotNumber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3097" calcext:value-type="float">
            <text:p>3097</text:p>
          </table:table-cell>
          <table:table-cell table:style-name="ce7" table:formula="of:=[.G17]*[.I17]" office:value-type="float" office:value="30970" calcext:value-type="float">
            <text:p>30970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513" calcext:value-type="float">
            <text:p>1513</text:p>
          </table:table-cell>
          <table:table-cell table:style-name="ce9" table:formula="of:=[.M17]*[.O17]" office:value-type="float" office:value="48416" calcext:value-type="float">
            <text:p>48416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2691" calcext:value-type="float">
            <text:p>2691</text:p>
          </table:table-cell>
          <table:table-cell table:style-name="ce11" table:formula="of:=[.S17]*[.U17]" office:value-type="float" office:value="29601" calcext:value-type="float">
            <text:p>29601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equency:</text:p>
          </table:table-cell>
          <table:table-cell office:value-type="float" office:value="835" calcext:value-type="float">
            <text:p>835</text:p>
          </table:table-cell>
          <table:table-cell table:style-name="ce11" table:formula="of:=[.Y17]*[.AA17]" office:value-type="float" office:value="31730" calcext:value-type="float">
            <text:p>3173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equency:</text:p>
          </table:table-cell>
          <table:table-cell office:value-type="float" office:value="1522" calcext:value-type="float">
            <text:p>1522</text:p>
          </table:table-cell>
          <table:table-cell table:formula="of:=[.AE17]*[.AG17]" office:value-type="float" office:value="27396" calcext:value-type="float">
            <text:p>2739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requency:</text:p>
          </table:table-cell>
          <table:table-cell office:value-type="float" office:value="324" calcext:value-type="float">
            <text:p>324</text:p>
          </table:table-cell>
          <table:table-cell table:formula="of:=[.AK17]*[.AM17]" office:value-type="float" office:value="24624" calcext:value-type="float">
            <text:p>2462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requency:</text:p>
          </table:table-cell>
          <table:table-cell office:value-type="float" office:value="1512" calcext:value-type="float">
            <text:p>1512</text:p>
          </table:table-cell>
          <table:table-cell table:formula="of:=[.AR17]*[.AT17]" office:value-type="float" office:value="45360" calcext:value-type="float">
            <text:p>4536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requency:</text:p>
          </table:table-cell>
          <table:table-cell office:value-type="float" office:value="925" calcext:value-type="float">
            <text:p>925</text:p>
          </table:table-cell>
          <table:table-cell table:formula="of:=[.AY17]*[.BA17]" office:value-type="float" office:value="33300" calcext:value-type="float">
            <text:p>33300</text:p>
          </table:table-cell>
          <table:table-cell table:number-columns-repeated="970"/>
        </table:table-row>
        <table:table-row table:style-name="ro1">
          <table:table-cell table:style-name="ce2" office:value-type="string" calcext:value-type="string">
            <text:p>Mean</text:p>
          </table:table-cell>
          <table:table-cell table:style-name="ce2" table:formula="of:=SUM([.B2:.B17])/17" office:value-type="float" office:value="8" calcext:value-type="float">
            <text:p>8</text:p>
          </table:table-cell>
          <table:table-cell table:style-name="ce2" office:value-type="string" calcext:value-type="string">
            <text:p>Weighted mean</text:p>
          </table:table-cell>
          <table:table-cell table:style-name="ce2"/>
          <table:table-cell table:style-name="ce2" table:formula="of:=SUM([.E2:.E17])/100000" office:value-type="float" office:value="8.50653" calcext:value-type="float">
            <text:p>8,50653</text:p>
          </table:table-cell>
          <table:table-cell table:style-name="ce5" office:value-type="string" calcext:value-type="string">
            <text:p>FrameslotNumber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773" calcext:value-type="float">
            <text:p>773</text:p>
          </table:table-cell>
          <table:table-cell table:style-name="ce7" table:formula="of:=[.G18]*[.I18]" office:value-type="float" office:value="32466" calcext:value-type="float">
            <text:p>32466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2814" calcext:value-type="float">
            <text:p>2814</text:p>
          </table:table-cell>
          <table:table-cell table:style-name="ce9" table:formula="of:=[.M18]*[.O18]" office:value-type="float" office:value="39396" calcext:value-type="float">
            <text:p>39396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2558" calcext:value-type="float">
            <text:p>2558</text:p>
          </table:table-cell>
          <table:table-cell table:style-name="ce11" table:formula="of:=[.S18]*[.U18]" office:value-type="float" office:value="5116" calcext:value-type="float">
            <text:p>5116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requency:</text:p>
          </table:table-cell>
          <table:table-cell office:value-type="float" office:value="504" calcext:value-type="float">
            <text:p>504</text:p>
          </table:table-cell>
          <table:table-cell table:style-name="ce11" table:formula="of:=[.Y18]*[.AA18]" office:value-type="float" office:value="26208" calcext:value-type="float">
            <text:p>26208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equency:</text:p>
          </table:table-cell>
          <table:table-cell office:value-type="float" office:value="891" calcext:value-type="float">
            <text:p>891</text:p>
          </table:table-cell>
          <table:table-cell table:formula="of:=[.AE18]*[.AG18]" office:value-type="float" office:value="29403" calcext:value-type="float">
            <text:p>29403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:</text:p>
          </table:table-cell>
          <table:table-cell office:value-type="float" office:value="2402" calcext:value-type="float">
            <text:p>2402</text:p>
          </table:table-cell>
          <table:table-cell table:formula="of:=[.AK18]*[.AM18]" office:value-type="float" office:value="4804" calcext:value-type="float">
            <text:p>480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requency:</text:p>
          </table:table-cell>
          <table:table-cell office:value-type="float" office:value="910" calcext:value-type="float">
            <text:p>910</text:p>
          </table:table-cell>
          <table:table-cell table:formula="of:=[.AR18]*[.AT18]" office:value-type="float" office:value="42770" calcext:value-type="float">
            <text:p>4277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requency:</text:p>
          </table:table-cell>
          <table:table-cell office:value-type="float" office:value="1504" calcext:value-type="float">
            <text:p>1504</text:p>
          </table:table-cell>
          <table:table-cell table:formula="of:=[.AY18]*[.BA18]" office:value-type="float" office:value="31584" calcext:value-type="float">
            <text:p>31584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3051" calcext:value-type="float">
            <text:p>3051</text:p>
          </table:table-cell>
          <table:table-cell table:style-name="ce7" table:formula="of:=[.G19]*[.I19]" office:value-type="float" office:value="12204" calcext:value-type="float">
            <text:p>12204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835" calcext:value-type="float">
            <text:p>835</text:p>
          </table:table-cell>
          <table:table-cell table:style-name="ce9" table:formula="of:=[.M19]*[.O19]" office:value-type="float" office:value="27555" calcext:value-type="float">
            <text:p>27555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511" calcext:value-type="float">
            <text:p>1511</text:p>
          </table:table-cell>
          <table:table-cell table:style-name="ce11" table:formula="of:=[.S19]*[.U19]" office:value-type="float" office:value="45330" calcext:value-type="float">
            <text:p>4533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requency:</text:p>
          </table:table-cell>
          <table:table-cell office:value-type="float" office:value="900" calcext:value-type="float">
            <text:p>900</text:p>
          </table:table-cell>
          <table:table-cell table:style-name="ce11" table:formula="of:=[.Y19]*[.AA19]" office:value-type="float" office:value="36900" calcext:value-type="float">
            <text:p>3690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equency:</text:p>
          </table:table-cell>
          <table:table-cell office:value-type="float" office:value="1529" calcext:value-type="float">
            <text:p>1529</text:p>
          </table:table-cell>
          <table:table-cell table:formula="of:=[.AE19]*[.AG19]" office:value-type="float" office:value="29051" calcext:value-type="float">
            <text:p>29051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requency:</text:p>
          </table:table-cell>
          <table:table-cell office:value-type="float" office:value="1519" calcext:value-type="float">
            <text:p>1519</text:p>
          </table:table-cell>
          <table:table-cell table:formula="of:=[.AK19]*[.AM19]" office:value-type="float" office:value="39494" calcext:value-type="float">
            <text:p>3949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quency:</text:p>
          </table:table-cell>
          <table:table-cell office:value-type="float" office:value="2521" calcext:value-type="float">
            <text:p>2521</text:p>
          </table:table-cell>
          <table:table-cell table:formula="of:=[.AR19]*[.AT19]" office:value-type="float" office:value="22689" calcext:value-type="float">
            <text:p>22689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requency:</text:p>
          </table:table-cell>
          <table:table-cell office:value-type="float" office:value="859" calcext:value-type="float">
            <text:p>859</text:p>
          </table:table-cell>
          <table:table-cell table:formula="of:=[.AY19]*[.BA19]" office:value-type="float" office:value="38655" calcext:value-type="float">
            <text:p>38655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550" calcext:value-type="float">
            <text:p>1550</text:p>
          </table:table-cell>
          <table:table-cell table:style-name="ce7" table:formula="of:=[.G20]*[.I20]" office:value-type="float" office:value="26350" calcext:value-type="float">
            <text:p>26350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2825" calcext:value-type="float">
            <text:p>2825</text:p>
          </table:table-cell>
          <table:table-cell table:style-name="ce9" table:formula="of:=[.M20]*[.O20]" office:value-type="float" office:value="8475" calcext:value-type="float">
            <text:p>8475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96" calcext:value-type="float">
            <text:p>96</text:p>
          </table:table-cell>
          <table:table-cell table:style-name="ce11" table:formula="of:=[.S20]*[.U20]" office:value-type="float" office:value="9600" calcext:value-type="float">
            <text:p>960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equency:</text:p>
          </table:table-cell>
          <table:table-cell office:value-type="float" office:value="2550" calcext:value-type="float">
            <text:p>2550</text:p>
          </table:table-cell>
          <table:table-cell table:style-name="ce11" table:formula="of:=[.Y20]*[.AA20]" office:value-type="float" office:value="30600" calcext:value-type="float">
            <text:p>3060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:</text:p>
          </table:table-cell>
          <table:table-cell office:value-type="float" office:value="2510" calcext:value-type="float">
            <text:p>2510</text:p>
          </table:table-cell>
          <table:table-cell table:formula="of:=[.AE20]*[.AG20]" office:value-type="float" office:value="25100" calcext:value-type="float">
            <text:p>2510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quency:</text:p>
          </table:table-cell>
          <table:table-cell office:value-type="float" office:value="2401" calcext:value-type="float">
            <text:p>2401</text:p>
          </table:table-cell>
          <table:table-cell table:formula="of:=[.AK20]*[.AM20]" office:value-type="float" office:value="19208" calcext:value-type="float">
            <text:p>1920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equency:</text:p>
          </table:table-cell>
          <table:table-cell office:value-type="float" office:value="1547" calcext:value-type="float">
            <text:p>1547</text:p>
          </table:table-cell>
          <table:table-cell table:formula="of:=[.AR20]*[.AT20]" office:value-type="float" office:value="34034" calcext:value-type="float">
            <text:p>3403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frequency:</text:p>
          </table:table-cell>
          <table:table-cell office:value-type="float" office:value="331" calcext:value-type="float">
            <text:p>331</text:p>
          </table:table-cell>
          <table:table-cell table:formula="of:=[.AY20]*[.BA20]" office:value-type="float" office:value="23501" calcext:value-type="float">
            <text:p>23501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570" calcext:value-type="float">
            <text:p>1570</text:p>
          </table:table-cell>
          <table:table-cell table:style-name="ce7" table:formula="of:=[.G21]*[.I21]" office:value-type="float" office:value="39250" calcext:value-type="float">
            <text:p>39250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2857" calcext:value-type="float">
            <text:p>2857</text:p>
          </table:table-cell>
          <table:table-cell table:style-name="ce9" table:formula="of:=[.M21]*[.O21]" office:value-type="float" office:value="17142" calcext:value-type="float">
            <text:p>17142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47" calcext:value-type="float">
            <text:p>147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4" calcext:value-type="float">
            <text:p>14</text:p>
          </table:table-cell>
          <table:table-cell table:style-name="ce11" table:formula="of:=[.S21]*[.U21]" office:value-type="float" office:value="2058" calcext:value-type="float">
            <text:p>2058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equency:</text:p>
          </table:table-cell>
          <table:table-cell office:value-type="float" office:value="1448" calcext:value-type="float">
            <text:p>1448</text:p>
          </table:table-cell>
          <table:table-cell table:style-name="ce11" table:formula="of:=[.Y21]*[.AA21]" office:value-type="float" office:value="34752" calcext:value-type="float">
            <text:p>34752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requency:</text:p>
          </table:table-cell>
          <table:table-cell office:value-type="float" office:value="905" calcext:value-type="float">
            <text:p>905</text:p>
          </table:table-cell>
          <table:table-cell table:formula="of:=[.AE21]*[.AG21]" office:value-type="float" office:value="41630" calcext:value-type="float">
            <text:p>4163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equency:</text:p>
          </table:table-cell>
          <table:table-cell office:value-type="float" office:value="1495" calcext:value-type="float">
            <text:p>1495</text:p>
          </table:table-cell>
          <table:table-cell table:formula="of:=[.AK21]*[.AM21]" office:value-type="float" office:value="35880" calcext:value-type="float">
            <text:p>3588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requency:</text:p>
          </table:table-cell>
          <table:table-cell office:value-type="float" office:value="1478" calcext:value-type="float">
            <text:p>1478</text:p>
          </table:table-cell>
          <table:table-cell table:formula="of:=[.AR21]*[.AT21]" office:value-type="float" office:value="29560" calcext:value-type="float">
            <text:p>2956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requency:</text:p>
          </table:table-cell>
          <table:table-cell office:value-type="float" office:value="1445" calcext:value-type="float">
            <text:p>1445</text:p>
          </table:table-cell>
          <table:table-cell table:formula="of:=[.AY21]*[.BA21]" office:value-type="float" office:value="28900" calcext:value-type="float">
            <text:p>28900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3113" calcext:value-type="float">
            <text:p>3113</text:p>
          </table:table-cell>
          <table:table-cell table:style-name="ce7" table:formula="of:=[.G22]*[.I22]" office:value-type="float" office:value="15565" calcext:value-type="float">
            <text:p>15565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2774" calcext:value-type="float">
            <text:p>2774</text:p>
          </table:table-cell>
          <table:table-cell table:style-name="ce9" table:formula="of:=[.M22]*[.O22]" office:value-type="float" office:value="41610" calcext:value-type="float">
            <text:p>41610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460" calcext:value-type="float">
            <text:p>1460</text:p>
          </table:table-cell>
          <table:table-cell table:style-name="ce11" table:formula="of:=[.S22]*[.U22]" office:value-type="float" office:value="29200" calcext:value-type="float">
            <text:p>2920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quency:</text:p>
          </table:table-cell>
          <table:table-cell office:value-type="float" office:value="2532" calcext:value-type="float">
            <text:p>2532</text:p>
          </table:table-cell>
          <table:table-cell table:style-name="ce11" table:formula="of:=[.Y22]*[.AA22]" office:value-type="float" office:value="7596" calcext:value-type="float">
            <text:p>759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requency:</text:p>
          </table:table-cell>
          <table:table-cell office:value-type="float" office:value="311" calcext:value-type="float">
            <text:p>311</text:p>
          </table:table-cell>
          <table:table-cell table:formula="of:=[.AE22]*[.AG22]" office:value-type="float" office:value="23325" calcext:value-type="float">
            <text:p>23325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requency:</text:p>
          </table:table-cell>
          <table:table-cell office:value-type="float" office:value="325" calcext:value-type="float">
            <text:p>325</text:p>
          </table:table-cell>
          <table:table-cell table:formula="of:=[.AK22]*[.AM22]" office:value-type="float" office:value="22100" calcext:value-type="float">
            <text:p>2210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frequency:</text:p>
          </table:table-cell>
          <table:table-cell office:value-type="float" office:value="332" calcext:value-type="float">
            <text:p>332</text:p>
          </table:table-cell>
          <table:table-cell table:formula="of:=[.AR22]*[.AT22]" office:value-type="float" office:value="23572" calcext:value-type="float">
            <text:p>23572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equency:</text:p>
          </table:table-cell>
          <table:table-cell office:value-type="float" office:value="2499" calcext:value-type="float">
            <text:p>2499</text:p>
          </table:table-cell>
          <table:table-cell table:formula="of:=[.AY22]*[.BA22]" office:value-type="float" office:value="39984" calcext:value-type="float">
            <text:p>39984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04" calcext:value-type="float">
            <text:p>104</text:p>
          </table:table-cell>
          <table:table-cell table:style-name="ce7" table:formula="of:=[.G23]*[.I23]" office:value-type="float" office:value="9672" calcext:value-type="float">
            <text:p>9672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559" calcext:value-type="float">
            <text:p>1559</text:p>
          </table:table-cell>
          <table:table-cell table:style-name="ce9" table:formula="of:=[.M23]*[.O23]" office:value-type="float" office:value="31180" calcext:value-type="float">
            <text:p>31180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2590" calcext:value-type="float">
            <text:p>2590</text:p>
          </table:table-cell>
          <table:table-cell table:style-name="ce11" table:formula="of:=[.S23]*[.U23]" office:value-type="float" office:value="10360" calcext:value-type="float">
            <text:p>1036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requency:</text:p>
          </table:table-cell>
          <table:table-cell office:value-type="float" office:value="1464" calcext:value-type="float">
            <text:p>1464</text:p>
          </table:table-cell>
          <table:table-cell table:style-name="ce11" table:formula="of:=[.Y23]*[.AA23]" office:value-type="float" office:value="42456" calcext:value-type="float">
            <text:p>4245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requency:</text:p>
          </table:table-cell>
          <table:table-cell office:value-type="float" office:value="1497" calcext:value-type="float">
            <text:p>1497</text:p>
          </table:table-cell>
          <table:table-cell table:formula="of:=[.AE23]*[.AG23]" office:value-type="float" office:value="46407" calcext:value-type="float">
            <text:p>46407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frequency:</text:p>
          </table:table-cell>
          <table:table-cell office:value-type="float" office:value="197" calcext:value-type="float">
            <text:p>197</text:p>
          </table:table-cell>
          <table:table-cell table:formula="of:=[.AK23]*[.AM23]" office:value-type="float" office:value="16548" calcext:value-type="float">
            <text:p>1654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requency:</text:p>
          </table:table-cell>
          <table:table-cell office:value-type="float" office:value="876" calcext:value-type="float">
            <text:p>876</text:p>
          </table:table-cell>
          <table:table-cell table:formula="of:=[.AR23]*[.AT23]" office:value-type="float" office:value="40296" calcext:value-type="float">
            <text:p>40296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requency:</text:p>
          </table:table-cell>
          <table:table-cell office:value-type="float" office:value="594" calcext:value-type="float">
            <text:p>594</text:p>
          </table:table-cell>
          <table:table-cell table:formula="of:=[.AY23]*[.BA23]" office:value-type="float" office:value="34452" calcext:value-type="float">
            <text:p>34452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97" calcext:value-type="float">
            <text:p>197</text:p>
          </table:table-cell>
          <table:table-cell table:style-name="ce7" table:formula="of:=[.G24]*[.I24]" office:value-type="float" office:value="15760" calcext:value-type="float">
            <text:p>15760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472" calcext:value-type="float">
            <text:p>472</text:p>
          </table:table-cell>
          <table:table-cell table:style-name="ce9" table:formula="of:=[.M24]*[.O24]" office:value-type="float" office:value="27376" calcext:value-type="float">
            <text:p>27376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506" calcext:value-type="float">
            <text:p>1506</text:p>
          </table:table-cell>
          <table:table-cell table:style-name="ce11" table:formula="of:=[.S24]*[.U24]" office:value-type="float" office:value="33132" calcext:value-type="float">
            <text:p>33132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requency:</text:p>
          </table:table-cell>
          <table:table-cell office:value-type="float" office:value="306" calcext:value-type="float">
            <text:p>306</text:p>
          </table:table-cell>
          <table:table-cell table:style-name="ce11" table:formula="of:=[.Y24]*[.AA24]" office:value-type="float" office:value="23562" calcext:value-type="float">
            <text:p>23562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quency:</text:p>
          </table:table-cell>
          <table:table-cell office:value-type="float" office:value="559" calcext:value-type="float">
            <text:p>559</text:p>
          </table:table-cell>
          <table:table-cell table:formula="of:=[.AE24]*[.AG24]" office:value-type="float" office:value="27950" calcext:value-type="float">
            <text:p>2795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equency:</text:p>
          </table:table-cell>
          <table:table-cell office:value-type="float" office:value="2371" calcext:value-type="float">
            <text:p>2371</text:p>
          </table:table-cell>
          <table:table-cell table:formula="of:=[.AK24]*[.AM24]" office:value-type="float" office:value="28452" calcext:value-type="float">
            <text:p>28452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equency:</text:p>
          </table:table-cell>
          <table:table-cell office:value-type="float" office:value="2482" calcext:value-type="float">
            <text:p>2482</text:p>
          </table:table-cell>
          <table:table-cell table:formula="of:=[.AR24]*[.AT24]" office:value-type="float" office:value="27302" calcext:value-type="float">
            <text:p>27302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requency:</text:p>
          </table:table-cell>
          <table:table-cell office:value-type="float" office:value="323" calcext:value-type="float">
            <text:p>323</text:p>
          </table:table-cell>
          <table:table-cell table:formula="of:=[.AY24]*[.BA24]" office:value-type="float" office:value="23579" calcext:value-type="float">
            <text:p>23579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3222" calcext:value-type="float">
            <text:p>3222</text:p>
          </table:table-cell>
          <table:table-cell table:style-name="ce7" table:formula="of:=[.G25]*[.I25]" office:value-type="float" office:value="28998" calcext:value-type="float">
            <text:p>28998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538" calcext:value-type="float">
            <text:p>1538</text:p>
          </table:table-cell>
          <table:table-cell table:style-name="ce9" table:formula="of:=[.M25]*[.O25]" office:value-type="float" office:value="44602" calcext:value-type="float">
            <text:p>44602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2581" calcext:value-type="float">
            <text:p>2581</text:p>
          </table:table-cell>
          <table:table-cell table:style-name="ce11" table:formula="of:=[.S25]*[.U25]" office:value-type="float" office:value="41296" calcext:value-type="float">
            <text:p>41296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equency:</text:p>
          </table:table-cell>
          <table:table-cell office:value-type="float" office:value="1435" calcext:value-type="float">
            <text:p>1435</text:p>
          </table:table-cell>
          <table:table-cell table:style-name="ce11" table:formula="of:=[.Y25]*[.AA25]" office:value-type="float" office:value="31570" calcext:value-type="float">
            <text:p>3157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frequency:</text:p>
          </table:table-cell>
          <table:table-cell office:value-type="float" office:value="33" calcext:value-type="float">
            <text:p>33</text:p>
          </table:table-cell>
          <table:table-cell table:formula="of:=[.AE25]*[.AG25]" office:value-type="float" office:value="4653" calcext:value-type="float">
            <text:p>4653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requency:</text:p>
          </table:table-cell>
          <table:table-cell office:value-type="float" office:value="910" calcext:value-type="float">
            <text:p>910</text:p>
          </table:table-cell>
          <table:table-cell table:formula="of:=[.AK25]*[.AM25]" office:value-type="float" office:value="35490" calcext:value-type="float">
            <text:p>3549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requency:</text:p>
          </table:table-cell>
          <table:table-cell office:value-type="float" office:value="554" calcext:value-type="float">
            <text:p>554</text:p>
          </table:table-cell>
          <table:table-cell table:formula="of:=[.AR25]*[.AT25]" office:value-type="float" office:value="33794" calcext:value-type="float">
            <text:p>3379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requency:</text:p>
          </table:table-cell>
          <table:table-cell office:value-type="float" office:value="914" calcext:value-type="float">
            <text:p>914</text:p>
          </table:table-cell>
          <table:table-cell table:formula="of:=[.AY25]*[.BA25]" office:value-type="float" office:value="31076" calcext:value-type="float">
            <text:p>31076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558" calcext:value-type="float">
            <text:p>1558</text:p>
          </table:table-cell>
          <table:table-cell table:style-name="ce7" table:formula="of:=[.G26]*[.I26]" office:value-type="float" office:value="45182" calcext:value-type="float">
            <text:p>45182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796" calcext:value-type="float">
            <text:p>796</text:p>
          </table:table-cell>
          <table:table-cell table:style-name="ce9" table:formula="of:=[.M26]*[.O26]" office:value-type="float" office:value="32636" calcext:value-type="float">
            <text:p>32636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478" calcext:value-type="float">
            <text:p>478</text:p>
          </table:table-cell>
          <table:table-cell table:style-name="ce11" table:formula="of:=[.S26]*[.U26]" office:value-type="float" office:value="25334" calcext:value-type="float">
            <text:p>25334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requency:</text:p>
          </table:table-cell>
          <table:table-cell office:value-type="float" office:value="1521" calcext:value-type="float">
            <text:p>1521</text:p>
          </table:table-cell>
          <table:table-cell table:style-name="ce11" table:formula="of:=[.Y26]*[.AA26]" office:value-type="float" office:value="38025" calcext:value-type="float">
            <text:p>38025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quency:</text:p>
          </table:table-cell>
          <table:table-cell office:value-type="float" office:value="2499" calcext:value-type="float">
            <text:p>2499</text:p>
          </table:table-cell>
          <table:table-cell table:formula="of:=[.AE26]*[.AG26]" office:value-type="float" office:value="7497" calcext:value-type="float">
            <text:p>7497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equency:</text:p>
          </table:table-cell>
          <table:table-cell office:value-type="float" office:value="2439" calcext:value-type="float">
            <text:p>2439</text:p>
          </table:table-cell>
          <table:table-cell table:formula="of:=[.AK26]*[.AM26]" office:value-type="float" office:value="17073" calcext:value-type="float">
            <text:p>17073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equency:</text:p>
          </table:table-cell>
          <table:table-cell office:value-type="float" office:value="1482" calcext:value-type="float">
            <text:p>1482</text:p>
          </table:table-cell>
          <table:table-cell table:formula="of:=[.AR26]*[.AT26]" office:value-type="float" office:value="26676" calcext:value-type="float">
            <text:p>26676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quency:</text:p>
          </table:table-cell>
          <table:table-cell office:value-type="float" office:value="2387" calcext:value-type="float">
            <text:p>2387</text:p>
          </table:table-cell>
          <table:table-cell table:formula="of:=[.AY26]*[.BA26]" office:value-type="float" office:value="19096" calcext:value-type="float">
            <text:p>19096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87" calcext:value-type="float">
            <text:p>87</text:p>
          </table:table-cell>
          <table:table-cell table:style-name="ce7" table:formula="of:=[.G27]*[.I27]" office:value-type="float" office:value="7308" calcext:value-type="float">
            <text:p>7308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465" calcext:value-type="float">
            <text:p>465</text:p>
          </table:table-cell>
          <table:table-cell table:style-name="ce9" table:formula="of:=[.M27]*[.O27]" office:value-type="float" office:value="23250" calcext:value-type="float">
            <text:p>23250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903" calcext:value-type="float">
            <text:p>903</text:p>
          </table:table-cell>
          <table:table-cell table:style-name="ce11" table:formula="of:=[.S27]*[.U27]" office:value-type="float" office:value="34314" calcext:value-type="float">
            <text:p>34314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frequency:</text:p>
          </table:table-cell>
          <table:table-cell office:value-type="float" office:value="32" calcext:value-type="float">
            <text:p>32</text:p>
          </table:table-cell>
          <table:table-cell table:style-name="ce11" table:formula="of:=[.Y27]*[.AA27]" office:value-type="float" office:value="4448" calcext:value-type="float">
            <text:p>4448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requency:</text:p>
          </table:table-cell>
          <table:table-cell office:value-type="float" office:value="1491" calcext:value-type="float">
            <text:p>1491</text:p>
          </table:table-cell>
          <table:table-cell table:formula="of:=[.AE27]*[.AG27]" office:value-type="float" office:value="47712" calcext:value-type="float">
            <text:p>47712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equency:</text:p>
          </table:table-cell>
          <table:table-cell office:value-type="float" office:value="1422" calcext:value-type="float">
            <text:p>1422</text:p>
          </table:table-cell>
          <table:table-cell table:formula="of:=[.AK27]*[.AM27]" office:value-type="float" office:value="27018" calcext:value-type="float">
            <text:p>2701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requency:</text:p>
          </table:table-cell>
          <table:table-cell office:value-type="float" office:value="535" calcext:value-type="float">
            <text:p>535</text:p>
          </table:table-cell>
          <table:table-cell table:formula="of:=[.AR27]*[.AT27]" office:value-type="float" office:value="28355" calcext:value-type="float">
            <text:p>28355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requency:</text:p>
          </table:table-cell>
          <table:table-cell office:value-type="float" office:value="1465" calcext:value-type="float">
            <text:p>1465</text:p>
          </table:table-cell>
          <table:table-cell table:formula="of:=[.AY27]*[.BA27]" office:value-type="float" office:value="33695" calcext:value-type="float">
            <text:p>33695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381" calcext:value-type="float">
            <text:p>381</text:p>
          </table:table-cell>
          <table:table-cell table:style-name="ce7" table:formula="of:=[.G28]*[.I28]" office:value-type="float" office:value="22098" calcext:value-type="float">
            <text:p>22098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04" calcext:value-type="float">
            <text:p>104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73" calcext:value-type="float">
            <text:p>73</text:p>
          </table:table-cell>
          <table:table-cell table:style-name="ce9" table:formula="of:=[.M28]*[.O28]" office:value-type="float" office:value="7592" calcext:value-type="float">
            <text:p>7592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277" calcext:value-type="float">
            <text:p>277</text:p>
          </table:table-cell>
          <table:table-cell table:style-name="ce11" table:formula="of:=[.S28]*[.U28]" office:value-type="float" office:value="22160" calcext:value-type="float">
            <text:p>2216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requency:</text:p>
          </table:table-cell>
          <table:table-cell office:value-type="float" office:value="1549" calcext:value-type="float">
            <text:p>1549</text:p>
          </table:table-cell>
          <table:table-cell table:style-name="ce11" table:formula="of:=[.Y28]*[.AA28]" office:value-type="float" office:value="32529" calcext:value-type="float">
            <text:p>32529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requency:</text:p>
          </table:table-cell>
          <table:table-cell office:value-type="float" office:value="330" calcext:value-type="float">
            <text:p>330</text:p>
          </table:table-cell>
          <table:table-cell table:formula="of:=[.AE28]*[.AG28]" office:value-type="float" office:value="21450" calcext:value-type="float">
            <text:p>2145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requency:</text:p>
          </table:table-cell>
          <table:table-cell office:value-type="float" office:value="506" calcext:value-type="float">
            <text:p>506</text:p>
          </table:table-cell>
          <table:table-cell table:formula="of:=[.AK28]*[.AM28]" office:value-type="float" office:value="25806" calcext:value-type="float">
            <text:p>25806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quency:</text:p>
          </table:table-cell>
          <table:table-cell office:value-type="float" office:value="2491" calcext:value-type="float">
            <text:p>2491</text:p>
          </table:table-cell>
          <table:table-cell table:formula="of:=[.AR28]*[.AT28]" office:value-type="float" office:value="19928" calcext:value-type="float">
            <text:p>1992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requency:</text:p>
          </table:table-cell>
          <table:table-cell office:value-type="float" office:value="197" calcext:value-type="float">
            <text:p>197</text:p>
          </table:table-cell>
          <table:table-cell table:formula="of:=[.AY28]*[.BA28]" office:value-type="float" office:value="17139" calcext:value-type="float">
            <text:p>17139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584" calcext:value-type="float">
            <text:p>1584</text:p>
          </table:table-cell>
          <table:table-cell table:style-name="ce7" table:formula="of:=[.G29]*[.I29]" office:value-type="float" office:value="38016" calcext:value-type="float">
            <text:p>38016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520" calcext:value-type="float">
            <text:p>1520</text:p>
          </table:table-cell>
          <table:table-cell table:style-name="ce9" table:formula="of:=[.M29]*[.O29]" office:value-type="float" office:value="33440" calcext:value-type="float">
            <text:p>33440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2648" calcext:value-type="float">
            <text:p>2648</text:p>
          </table:table-cell>
          <table:table-cell table:style-name="ce11" table:formula="of:=[.S29]*[.U29]" office:value-type="float" office:value="18536" calcext:value-type="float">
            <text:p>18536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requency:</text:p>
          </table:table-cell>
          <table:table-cell office:value-type="float" office:value="1530" calcext:value-type="float">
            <text:p>1530</text:p>
          </table:table-cell>
          <table:table-cell table:style-name="ce11" table:formula="of:=[.Y29]*[.AA29]" office:value-type="float" office:value="41310" calcext:value-type="float">
            <text:p>4131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frequency:</text:p>
          </table:table-cell>
          <table:table-cell office:value-type="float" office:value="74" calcext:value-type="float">
            <text:p>74</text:p>
          </table:table-cell>
          <table:table-cell table:formula="of:=[.AE29]*[.AG29]" office:value-type="float" office:value="8510" calcext:value-type="float">
            <text:p>851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requency:</text:p>
          </table:table-cell>
          <table:table-cell office:value-type="float" office:value="1520" calcext:value-type="float">
            <text:p>1520</text:p>
          </table:table-cell>
          <table:table-cell table:formula="of:=[.AK29]*[.AM29]" office:value-type="float" office:value="47120" calcext:value-type="float">
            <text:p>4712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requency:</text:p>
          </table:table-cell>
          <table:table-cell office:value-type="float" office:value="341" calcext:value-type="float">
            <text:p>341</text:p>
          </table:table-cell>
          <table:table-cell table:formula="of:=[.AR29]*[.AT29]" office:value-type="float" office:value="22847" calcext:value-type="float">
            <text:p>22847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quency:</text:p>
          </table:table-cell>
          <table:table-cell office:value-type="float" office:value="2404" calcext:value-type="float">
            <text:p>2404</text:p>
          </table:table-cell>
          <table:table-cell table:formula="of:=[.AY29]*[.BA29]" office:value-type="float" office:value="21636" calcext:value-type="float">
            <text:p>21636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758" calcext:value-type="float">
            <text:p>758</text:p>
          </table:table-cell>
          <table:table-cell table:style-name="ce7" table:formula="of:=[.G30]*[.I30]" office:value-type="float" office:value="27288" calcext:value-type="float">
            <text:p>27288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836" calcext:value-type="float">
            <text:p>836</text:p>
          </table:table-cell>
          <table:table-cell table:style-name="ce9" table:formula="of:=[.M30]*[.O30]" office:value-type="float" office:value="38456" calcext:value-type="float">
            <text:p>38456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2666" calcext:value-type="float">
            <text:p>2666</text:p>
          </table:table-cell>
          <table:table-cell table:style-name="ce11" table:formula="of:=[.S30]*[.U30]" office:value-type="float" office:value="31992" calcext:value-type="float">
            <text:p>31992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requency:</text:p>
          </table:table-cell>
          <table:table-cell office:value-type="float" office:value="885" calcext:value-type="float">
            <text:p>885</text:p>
          </table:table-cell>
          <table:table-cell table:style-name="ce11" table:formula="of:=[.Y30]*[.AA30]" office:value-type="float" office:value="41595" calcext:value-type="float">
            <text:p>41595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requency:</text:p>
          </table:table-cell>
          <table:table-cell office:value-type="float" office:value="542" calcext:value-type="float">
            <text:p>542</text:p>
          </table:table-cell>
          <table:table-cell table:formula="of:=[.AE30]*[.AG30]" office:value-type="float" office:value="34688" calcext:value-type="float">
            <text:p>34688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:</text:p>
          </table:table-cell>
          <table:table-cell office:value-type="float" office:value="2514" calcext:value-type="float">
            <text:p>2514</text:p>
          </table:table-cell>
          <table:table-cell table:formula="of:=[.AK30]*[.AM30]" office:value-type="float" office:value="25140" calcext:value-type="float">
            <text:p>2514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requency:</text:p>
          </table:table-cell>
          <table:table-cell office:value-type="float" office:value="881" calcext:value-type="float">
            <text:p>881</text:p>
          </table:table-cell>
          <table:table-cell table:formula="of:=[.AR30]*[.AT30]" office:value-type="float" office:value="39645" calcext:value-type="float">
            <text:p>39645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:</text:p>
          </table:table-cell>
          <table:table-cell office:value-type="float" office:value="2465" calcext:value-type="float">
            <text:p>2465</text:p>
          </table:table-cell>
          <table:table-cell table:formula="of:=[.AY30]*[.BA30]" office:value-type="float" office:value="2465" calcext:value-type="float">
            <text:p>2465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519" calcext:value-type="float">
            <text:p>1519</text:p>
          </table:table-cell>
          <table:table-cell table:style-name="ce7" table:formula="of:=[.G31]*[.I31]" office:value-type="float" office:value="41013" calcext:value-type="float">
            <text:p>41013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853" calcext:value-type="float">
            <text:p>853</text:p>
          </table:table-cell>
          <table:table-cell table:style-name="ce9" table:formula="of:=[.M31]*[.O31]" office:value-type="float" office:value="30708" calcext:value-type="float">
            <text:p>30708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86" calcext:value-type="float">
            <text:p>186</text:p>
          </table:table-cell>
          <table:table-cell table:style-name="ce11" table:formula="of:=[.S31]*[.U31]" office:value-type="float" office:value="17670" calcext:value-type="float">
            <text:p>1767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requency:</text:p>
          </table:table-cell>
          <table:table-cell office:value-type="float" office:value="326" calcext:value-type="float">
            <text:p>326</text:p>
          </table:table-cell>
          <table:table-cell table:style-name="ce11" table:formula="of:=[.Y31]*[.AA31]" office:value-type="float" office:value="26080" calcext:value-type="float">
            <text:p>2608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requency:</text:p>
          </table:table-cell>
          <table:table-cell office:value-type="float" office:value="906" calcext:value-type="float">
            <text:p>906</text:p>
          </table:table-cell>
          <table:table-cell table:formula="of:=[.AE31]*[.AG31]" office:value-type="float" office:value="32616" calcext:value-type="float">
            <text:p>3261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equency:</text:p>
          </table:table-cell>
          <table:table-cell office:value-type="float" office:value="870" calcext:value-type="float">
            <text:p>870</text:p>
          </table:table-cell>
          <table:table-cell table:formula="of:=[.AK31]*[.AM31]" office:value-type="float" office:value="33060" calcext:value-type="float">
            <text:p>3306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frequency:</text:p>
          </table:table-cell>
          <table:table-cell office:value-type="float" office:value="32" calcext:value-type="float">
            <text:p>32</text:p>
          </table:table-cell>
          <table:table-cell table:formula="of:=[.AR31]*[.AT31]" office:value-type="float" office:value="4992" calcext:value-type="float">
            <text:p>4992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requency:</text:p>
          </table:table-cell>
          <table:table-cell office:value-type="float" office:value="933" calcext:value-type="float">
            <text:p>933</text:p>
          </table:table-cell>
          <table:table-cell table:formula="of:=[.AY31]*[.BA31]" office:value-type="float" office:value="34521" calcext:value-type="float">
            <text:p>34521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3219" calcext:value-type="float">
            <text:p>3219</text:p>
          </table:table-cell>
          <table:table-cell table:style-name="ce7" table:formula="of:=[.G32]*[.I32]" office:value-type="float" office:value="45066" calcext:value-type="float">
            <text:p>45066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455" calcext:value-type="float">
            <text:p>1455</text:p>
          </table:table-cell>
          <table:table-cell table:style-name="ce9" table:formula="of:=[.M32]*[.O32]" office:value-type="float" office:value="45105" calcext:value-type="float">
            <text:p>45105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table:formula="of:=[.S32]*[.U32]" office:value-type="float" office:value="25500" calcext:value-type="float">
            <text:p>2550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requency:</text:p>
          </table:table-cell>
          <table:table-cell office:value-type="float" office:value="300" calcext:value-type="float">
            <text:p>300</text:p>
          </table:table-cell>
          <table:table-cell table:style-name="ce11" table:formula="of:=[.Y32]*[.AA32]" office:value-type="float" office:value="21000" calcext:value-type="float">
            <text:p>2100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equency:</text:p>
          </table:table-cell>
          <table:table-cell office:value-type="float" office:value="2609" calcext:value-type="float">
            <text:p>2609</text:p>
          </table:table-cell>
          <table:table-cell table:formula="of:=[.AE32]*[.AG32]" office:value-type="float" office:value="33917" calcext:value-type="float">
            <text:p>33917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requency:</text:p>
          </table:table-cell>
          <table:table-cell office:value-type="float" office:value="950" calcext:value-type="float">
            <text:p>950</text:p>
          </table:table-cell>
          <table:table-cell table:formula="of:=[.AK32]*[.AM32]" office:value-type="float" office:value="35150" calcext:value-type="float">
            <text:p>3515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requency:</text:p>
          </table:table-cell>
          <table:table-cell office:value-type="float" office:value="327" calcext:value-type="float">
            <text:p>327</text:p>
          </table:table-cell>
          <table:table-cell table:formula="of:=[.AR32]*[.AT32]" office:value-type="float" office:value="22236" calcext:value-type="float">
            <text:p>22236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:</text:p>
          </table:table-cell>
          <table:table-cell office:value-type="float" office:value="2427" calcext:value-type="float">
            <text:p>2427</text:p>
          </table:table-cell>
          <table:table-cell table:formula="of:=[.AY32]*[.BA32]" office:value-type="float" office:value="24270" calcext:value-type="float">
            <text:p>24270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10" calcext:value-type="float">
            <text:p>110</text:p>
          </table:table-cell>
          <table:table-cell table:style-name="ce7" table:formula="of:=[.G33]*[.I33]" office:value-type="float" office:value="9350" calcext:value-type="float">
            <text:p>9350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2800" calcext:value-type="float">
            <text:p>2800</text:p>
          </table:table-cell>
          <table:table-cell table:style-name="ce9" table:formula="of:=[.M33]*[.O33]" office:value-type="float" office:value="44800" calcext:value-type="float">
            <text:p>44800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2674" calcext:value-type="float">
            <text:p>2674</text:p>
          </table:table-cell>
          <table:table-cell table:style-name="ce11" table:formula="of:=[.S33]*[.U33]" office:value-type="float" office:value="37436" calcext:value-type="float">
            <text:p>37436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requency:</text:p>
          </table:table-cell>
          <table:table-cell office:value-type="float" office:value="894" calcext:value-type="float">
            <text:p>894</text:p>
          </table:table-cell>
          <table:table-cell table:style-name="ce11" table:formula="of:=[.Y33]*[.AA33]" office:value-type="float" office:value="34866" calcext:value-type="float">
            <text:p>3486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frequency:</text:p>
          </table:table-cell>
          <table:table-cell office:value-type="float" office:value="315" calcext:value-type="float">
            <text:p>315</text:p>
          </table:table-cell>
          <table:table-cell table:formula="of:=[.AE33]*[.AG33]" office:value-type="float" office:value="22365" calcext:value-type="float">
            <text:p>22365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requency:</text:p>
          </table:table-cell>
          <table:table-cell office:value-type="float" office:value="887" calcext:value-type="float">
            <text:p>887</text:p>
          </table:table-cell>
          <table:table-cell table:formula="of:=[.AK33]*[.AM33]" office:value-type="float" office:value="39028" calcext:value-type="float">
            <text:p>3902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:</text:p>
          </table:table-cell>
          <table:table-cell office:value-type="float" office:value="2326" calcext:value-type="float">
            <text:p>2326</text:p>
          </table:table-cell>
          <table:table-cell table:formula="of:=[.AR33]*[.AT33]" office:value-type="float" office:value="4652" calcext:value-type="float">
            <text:p>4652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requency:</text:p>
          </table:table-cell>
          <table:table-cell office:value-type="float" office:value="567" calcext:value-type="float">
            <text:p>567</text:p>
          </table:table-cell>
          <table:table-cell table:formula="of:=[.AY33]*[.BA33]" office:value-type="float" office:value="31752" calcext:value-type="float">
            <text:p>31752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9" calcext:value-type="float">
            <text:p>19</text:p>
          </table:table-cell>
          <table:table-cell table:style-name="ce7" table:formula="of:=[.G34]*[.I34]" office:value-type="float" office:value="2375" calcext:value-type="float">
            <text:p>2375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2764" calcext:value-type="float">
            <text:p>2764</text:p>
          </table:table-cell>
          <table:table-cell table:style-name="ce9" table:formula="of:=[.M34]*[.O34]" office:value-type="float" office:value="2764" calcext:value-type="float">
            <text:p>2764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504" calcext:value-type="float">
            <text:p>1504</text:p>
          </table:table-cell>
          <table:table-cell table:style-name="ce11" table:formula="of:=[.S34]*[.U34]" office:value-type="float" office:value="27072" calcext:value-type="float">
            <text:p>27072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requency:</text:p>
          </table:table-cell>
          <table:table-cell office:value-type="float" office:value="927" calcext:value-type="float">
            <text:p>927</text:p>
          </table:table-cell>
          <table:table-cell table:style-name="ce11" table:formula="of:=[.Y34]*[.AA34]" office:value-type="float" office:value="41715" calcext:value-type="float">
            <text:p>41715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requency:</text:p>
          </table:table-cell>
          <table:table-cell office:value-type="float" office:value="1481" calcext:value-type="float">
            <text:p>1481</text:p>
          </table:table-cell>
          <table:table-cell table:formula="of:=[.AE34]*[.AG34]" office:value-type="float" office:value="44430" calcext:value-type="float">
            <text:p>4443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equency:</text:p>
          </table:table-cell>
          <table:table-cell office:value-type="float" office:value="2513" calcext:value-type="float">
            <text:p>2513</text:p>
          </table:table-cell>
          <table:table-cell table:formula="of:=[.AK34]*[.AM34]" office:value-type="float" office:value="35182" calcext:value-type="float">
            <text:p>35182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requency:</text:p>
          </table:table-cell>
          <table:table-cell office:value-type="float" office:value="1509" calcext:value-type="float">
            <text:p>1509</text:p>
          </table:table-cell>
          <table:table-cell table:formula="of:=[.AR34]*[.AT34]" office:value-type="float" office:value="31689" calcext:value-type="float">
            <text:p>31689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requency:</text:p>
          </table:table-cell>
          <table:table-cell office:value-type="float" office:value="1511" calcext:value-type="float">
            <text:p>1511</text:p>
          </table:table-cell>
          <table:table-cell table:formula="of:=[.AY34]*[.BA34]" office:value-type="float" office:value="39286" calcext:value-type="float">
            <text:p>39286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570" calcext:value-type="float">
            <text:p>1570</text:p>
          </table:table-cell>
          <table:table-cell table:style-name="ce7" table:formula="of:=[.G35]*[.I35]" office:value-type="float" office:value="29830" calcext:value-type="float">
            <text:p>29830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52" calcext:value-type="float">
            <text:p>152</text:p>
          </table:table-cell>
          <table:table-cell table:style-name="ce9" table:formula="of:=[.M35]*[.O35]" office:value-type="float" office:value="13376" calcext:value-type="float">
            <text:p>13376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888" calcext:value-type="float">
            <text:p>888</text:p>
          </table:table-cell>
          <table:table-cell table:style-name="ce11" table:formula="of:=[.S35]*[.U35]" office:value-type="float" office:value="36408" calcext:value-type="float">
            <text:p>36408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equency:</text:p>
          </table:table-cell>
          <table:table-cell office:value-type="float" office:value="2565" calcext:value-type="float">
            <text:p>2565</text:p>
          </table:table-cell>
          <table:table-cell table:style-name="ce11" table:formula="of:=[.Y35]*[.AA35]" office:value-type="float" office:value="33345" calcext:value-type="float">
            <text:p>33345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frequency:</text:p>
          </table:table-cell>
          <table:table-cell office:value-type="float" office:value="114" calcext:value-type="float">
            <text:p>114</text:p>
          </table:table-cell>
          <table:table-cell table:formula="of:=[.AE35]*[.AG35]" office:value-type="float" office:value="11514" calcext:value-type="float">
            <text:p>1151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requency:</text:p>
          </table:table-cell>
          <table:table-cell office:value-type="float" office:value="210" calcext:value-type="float">
            <text:p>210</text:p>
          </table:table-cell>
          <table:table-cell table:formula="of:=[.AK35]*[.AM35]" office:value-type="float" office:value="19740" calcext:value-type="float">
            <text:p>1974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requency:</text:p>
          </table:table-cell>
          <table:table-cell office:value-type="float" office:value="1413" calcext:value-type="float">
            <text:p>1413</text:p>
          </table:table-cell>
          <table:table-cell table:formula="of:=[.AR35]*[.AT35]" office:value-type="float" office:value="38151" calcext:value-type="float">
            <text:p>38151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frequency:</text:p>
          </table:table-cell>
          <table:table-cell office:value-type="float" office:value="131" calcext:value-type="float">
            <text:p>131</text:p>
          </table:table-cell>
          <table:table-cell table:formula="of:=[.AY35]*[.BA35]" office:value-type="float" office:value="12838" calcext:value-type="float">
            <text:p>12838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97" calcext:value-type="float">
            <text:p>197</text:p>
          </table:table-cell>
          <table:table-cell table:style-name="ce7" table:formula="of:=[.G36]*[.I36]" office:value-type="float" office:value="13002" calcext:value-type="float">
            <text:p>13002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801" calcext:value-type="float">
            <text:p>801</text:p>
          </table:table-cell>
          <table:table-cell table:style-name="ce9" table:formula="of:=[.M36]*[.O36]" office:value-type="float" office:value="31239" calcext:value-type="float">
            <text:p>31239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2594" calcext:value-type="float">
            <text:p>2594</text:p>
          </table:table-cell>
          <table:table-cell table:style-name="ce11" table:formula="of:=[.S36]*[.U36]" office:value-type="float" office:value="12970" calcext:value-type="float">
            <text:p>1297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requency:</text:p>
          </table:table-cell>
          <table:table-cell office:value-type="float" office:value="935" calcext:value-type="float">
            <text:p>935</text:p>
          </table:table-cell>
          <table:table-cell table:style-name="ce11" table:formula="of:=[.Y36]*[.AA36]" office:value-type="float" office:value="41140" calcext:value-type="float">
            <text:p>4114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requency:</text:p>
          </table:table-cell>
          <table:table-cell office:value-type="float" office:value="862" calcext:value-type="float">
            <text:p>862</text:p>
          </table:table-cell>
          <table:table-cell table:formula="of:=[.AE36]*[.AG36]" office:value-type="float" office:value="31894" calcext:value-type="float">
            <text:p>3189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requency:</text:p>
          </table:table-cell>
          <table:table-cell office:value-type="float" office:value="544" calcext:value-type="float">
            <text:p>544</text:p>
          </table:table-cell>
          <table:table-cell table:formula="of:=[.AK36]*[.AM36]" office:value-type="float" office:value="29920" calcext:value-type="float">
            <text:p>2992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requency:</text:p>
          </table:table-cell>
          <table:table-cell office:value-type="float" office:value="1552" calcext:value-type="float">
            <text:p>1552</text:p>
          </table:table-cell>
          <table:table-cell table:formula="of:=[.AR36]*[.AT36]" office:value-type="float" office:value="48112" calcext:value-type="float">
            <text:p>48112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equency:</text:p>
          </table:table-cell>
          <table:table-cell office:value-type="float" office:value="908" calcext:value-type="float">
            <text:p>908</text:p>
          </table:table-cell>
          <table:table-cell table:formula="of:=[.AY36]*[.BA36]" office:value-type="float" office:value="29964" calcext:value-type="float">
            <text:p>29964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3169" calcext:value-type="float">
            <text:p>3169</text:p>
          </table:table-cell>
          <table:table-cell table:style-name="ce7" table:formula="of:=[.G37]*[.I37]" office:value-type="float" office:value="47535" calcext:value-type="float">
            <text:p>47535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51" calcext:value-type="float">
            <text:p>51</text:p>
          </table:table-cell>
          <table:table-cell table:style-name="ce9" table:formula="of:=[.M37]*[.O37]" office:value-type="float" office:value="6273" calcext:value-type="float">
            <text:p>6273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558" calcext:value-type="float">
            <text:p>1558</text:p>
          </table:table-cell>
          <table:table-cell table:style-name="ce11" table:formula="of:=[.S37]*[.U37]" office:value-type="float" office:value="38950" calcext:value-type="float">
            <text:p>3895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requency:</text:p>
          </table:table-cell>
          <table:table-cell office:value-type="float" office:value="1468" calcext:value-type="float">
            <text:p>1468</text:p>
          </table:table-cell>
          <table:table-cell table:style-name="ce11" table:formula="of:=[.Y37]*[.AA37]" office:value-type="float" office:value="46976" calcext:value-type="float">
            <text:p>4697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requency:</text:p>
          </table:table-cell>
          <table:table-cell office:value-type="float" office:value="83" calcext:value-type="float">
            <text:p>83</text:p>
          </table:table-cell>
          <table:table-cell table:formula="of:=[.AE37]*[.AG37]" office:value-type="float" office:value="8964" calcext:value-type="float">
            <text:p>896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equency:</text:p>
          </table:table-cell>
          <table:table-cell office:value-type="float" office:value="894" calcext:value-type="float">
            <text:p>894</text:p>
          </table:table-cell>
          <table:table-cell table:formula="of:=[.AK37]*[.AM37]" office:value-type="float" office:value="29502" calcext:value-type="float">
            <text:p>29502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equency:</text:p>
          </table:table-cell>
          <table:table-cell office:value-type="float" office:value="2398" calcext:value-type="float">
            <text:p>2398</text:p>
          </table:table-cell>
          <table:table-cell table:formula="of:=[.AR37]*[.AT37]" office:value-type="float" office:value="14388" calcext:value-type="float">
            <text:p>1438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requency:</text:p>
          </table:table-cell>
          <table:table-cell office:value-type="float" office:value="1559" calcext:value-type="float">
            <text:p>1559</text:p>
          </table:table-cell>
          <table:table-cell table:formula="of:=[.AY37]*[.BA37]" office:value-type="float" office:value="48329" calcext:value-type="float">
            <text:p>48329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496" calcext:value-type="float">
            <text:p>1496</text:p>
          </table:table-cell>
          <table:table-cell table:style-name="ce7" table:formula="of:=[.G38]*[.I38]" office:value-type="float" office:value="41888" calcext:value-type="float">
            <text:p>41888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859" calcext:value-type="float">
            <text:p>859</text:p>
          </table:table-cell>
          <table:table-cell table:style-name="ce9" table:formula="of:=[.M38]*[.O38]" office:value-type="float" office:value="36937" calcext:value-type="float">
            <text:p>36937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508" calcext:value-type="float">
            <text:p>1508</text:p>
          </table:table-cell>
          <table:table-cell table:style-name="ce11" table:formula="of:=[.S38]*[.U38]" office:value-type="float" office:value="48256" calcext:value-type="float">
            <text:p>48256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equency:</text:p>
          </table:table-cell>
          <table:table-cell office:value-type="float" office:value="1516" calcext:value-type="float">
            <text:p>1516</text:p>
          </table:table-cell>
          <table:table-cell table:style-name="ce11" table:formula="of:=[.Y38]*[.AA38]" office:value-type="float" office:value="27288" calcext:value-type="float">
            <text:p>27288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equency:</text:p>
          </table:table-cell>
          <table:table-cell office:value-type="float" office:value="1473" calcext:value-type="float">
            <text:p>1473</text:p>
          </table:table-cell>
          <table:table-cell table:formula="of:=[.AE38]*[.AG38]" office:value-type="float" office:value="25041" calcext:value-type="float">
            <text:p>25041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equency:</text:p>
          </table:table-cell>
          <table:table-cell office:value-type="float" office:value="1492" calcext:value-type="float">
            <text:p>1492</text:p>
          </table:table-cell>
          <table:table-cell table:formula="of:=[.AK38]*[.AM38]" office:value-type="float" office:value="25364" calcext:value-type="float">
            <text:p>2536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requency:</text:p>
          </table:table-cell>
          <table:table-cell office:value-type="float" office:value="221" calcext:value-type="float">
            <text:p>221</text:p>
          </table:table-cell>
          <table:table-cell table:formula="of:=[.AR38]*[.AT38]" office:value-type="float" office:value="21216" calcext:value-type="float">
            <text:p>21216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equency:</text:p>
          </table:table-cell>
          <table:table-cell office:value-type="float" office:value="1542" calcext:value-type="float">
            <text:p>1542</text:p>
          </table:table-cell>
          <table:table-cell table:formula="of:=[.AY38]*[.BA38]" office:value-type="float" office:value="26214" calcext:value-type="float">
            <text:p>26214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3117" calcext:value-type="float">
            <text:p>3117</text:p>
          </table:table-cell>
          <table:table-cell table:style-name="ce7" table:formula="of:=[.G39]*[.I39]" office:value-type="float" office:value="34287" calcext:value-type="float">
            <text:p>34287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2761" calcext:value-type="float">
            <text:p>2761</text:p>
          </table:table-cell>
          <table:table-cell table:style-name="ce9" table:formula="of:=[.M39]*[.O39]" office:value-type="float" office:value="19327" calcext:value-type="float">
            <text:p>19327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888" calcext:value-type="float">
            <text:p>888</text:p>
          </table:table-cell>
          <table:table-cell table:style-name="ce11" table:formula="of:=[.S39]*[.U39]" office:value-type="float" office:value="39960" calcext:value-type="float">
            <text:p>3996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equency:</text:p>
          </table:table-cell>
          <table:table-cell office:value-type="float" office:value="2635" calcext:value-type="float">
            <text:p>2635</text:p>
          </table:table-cell>
          <table:table-cell table:style-name="ce11" table:formula="of:=[.Y39]*[.AA39]" office:value-type="float" office:value="10540" calcext:value-type="float">
            <text:p>1054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requency:</text:p>
          </table:table-cell>
          <table:table-cell office:value-type="float" office:value="1433" calcext:value-type="float">
            <text:p>1433</text:p>
          </table:table-cell>
          <table:table-cell table:formula="of:=[.AE39]*[.AG39]" office:value-type="float" office:value="32959" calcext:value-type="float">
            <text:p>32959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equency:</text:p>
          </table:table-cell>
          <table:table-cell office:value-type="float" office:value="2496" calcext:value-type="float">
            <text:p>2496</text:p>
          </table:table-cell>
          <table:table-cell table:formula="of:=[.AK39]*[.AM39]" office:value-type="float" office:value="37440" calcext:value-type="float">
            <text:p>3744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quency:</text:p>
          </table:table-cell>
          <table:table-cell office:value-type="float" office:value="572" calcext:value-type="float">
            <text:p>572</text:p>
          </table:table-cell>
          <table:table-cell table:formula="of:=[.AR39]*[.AT39]" office:value-type="float" office:value="28600" calcext:value-type="float">
            <text:p>2860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equency:</text:p>
          </table:table-cell>
          <table:table-cell office:value-type="float" office:value="897" calcext:value-type="float">
            <text:p>897</text:p>
          </table:table-cell>
          <table:table-cell table:formula="of:=[.AY39]*[.BA39]" office:value-type="float" office:value="37674" calcext:value-type="float">
            <text:p>37674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396" calcext:value-type="float">
            <text:p>396</text:p>
          </table:table-cell>
          <table:table-cell table:style-name="ce7" table:formula="of:=[.G40]*[.I40]" office:value-type="float" office:value="23364" calcext:value-type="float">
            <text:p>23364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483" calcext:value-type="float">
            <text:p>483</text:p>
          </table:table-cell>
          <table:table-cell table:style-name="ce9" table:formula="of:=[.M40]*[.O40]" office:value-type="float" office:value="25599" calcext:value-type="float">
            <text:p>25599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286" calcext:value-type="float">
            <text:p>286</text:p>
          </table:table-cell>
          <table:table-cell table:style-name="ce11" table:formula="of:=[.S40]*[.U40]" office:value-type="float" office:value="18876" calcext:value-type="float">
            <text:p>18876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frequency:</text:p>
          </table:table-cell>
          <table:table-cell office:value-type="float" office:value="67" calcext:value-type="float">
            <text:p>67</text:p>
          </table:table-cell>
          <table:table-cell table:style-name="ce11" table:formula="of:=[.Y40]*[.AA40]" office:value-type="float" office:value="7571" calcext:value-type="float">
            <text:p>7571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requency:</text:p>
          </table:table-cell>
          <table:table-cell office:value-type="float" office:value="892" calcext:value-type="float">
            <text:p>892</text:p>
          </table:table-cell>
          <table:table-cell table:formula="of:=[.AE40]*[.AG40]" office:value-type="float" office:value="31220" calcext:value-type="float">
            <text:p>3122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requency:</text:p>
          </table:table-cell>
          <table:table-cell office:value-type="float" office:value="898" calcext:value-type="float">
            <text:p>898</text:p>
          </table:table-cell>
          <table:table-cell table:formula="of:=[.AK40]*[.AM40]" office:value-type="float" office:value="40410" calcext:value-type="float">
            <text:p>4041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frequency:</text:p>
          </table:table-cell>
          <table:table-cell office:value-type="float" office:value="199" calcext:value-type="float">
            <text:p>199</text:p>
          </table:table-cell>
          <table:table-cell table:formula="of:=[.AR40]*[.AT40]" office:value-type="float" office:value="18507" calcext:value-type="float">
            <text:p>18507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equency:</text:p>
          </table:table-cell>
          <table:table-cell office:value-type="float" office:value="2418" calcext:value-type="float">
            <text:p>2418</text:p>
          </table:table-cell>
          <table:table-cell table:formula="of:=[.AY40]*[.BA40]" office:value-type="float" office:value="26598" calcext:value-type="float">
            <text:p>26598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252" calcext:value-type="float">
            <text:p>252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formula="of:=[.G41]*[.I41]" office:value-type="float" office:value="252" calcext:value-type="float">
            <text:p>252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474" calcext:value-type="float">
            <text:p>474</text:p>
          </table:table-cell>
          <table:table-cell table:style-name="ce9" table:formula="of:=[.M41]*[.O41]" office:value-type="float" office:value="24648" calcext:value-type="float">
            <text:p>24648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54" calcext:value-type="float">
            <text:p>154</text:p>
          </table:table-cell>
          <table:table-cell table:style-name="ce11" table:formula="of:=[.S41]*[.U41]" office:value-type="float" office:value="14784" calcext:value-type="float">
            <text:p>14784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:</text:p>
          </table:table-cell>
          <table:table-cell office:value-type="float" office:value="2564" calcext:value-type="float">
            <text:p>2564</text:p>
          </table:table-cell>
          <table:table-cell table:style-name="ce11" table:formula="of:=[.Y41]*[.AA41]" office:value-type="float" office:value="2564" calcext:value-type="float">
            <text:p>256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quency:</text:p>
          </table:table-cell>
          <table:table-cell office:value-type="float" office:value="2542" calcext:value-type="float">
            <text:p>2542</text:p>
          </table:table-cell>
          <table:table-cell table:formula="of:=[.AE41]*[.AG41]" office:value-type="float" office:value="20336" calcext:value-type="float">
            <text:p>2033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equency:</text:p>
          </table:table-cell>
          <table:table-cell office:value-type="float" office:value="2518" calcext:value-type="float">
            <text:p>2518</text:p>
          </table:table-cell>
          <table:table-cell table:formula="of:=[.AK41]*[.AM41]" office:value-type="float" office:value="40288" calcext:value-type="float">
            <text:p>4028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quency:</text:p>
          </table:table-cell>
          <table:table-cell office:value-type="float" office:value="2486" calcext:value-type="float">
            <text:p>2486</text:p>
          </table:table-cell>
          <table:table-cell table:formula="of:=[.AR41]*[.AT41]" office:value-type="float" office:value="7458" calcext:value-type="float">
            <text:p>745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requency:</text:p>
          </table:table-cell>
          <table:table-cell office:value-type="float" office:value="328" calcext:value-type="float">
            <text:p>328</text:p>
          </table:table-cell>
          <table:table-cell table:formula="of:=[.AY41]*[.BA41]" office:value-type="float" office:value="24272" calcext:value-type="float">
            <text:p>24272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3056" calcext:value-type="float">
            <text:p>3056</text:p>
          </table:table-cell>
          <table:table-cell table:style-name="ce7" table:formula="of:=[.G42]*[.I42]" office:value-type="float" office:value="6112" calcext:value-type="float">
            <text:p>6112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564" calcext:value-type="float">
            <text:p>1564</text:p>
          </table:table-cell>
          <table:table-cell table:style-name="ce9" table:formula="of:=[.M42]*[.O42]" office:value-type="float" office:value="28152" calcext:value-type="float">
            <text:p>28152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492" calcext:value-type="float">
            <text:p>1492</text:p>
          </table:table-cell>
          <table:table-cell table:style-name="ce11" table:formula="of:=[.S42]*[.U42]" office:value-type="float" office:value="25364" calcext:value-type="float">
            <text:p>25364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requency:</text:p>
          </table:table-cell>
          <table:table-cell office:value-type="float" office:value="328" calcext:value-type="float">
            <text:p>328</text:p>
          </table:table-cell>
          <table:table-cell table:style-name="ce11" table:formula="of:=[.Y42]*[.AA42]" office:value-type="float" office:value="22632" calcext:value-type="float">
            <text:p>22632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equency:</text:p>
          </table:table-cell>
          <table:table-cell office:value-type="float" office:value="2529" calcext:value-type="float">
            <text:p>2529</text:p>
          </table:table-cell>
          <table:table-cell table:formula="of:=[.AE42]*[.AG42]" office:value-type="float" office:value="10116" calcext:value-type="float">
            <text:p>1011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requency:</text:p>
          </table:table-cell>
          <table:table-cell office:value-type="float" office:value="1448" calcext:value-type="float">
            <text:p>1448</text:p>
          </table:table-cell>
          <table:table-cell table:formula="of:=[.AK42]*[.AM42]" office:value-type="float" office:value="39096" calcext:value-type="float">
            <text:p>39096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requency:</text:p>
          </table:table-cell>
          <table:table-cell office:value-type="float" office:value="903" calcext:value-type="float">
            <text:p>903</text:p>
          </table:table-cell>
          <table:table-cell table:formula="of:=[.AR42]*[.AT42]" office:value-type="float" office:value="30702" calcext:value-type="float">
            <text:p>30702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equency:</text:p>
          </table:table-cell>
          <table:table-cell office:value-type="float" office:value="2413" calcext:value-type="float">
            <text:p>2413</text:p>
          </table:table-cell>
          <table:table-cell table:formula="of:=[.AY42]*[.BA42]" office:value-type="float" office:value="28956" calcext:value-type="float">
            <text:p>28956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567" calcext:value-type="float">
            <text:p>1567</text:p>
          </table:table-cell>
          <table:table-cell table:style-name="ce7" table:formula="of:=[.G43]*[.I43]" office:value-type="float" office:value="32907" calcext:value-type="float">
            <text:p>32907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284" calcext:value-type="float">
            <text:p>284</text:p>
          </table:table-cell>
          <table:table-cell table:style-name="ce9" table:formula="of:=[.M43]*[.O43]" office:value-type="float" office:value="20164" calcext:value-type="float">
            <text:p>20164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496" calcext:value-type="float">
            <text:p>1496</text:p>
          </table:table-cell>
          <table:table-cell table:style-name="ce11" table:formula="of:=[.S43]*[.U43]" office:value-type="float" office:value="40392" calcext:value-type="float">
            <text:p>40392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requency:</text:p>
          </table:table-cell>
          <table:table-cell office:value-type="float" office:value="1542" calcext:value-type="float">
            <text:p>1542</text:p>
          </table:table-cell>
          <table:table-cell table:style-name="ce11" table:formula="of:=[.Y43]*[.AA43]" office:value-type="float" office:value="47802" calcext:value-type="float">
            <text:p>47802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equency:</text:p>
          </table:table-cell>
          <table:table-cell office:value-type="float" office:value="906" calcext:value-type="float">
            <text:p>906</text:p>
          </table:table-cell>
          <table:table-cell table:formula="of:=[.AE43]*[.AG43]" office:value-type="float" office:value="38052" calcext:value-type="float">
            <text:p>38052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frequency:</text:p>
          </table:table-cell>
          <table:table-cell office:value-type="float" office:value="7" calcext:value-type="float">
            <text:p>7</text:p>
          </table:table-cell>
          <table:table-cell table:formula="of:=[.AK43]*[.AM43]" office:value-type="float" office:value="1358" calcext:value-type="float">
            <text:p>135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frequency:</text:p>
          </table:table-cell>
          <table:table-cell office:value-type="float" office:value="62" calcext:value-type="float">
            <text:p>62</text:p>
          </table:table-cell>
          <table:table-cell table:formula="of:=[.AR43]*[.AT43]" office:value-type="float" office:value="7192" calcext:value-type="float">
            <text:p>7192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requency:</text:p>
          </table:table-cell>
          <table:table-cell office:value-type="float" office:value="520" calcext:value-type="float">
            <text:p>520</text:p>
          </table:table-cell>
          <table:table-cell table:formula="of:=[.AY43]*[.BA43]" office:value-type="float" office:value="33280" calcext:value-type="float">
            <text:p>33280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794" calcext:value-type="float">
            <text:p>794</text:p>
          </table:table-cell>
          <table:table-cell table:style-name="ce7" table:formula="of:=[.G44]*[.I44]" office:value-type="float" office:value="38112" calcext:value-type="float">
            <text:p>38112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834" calcext:value-type="float">
            <text:p>834</text:p>
          </table:table-cell>
          <table:table-cell table:style-name="ce9" table:formula="of:=[.M44]*[.O44]" office:value-type="float" office:value="29190" calcext:value-type="float">
            <text:p>29190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529" calcext:value-type="float">
            <text:p>529</text:p>
          </table:table-cell>
          <table:table-cell table:style-name="ce11" table:formula="of:=[.S44]*[.U44]" office:value-type="float" office:value="29095" calcext:value-type="float">
            <text:p>29095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equency:</text:p>
          </table:table-cell>
          <table:table-cell office:value-type="float" office:value="1499" calcext:value-type="float">
            <text:p>1499</text:p>
          </table:table-cell>
          <table:table-cell table:style-name="ce11" table:formula="of:=[.Y44]*[.AA44]" office:value-type="float" office:value="28481" calcext:value-type="float">
            <text:p>28481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equency:</text:p>
          </table:table-cell>
          <table:table-cell office:value-type="float" office:value="2441" calcext:value-type="float">
            <text:p>2441</text:p>
          </table:table-cell>
          <table:table-cell table:formula="of:=[.AE44]*[.AG44]" office:value-type="float" office:value="29292" calcext:value-type="float">
            <text:p>29292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frequency:</text:p>
          </table:table-cell>
          <table:table-cell office:value-type="float" office:value="48" calcext:value-type="float">
            <text:p>48</text:p>
          </table:table-cell>
          <table:table-cell table:formula="of:=[.AK44]*[.AM44]" office:value-type="float" office:value="6720" calcext:value-type="float">
            <text:p>672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equency:</text:p>
          </table:table-cell>
          <table:table-cell office:value-type="float" office:value="877" calcext:value-type="float">
            <text:p>877</text:p>
          </table:table-cell>
          <table:table-cell table:formula="of:=[.AR44]*[.AT44]" office:value-type="float" office:value="36834" calcext:value-type="float">
            <text:p>3683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requency:</text:p>
          </table:table-cell>
          <table:table-cell office:value-type="float" office:value="573" calcext:value-type="float">
            <text:p>573</text:p>
          </table:table-cell>
          <table:table-cell table:formula="of:=[.AY44]*[.BA44]" office:value-type="float" office:value="34380" calcext:value-type="float">
            <text:p>34380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395" calcext:value-type="float">
            <text:p>395</text:p>
          </table:table-cell>
          <table:table-cell table:style-name="ce7" table:formula="of:=[.G45]*[.I45]" office:value-type="float" office:value="21725" calcext:value-type="float">
            <text:p>21725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869" calcext:value-type="float">
            <text:p>869</text:p>
          </table:table-cell>
          <table:table-cell table:style-name="ce9" table:formula="of:=[.M45]*[.O45]" office:value-type="float" office:value="39105" calcext:value-type="float">
            <text:p>39105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319" calcext:value-type="float">
            <text:p>319</text:p>
          </table:table-cell>
          <table:table-cell table:style-name="ce11" table:formula="of:=[.S45]*[.U45]" office:value-type="float" office:value="23287" calcext:value-type="float">
            <text:p>23287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requency:</text:p>
          </table:table-cell>
          <table:table-cell office:value-type="float" office:value="907" calcext:value-type="float">
            <text:p>907</text:p>
          </table:table-cell>
          <table:table-cell table:style-name="ce11" table:formula="of:=[.Y45]*[.AA45]" office:value-type="float" office:value="33559" calcext:value-type="float">
            <text:p>33559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equency:</text:p>
          </table:table-cell>
          <table:table-cell office:value-type="float" office:value="2534" calcext:value-type="float">
            <text:p>2534</text:p>
          </table:table-cell>
          <table:table-cell table:formula="of:=[.AE45]*[.AG45]" office:value-type="float" office:value="40544" calcext:value-type="float">
            <text:p>4054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equency:</text:p>
          </table:table-cell>
          <table:table-cell office:value-type="float" office:value="2491" calcext:value-type="float">
            <text:p>2491</text:p>
          </table:table-cell>
          <table:table-cell table:formula="of:=[.AK45]*[.AM45]" office:value-type="float" office:value="27401" calcext:value-type="float">
            <text:p>27401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equency:</text:p>
          </table:table-cell>
          <table:table-cell office:value-type="float" office:value="2527" calcext:value-type="float">
            <text:p>2527</text:p>
          </table:table-cell>
          <table:table-cell table:formula="of:=[.AR45]*[.AT45]" office:value-type="float" office:value="17689" calcext:value-type="float">
            <text:p>17689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frequency:</text:p>
          </table:table-cell>
          <table:table-cell office:value-type="float" office:value="79" calcext:value-type="float">
            <text:p>79</text:p>
          </table:table-cell>
          <table:table-cell table:formula="of:=[.AY45]*[.BA45]" office:value-type="float" office:value="9717" calcext:value-type="float">
            <text:p>9717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3084" calcext:value-type="float">
            <text:p>3084</text:p>
          </table:table-cell>
          <table:table-cell table:style-name="ce7" table:formula="of:=[.G46]*[.I46]" office:value-type="float" office:value="24672" calcext:value-type="float">
            <text:p>24672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92" calcext:value-type="float">
            <text:p>92</text:p>
          </table:table-cell>
          <table:table-cell table:style-name="ce9" table:formula="of:=[.M46]*[.O46]" office:value-type="float" office:value="9200" calcext:value-type="float">
            <text:p>9200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2557" calcext:value-type="float">
            <text:p>2557</text:p>
          </table:table-cell>
          <table:table-cell table:style-name="ce11" table:formula="of:=[.S46]*[.U46]" office:value-type="float" office:value="2557" calcext:value-type="float">
            <text:p>2557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requency:</text:p>
          </table:table-cell>
          <table:table-cell office:value-type="float" office:value="894" calcext:value-type="float">
            <text:p>894</text:p>
          </table:table-cell>
          <table:table-cell table:style-name="ce11" table:formula="of:=[.Y46]*[.AA46]" office:value-type="float" office:value="41124" calcext:value-type="float">
            <text:p>4112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equency:</text:p>
          </table:table-cell>
          <table:table-cell office:value-type="float" office:value="2530" calcext:value-type="float">
            <text:p>2530</text:p>
          </table:table-cell>
          <table:table-cell table:formula="of:=[.AE46]*[.AG46]" office:value-type="float" office:value="12650" calcext:value-type="float">
            <text:p>1265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requency:</text:p>
          </table:table-cell>
          <table:table-cell office:value-type="float" office:value="953" calcext:value-type="float">
            <text:p>953</text:p>
          </table:table-cell>
          <table:table-cell table:formula="of:=[.AK46]*[.AM46]" office:value-type="float" office:value="32402" calcext:value-type="float">
            <text:p>32402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requency:</text:p>
          </table:table-cell>
          <table:table-cell office:value-type="float" office:value="567" calcext:value-type="float">
            <text:p>567</text:p>
          </table:table-cell>
          <table:table-cell table:formula="of:=[.AR46]*[.AT46]" office:value-type="float" office:value="30618" calcext:value-type="float">
            <text:p>3061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equency:</text:p>
          </table:table-cell>
          <table:table-cell office:value-type="float" office:value="946" calcext:value-type="float">
            <text:p>946</text:p>
          </table:table-cell>
          <table:table-cell table:formula="of:=[.AY46]*[.BA46]" office:value-type="float" office:value="35948" calcext:value-type="float">
            <text:p>35948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776" calcext:value-type="float">
            <text:p>776</text:p>
          </table:table-cell>
          <table:table-cell table:style-name="ce7" table:formula="of:=[.G47]*[.I47]" office:value-type="float" office:value="26384" calcext:value-type="float">
            <text:p>26384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2920" calcext:value-type="float">
            <text:p>2920</text:p>
          </table:table-cell>
          <table:table-cell table:style-name="ce9" table:formula="of:=[.M47]*[.O47]" office:value-type="float" office:value="35040" calcext:value-type="float">
            <text:p>35040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507" calcext:value-type="float">
            <text:p>507</text:p>
          </table:table-cell>
          <table:table-cell table:style-name="ce11" table:formula="of:=[.S47]*[.U47]" office:value-type="float" office:value="28392" calcext:value-type="float">
            <text:p>28392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requency:</text:p>
          </table:table-cell>
          <table:table-cell office:value-type="float" office:value="879" calcext:value-type="float">
            <text:p>879</text:p>
          </table:table-cell>
          <table:table-cell table:style-name="ce11" table:formula="of:=[.Y47]*[.AA47]" office:value-type="float" office:value="35160" calcext:value-type="float">
            <text:p>3516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:</text:p>
          </table:table-cell>
          <table:table-cell office:value-type="float" office:value="2483" calcext:value-type="float">
            <text:p>2483</text:p>
          </table:table-cell>
          <table:table-cell table:formula="of:=[.AE47]*[.AG47]" office:value-type="float" office:value="2483" calcext:value-type="float">
            <text:p>2483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requency:</text:p>
          </table:table-cell>
          <table:table-cell office:value-type="float" office:value="557" calcext:value-type="float">
            <text:p>557</text:p>
          </table:table-cell>
          <table:table-cell table:formula="of:=[.AK47]*[.AM47]" office:value-type="float" office:value="27293" calcext:value-type="float">
            <text:p>27293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equency:</text:p>
          </table:table-cell>
          <table:table-cell office:value-type="float" office:value="1464" calcext:value-type="float">
            <text:p>1464</text:p>
          </table:table-cell>
          <table:table-cell table:formula="of:=[.AR47]*[.AT47]" office:value-type="float" office:value="24888" calcext:value-type="float">
            <text:p>2488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equency:</text:p>
          </table:table-cell>
          <table:table-cell office:value-type="float" office:value="2436" calcext:value-type="float">
            <text:p>2436</text:p>
          </table:table-cell>
          <table:table-cell table:formula="of:=[.AY47]*[.BA47]" office:value-type="float" office:value="34104" calcext:value-type="float">
            <text:p>34104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200" calcext:value-type="float">
            <text:p>200</text:p>
          </table:table-cell>
          <table:table-cell table:style-name="ce7" table:formula="of:=[.G48]*[.I48]" office:value-type="float" office:value="14800" calcext:value-type="float">
            <text:p>14800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445" calcext:value-type="float">
            <text:p>445</text:p>
          </table:table-cell>
          <table:table-cell table:style-name="ce9" table:formula="of:=[.M48]*[.O48]" office:value-type="float" office:value="26255" calcext:value-type="float">
            <text:p>26255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2757" calcext:value-type="float">
            <text:p>2757</text:p>
          </table:table-cell>
          <table:table-cell table:style-name="ce11" table:formula="of:=[.S48]*[.U48]" office:value-type="float" office:value="24813" calcext:value-type="float">
            <text:p>24813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requency:</text:p>
          </table:table-cell>
          <table:table-cell office:value-type="float" office:value="534" calcext:value-type="float">
            <text:p>534</text:p>
          </table:table-cell>
          <table:table-cell table:style-name="ce11" table:formula="of:=[.Y48]*[.AA48]" office:value-type="float" office:value="27234" calcext:value-type="float">
            <text:p>2723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requency:</text:p>
          </table:table-cell>
          <table:table-cell office:value-type="float" office:value="1520" calcext:value-type="float">
            <text:p>1520</text:p>
          </table:table-cell>
          <table:table-cell table:formula="of:=[.AE48]*[.AG48]" office:value-type="float" office:value="42560" calcext:value-type="float">
            <text:p>4256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equency:</text:p>
          </table:table-cell>
          <table:table-cell office:value-type="float" office:value="2424" calcext:value-type="float">
            <text:p>2424</text:p>
          </table:table-cell>
          <table:table-cell table:formula="of:=[.AK48]*[.AM48]" office:value-type="float" office:value="12120" calcext:value-type="float">
            <text:p>1212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equency:</text:p>
          </table:table-cell>
          <table:table-cell office:value-type="float" office:value="2566" calcext:value-type="float">
            <text:p>2566</text:p>
          </table:table-cell>
          <table:table-cell table:formula="of:=[.AR48]*[.AT48]" office:value-type="float" office:value="35924" calcext:value-type="float">
            <text:p>3592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quency:</text:p>
          </table:table-cell>
          <table:table-cell office:value-type="float" office:value="2403" calcext:value-type="float">
            <text:p>2403</text:p>
          </table:table-cell>
          <table:table-cell table:formula="of:=[.AY48]*[.BA48]" office:value-type="float" office:value="7209" calcext:value-type="float">
            <text:p>7209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741" calcext:value-type="float">
            <text:p>741</text:p>
          </table:table-cell>
          <table:table-cell table:style-name="ce7" table:formula="of:=[.G49]*[.I49]" office:value-type="float" office:value="32604" calcext:value-type="float">
            <text:p>32604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255" calcext:value-type="float">
            <text:p>255</text:p>
          </table:table-cell>
          <table:table-cell table:style-name="ce9" table:formula="of:=[.M49]*[.O49]" office:value-type="float" office:value="20145" calcext:value-type="float">
            <text:p>20145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546" calcext:value-type="float">
            <text:p>1546</text:p>
          </table:table-cell>
          <table:table-cell table:style-name="ce11" table:formula="of:=[.S49]*[.U49]" office:value-type="float" office:value="29374" calcext:value-type="float">
            <text:p>29374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requency:</text:p>
          </table:table-cell>
          <table:table-cell office:value-type="float" office:value="835" calcext:value-type="float">
            <text:p>835</text:p>
          </table:table-cell>
          <table:table-cell table:style-name="ce11" table:formula="of:=[.Y49]*[.AA49]" office:value-type="float" office:value="29225" calcext:value-type="float">
            <text:p>29225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requency:</text:p>
          </table:table-cell>
          <table:table-cell office:value-type="float" office:value="336" calcext:value-type="float">
            <text:p>336</text:p>
          </table:table-cell>
          <table:table-cell table:formula="of:=[.AE49]*[.AG49]" office:value-type="float" office:value="22512" calcext:value-type="float">
            <text:p>22512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frequency:</text:p>
          </table:table-cell>
          <table:table-cell office:value-type="float" office:value="323" calcext:value-type="float">
            <text:p>323</text:p>
          </table:table-cell>
          <table:table-cell table:formula="of:=[.AK49]*[.AM49]" office:value-type="float" office:value="22933" calcext:value-type="float">
            <text:p>22933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frequency:</text:p>
          </table:table-cell>
          <table:table-cell office:value-type="float" office:value="29" calcext:value-type="float">
            <text:p>29</text:p>
          </table:table-cell>
          <table:table-cell table:formula="of:=[.AR49]*[.AT49]" office:value-type="float" office:value="4379" calcext:value-type="float">
            <text:p>4379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requency:</text:p>
          </table:table-cell>
          <table:table-cell office:value-type="float" office:value="187" calcext:value-type="float">
            <text:p>187</text:p>
          </table:table-cell>
          <table:table-cell table:formula="of:=[.AY49]*[.BA49]" office:value-type="float" office:value="17578" calcext:value-type="float">
            <text:p>17578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772" calcext:value-type="float">
            <text:p>772</text:p>
          </table:table-cell>
          <table:table-cell table:style-name="ce7" table:formula="of:=[.G50]*[.I50]" office:value-type="float" office:value="33196" calcext:value-type="float">
            <text:p>33196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499" calcext:value-type="float">
            <text:p>1499</text:p>
          </table:table-cell>
          <table:table-cell table:style-name="ce9" table:formula="of:=[.M50]*[.O50]" office:value-type="float" office:value="35976" calcext:value-type="float">
            <text:p>35976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533" calcext:value-type="float">
            <text:p>533</text:p>
          </table:table-cell>
          <table:table-cell table:style-name="ce11" table:formula="of:=[.S50]*[.U50]" office:value-type="float" office:value="32513" calcext:value-type="float">
            <text:p>32513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:</text:p>
          </table:table-cell>
          <table:table-cell office:value-type="float" office:value="2512" calcext:value-type="float">
            <text:p>2512</text:p>
          </table:table-cell>
          <table:table-cell table:style-name="ce11" table:formula="of:=[.Y50]*[.AA50]" office:value-type="float" office:value="25120" calcext:value-type="float">
            <text:p>2512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requency:</text:p>
          </table:table-cell>
          <table:table-cell office:value-type="float" office:value="523" calcext:value-type="float">
            <text:p>523</text:p>
          </table:table-cell>
          <table:table-cell table:formula="of:=[.AE50]*[.AG50]" office:value-type="float" office:value="27719" calcext:value-type="float">
            <text:p>27719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requency:</text:p>
          </table:table-cell>
          <table:table-cell office:value-type="float" office:value="947" calcext:value-type="float">
            <text:p>947</text:p>
          </table:table-cell>
          <table:table-cell table:formula="of:=[.AK50]*[.AM50]" office:value-type="float" office:value="45456" calcext:value-type="float">
            <text:p>45456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:</text:p>
          </table:table-cell>
          <table:table-cell office:value-type="float" office:value="2475" calcext:value-type="float">
            <text:p>2475</text:p>
          </table:table-cell>
          <table:table-cell table:formula="of:=[.AR50]*[.AT50]" office:value-type="float" office:value="24750" calcext:value-type="float">
            <text:p>2475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equency:</text:p>
          </table:table-cell>
          <table:table-cell office:value-type="float" office:value="2461" calcext:value-type="float">
            <text:p>2461</text:p>
          </table:table-cell>
          <table:table-cell table:formula="of:=[.AY50]*[.BA50]" office:value-type="float" office:value="31993" calcext:value-type="float">
            <text:p>31993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372" calcext:value-type="float">
            <text:p>372</text:p>
          </table:table-cell>
          <table:table-cell table:style-name="ce7" table:formula="of:=[.G51]*[.I51]" office:value-type="float" office:value="22320" calcext:value-type="float">
            <text:p>22320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606" calcext:value-type="float">
            <text:p>1606</text:p>
          </table:table-cell>
          <table:table-cell table:style-name="ce9" table:formula="of:=[.M51]*[.O51]" office:value-type="float" office:value="36938" calcext:value-type="float">
            <text:p>36938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301" calcext:value-type="float">
            <text:p>301</text:p>
          </table:table-cell>
          <table:table-cell table:style-name="ce11" table:formula="of:=[.S51]*[.U51]" office:value-type="float" office:value="22876" calcext:value-type="float">
            <text:p>22876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frequency:</text:p>
          </table:table-cell>
          <table:table-cell office:value-type="float" office:value="12" calcext:value-type="float">
            <text:p>12</text:p>
          </table:table-cell>
          <table:table-cell table:style-name="ce11" table:formula="of:=[.Y51]*[.AA51]" office:value-type="float" office:value="2004" calcext:value-type="float">
            <text:p>200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requency:</text:p>
          </table:table-cell>
          <table:table-cell office:value-type="float" office:value="543" calcext:value-type="float">
            <text:p>543</text:p>
          </table:table-cell>
          <table:table-cell table:formula="of:=[.AE51]*[.AG51]" office:value-type="float" office:value="32037" calcext:value-type="float">
            <text:p>32037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requency:</text:p>
          </table:table-cell>
          <table:table-cell office:value-type="float" office:value="556" calcext:value-type="float">
            <text:p>556</text:p>
          </table:table-cell>
          <table:table-cell table:formula="of:=[.AK51]*[.AM51]" office:value-type="float" office:value="34472" calcext:value-type="float">
            <text:p>34472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requency:</text:p>
          </table:table-cell>
          <table:table-cell office:value-type="float" office:value="908" calcext:value-type="float">
            <text:p>908</text:p>
          </table:table-cell>
          <table:table-cell table:formula="of:=[.AR51]*[.AT51]" office:value-type="float" office:value="32688" calcext:value-type="float">
            <text:p>3268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requency:</text:p>
          </table:table-cell>
          <table:table-cell office:value-type="float" office:value="1481" calcext:value-type="float">
            <text:p>1481</text:p>
          </table:table-cell>
          <table:table-cell table:formula="of:=[.AY51]*[.BA51]" office:value-type="float" office:value="37025" calcext:value-type="float">
            <text:p>37025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85" calcext:value-type="float">
            <text:p>185</text:p>
          </table:table-cell>
          <table:table-cell table:style-name="ce7" table:formula="of:=[.G52]*[.I52]" office:value-type="float" office:value="12950" calcext:value-type="float">
            <text:p>12950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38" calcext:value-type="float">
            <text:p>138</text:p>
          </table:table-cell>
          <table:table-cell table:style-name="ce9" table:formula="of:=[.M52]*[.O52]" office:value-type="float" office:value="11454" calcext:value-type="float">
            <text:p>11454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495" calcext:value-type="float">
            <text:p>495</text:p>
          </table:table-cell>
          <table:table-cell table:style-name="ce11" table:formula="of:=[.S52]*[.U52]" office:value-type="float" office:value="29700" calcext:value-type="float">
            <text:p>2970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frequency:</text:p>
          </table:table-cell>
          <table:table-cell office:value-type="float" office:value="14" calcext:value-type="float">
            <text:p>14</text:p>
          </table:table-cell>
          <table:table-cell table:style-name="ce11" table:formula="of:=[.Y52]*[.AA52]" office:value-type="float" office:value="2324" calcext:value-type="float">
            <text:p>232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frequency:</text:p>
          </table:table-cell>
          <table:table-cell office:value-type="float" office:value="204" calcext:value-type="float">
            <text:p>204</text:p>
          </table:table-cell>
          <table:table-cell table:formula="of:=[.AE52]*[.AG52]" office:value-type="float" office:value="18564" calcext:value-type="float">
            <text:p>1856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requency:</text:p>
          </table:table-cell>
          <table:table-cell office:value-type="float" office:value="571" calcext:value-type="float">
            <text:p>571</text:p>
          </table:table-cell>
          <table:table-cell table:formula="of:=[.AK52]*[.AM52]" office:value-type="float" office:value="29692" calcext:value-type="float">
            <text:p>29692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frequency:</text:p>
          </table:table-cell>
          <table:table-cell office:value-type="float" office:value="45" calcext:value-type="float">
            <text:p>45</text:p>
          </table:table-cell>
          <table:table-cell table:formula="of:=[.AR52]*[.AT52]" office:value-type="float" office:value="6075" calcext:value-type="float">
            <text:p>6075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frequency:</text:p>
          </table:table-cell>
          <table:table-cell office:value-type="float" office:value="227" calcext:value-type="float">
            <text:p>227</text:p>
          </table:table-cell>
          <table:table-cell table:formula="of:=[.AY52]*[.BA52]" office:value-type="float" office:value="20657" calcext:value-type="float">
            <text:p>20657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800" calcext:value-type="float">
            <text:p>800</text:p>
          </table:table-cell>
          <table:table-cell table:style-name="ce7" table:formula="of:=[.G53]*[.I53]" office:value-type="float" office:value="36000" calcext:value-type="float">
            <text:p>36000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489" calcext:value-type="float">
            <text:p>489</text:p>
          </table:table-cell>
          <table:table-cell table:style-name="ce9" table:formula="of:=[.M53]*[.O53]" office:value-type="float" office:value="29340" calcext:value-type="float">
            <text:p>29340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2664" calcext:value-type="float">
            <text:p>2664</text:p>
          </table:table-cell>
          <table:table-cell table:style-name="ce11" table:formula="of:=[.S53]*[.U53]" office:value-type="float" office:value="26640" calcext:value-type="float">
            <text:p>2664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frequency:</text:p>
          </table:table-cell>
          <table:table-cell office:value-type="float" office:value="44" calcext:value-type="float">
            <text:p>44</text:p>
          </table:table-cell>
          <table:table-cell table:style-name="ce11" table:formula="of:=[.Y53]*[.AA53]" office:value-type="float" office:value="5764" calcext:value-type="float">
            <text:p>576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frequency:</text:p>
          </table:table-cell>
          <table:table-cell office:value-type="float" office:value="41" calcext:value-type="float">
            <text:p>41</text:p>
          </table:table-cell>
          <table:table-cell table:formula="of:=[.AE53]*[.AG53]" office:value-type="float" office:value="5535" calcext:value-type="float">
            <text:p>5535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equency:</text:p>
          </table:table-cell>
          <table:table-cell office:value-type="float" office:value="2452" calcext:value-type="float">
            <text:p>2452</text:p>
          </table:table-cell>
          <table:table-cell table:formula="of:=[.AK53]*[.AM53]" office:value-type="float" office:value="9808" calcext:value-type="float">
            <text:p>980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requency:</text:p>
          </table:table-cell>
          <table:table-cell office:value-type="float" office:value="1429" calcext:value-type="float">
            <text:p>1429</text:p>
          </table:table-cell>
          <table:table-cell table:formula="of:=[.AR53]*[.AT53]" office:value-type="float" office:value="40012" calcext:value-type="float">
            <text:p>40012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requency:</text:p>
          </table:table-cell>
          <table:table-cell office:value-type="float" office:value="945" calcext:value-type="float">
            <text:p>945</text:p>
          </table:table-cell>
          <table:table-cell table:formula="of:=[.AY53]*[.BA53]" office:value-type="float" office:value="37800" calcext:value-type="float">
            <text:p>37800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39" calcext:value-type="float">
            <text:p>39</text:p>
          </table:table-cell>
          <table:table-cell table:style-name="ce7" table:formula="of:=[.G54]*[.I54]" office:value-type="float" office:value="3822" calcext:value-type="float">
            <text:p>3822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58" calcext:value-type="float">
            <text:p>158</text:p>
          </table:table-cell>
          <table:table-cell table:style-name="ce9" table:formula="of:=[.M54]*[.O54]" office:value-type="float" office:value="14220" calcext:value-type="float">
            <text:p>14220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508" calcext:value-type="float">
            <text:p>508</text:p>
          </table:table-cell>
          <table:table-cell table:style-name="ce11" table:formula="of:=[.S54]*[.U54]" office:value-type="float" office:value="25400" calcext:value-type="float">
            <text:p>2540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equency:</text:p>
          </table:table-cell>
          <table:table-cell office:value-type="float" office:value="1478" calcext:value-type="float">
            <text:p>1478</text:p>
          </table:table-cell>
          <table:table-cell table:style-name="ce11" table:formula="of:=[.Y54]*[.AA54]" office:value-type="float" office:value="25126" calcext:value-type="float">
            <text:p>2512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frequency:</text:p>
          </table:table-cell>
          <table:table-cell office:value-type="float" office:value="108" calcext:value-type="float">
            <text:p>108</text:p>
          </table:table-cell>
          <table:table-cell table:formula="of:=[.AE54]*[.AG54]" office:value-type="float" office:value="12096" calcext:value-type="float">
            <text:p>1209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frequency:</text:p>
          </table:table-cell>
          <table:table-cell office:value-type="float" office:value="63" calcext:value-type="float">
            <text:p>63</text:p>
          </table:table-cell>
          <table:table-cell table:formula="of:=[.AK54]*[.AM54]" office:value-type="float" office:value="7245" calcext:value-type="float">
            <text:p>7245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equency:</text:p>
          </table:table-cell>
          <table:table-cell office:value-type="float" office:value="1506" calcext:value-type="float">
            <text:p>1506</text:p>
          </table:table-cell>
          <table:table-cell table:formula="of:=[.AR54]*[.AT54]" office:value-type="float" office:value="28614" calcext:value-type="float">
            <text:p>2861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requency:</text:p>
          </table:table-cell>
          <table:table-cell office:value-type="float" office:value="923" calcext:value-type="float">
            <text:p>923</text:p>
          </table:table-cell>
          <table:table-cell table:formula="of:=[.AY54]*[.BA54]" office:value-type="float" office:value="44304" calcext:value-type="float">
            <text:p>44304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806" calcext:value-type="float">
            <text:p>806</text:p>
          </table:table-cell>
          <table:table-cell table:style-name="ce7" table:formula="of:=[.G55]*[.I55]" office:value-type="float" office:value="32240" calcext:value-type="float">
            <text:p>32240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39" calcext:value-type="float">
            <text:p>139</text:p>
          </table:table-cell>
          <table:table-cell table:style-name="ce9" table:formula="of:=[.M55]*[.O55]" office:value-type="float" office:value="12371" calcext:value-type="float">
            <text:p>12371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286" calcext:value-type="float">
            <text:p>286</text:p>
          </table:table-cell>
          <table:table-cell table:style-name="ce11" table:formula="of:=[.S55]*[.U55]" office:value-type="float" office:value="19448" calcext:value-type="float">
            <text:p>19448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frequency:</text:p>
          </table:table-cell>
          <table:table-cell office:value-type="float" office:value="55" calcext:value-type="float">
            <text:p>55</text:p>
          </table:table-cell>
          <table:table-cell table:style-name="ce11" table:formula="of:=[.Y55]*[.AA55]" office:value-type="float" office:value="6270" calcext:value-type="float">
            <text:p>627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requency:</text:p>
          </table:table-cell>
          <table:table-cell office:value-type="float" office:value="82" calcext:value-type="float">
            <text:p>82</text:p>
          </table:table-cell>
          <table:table-cell table:formula="of:=[.AE55]*[.AG55]" office:value-type="float" office:value="10332" calcext:value-type="float">
            <text:p>10332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equency:</text:p>
          </table:table-cell>
          <table:table-cell office:value-type="float" office:value="2473" calcext:value-type="float">
            <text:p>2473</text:p>
          </table:table-cell>
          <table:table-cell table:formula="of:=[.AK55]*[.AM55]" office:value-type="float" office:value="14838" calcext:value-type="float">
            <text:p>1483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requency:</text:p>
          </table:table-cell>
          <table:table-cell office:value-type="float" office:value="358" calcext:value-type="float">
            <text:p>358</text:p>
          </table:table-cell>
          <table:table-cell table:formula="of:=[.AR55]*[.AT55]" office:value-type="float" office:value="25060" calcext:value-type="float">
            <text:p>2506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requency:</text:p>
          </table:table-cell>
          <table:table-cell office:value-type="float" office:value="1440" calcext:value-type="float">
            <text:p>1440</text:p>
          </table:table-cell>
          <table:table-cell table:formula="of:=[.AY55]*[.BA55]" office:value-type="float" office:value="41760" calcext:value-type="float">
            <text:p>41760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376" calcext:value-type="float">
            <text:p>376</text:p>
          </table:table-cell>
          <table:table-cell table:style-name="ce7" table:formula="of:=[.G56]*[.I56]" office:value-type="float" office:value="18800" calcext:value-type="float">
            <text:p>18800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83" calcext:value-type="float">
            <text:p>183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[.M56]*[.O56]" office:value-type="float" office:value="732" calcext:value-type="float">
            <text:p>732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869" calcext:value-type="float">
            <text:p>869</text:p>
          </table:table-cell>
          <table:table-cell table:style-name="ce11" table:formula="of:=[.S56]*[.U56]" office:value-type="float" office:value="41712" calcext:value-type="float">
            <text:p>41712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requency:</text:p>
          </table:table-cell>
          <table:table-cell office:value-type="float" office:value="915" calcext:value-type="float">
            <text:p>915</text:p>
          </table:table-cell>
          <table:table-cell table:style-name="ce11" table:formula="of:=[.Y56]*[.AA56]" office:value-type="float" office:value="43920" calcext:value-type="float">
            <text:p>4392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requency:</text:p>
          </table:table-cell>
          <table:table-cell office:value-type="float" office:value="288" calcext:value-type="float">
            <text:p>288</text:p>
          </table:table-cell>
          <table:table-cell table:formula="of:=[.AE56]*[.AG56]" office:value-type="float" office:value="19584" calcext:value-type="float">
            <text:p>1958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requency:</text:p>
          </table:table-cell>
          <table:table-cell office:value-type="float" office:value="373" calcext:value-type="float">
            <text:p>373</text:p>
          </table:table-cell>
          <table:table-cell table:formula="of:=[.AK56]*[.AM56]" office:value-type="float" office:value="29094" calcext:value-type="float">
            <text:p>2909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requency:</text:p>
          </table:table-cell>
          <table:table-cell office:value-type="float" office:value="600" calcext:value-type="float">
            <text:p>600</text:p>
          </table:table-cell>
          <table:table-cell table:formula="of:=[.AR56]*[.AT56]" office:value-type="float" office:value="37200" calcext:value-type="float">
            <text:p>3720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requency:</text:p>
          </table:table-cell>
          <table:table-cell office:value-type="float" office:value="543" calcext:value-type="float">
            <text:p>543</text:p>
          </table:table-cell>
          <table:table-cell table:formula="of:=[.AY56]*[.BA56]" office:value-type="float" office:value="33666" calcext:value-type="float">
            <text:p>33666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793" calcext:value-type="float">
            <text:p>793</text:p>
          </table:table-cell>
          <table:table-cell table:style-name="ce7" table:formula="of:=[.G57]*[.I57]" office:value-type="float" office:value="27755" calcext:value-type="float">
            <text:p>27755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256" calcext:value-type="float">
            <text:p>256</text:p>
          </table:table-cell>
          <table:table-cell table:style-name="ce9" table:formula="of:=[.M57]*[.O57]" office:value-type="float" office:value="17408" calcext:value-type="float">
            <text:p>17408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529" calcext:value-type="float">
            <text:p>529</text:p>
          </table:table-cell>
          <table:table-cell table:style-name="ce11" table:formula="of:=[.S57]*[.U57]" office:value-type="float" office:value="28566" calcext:value-type="float">
            <text:p>28566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requency:</text:p>
          </table:table-cell>
          <table:table-cell office:value-type="float" office:value="525" calcext:value-type="float">
            <text:p>525</text:p>
          </table:table-cell>
          <table:table-cell table:style-name="ce11" table:formula="of:=[.Y57]*[.AA57]" office:value-type="float" office:value="27825" calcext:value-type="float">
            <text:p>27825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frequency:</text:p>
          </table:table-cell>
          <table:table-cell office:value-type="float" office:value="77" calcext:value-type="float">
            <text:p>77</text:p>
          </table:table-cell>
          <table:table-cell table:formula="of:=[.AE57]*[.AG57]" office:value-type="float" office:value="9009" calcext:value-type="float">
            <text:p>9009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formula="of:=[.AK57]*[.AM57]" office:value-type="float" office:value="543" calcext:value-type="float">
            <text:p>543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requency:</text:p>
          </table:table-cell>
          <table:table-cell office:value-type="float" office:value="356" calcext:value-type="float">
            <text:p>356</text:p>
          </table:table-cell>
          <table:table-cell table:formula="of:=[.AR57]*[.AT57]" office:value-type="float" office:value="26700" calcext:value-type="float">
            <text:p>2670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requency:</text:p>
          </table:table-cell>
          <table:table-cell office:value-type="float" office:value="918" calcext:value-type="float">
            <text:p>918</text:p>
          </table:table-cell>
          <table:table-cell table:formula="of:=[.AY57]*[.BA57]" office:value-type="float" office:value="43146" calcext:value-type="float">
            <text:p>43146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839" calcext:value-type="float">
            <text:p>839</text:p>
          </table:table-cell>
          <table:table-cell table:style-name="ce7" table:formula="of:=[.G58]*[.I58]" office:value-type="float" office:value="31043" calcext:value-type="float">
            <text:p>31043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521" calcext:value-type="float">
            <text:p>521</text:p>
          </table:table-cell>
          <table:table-cell table:style-name="ce9" table:formula="of:=[.M58]*[.O58]" office:value-type="float" office:value="28655" calcext:value-type="float">
            <text:p>28655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79" calcext:value-type="float">
            <text:p>179</text:p>
          </table:table-cell>
          <table:table-cell table:style-name="ce11" table:formula="of:=[.S58]*[.U58]" office:value-type="float" office:value="14499" calcext:value-type="float">
            <text:p>14499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requency:</text:p>
          </table:table-cell>
          <table:table-cell office:value-type="float" office:value="520" calcext:value-type="float">
            <text:p>520</text:p>
          </table:table-cell>
          <table:table-cell table:style-name="ce11" table:formula="of:=[.Y58]*[.AA58]" office:value-type="float" office:value="32240" calcext:value-type="float">
            <text:p>3224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requency:</text:p>
          </table:table-cell>
          <table:table-cell office:value-type="float" office:value="486" calcext:value-type="float">
            <text:p>486</text:p>
          </table:table-cell>
          <table:table-cell table:formula="of:=[.AE58]*[.AG58]" office:value-type="float" office:value="26730" calcext:value-type="float">
            <text:p>2673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quency:</text:p>
          </table:table-cell>
          <table:table-cell office:value-type="float" office:value="2458" calcext:value-type="float">
            <text:p>2458</text:p>
          </table:table-cell>
          <table:table-cell table:formula="of:=[.AK58]*[.AM58]" office:value-type="float" office:value="22122" calcext:value-type="float">
            <text:p>22122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requency:</text:p>
          </table:table-cell>
          <table:table-cell office:value-type="float" office:value="1509" calcext:value-type="float">
            <text:p>1509</text:p>
          </table:table-cell>
          <table:table-cell table:formula="of:=[.AR58]*[.AT58]" office:value-type="float" office:value="34707" calcext:value-type="float">
            <text:p>34707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frequency:</text:p>
          </table:table-cell>
          <table:table-cell office:value-type="float" office:value="35" calcext:value-type="float">
            <text:p>35</text:p>
          </table:table-cell>
          <table:table-cell table:formula="of:=[.AY58]*[.BA58]" office:value-type="float" office:value="5145" calcext:value-type="float">
            <text:p>5145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484" calcext:value-type="float">
            <text:p>1484</text:p>
          </table:table-cell>
          <table:table-cell table:style-name="ce7" table:formula="of:=[.G59]*[.I59]" office:value-type="float" office:value="34132" calcext:value-type="float">
            <text:p>34132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263" calcext:value-type="float">
            <text:p>263</text:p>
          </table:table-cell>
          <table:table-cell table:style-name="ce9" table:formula="of:=[.M59]*[.O59]" office:value-type="float" office:value="19462" calcext:value-type="float">
            <text:p>19462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951" calcext:value-type="float">
            <text:p>951</text:p>
          </table:table-cell>
          <table:table-cell table:style-name="ce11" table:formula="of:=[.S59]*[.U59]" office:value-type="float" office:value="33285" calcext:value-type="float">
            <text:p>33285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requency:</text:p>
          </table:table-cell>
          <table:table-cell office:value-type="float" office:value="570" calcext:value-type="float">
            <text:p>570</text:p>
          </table:table-cell>
          <table:table-cell table:style-name="ce11" table:formula="of:=[.Y59]*[.AA59]" office:value-type="float" office:value="35910" calcext:value-type="float">
            <text:p>3591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:</text:p>
          </table:table-cell>
          <table:table-cell office:value-type="float" office:value="2557" calcext:value-type="float">
            <text:p>2557</text:p>
          </table:table-cell>
          <table:table-cell table:formula="of:=[.AE59]*[.AG59]" office:value-type="float" office:value="5114" calcext:value-type="float">
            <text:p>511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requency:</text:p>
          </table:table-cell>
          <table:table-cell office:value-type="float" office:value="290" calcext:value-type="float">
            <text:p>290</text:p>
          </table:table-cell>
          <table:table-cell table:formula="of:=[.AK59]*[.AM59]" office:value-type="float" office:value="18850" calcext:value-type="float">
            <text:p>1885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requency:</text:p>
          </table:table-cell>
          <table:table-cell office:value-type="float" office:value="1489" calcext:value-type="float">
            <text:p>1489</text:p>
          </table:table-cell>
          <table:table-cell table:formula="of:=[.AR59]*[.AT59]" office:value-type="float" office:value="47648" calcext:value-type="float">
            <text:p>4764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frequency:</text:p>
          </table:table-cell>
          <table:table-cell office:value-type="float" office:value="117" calcext:value-type="float">
            <text:p>117</text:p>
          </table:table-cell>
          <table:table-cell table:formula="of:=[.AY59]*[.BA59]" office:value-type="float" office:value="13104" calcext:value-type="float">
            <text:p>13104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01" calcext:value-type="float">
            <text:p>101</text:p>
          </table:table-cell>
          <table:table-cell table:style-name="ce7" table:formula="of:=[.G60]*[.I60]" office:value-type="float" office:value="8383" calcext:value-type="float">
            <text:p>8383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481" calcext:value-type="float">
            <text:p>481</text:p>
          </table:table-cell>
          <table:table-cell table:style-name="ce9" table:formula="of:=[.M60]*[.O60]" office:value-type="float" office:value="29341" calcext:value-type="float">
            <text:p>29341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72" calcext:value-type="float">
            <text:p>172</text:p>
          </table:table-cell>
          <table:table-cell table:style-name="ce11" table:formula="of:=[.S60]*[.U60]" office:value-type="float" office:value="14964" calcext:value-type="float">
            <text:p>14964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requency:</text:p>
          </table:table-cell>
          <table:table-cell office:value-type="float" office:value="510" calcext:value-type="float">
            <text:p>510</text:p>
          </table:table-cell>
          <table:table-cell table:style-name="ce11" table:formula="of:=[.Y60]*[.AA60]" office:value-type="float" office:value="32640" calcext:value-type="float">
            <text:p>3264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equency:</text:p>
          </table:table-cell>
          <table:table-cell office:value-type="float" office:value="1512" calcext:value-type="float">
            <text:p>1512</text:p>
          </table:table-cell>
          <table:table-cell table:formula="of:=[.AE60]*[.AG60]" office:value-type="float" office:value="33264" calcext:value-type="float">
            <text:p>3326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requency:</text:p>
          </table:table-cell>
          <table:table-cell office:value-type="float" office:value="1502" calcext:value-type="float">
            <text:p>1502</text:p>
          </table:table-cell>
          <table:table-cell table:formula="of:=[.AK60]*[.AM60]" office:value-type="float" office:value="43558" calcext:value-type="float">
            <text:p>4355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requency:</text:p>
          </table:table-cell>
          <table:table-cell office:value-type="float" office:value="329" calcext:value-type="float">
            <text:p>329</text:p>
          </table:table-cell>
          <table:table-cell table:formula="of:=[.AR60]*[.AT60]" office:value-type="float" office:value="24017" calcext:value-type="float">
            <text:p>24017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requency:</text:p>
          </table:table-cell>
          <table:table-cell office:value-type="float" office:value="940" calcext:value-type="float">
            <text:p>940</text:p>
          </table:table-cell>
          <table:table-cell table:formula="of:=[.AY60]*[.BA60]" office:value-type="float" office:value="41360" calcext:value-type="float">
            <text:p>41360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481" calcext:value-type="float">
            <text:p>1481</text:p>
          </table:table-cell>
          <table:table-cell table:style-name="ce7" table:formula="of:=[.G61]*[.I61]" office:value-type="float" office:value="38506" calcext:value-type="float">
            <text:p>38506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574" calcext:value-type="float">
            <text:p>1574</text:p>
          </table:table-cell>
          <table:table-cell table:style-name="ce9" table:formula="of:=[.M61]*[.O61]" office:value-type="float" office:value="29906" calcext:value-type="float">
            <text:p>29906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911" calcext:value-type="float">
            <text:p>911</text:p>
          </table:table-cell>
          <table:table-cell table:style-name="ce11" table:formula="of:=[.S61]*[.U61]" office:value-type="float" office:value="38262" calcext:value-type="float">
            <text:p>38262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equency:</text:p>
          </table:table-cell>
          <table:table-cell office:value-type="float" office:value="893" calcext:value-type="float">
            <text:p>893</text:p>
          </table:table-cell>
          <table:table-cell table:style-name="ce11" table:formula="of:=[.Y61]*[.AA61]" office:value-type="float" office:value="38399" calcext:value-type="float">
            <text:p>38399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requency:</text:p>
          </table:table-cell>
          <table:table-cell office:value-type="float" office:value="583" calcext:value-type="float">
            <text:p>583</text:p>
          </table:table-cell>
          <table:table-cell table:formula="of:=[.AE61]*[.AG61]" office:value-type="float" office:value="36146" calcext:value-type="float">
            <text:p>3614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requency:</text:p>
          </table:table-cell>
          <table:table-cell office:value-type="float" office:value="331" calcext:value-type="float">
            <text:p>331</text:p>
          </table:table-cell>
          <table:table-cell table:formula="of:=[.AK61]*[.AM61]" office:value-type="float" office:value="22177" calcext:value-type="float">
            <text:p>22177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requency:</text:p>
          </table:table-cell>
          <table:table-cell office:value-type="float" office:value="131" calcext:value-type="float">
            <text:p>131</text:p>
          </table:table-cell>
          <table:table-cell table:formula="of:=[.AR61]*[.AT61]" office:value-type="float" office:value="13624" calcext:value-type="float">
            <text:p>1362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requency:</text:p>
          </table:table-cell>
          <table:table-cell office:value-type="float" office:value="919" calcext:value-type="float">
            <text:p>919</text:p>
          </table:table-cell>
          <table:table-cell table:formula="of:=[.AY61]*[.BA61]" office:value-type="float" office:value="32165" calcext:value-type="float">
            <text:p>32165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04" calcext:value-type="float">
            <text:p>104</text:p>
          </table:table-cell>
          <table:table-cell table:style-name="ce7" table:formula="of:=[.G62]*[.I62]" office:value-type="float" office:value="8528" calcext:value-type="float">
            <text:p>8528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2836" calcext:value-type="float">
            <text:p>2836</text:p>
          </table:table-cell>
          <table:table-cell table:style-name="ce9" table:formula="of:=[.M62]*[.O62]" office:value-type="float" office:value="31196" calcext:value-type="float">
            <text:p>31196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table:formula="of:=[.S62]*[.U62]" office:value-type="float" office:value="25025" calcext:value-type="float">
            <text:p>25025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equency:</text:p>
          </table:table-cell>
          <table:table-cell office:value-type="float" office:value="917" calcext:value-type="float">
            <text:p>917</text:p>
          </table:table-cell>
          <table:table-cell table:style-name="ce11" table:formula="of:=[.Y62]*[.AA62]" office:value-type="float" office:value="38514" calcext:value-type="float">
            <text:p>3851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requency:</text:p>
          </table:table-cell>
          <table:table-cell office:value-type="float" office:value="306" calcext:value-type="float">
            <text:p>306</text:p>
          </table:table-cell>
          <table:table-cell table:formula="of:=[.AE62]*[.AG62]" office:value-type="float" office:value="21114" calcext:value-type="float">
            <text:p>2111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requency:</text:p>
          </table:table-cell>
          <table:table-cell office:value-type="float" office:value="569" calcext:value-type="float">
            <text:p>569</text:p>
          </table:table-cell>
          <table:table-cell table:formula="of:=[.AK62]*[.AM62]" office:value-type="float" office:value="33002" calcext:value-type="float">
            <text:p>33002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requency:</text:p>
          </table:table-cell>
          <table:table-cell office:value-type="float" office:value="575" calcext:value-type="float">
            <text:p>575</text:p>
          </table:table-cell>
          <table:table-cell table:formula="of:=[.AR62]*[.AT62]" office:value-type="float" office:value="33925" calcext:value-type="float">
            <text:p>33925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requency:</text:p>
          </table:table-cell>
          <table:table-cell office:value-type="float" office:value="1522" calcext:value-type="float">
            <text:p>1522</text:p>
          </table:table-cell>
          <table:table-cell table:formula="of:=[.AY62]*[.BA62]" office:value-type="float" office:value="42616" calcext:value-type="float">
            <text:p>42616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619" calcext:value-type="float">
            <text:p>1619</text:p>
          </table:table-cell>
          <table:table-cell table:style-name="ce7" table:formula="of:=[.G63]*[.I63]" office:value-type="float" office:value="35618" calcext:value-type="float">
            <text:p>35618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854" calcext:value-type="float">
            <text:p>854</text:p>
          </table:table-cell>
          <table:table-cell table:style-name="ce9" table:formula="of:=[.M63]*[.O63]" office:value-type="float" office:value="35868" calcext:value-type="float">
            <text:p>35868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927" calcext:value-type="float">
            <text:p>927</text:p>
          </table:table-cell>
          <table:table-cell table:style-name="ce11" table:formula="of:=[.S63]*[.U63]" office:value-type="float" office:value="34299" calcext:value-type="float">
            <text:p>34299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requency:</text:p>
          </table:table-cell>
          <table:table-cell office:value-type="float" office:value="522" calcext:value-type="float">
            <text:p>522</text:p>
          </table:table-cell>
          <table:table-cell table:style-name="ce11" table:formula="of:=[.Y63]*[.AA63]" office:value-type="float" office:value="29232" calcext:value-type="float">
            <text:p>29232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requency:</text:p>
          </table:table-cell>
          <table:table-cell office:value-type="float" office:value="905" calcext:value-type="float">
            <text:p>905</text:p>
          </table:table-cell>
          <table:table-cell table:formula="of:=[.AE63]*[.AG63]" office:value-type="float" office:value="30770" calcext:value-type="float">
            <text:p>3077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requency:</text:p>
          </table:table-cell>
          <table:table-cell office:value-type="float" office:value="570" calcext:value-type="float">
            <text:p>570</text:p>
          </table:table-cell>
          <table:table-cell table:formula="of:=[.AK63]*[.AM63]" office:value-type="float" office:value="35910" calcext:value-type="float">
            <text:p>3591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requency:</text:p>
          </table:table-cell>
          <table:table-cell office:value-type="float" office:value="562" calcext:value-type="float">
            <text:p>562</text:p>
          </table:table-cell>
          <table:table-cell table:formula="of:=[.AR63]*[.AT63]" office:value-type="float" office:value="30910" calcext:value-type="float">
            <text:p>3091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requency:</text:p>
          </table:table-cell>
          <table:table-cell office:value-type="float" office:value="197" calcext:value-type="float">
            <text:p>197</text:p>
          </table:table-cell>
          <table:table-cell table:formula="of:=[.AY63]*[.BA63]" office:value-type="float" office:value="16745" calcext:value-type="float">
            <text:p>16745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369" calcext:value-type="float">
            <text:p>369</text:p>
          </table:table-cell>
          <table:table-cell table:style-name="ce7" table:formula="of:=[.G64]*[.I64]" office:value-type="float" office:value="19557" calcext:value-type="float">
            <text:p>19557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498" calcext:value-type="float">
            <text:p>1498</text:p>
          </table:table-cell>
          <table:table-cell table:style-name="ce9" table:formula="of:=[.M64]*[.O64]" office:value-type="float" office:value="31458" calcext:value-type="float">
            <text:p>31458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873" calcext:value-type="float">
            <text:p>873</text:p>
          </table:table-cell>
          <table:table-cell table:style-name="ce11" table:formula="of:=[.S64]*[.U64]" office:value-type="float" office:value="40158" calcext:value-type="float">
            <text:p>40158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requency:</text:p>
          </table:table-cell>
          <table:table-cell office:value-type="float" office:value="478" calcext:value-type="float">
            <text:p>478</text:p>
          </table:table-cell>
          <table:table-cell table:style-name="ce11" table:formula="of:=[.Y64]*[.AA64]" office:value-type="float" office:value="25812" calcext:value-type="float">
            <text:p>25812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requency:</text:p>
          </table:table-cell>
          <table:table-cell office:value-type="float" office:value="557" calcext:value-type="float">
            <text:p>557</text:p>
          </table:table-cell>
          <table:table-cell table:formula="of:=[.AE64]*[.AG64]" office:value-type="float" office:value="33977" calcext:value-type="float">
            <text:p>33977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requency:</text:p>
          </table:table-cell>
          <table:table-cell office:value-type="float" office:value="534" calcext:value-type="float">
            <text:p>534</text:p>
          </table:table-cell>
          <table:table-cell table:formula="of:=[.AK64]*[.AM64]" office:value-type="float" office:value="32040" calcext:value-type="float">
            <text:p>3204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requency:</text:p>
          </table:table-cell>
          <table:table-cell office:value-type="float" office:value="893" calcext:value-type="float">
            <text:p>893</text:p>
          </table:table-cell>
          <table:table-cell table:formula="of:=[.AR64]*[.AT64]" office:value-type="float" office:value="35720" calcext:value-type="float">
            <text:p>3572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requency:</text:p>
          </table:table-cell>
          <table:table-cell office:value-type="float" office:value="206" calcext:value-type="float">
            <text:p>206</text:p>
          </table:table-cell>
          <table:table-cell table:formula="of:=[.AY64]*[.BA64]" office:value-type="float" office:value="19776" calcext:value-type="float">
            <text:p>19776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707" calcext:value-type="float">
            <text:p>707</text:p>
          </table:table-cell>
          <table:table-cell table:style-name="ce7" table:formula="of:=[.G65]*[.I65]" office:value-type="float" office:value="32522" calcext:value-type="float">
            <text:p>32522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40" calcext:value-type="float">
            <text:p>140</text:p>
          </table:table-cell>
          <table:table-cell table:style-name="ce9" table:formula="of:=[.M65]*[.O65]" office:value-type="float" office:value="11900" calcext:value-type="float">
            <text:p>11900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942" calcext:value-type="float">
            <text:p>942</text:p>
          </table:table-cell>
          <table:table-cell table:style-name="ce11" table:formula="of:=[.S65]*[.U65]" office:value-type="float" office:value="41448" calcext:value-type="float">
            <text:p>41448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requency:</text:p>
          </table:table-cell>
          <table:table-cell office:value-type="float" office:value="1521" calcext:value-type="float">
            <text:p>1521</text:p>
          </table:table-cell>
          <table:table-cell table:style-name="ce11" table:formula="of:=[.Y65]*[.AA65]" office:value-type="float" office:value="42588" calcext:value-type="float">
            <text:p>42588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requency:</text:p>
          </table:table-cell>
          <table:table-cell office:value-type="float" office:value="322" calcext:value-type="float">
            <text:p>322</text:p>
          </table:table-cell>
          <table:table-cell table:formula="of:=[.AE65]*[.AG65]" office:value-type="float" office:value="23828" calcext:value-type="float">
            <text:p>23828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requency:</text:p>
          </table:table-cell>
          <table:table-cell office:value-type="float" office:value="1517" calcext:value-type="float">
            <text:p>1517</text:p>
          </table:table-cell>
          <table:table-cell table:formula="of:=[.AK65]*[.AM65]" office:value-type="float" office:value="48544" calcext:value-type="float">
            <text:p>4854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requency:</text:p>
          </table:table-cell>
          <table:table-cell office:value-type="float" office:value="328" calcext:value-type="float">
            <text:p>328</text:p>
          </table:table-cell>
          <table:table-cell table:formula="of:=[.AR65]*[.AT65]" office:value-type="float" office:value="21320" calcext:value-type="float">
            <text:p>2132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requency:</text:p>
          </table:table-cell>
          <table:table-cell office:value-type="float" office:value="323" calcext:value-type="float">
            <text:p>323</text:p>
          </table:table-cell>
          <table:table-cell table:formula="of:=[.AY65]*[.BA65]" office:value-type="float" office:value="21964" calcext:value-type="float">
            <text:p>21964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537" calcext:value-type="float">
            <text:p>1537</text:p>
          </table:table-cell>
          <table:table-cell table:style-name="ce7" table:formula="of:=[.G66]*[.I66]" office:value-type="float" office:value="46110" calcext:value-type="float">
            <text:p>46110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847" calcext:value-type="float">
            <text:p>847</text:p>
          </table:table-cell>
          <table:table-cell table:style-name="ce9" table:formula="of:=[.M66]*[.O66]" office:value-type="float" office:value="39809" calcext:value-type="float">
            <text:p>39809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449" calcext:value-type="float">
            <text:p>1449</text:p>
          </table:table-cell>
          <table:table-cell table:style-name="ce11" table:formula="of:=[.S66]*[.U66]" office:value-type="float" office:value="33327" calcext:value-type="float">
            <text:p>33327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requency:</text:p>
          </table:table-cell>
          <table:table-cell office:value-type="float" office:value="167" calcext:value-type="float">
            <text:p>167</text:p>
          </table:table-cell>
          <table:table-cell table:style-name="ce11" table:formula="of:=[.Y66]*[.AA66]" office:value-type="float" office:value="15364" calcext:value-type="float">
            <text:p>1536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requency:</text:p>
          </table:table-cell>
          <table:table-cell office:value-type="float" office:value="285" calcext:value-type="float">
            <text:p>285</text:p>
          </table:table-cell>
          <table:table-cell table:formula="of:=[.AE66]*[.AG66]" office:value-type="float" office:value="21660" calcext:value-type="float">
            <text:p>2166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requency:</text:p>
          </table:table-cell>
          <table:table-cell office:value-type="float" office:value="227" calcext:value-type="float">
            <text:p>227</text:p>
          </table:table-cell>
          <table:table-cell table:formula="of:=[.AK66]*[.AM66]" office:value-type="float" office:value="18614" calcext:value-type="float">
            <text:p>1861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requency:</text:p>
          </table:table-cell>
          <table:table-cell office:value-type="float" office:value="1498" calcext:value-type="float">
            <text:p>1498</text:p>
          </table:table-cell>
          <table:table-cell table:formula="of:=[.AR66]*[.AT66]" office:value-type="float" office:value="38948" calcext:value-type="float">
            <text:p>3894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frequency:</text:p>
          </table:table-cell>
          <table:table-cell office:value-type="float" office:value="210" calcext:value-type="float">
            <text:p>210</text:p>
          </table:table-cell>
          <table:table-cell table:formula="of:=[.AY66]*[.BA66]" office:value-type="float" office:value="17010" calcext:value-type="float">
            <text:p>17010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06" calcext:value-type="float">
            <text:p>106</text:p>
          </table:table-cell>
          <table:table-cell table:style-name="ce7" table:formula="of:=[.G67]*[.I67]" office:value-type="float" office:value="9752" calcext:value-type="float">
            <text:p>9752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493" calcext:value-type="float">
            <text:p>493</text:p>
          </table:table-cell>
          <table:table-cell table:style-name="ce9" table:formula="of:=[.M67]*[.O67]" office:value-type="float" office:value="24157" calcext:value-type="float">
            <text:p>24157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893" calcext:value-type="float">
            <text:p>893</text:p>
          </table:table-cell>
          <table:table-cell table:style-name="ce11" table:formula="of:=[.S67]*[.U67]" office:value-type="float" office:value="32148" calcext:value-type="float">
            <text:p>32148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equency:</text:p>
          </table:table-cell>
          <table:table-cell office:value-type="float" office:value="2508" calcext:value-type="float">
            <text:p>2508</text:p>
          </table:table-cell>
          <table:table-cell table:style-name="ce11" table:formula="of:=[.Y67]*[.AA67]" office:value-type="float" office:value="17556" calcext:value-type="float">
            <text:p>1755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requency:</text:p>
          </table:table-cell>
          <table:table-cell office:value-type="float" office:value="327" calcext:value-type="float">
            <text:p>327</text:p>
          </table:table-cell>
          <table:table-cell table:formula="of:=[.AE67]*[.AG67]" office:value-type="float" office:value="23544" calcext:value-type="float">
            <text:p>2354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requency:</text:p>
          </table:table-cell>
          <table:table-cell office:value-type="float" office:value="1561" calcext:value-type="float">
            <text:p>1561</text:p>
          </table:table-cell>
          <table:table-cell table:formula="of:=[.AK67]*[.AM67]" office:value-type="float" office:value="46830" calcext:value-type="float">
            <text:p>4683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requency:</text:p>
          </table:table-cell>
          <table:table-cell office:value-type="float" office:value="520" calcext:value-type="float">
            <text:p>520</text:p>
          </table:table-cell>
          <table:table-cell table:formula="of:=[.AR67]*[.AT67]" office:value-type="float" office:value="25480" calcext:value-type="float">
            <text:p>2548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quency:</text:p>
          </table:table-cell>
          <table:table-cell office:value-type="float" office:value="534" calcext:value-type="float">
            <text:p>534</text:p>
          </table:table-cell>
          <table:table-cell table:formula="of:=[.AY67]*[.BA67]" office:value-type="float" office:value="26700" calcext:value-type="float">
            <text:p>26700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217" calcext:value-type="float">
            <text:p>217</text:p>
          </table:table-cell>
          <table:table-cell table:style-name="ce7" table:formula="of:=[.G68]*[.I68]" office:value-type="float" office:value="17143" calcext:value-type="float">
            <text:p>17143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484" calcext:value-type="float">
            <text:p>1484</text:p>
          </table:table-cell>
          <table:table-cell table:style-name="ce9" table:formula="of:=[.M68]*[.O68]" office:value-type="float" office:value="37100" calcext:value-type="float">
            <text:p>37100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482" calcext:value-type="float">
            <text:p>1482</text:p>
          </table:table-cell>
          <table:table-cell table:style-name="ce11" table:formula="of:=[.S68]*[.U68]" office:value-type="float" office:value="31122" calcext:value-type="float">
            <text:p>31122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equency:</text:p>
          </table:table-cell>
          <table:table-cell office:value-type="float" office:value="176" calcext:value-type="float">
            <text:p>176</text:p>
          </table:table-cell>
          <table:table-cell table:style-name="ce11" table:formula="of:=[.Y68]*[.AA68]" office:value-type="float" office:value="14608" calcext:value-type="float">
            <text:p>14608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frequency:</text:p>
          </table:table-cell>
          <table:table-cell office:value-type="float" office:value="4" calcext:value-type="float">
            <text:p>4</text:p>
          </table:table-cell>
          <table:table-cell table:formula="of:=[.AE68]*[.AG68]" office:value-type="float" office:value="860" calcext:value-type="float">
            <text:p>86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requency:</text:p>
          </table:table-cell>
          <table:table-cell office:value-type="float" office:value="206" calcext:value-type="float">
            <text:p>206</text:p>
          </table:table-cell>
          <table:table-cell table:formula="of:=[.AK68]*[.AM68]" office:value-type="float" office:value="18540" calcext:value-type="float">
            <text:p>1854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requency:</text:p>
          </table:table-cell>
          <table:table-cell office:value-type="float" office:value="306" calcext:value-type="float">
            <text:p>306</text:p>
          </table:table-cell>
          <table:table-cell table:formula="of:=[.AR68]*[.AT68]" office:value-type="float" office:value="21114" calcext:value-type="float">
            <text:p>2111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requency:</text:p>
          </table:table-cell>
          <table:table-cell office:value-type="float" office:value="76" calcext:value-type="float">
            <text:p>76</text:p>
          </table:table-cell>
          <table:table-cell table:formula="of:=[.AY68]*[.BA68]" office:value-type="float" office:value="9728" calcext:value-type="float">
            <text:p>9728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759" calcext:value-type="float">
            <text:p>759</text:p>
          </table:table-cell>
          <table:table-cell table:style-name="ce7" table:formula="of:=[.G69]*[.I69]" office:value-type="float" office:value="28842" calcext:value-type="float">
            <text:p>28842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471" calcext:value-type="float">
            <text:p>471</text:p>
          </table:table-cell>
          <table:table-cell table:style-name="ce9" table:formula="of:=[.M69]*[.O69]" office:value-type="float" office:value="29673" calcext:value-type="float">
            <text:p>29673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520" calcext:value-type="float">
            <text:p>520</text:p>
          </table:table-cell>
          <table:table-cell table:style-name="ce11" table:formula="of:=[.S69]*[.U69]" office:value-type="float" office:value="25480" calcext:value-type="float">
            <text:p>2548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requency:</text:p>
          </table:table-cell>
          <table:table-cell office:value-type="float" office:value="329" calcext:value-type="float">
            <text:p>329</text:p>
          </table:table-cell>
          <table:table-cell table:style-name="ce11" table:formula="of:=[.Y69]*[.AA69]" office:value-type="float" office:value="25662" calcext:value-type="float">
            <text:p>25662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frequency:</text:p>
          </table:table-cell>
          <table:table-cell office:value-type="float" office:value="129" calcext:value-type="float">
            <text:p>129</text:p>
          </table:table-cell>
          <table:table-cell table:formula="of:=[.AE69]*[.AG69]" office:value-type="float" office:value="13674" calcext:value-type="float">
            <text:p>1367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equency:</text:p>
          </table:table-cell>
          <table:table-cell office:value-type="float" office:value="945" calcext:value-type="float">
            <text:p>945</text:p>
          </table:table-cell>
          <table:table-cell table:formula="of:=[.AK69]*[.AM69]" office:value-type="float" office:value="39690" calcext:value-type="float">
            <text:p>3969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requency:</text:p>
          </table:table-cell>
          <table:table-cell office:value-type="float" office:value="26" calcext:value-type="float">
            <text:p>26</text:p>
          </table:table-cell>
          <table:table-cell table:formula="of:=[.AR69]*[.AT69]" office:value-type="float" office:value="4160" calcext:value-type="float">
            <text:p>416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frequency:</text:p>
          </table:table-cell>
          <table:table-cell office:value-type="float" office:value="129" calcext:value-type="float">
            <text:p>129</text:p>
          </table:table-cell>
          <table:table-cell table:formula="of:=[.AY69]*[.BA69]" office:value-type="float" office:value="13674" calcext:value-type="float">
            <text:p>13674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201" calcext:value-type="float">
            <text:p>201</text:p>
          </table:table-cell>
          <table:table-cell table:style-name="ce7" table:formula="of:=[.G70]*[.I70]" office:value-type="float" office:value="15477" calcext:value-type="float">
            <text:p>15477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506" calcext:value-type="float">
            <text:p>1506</text:p>
          </table:table-cell>
          <table:table-cell table:style-name="ce9" table:formula="of:=[.M70]*[.O70]" office:value-type="float" office:value="25602" calcext:value-type="float">
            <text:p>25602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292" calcext:value-type="float">
            <text:p>292</text:p>
          </table:table-cell>
          <table:table-cell table:style-name="ce11" table:formula="of:=[.S70]*[.U70]" office:value-type="float" office:value="20732" calcext:value-type="float">
            <text:p>20732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frequency:</text:p>
          </table:table-cell>
          <table:table-cell office:value-type="float" office:value="171" calcext:value-type="float">
            <text:p>171</text:p>
          </table:table-cell>
          <table:table-cell table:style-name="ce11" table:formula="of:=[.Y70]*[.AA70]" office:value-type="float" office:value="15048" calcext:value-type="float">
            <text:p>15048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requency:</text:p>
          </table:table-cell>
          <table:table-cell office:value-type="float" office:value="920" calcext:value-type="float">
            <text:p>920</text:p>
          </table:table-cell>
          <table:table-cell table:formula="of:=[.AE70]*[.AG70]" office:value-type="float" office:value="44160" calcext:value-type="float">
            <text:p>4416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frequency:</text:p>
          </table:table-cell>
          <table:table-cell office:value-type="float" office:value="190" calcext:value-type="float">
            <text:p>190</text:p>
          </table:table-cell>
          <table:table-cell table:formula="of:=[.AK70]*[.AM70]" office:value-type="float" office:value="17670" calcext:value-type="float">
            <text:p>1767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requency:</text:p>
          </table:table-cell>
          <table:table-cell office:value-type="float" office:value="359" calcext:value-type="float">
            <text:p>359</text:p>
          </table:table-cell>
          <table:table-cell table:formula="of:=[.AR70]*[.AT70]" office:value-type="float" office:value="28002" calcext:value-type="float">
            <text:p>28002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frequency:</text:p>
          </table:table-cell>
          <table:table-cell office:value-type="float" office:value="118" calcext:value-type="float">
            <text:p>118</text:p>
          </table:table-cell>
          <table:table-cell table:formula="of:=[.AY70]*[.BA70]" office:value-type="float" office:value="12626" calcext:value-type="float">
            <text:p>12626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204" calcext:value-type="float">
            <text:p>204</text:p>
          </table:table-cell>
          <table:table-cell table:style-name="ce7" table:formula="of:=[.G71]*[.I71]" office:value-type="float" office:value="14892" calcext:value-type="float">
            <text:p>14892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848" calcext:value-type="float">
            <text:p>848</text:p>
          </table:table-cell>
          <table:table-cell table:style-name="ce9" table:formula="of:=[.M71]*[.O71]" office:value-type="float" office:value="37312" calcext:value-type="float">
            <text:p>37312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262" calcext:value-type="float">
            <text:p>262</text:p>
          </table:table-cell>
          <table:table-cell table:style-name="ce11" table:formula="of:=[.S71]*[.U71]" office:value-type="float" office:value="17030" calcext:value-type="float">
            <text:p>1703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requency:</text:p>
          </table:table-cell>
          <table:table-cell office:value-type="float" office:value="325" calcext:value-type="float">
            <text:p>325</text:p>
          </table:table-cell>
          <table:table-cell table:style-name="ce11" table:formula="of:=[.Y71]*[.AA71]" office:value-type="float" office:value="24700" calcext:value-type="float">
            <text:p>2470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requency:</text:p>
          </table:table-cell>
          <table:table-cell office:value-type="float" office:value="539" calcext:value-type="float">
            <text:p>539</text:p>
          </table:table-cell>
          <table:table-cell table:formula="of:=[.AE71]*[.AG71]" office:value-type="float" office:value="32340" calcext:value-type="float">
            <text:p>3234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quency:</text:p>
          </table:table-cell>
          <table:table-cell office:value-type="float" office:value="566" calcext:value-type="float">
            <text:p>566</text:p>
          </table:table-cell>
          <table:table-cell table:formula="of:=[.AK71]*[.AM71]" office:value-type="float" office:value="28300" calcext:value-type="float">
            <text:p>2830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equency:</text:p>
          </table:table-cell>
          <table:table-cell office:value-type="float" office:value="955" calcext:value-type="float">
            <text:p>955</text:p>
          </table:table-cell>
          <table:table-cell table:formula="of:=[.AR71]*[.AT71]" office:value-type="float" office:value="36290" calcext:value-type="float">
            <text:p>3629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requency:</text:p>
          </table:table-cell>
          <table:table-cell office:value-type="float" office:value="552" calcext:value-type="float">
            <text:p>552</text:p>
          </table:table-cell>
          <table:table-cell table:formula="of:=[.AY71]*[.BA71]" office:value-type="float" office:value="33672" calcext:value-type="float">
            <text:p>33672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97" calcext:value-type="float">
            <text:p>97</text:p>
          </table:table-cell>
          <table:table-cell table:style-name="ce7" table:formula="of:=[.G72]*[.I72]" office:value-type="float" office:value="7857" calcext:value-type="float">
            <text:p>7857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884" calcext:value-type="float">
            <text:p>884</text:p>
          </table:table-cell>
          <table:table-cell table:style-name="ce9" table:formula="of:=[.M72]*[.O72]" office:value-type="float" office:value="35360" calcext:value-type="float">
            <text:p>35360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529" calcext:value-type="float">
            <text:p>529</text:p>
          </table:table-cell>
          <table:table-cell table:style-name="ce11" table:formula="of:=[.S72]*[.U72]" office:value-type="float" office:value="31211" calcext:value-type="float">
            <text:p>31211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requency:</text:p>
          </table:table-cell>
          <table:table-cell office:value-type="float" office:value="1526" calcext:value-type="float">
            <text:p>1526</text:p>
          </table:table-cell>
          <table:table-cell table:style-name="ce11" table:formula="of:=[.Y72]*[.AA72]" office:value-type="float" office:value="39676" calcext:value-type="float">
            <text:p>3967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requency:</text:p>
          </table:table-cell>
          <table:table-cell office:value-type="float" office:value="1507" calcext:value-type="float">
            <text:p>1507</text:p>
          </table:table-cell>
          <table:table-cell table:formula="of:=[.AE72]*[.AG72]" office:value-type="float" office:value="37675" calcext:value-type="float">
            <text:p>37675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requency:</text:p>
          </table:table-cell>
          <table:table-cell office:value-type="float" office:value="881" calcext:value-type="float">
            <text:p>881</text:p>
          </table:table-cell>
          <table:table-cell table:formula="of:=[.AK72]*[.AM72]" office:value-type="float" office:value="41407" calcext:value-type="float">
            <text:p>41407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equency:</text:p>
          </table:table-cell>
          <table:table-cell office:value-type="float" office:value="191" calcext:value-type="float">
            <text:p>191</text:p>
          </table:table-cell>
          <table:table-cell table:formula="of:=[.AR72]*[.AT72]" office:value-type="float" office:value="15853" calcext:value-type="float">
            <text:p>15853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frequency:</text:p>
          </table:table-cell>
          <table:table-cell office:value-type="float" office:value="241" calcext:value-type="float">
            <text:p>241</text:p>
          </table:table-cell>
          <table:table-cell table:formula="of:=[.AY72]*[.BA72]" office:value-type="float" office:value="21208" calcext:value-type="float">
            <text:p>21208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396" calcext:value-type="float">
            <text:p>396</text:p>
          </table:table-cell>
          <table:table-cell table:style-name="ce7" table:formula="of:=[.G73]*[.I73]" office:value-type="float" office:value="20196" calcext:value-type="float">
            <text:p>20196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82" calcext:value-type="float">
            <text:p>82</text:p>
          </table:table-cell>
          <table:table-cell table:style-name="ce9" table:formula="of:=[.M73]*[.O73]" office:value-type="float" office:value="8036" calcext:value-type="float">
            <text:p>8036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489" calcext:value-type="float">
            <text:p>489</text:p>
          </table:table-cell>
          <table:table-cell table:style-name="ce11" table:formula="of:=[.S73]*[.U73]" office:value-type="float" office:value="28362" calcext:value-type="float">
            <text:p>28362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requency:</text:p>
          </table:table-cell>
          <table:table-cell office:value-type="float" office:value="542" calcext:value-type="float">
            <text:p>542</text:p>
          </table:table-cell>
          <table:table-cell table:style-name="ce11" table:formula="of:=[.Y73]*[.AA73]" office:value-type="float" office:value="33062" calcext:value-type="float">
            <text:p>33062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equency:</text:p>
          </table:table-cell>
          <table:table-cell office:value-type="float" office:value="870" calcext:value-type="float">
            <text:p>870</text:p>
          </table:table-cell>
          <table:table-cell table:formula="of:=[.AE73]*[.AG73]" office:value-type="float" office:value="37410" calcext:value-type="float">
            <text:p>3741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equency:</text:p>
          </table:table-cell>
          <table:table-cell office:value-type="float" office:value="923" calcext:value-type="float">
            <text:p>923</text:p>
          </table:table-cell>
          <table:table-cell table:formula="of:=[.AK73]*[.AM73]" office:value-type="float" office:value="39689" calcext:value-type="float">
            <text:p>39689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requency:</text:p>
          </table:table-cell>
          <table:table-cell office:value-type="float" office:value="908" calcext:value-type="float">
            <text:p>908</text:p>
          </table:table-cell>
          <table:table-cell table:formula="of:=[.AR73]*[.AT73]" office:value-type="float" office:value="39952" calcext:value-type="float">
            <text:p>39952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equency:</text:p>
          </table:table-cell>
          <table:table-cell office:value-type="float" office:value="888" calcext:value-type="float">
            <text:p>888</text:p>
          </table:table-cell>
          <table:table-cell table:formula="of:=[.AY73]*[.BA73]" office:value-type="float" office:value="38184" calcext:value-type="float">
            <text:p>38184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5" calcext:value-type="float">
            <text:p>5</text:p>
          </table:table-cell>
          <table:table-cell table:style-name="ce7" table:formula="of:=[.G74]*[.I74]" office:value-type="float" office:value="850" calcext:value-type="float">
            <text:p>850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535" calcext:value-type="float">
            <text:p>535</text:p>
          </table:table-cell>
          <table:table-cell table:style-name="ce9" table:formula="of:=[.M74]*[.O74]" office:value-type="float" office:value="27285" calcext:value-type="float">
            <text:p>27285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86" calcext:value-type="float">
            <text:p>86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57" calcext:value-type="float">
            <text:p>157</text:p>
          </table:table-cell>
          <table:table-cell table:style-name="ce11" table:formula="of:=[.S74]*[.U74]" office:value-type="float" office:value="13502" calcext:value-type="float">
            <text:p>13502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requency:</text:p>
          </table:table-cell>
          <table:table-cell office:value-type="float" office:value="62" calcext:value-type="float">
            <text:p>62</text:p>
          </table:table-cell>
          <table:table-cell table:style-name="ce11" table:formula="of:=[.Y74]*[.AA74]" office:value-type="float" office:value="7750" calcext:value-type="float">
            <text:p>775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requency:</text:p>
          </table:table-cell>
          <table:table-cell office:value-type="float" office:value="134" calcext:value-type="float">
            <text:p>134</text:p>
          </table:table-cell>
          <table:table-cell table:formula="of:=[.AE74]*[.AG74]" office:value-type="float" office:value="13936" calcext:value-type="float">
            <text:p>1393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requency:</text:p>
          </table:table-cell>
          <table:table-cell office:value-type="float" office:value="346" calcext:value-type="float">
            <text:p>346</text:p>
          </table:table-cell>
          <table:table-cell table:formula="of:=[.AK74]*[.AM74]" office:value-type="float" office:value="22836" calcext:value-type="float">
            <text:p>22836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equency:</text:p>
          </table:table-cell>
          <table:table-cell office:value-type="float" office:value="907" calcext:value-type="float">
            <text:p>907</text:p>
          </table:table-cell>
          <table:table-cell table:formula="of:=[.AR74]*[.AT74]" office:value-type="float" office:value="29931" calcext:value-type="float">
            <text:p>29931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requency:</text:p>
          </table:table-cell>
          <table:table-cell office:value-type="float" office:value="887" calcext:value-type="float">
            <text:p>887</text:p>
          </table:table-cell>
          <table:table-cell table:formula="of:=[.AY74]*[.BA74]" office:value-type="float" office:value="40802" calcext:value-type="float">
            <text:p>40802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89" calcext:value-type="float">
            <text:p>89</text:p>
          </table:table-cell>
          <table:table-cell table:style-name="ce7" table:formula="of:=[.G75]*[.I75]" office:value-type="float" office:value="8455" calcext:value-type="float">
            <text:p>8455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49" calcext:value-type="float">
            <text:p>149</text:p>
          </table:table-cell>
          <table:table-cell table:style-name="ce9" table:formula="of:=[.M75]*[.O75]" office:value-type="float" office:value="12963" calcext:value-type="float">
            <text:p>12963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873" calcext:value-type="float">
            <text:p>873</text:p>
          </table:table-cell>
          <table:table-cell table:style-name="ce11" table:formula="of:=[.S75]*[.U75]" office:value-type="float" office:value="28809" calcext:value-type="float">
            <text:p>28809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equency:</text:p>
          </table:table-cell>
          <table:table-cell office:value-type="float" office:value="906" calcext:value-type="float">
            <text:p>906</text:p>
          </table:table-cell>
          <table:table-cell table:style-name="ce11" table:formula="of:=[.Y75]*[.AA75]" office:value-type="float" office:value="29898" calcext:value-type="float">
            <text:p>29898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frequency:</text:p>
          </table:table-cell>
          <table:table-cell office:value-type="float" office:value="193" calcext:value-type="float">
            <text:p>193</text:p>
          </table:table-cell>
          <table:table-cell table:formula="of:=[.AE75]*[.AG75]" office:value-type="float" office:value="17949" calcext:value-type="float">
            <text:p>17949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requency:</text:p>
          </table:table-cell>
          <table:table-cell office:value-type="float" office:value="895" calcext:value-type="float">
            <text:p>895</text:p>
          </table:table-cell>
          <table:table-cell table:formula="of:=[.AK75]*[.AM75]" office:value-type="float" office:value="32220" calcext:value-type="float">
            <text:p>3222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requency:</text:p>
          </table:table-cell>
          <table:table-cell office:value-type="float" office:value="202" calcext:value-type="float">
            <text:p>202</text:p>
          </table:table-cell>
          <table:table-cell table:formula="of:=[.AR75]*[.AT75]" office:value-type="float" office:value="17170" calcext:value-type="float">
            <text:p>1717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frequency:</text:p>
          </table:table-cell>
          <table:table-cell office:value-type="float" office:value="220" calcext:value-type="float">
            <text:p>220</text:p>
          </table:table-cell>
          <table:table-cell table:formula="of:=[.AY75]*[.BA75]" office:value-type="float" office:value="20460" calcext:value-type="float">
            <text:p>20460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394" calcext:value-type="float">
            <text:p>394</text:p>
          </table:table-cell>
          <table:table-cell table:style-name="ce7" table:formula="of:=[.G76]*[.I76]" office:value-type="float" office:value="25216" calcext:value-type="float">
            <text:p>25216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867" calcext:value-type="float">
            <text:p>867</text:p>
          </table:table-cell>
          <table:table-cell table:style-name="ce9" table:formula="of:=[.M76]*[.O76]" office:value-type="float" office:value="32946" calcext:value-type="float">
            <text:p>32946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526" calcext:value-type="float">
            <text:p>1526</text:p>
          </table:table-cell>
          <table:table-cell table:style-name="ce11" table:formula="of:=[.S76]*[.U76]" office:value-type="float" office:value="42728" calcext:value-type="float">
            <text:p>42728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frequency:</text:p>
          </table:table-cell>
          <table:table-cell office:value-type="float" office:value="35" calcext:value-type="float">
            <text:p>35</text:p>
          </table:table-cell>
          <table:table-cell table:style-name="ce11" table:formula="of:=[.Y76]*[.AA76]" office:value-type="float" office:value="4655" calcext:value-type="float">
            <text:p>4655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frequency:</text:p>
          </table:table-cell>
          <table:table-cell office:value-type="float" office:value="200" calcext:value-type="float">
            <text:p>200</text:p>
          </table:table-cell>
          <table:table-cell table:formula="of:=[.AE76]*[.AG76]" office:value-type="float" office:value="16200" calcext:value-type="float">
            <text:p>1620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equency:</text:p>
          </table:table-cell>
          <table:table-cell office:value-type="float" office:value="1469" calcext:value-type="float">
            <text:p>1469</text:p>
          </table:table-cell>
          <table:table-cell table:formula="of:=[.AK76]*[.AM76]" office:value-type="float" office:value="32318" calcext:value-type="float">
            <text:p>3231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equency:</text:p>
          </table:table-cell>
          <table:table-cell office:value-type="float" office:value="1480" calcext:value-type="float">
            <text:p>1480</text:p>
          </table:table-cell>
          <table:table-cell table:formula="of:=[.AR76]*[.AT76]" office:value-type="float" office:value="35520" calcext:value-type="float">
            <text:p>3552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requency:</text:p>
          </table:table-cell>
          <table:table-cell office:value-type="float" office:value="596" calcext:value-type="float">
            <text:p>596</text:p>
          </table:table-cell>
          <table:table-cell table:formula="of:=[.AY76]*[.BA76]" office:value-type="float" office:value="37548" calcext:value-type="float">
            <text:p>37548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90" calcext:value-type="float">
            <text:p>190</text:p>
          </table:table-cell>
          <table:table-cell table:style-name="ce7" table:formula="of:=[.G77]*[.I77]" office:value-type="float" office:value="12350" calcext:value-type="float">
            <text:p>12350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837" calcext:value-type="float">
            <text:p>837</text:p>
          </table:table-cell>
          <table:table-cell table:style-name="ce9" table:formula="of:=[.M77]*[.O77]" office:value-type="float" office:value="28458" calcext:value-type="float">
            <text:p>28458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[.S77]*[.U77]" office:value-type="float" office:value="820" calcext:value-type="float">
            <text:p>82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:</text:p>
          </table:table-cell>
          <table:table-cell office:value-type="float" office:value="2499" calcext:value-type="float">
            <text:p>2499</text:p>
          </table:table-cell>
          <table:table-cell table:style-name="ce11" table:formula="of:=[.Y77]*[.AA77]" office:value-type="float" office:value="4998" calcext:value-type="float">
            <text:p>4998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frequency:</text:p>
          </table:table-cell>
          <table:table-cell office:value-type="float" office:value="40" calcext:value-type="float">
            <text:p>40</text:p>
          </table:table-cell>
          <table:table-cell table:formula="of:=[.AE77]*[.AG77]" office:value-type="float" office:value="5200" calcext:value-type="float">
            <text:p>520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quency:</text:p>
          </table:table-cell>
          <table:table-cell office:value-type="float" office:value="112" calcext:value-type="float">
            <text:p>112</text:p>
          </table:table-cell>
          <table:table-cell table:formula="of:=[.AK77]*[.AM77]" office:value-type="float" office:value="11200" calcext:value-type="float">
            <text:p>1120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requency:</text:p>
          </table:table-cell>
          <table:table-cell office:value-type="float" office:value="307" calcext:value-type="float">
            <text:p>307</text:p>
          </table:table-cell>
          <table:table-cell table:formula="of:=[.AR77]*[.AT77]" office:value-type="float" office:value="24560" calcext:value-type="float">
            <text:p>2456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frequency:</text:p>
          </table:table-cell>
          <table:table-cell office:value-type="float" office:value="126" calcext:value-type="float">
            <text:p>126</text:p>
          </table:table-cell>
          <table:table-cell table:formula="of:=[.AY77]*[.BA77]" office:value-type="float" office:value="12852" calcext:value-type="float">
            <text:p>12852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723" calcext:value-type="float">
            <text:p>723</text:p>
          </table:table-cell>
          <table:table-cell table:style-name="ce7" table:formula="of:=[.G78]*[.I78]" office:value-type="float" office:value="33981" calcext:value-type="float">
            <text:p>33981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484" calcext:value-type="float">
            <text:p>1484</text:p>
          </table:table-cell>
          <table:table-cell table:style-name="ce9" table:formula="of:=[.M78]*[.O78]" office:value-type="float" office:value="38584" calcext:value-type="float">
            <text:p>38584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92" calcext:value-type="float">
            <text:p>192</text:p>
          </table:table-cell>
          <table:table-cell table:style-name="ce11" table:formula="of:=[.S78]*[.U78]" office:value-type="float" office:value="16320" calcext:value-type="float">
            <text:p>1632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requency:</text:p>
          </table:table-cell>
          <table:table-cell office:value-type="float" office:value="1521" calcext:value-type="float">
            <text:p>1521</text:p>
          </table:table-cell>
          <table:table-cell table:style-name="ce11" table:formula="of:=[.Y78]*[.AA78]" office:value-type="float" office:value="30420" calcext:value-type="float">
            <text:p>3042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requency:</text:p>
          </table:table-cell>
          <table:table-cell office:value-type="float" office:value="923" calcext:value-type="float">
            <text:p>923</text:p>
          </table:table-cell>
          <table:table-cell table:formula="of:=[.AE78]*[.AG78]" office:value-type="float" office:value="36920" calcext:value-type="float">
            <text:p>3692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frequency:</text:p>
          </table:table-cell>
          <table:table-cell office:value-type="float" office:value="77" calcext:value-type="float">
            <text:p>77</text:p>
          </table:table-cell>
          <table:table-cell table:formula="of:=[.AK78]*[.AM78]" office:value-type="float" office:value="9471" calcext:value-type="float">
            <text:p>9471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requency:</text:p>
          </table:table-cell>
          <table:table-cell office:value-type="float" office:value="1527" calcext:value-type="float">
            <text:p>1527</text:p>
          </table:table-cell>
          <table:table-cell table:formula="of:=[.AR78]*[.AT78]" office:value-type="float" office:value="44283" calcext:value-type="float">
            <text:p>44283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requency:</text:p>
          </table:table-cell>
          <table:table-cell office:value-type="float" office:value="577" calcext:value-type="float">
            <text:p>577</text:p>
          </table:table-cell>
          <table:table-cell table:formula="of:=[.AY78]*[.BA78]" office:value-type="float" office:value="30004" calcext:value-type="float">
            <text:p>30004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758" calcext:value-type="float">
            <text:p>758</text:p>
          </table:table-cell>
          <table:table-cell table:style-name="ce7" table:formula="of:=[.G79]*[.I79]" office:value-type="float" office:value="29562" calcext:value-type="float">
            <text:p>29562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80" calcext:value-type="float">
            <text:p>180</text:p>
          </table:table-cell>
          <table:table-cell table:style-name="ce9" table:formula="of:=[.M79]*[.O79]" office:value-type="float" office:value="17280" calcext:value-type="float">
            <text:p>17280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48" calcext:value-type="float">
            <text:p>48</text:p>
          </table:table-cell>
          <table:table-cell table:style-name="ce11" table:formula="of:=[.S79]*[.U79]" office:value-type="float" office:value="6000" calcext:value-type="float">
            <text:p>600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frequency:</text:p>
          </table:table-cell>
          <table:table-cell office:value-type="float" office:value="63" calcext:value-type="float">
            <text:p>63</text:p>
          </table:table-cell>
          <table:table-cell table:style-name="ce11" table:formula="of:=[.Y79]*[.AA79]" office:value-type="float" office:value="7245" calcext:value-type="float">
            <text:p>7245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equency:</text:p>
          </table:table-cell>
          <table:table-cell office:value-type="float" office:value="1527" calcext:value-type="float">
            <text:p>1527</text:p>
          </table:table-cell>
          <table:table-cell table:formula="of:=[.AE79]*[.AG79]" office:value-type="float" office:value="36648" calcext:value-type="float">
            <text:p>36648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requency:</text:p>
          </table:table-cell>
          <table:table-cell office:value-type="float" office:value="1517" calcext:value-type="float">
            <text:p>1517</text:p>
          </table:table-cell>
          <table:table-cell table:formula="of:=[.AK79]*[.AM79]" office:value-type="float" office:value="30340" calcext:value-type="float">
            <text:p>3034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requency:</text:p>
          </table:table-cell>
          <table:table-cell office:value-type="float" office:value="952" calcext:value-type="float">
            <text:p>952</text:p>
          </table:table-cell>
          <table:table-cell table:formula="of:=[.AR79]*[.AT79]" office:value-type="float" office:value="35224" calcext:value-type="float">
            <text:p>3522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requency:</text:p>
          </table:table-cell>
          <table:table-cell office:value-type="float" office:value="348" calcext:value-type="float">
            <text:p>348</text:p>
          </table:table-cell>
          <table:table-cell table:formula="of:=[.AY79]*[.BA79]" office:value-type="float" office:value="26448" calcext:value-type="float">
            <text:p>26448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47" calcext:value-type="float">
            <text:p>47</text:p>
          </table:table-cell>
          <table:table-cell table:style-name="ce7" table:formula="of:=[.G80]*[.I80]" office:value-type="float" office:value="4559" calcext:value-type="float">
            <text:p>4559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29" calcext:value-type="float">
            <text:p>29</text:p>
          </table:table-cell>
          <table:table-cell table:style-name="ce9" table:formula="of:=[.M80]*[.O80]" office:value-type="float" office:value="3828" calcext:value-type="float">
            <text:p>3828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03" calcext:value-type="float">
            <text:p>103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03" calcext:value-type="float">
            <text:p>103</text:p>
          </table:table-cell>
          <table:table-cell table:style-name="ce11" table:formula="of:=[.S80]*[.U80]" office:value-type="float" office:value="10609" calcext:value-type="float">
            <text:p>10609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frequency:</text:p>
          </table:table-cell>
          <table:table-cell office:value-type="float" office:value="185" calcext:value-type="float">
            <text:p>185</text:p>
          </table:table-cell>
          <table:table-cell table:style-name="ce11" table:formula="of:=[.Y80]*[.AA80]" office:value-type="float" office:value="16835" calcext:value-type="float">
            <text:p>16835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equency:</text:p>
          </table:table-cell>
          <table:table-cell office:value-type="float" office:value="97" calcext:value-type="float">
            <text:p>97</text:p>
          </table:table-cell>
          <table:table-cell table:formula="of:=[.AE80]*[.AG80]" office:value-type="float" office:value="9991" calcext:value-type="float">
            <text:p>9991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requency:</text:p>
          </table:table-cell>
          <table:table-cell office:value-type="float" office:value="214" calcext:value-type="float">
            <text:p>214</text:p>
          </table:table-cell>
          <table:table-cell table:formula="of:=[.AK80]*[.AM80]" office:value-type="float" office:value="20544" calcext:value-type="float">
            <text:p>2054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requency:</text:p>
          </table:table-cell>
          <table:table-cell office:value-type="float" office:value="331" calcext:value-type="float">
            <text:p>331</text:p>
          </table:table-cell>
          <table:table-cell table:formula="of:=[.AR80]*[.AT80]" office:value-type="float" office:value="25156" calcext:value-type="float">
            <text:p>25156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requency:</text:p>
          </table:table-cell>
          <table:table-cell office:value-type="float" office:value="906" calcext:value-type="float">
            <text:p>906</text:p>
          </table:table-cell>
          <table:table-cell table:formula="of:=[.AY80]*[.BA80]" office:value-type="float" office:value="37146" calcext:value-type="float">
            <text:p>37146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10" calcext:value-type="float">
            <text:p>110</text:p>
          </table:table-cell>
          <table:table-cell table:style-name="ce7" table:formula="of:=[.G81]*[.I81]" office:value-type="float" office:value="9460" calcext:value-type="float">
            <text:p>9460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352" calcext:value-type="float">
            <text:p>352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M81]*[.O81]" office:value-type="float" office:value="704" calcext:value-type="float">
            <text:p>704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33" calcext:value-type="float">
            <text:p>33</text:p>
          </table:table-cell>
          <table:table-cell table:style-name="ce11" table:formula="of:=[.S81]*[.U81]" office:value-type="float" office:value="4356" calcext:value-type="float">
            <text:p>4356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requency:</text:p>
          </table:table-cell>
          <table:table-cell office:value-type="float" office:value="296" calcext:value-type="float">
            <text:p>296</text:p>
          </table:table-cell>
          <table:table-cell table:style-name="ce11" table:formula="of:=[.Y81]*[.AA81]" office:value-type="float" office:value="21904" calcext:value-type="float">
            <text:p>2190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requency:</text:p>
          </table:table-cell>
          <table:table-cell office:value-type="float" office:value="297" calcext:value-type="float">
            <text:p>297</text:p>
          </table:table-cell>
          <table:table-cell table:formula="of:=[.AE81]*[.AG81]" office:value-type="float" office:value="22869" calcext:value-type="float">
            <text:p>22869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frequency:</text:p>
          </table:table-cell>
          <table:table-cell office:value-type="float" office:value="19" calcext:value-type="float">
            <text:p>19</text:p>
          </table:table-cell>
          <table:table-cell table:formula="of:=[.AK81]*[.AM81]" office:value-type="float" office:value="3173" calcext:value-type="float">
            <text:p>3173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requency:</text:p>
          </table:table-cell>
          <table:table-cell office:value-type="float" office:value="558" calcext:value-type="float">
            <text:p>558</text:p>
          </table:table-cell>
          <table:table-cell table:formula="of:=[.AR81]*[.AT81]" office:value-type="float" office:value="31248" calcext:value-type="float">
            <text:p>3124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requency:</text:p>
          </table:table-cell>
          <table:table-cell office:value-type="float" office:value="327" calcext:value-type="float">
            <text:p>327</text:p>
          </table:table-cell>
          <table:table-cell table:formula="of:=[.AY81]*[.BA81]" office:value-type="float" office:value="22890" calcext:value-type="float">
            <text:p>22890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410" calcext:value-type="float">
            <text:p>410</text:p>
          </table:table-cell>
          <table:table-cell table:style-name="ce7" table:formula="of:=[.G82]*[.I82]" office:value-type="float" office:value="25830" calcext:value-type="float">
            <text:p>25830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462" calcext:value-type="float">
            <text:p>462</text:p>
          </table:table-cell>
          <table:table-cell table:style-name="ce9" table:formula="of:=[.M82]*[.O82]" office:value-type="float" office:value="24948" calcext:value-type="float">
            <text:p>24948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31" calcext:value-type="float">
            <text:p>31</text:p>
          </table:table-cell>
          <table:table-cell table:style-name="ce11" table:formula="of:=[.S82]*[.U82]" office:value-type="float" office:value="4340" calcext:value-type="float">
            <text:p>434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requency:</text:p>
          </table:table-cell>
          <table:table-cell office:value-type="float" office:value="107" calcext:value-type="float">
            <text:p>107</text:p>
          </table:table-cell>
          <table:table-cell table:style-name="ce11" table:formula="of:=[.Y82]*[.AA82]" office:value-type="float" office:value="11556" calcext:value-type="float">
            <text:p>1155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requency:</text:p>
          </table:table-cell>
          <table:table-cell office:value-type="float" office:value="324" calcext:value-type="float">
            <text:p>324</text:p>
          </table:table-cell>
          <table:table-cell table:formula="of:=[.AE82]*[.AG82]" office:value-type="float" office:value="22680" calcext:value-type="float">
            <text:p>2268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requency:</text:p>
          </table:table-cell>
          <table:table-cell office:value-type="float" office:value="121" calcext:value-type="float">
            <text:p>121</text:p>
          </table:table-cell>
          <table:table-cell table:formula="of:=[.AK82]*[.AM82]" office:value-type="float" office:value="12584" calcext:value-type="float">
            <text:p>1258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frequency:</text:p>
          </table:table-cell>
          <table:table-cell office:value-type="float" office:value="138" calcext:value-type="float">
            <text:p>138</text:p>
          </table:table-cell>
          <table:table-cell table:formula="of:=[.AR82]*[.AT82]" office:value-type="float" office:value="15456" calcext:value-type="float">
            <text:p>15456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frequency:</text:p>
          </table:table-cell>
          <table:table-cell office:value-type="float" office:value="8" calcext:value-type="float">
            <text:p>8</text:p>
          </table:table-cell>
          <table:table-cell table:formula="of:=[.AY82]*[.BA82]" office:value-type="float" office:value="1632" calcext:value-type="float">
            <text:p>1632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87" calcext:value-type="float">
            <text:p>87</text:p>
          </table:table-cell>
          <table:table-cell table:style-name="ce7" table:formula="of:=[.G83]*[.I83]" office:value-type="float" office:value="8178" calcext:value-type="float">
            <text:p>8178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255" calcext:value-type="float">
            <text:p>255</text:p>
          </table:table-cell>
          <table:table-cell table:style-name="ce9" table:formula="of:=[.M83]*[.O83]" office:value-type="float" office:value="20400" calcext:value-type="float">
            <text:p>20400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89" calcext:value-type="float">
            <text:p>89</text:p>
          </table:table-cell>
          <table:table-cell table:style-name="ce11" table:formula="of:=[.S83]*[.U83]" office:value-type="float" office:value="9434" calcext:value-type="float">
            <text:p>9434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requency:</text:p>
          </table:table-cell>
          <table:table-cell office:value-type="float" office:value="99" calcext:value-type="float">
            <text:p>99</text:p>
          </table:table-cell>
          <table:table-cell table:style-name="ce11" table:formula="of:=[.Y83]*[.AA83]" office:value-type="float" office:value="10890" calcext:value-type="float">
            <text:p>1089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requency:</text:p>
          </table:table-cell>
          <table:table-cell office:value-type="float" office:value="913" calcext:value-type="float">
            <text:p>913</text:p>
          </table:table-cell>
          <table:table-cell table:formula="of:=[.AE83]*[.AG83]" office:value-type="float" office:value="40172" calcext:value-type="float">
            <text:p>40172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frequency:</text:p>
          </table:table-cell>
          <table:table-cell office:value-type="float" office:value="5" calcext:value-type="float">
            <text:p>5</text:p>
          </table:table-cell>
          <table:table-cell table:formula="of:=[.AK83]*[.AM83]" office:value-type="float" office:value="1030" calcext:value-type="float">
            <text:p>103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requency:</text:p>
          </table:table-cell>
          <table:table-cell office:value-type="float" office:value="879" calcext:value-type="float">
            <text:p>879</text:p>
          </table:table-cell>
          <table:table-cell table:formula="of:=[.AR83]*[.AT83]" office:value-type="float" office:value="30765" calcext:value-type="float">
            <text:p>30765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requency:</text:p>
          </table:table-cell>
          <table:table-cell office:value-type="float" office:value="525" calcext:value-type="float">
            <text:p>525</text:p>
          </table:table-cell>
          <table:table-cell table:formula="of:=[.AY83]*[.BA83]" office:value-type="float" office:value="30975" calcext:value-type="float">
            <text:p>30975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94" calcext:value-type="float">
            <text:p>194</text:p>
          </table:table-cell>
          <table:table-cell table:style-name="ce7" table:formula="of:=[.G84]*[.I84]" office:value-type="float" office:value="12998" calcext:value-type="float">
            <text:p>12998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870" calcext:value-type="float">
            <text:p>870</text:p>
          </table:table-cell>
          <table:table-cell table:style-name="ce9" table:formula="of:=[.M84]*[.O84]" office:value-type="float" office:value="41760" calcext:value-type="float">
            <text:p>41760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893" calcext:value-type="float">
            <text:p>893</text:p>
          </table:table-cell>
          <table:table-cell table:style-name="ce11" table:formula="of:=[.S84]*[.U84]" office:value-type="float" office:value="35720" calcext:value-type="float">
            <text:p>3572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frequency:</text:p>
          </table:table-cell>
          <table:table-cell office:value-type="float" office:value="99" calcext:value-type="float">
            <text:p>99</text:p>
          </table:table-cell>
          <table:table-cell table:style-name="ce11" table:formula="of:=[.Y84]*[.AA84]" office:value-type="float" office:value="11088" calcext:value-type="float">
            <text:p>11088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frequency:</text:p>
          </table:table-cell>
          <table:table-cell office:value-type="float" office:value="73" calcext:value-type="float">
            <text:p>73</text:p>
          </table:table-cell>
          <table:table-cell table:formula="of:=[.AE84]*[.AG84]" office:value-type="float" office:value="8687" calcext:value-type="float">
            <text:p>8687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requency:</text:p>
          </table:table-cell>
          <table:table-cell office:value-type="float" office:value="87" calcext:value-type="float">
            <text:p>87</text:p>
          </table:table-cell>
          <table:table-cell table:formula="of:=[.AK84]*[.AM84]" office:value-type="float" office:value="11136" calcext:value-type="float">
            <text:p>11136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frequency:</text:p>
          </table:table-cell>
          <table:table-cell office:value-type="float" office:value="39" calcext:value-type="float">
            <text:p>39</text:p>
          </table:table-cell>
          <table:table-cell table:formula="of:=[.AR84]*[.AT84]" office:value-type="float" office:value="5187" calcext:value-type="float">
            <text:p>5187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equency:</text:p>
          </table:table-cell>
          <table:table-cell office:value-type="float" office:value="105" calcext:value-type="float">
            <text:p>105</text:p>
          </table:table-cell>
          <table:table-cell table:formula="of:=[.AY84]*[.BA84]" office:value-type="float" office:value="10815" calcext:value-type="float">
            <text:p>10815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56" calcext:value-type="float">
            <text:p>56</text:p>
          </table:table-cell>
          <table:table-cell table:style-name="ce7" table:formula="of:=[.G85]*[.I85]" office:value-type="float" office:value="5544" calcext:value-type="float">
            <text:p>5544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445" calcext:value-type="float">
            <text:p>445</text:p>
          </table:table-cell>
          <table:table-cell table:style-name="ce9" table:formula="of:=[.M85]*[.O85]" office:value-type="float" office:value="27590" calcext:value-type="float">
            <text:p>27590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303" calcext:value-type="float">
            <text:p>303</text:p>
          </table:table-cell>
          <table:table-cell table:style-name="ce11" table:formula="of:=[.S85]*[.U85]" office:value-type="float" office:value="21816" calcext:value-type="float">
            <text:p>21816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requency:</text:p>
          </table:table-cell>
          <table:table-cell office:value-type="float" office:value="489" calcext:value-type="float">
            <text:p>489</text:p>
          </table:table-cell>
          <table:table-cell table:style-name="ce11" table:formula="of:=[.Y85]*[.AA85]" office:value-type="float" office:value="29340" calcext:value-type="float">
            <text:p>2934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requency:</text:p>
          </table:table-cell>
          <table:table-cell office:value-type="float" office:value="573" calcext:value-type="float">
            <text:p>573</text:p>
          </table:table-cell>
          <table:table-cell table:formula="of:=[.AE85]*[.AG85]" office:value-type="float" office:value="32661" calcext:value-type="float">
            <text:p>32661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requency:</text:p>
          </table:table-cell>
          <table:table-cell office:value-type="float" office:value="532" calcext:value-type="float">
            <text:p>532</text:p>
          </table:table-cell>
          <table:table-cell table:formula="of:=[.AK85]*[.AM85]" office:value-type="float" office:value="30324" calcext:value-type="float">
            <text:p>3032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requency:</text:p>
          </table:table-cell>
          <table:table-cell office:value-type="float" office:value="542" calcext:value-type="float">
            <text:p>542</text:p>
          </table:table-cell>
          <table:table-cell table:formula="of:=[.AR85]*[.AT85]" office:value-type="float" office:value="28184" calcext:value-type="float">
            <text:p>2818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requency:</text:p>
          </table:table-cell>
          <table:table-cell office:value-type="float" office:value="348" calcext:value-type="float">
            <text:p>348</text:p>
          </table:table-cell>
          <table:table-cell table:formula="of:=[.AY85]*[.BA85]" office:value-type="float" office:value="22968" calcext:value-type="float">
            <text:p>22968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15" calcext:value-type="float">
            <text:p>115</text:p>
          </table:table-cell>
          <table:table-cell table:style-name="ce7" table:formula="of:=[.G86]*[.I86]" office:value-type="float" office:value="10350" calcext:value-type="float">
            <text:p>10350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37" calcext:value-type="float">
            <text:p>37</text:p>
          </table:table-cell>
          <table:table-cell table:style-name="ce9" table:formula="of:=[.M86]*[.O86]" office:value-type="float" office:value="4662" calcext:value-type="float">
            <text:p>4662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42" calcext:value-type="float">
            <text:p>42</text:p>
          </table:table-cell>
          <table:table-cell table:style-name="ce11" table:formula="of:=[.S86]*[.U86]" office:value-type="float" office:value="5082" calcext:value-type="float">
            <text:p>5082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requency:</text:p>
          </table:table-cell>
          <table:table-cell office:value-type="float" office:value="319" calcext:value-type="float">
            <text:p>319</text:p>
          </table:table-cell>
          <table:table-cell table:style-name="ce11" table:formula="of:=[.Y86]*[.AA86]" office:value-type="float" office:value="22968" calcext:value-type="float">
            <text:p>22968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requency:</text:p>
          </table:table-cell>
          <table:table-cell office:value-type="float" office:value="206" calcext:value-type="float">
            <text:p>206</text:p>
          </table:table-cell>
          <table:table-cell table:formula="of:=[.AE86]*[.AG86]" office:value-type="float" office:value="18540" calcext:value-type="float">
            <text:p>1854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requency:</text:p>
          </table:table-cell>
          <table:table-cell office:value-type="float" office:value="296" calcext:value-type="float">
            <text:p>296</text:p>
          </table:table-cell>
          <table:table-cell table:formula="of:=[.AK86]*[.AM86]" office:value-type="float" office:value="22200" calcext:value-type="float">
            <text:p>2220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frequency:</text:p>
          </table:table-cell>
          <table:table-cell office:value-type="float" office:value="125" calcext:value-type="float">
            <text:p>125</text:p>
          </table:table-cell>
          <table:table-cell table:formula="of:=[.AR86]*[.AT86]" office:value-type="float" office:value="12750" calcext:value-type="float">
            <text:p>1275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requency:</text:p>
          </table:table-cell>
          <table:table-cell office:value-type="float" office:value="198" calcext:value-type="float">
            <text:p>198</text:p>
          </table:table-cell>
          <table:table-cell table:formula="of:=[.AY86]*[.BA86]" office:value-type="float" office:value="16236" calcext:value-type="float">
            <text:p>16236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395" calcext:value-type="float">
            <text:p>395</text:p>
          </table:table-cell>
          <table:table-cell table:style-name="ce7" table:formula="of:=[.G87]*[.I87]" office:value-type="float" office:value="22120" calcext:value-type="float">
            <text:p>22120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229" calcext:value-type="float">
            <text:p>229</text:p>
          </table:table-cell>
          <table:table-cell table:style-name="ce9" table:formula="of:=[.M87]*[.O87]" office:value-type="float" office:value="17175" calcext:value-type="float">
            <text:p>17175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31" calcext:value-type="float">
            <text:p>131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33" calcext:value-type="float">
            <text:p>33</text:p>
          </table:table-cell>
          <table:table-cell table:style-name="ce11" table:formula="of:=[.S87]*[.U87]" office:value-type="float" office:value="4323" calcext:value-type="float">
            <text:p>4323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requency:</text:p>
          </table:table-cell>
          <table:table-cell office:value-type="float" office:value="891" calcext:value-type="float">
            <text:p>891</text:p>
          </table:table-cell>
          <table:table-cell table:style-name="ce11" table:formula="of:=[.Y87]*[.AA87]" office:value-type="float" office:value="30294" calcext:value-type="float">
            <text:p>3029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requency:</text:p>
          </table:table-cell>
          <table:table-cell office:value-type="float" office:value="544" calcext:value-type="float">
            <text:p>544</text:p>
          </table:table-cell>
          <table:table-cell table:formula="of:=[.AE87]*[.AG87]" office:value-type="float" office:value="28288" calcext:value-type="float">
            <text:p>28288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frequency:</text:p>
          </table:table-cell>
          <table:table-cell office:value-type="float" office:value="102" calcext:value-type="float">
            <text:p>102</text:p>
          </table:table-cell>
          <table:table-cell table:formula="of:=[.AK87]*[.AM87]" office:value-type="float" office:value="9996" calcext:value-type="float">
            <text:p>9996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requency:</text:p>
          </table:table-cell>
          <table:table-cell office:value-type="float" office:value="891" calcext:value-type="float">
            <text:p>891</text:p>
          </table:table-cell>
          <table:table-cell table:formula="of:=[.AR87]*[.AT87]" office:value-type="float" office:value="36531" calcext:value-type="float">
            <text:p>36531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requency:</text:p>
          </table:table-cell>
          <table:table-cell office:value-type="float" office:value="193" calcext:value-type="float">
            <text:p>193</text:p>
          </table:table-cell>
          <table:table-cell table:formula="of:=[.AY87]*[.BA87]" office:value-type="float" office:value="17756" calcext:value-type="float">
            <text:p>17756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81" calcext:value-type="float">
            <text:p>181</text:p>
          </table:table-cell>
          <table:table-cell table:style-name="ce7" table:formula="of:=[.G88]*[.I88]" office:value-type="float" office:value="13032" calcext:value-type="float">
            <text:p>13032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41" calcext:value-type="float">
            <text:p>41</text:p>
          </table:table-cell>
          <table:table-cell table:style-name="ce9" table:formula="of:=[.M88]*[.O88]" office:value-type="float" office:value="4797" calcext:value-type="float">
            <text:p>4797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62" calcext:value-type="float">
            <text:p>162</text:p>
          </table:table-cell>
          <table:table-cell table:style-name="ce11" table:formula="of:=[.S88]*[.U88]" office:value-type="float" office:value="13608" calcext:value-type="float">
            <text:p>13608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requency:</text:p>
          </table:table-cell>
          <table:table-cell office:value-type="float" office:value="1475" calcext:value-type="float">
            <text:p>1475</text:p>
          </table:table-cell>
          <table:table-cell table:style-name="ce11" table:formula="of:=[.Y88]*[.AA88]" office:value-type="float" office:value="44250" calcext:value-type="float">
            <text:p>4425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requency:</text:p>
          </table:table-cell>
          <table:table-cell office:value-type="float" office:value="559" calcext:value-type="float">
            <text:p>559</text:p>
          </table:table-cell>
          <table:table-cell table:formula="of:=[.AE88]*[.AG88]" office:value-type="float" office:value="32422" calcext:value-type="float">
            <text:p>32422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requency:</text:p>
          </table:table-cell>
          <table:table-cell office:value-type="float" office:value="127" calcext:value-type="float">
            <text:p>127</text:p>
          </table:table-cell>
          <table:table-cell table:formula="of:=[.AK88]*[.AM88]" office:value-type="float" office:value="14097" calcext:value-type="float">
            <text:p>14097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frequency:</text:p>
          </table:table-cell>
          <table:table-cell office:value-type="float" office:value="77" calcext:value-type="float">
            <text:p>77</text:p>
          </table:table-cell>
          <table:table-cell table:formula="of:=[.AR88]*[.AT88]" office:value-type="float" office:value="9394" calcext:value-type="float">
            <text:p>939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requency:</text:p>
          </table:table-cell>
          <table:table-cell office:value-type="float" office:value="345" calcext:value-type="float">
            <text:p>345</text:p>
          </table:table-cell>
          <table:table-cell table:formula="of:=[.AY88]*[.BA88]" office:value-type="float" office:value="22425" calcext:value-type="float">
            <text:p>22425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393" calcext:value-type="float">
            <text:p>393</text:p>
          </table:table-cell>
          <table:table-cell table:style-name="ce7" table:formula="of:=[.G89]*[.I89]" office:value-type="float" office:value="22401" calcext:value-type="float">
            <text:p>22401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278" calcext:value-type="float">
            <text:p>278</text:p>
          </table:table-cell>
          <table:table-cell table:style-name="ce9" table:formula="of:=[.M89]*[.O89]" office:value-type="float" office:value="19182" calcext:value-type="float">
            <text:p>19182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901" calcext:value-type="float">
            <text:p>901</text:p>
          </table:table-cell>
          <table:table-cell table:style-name="ce11" table:formula="of:=[.S89]*[.U89]" office:value-type="float" office:value="30634" calcext:value-type="float">
            <text:p>30634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requency:</text:p>
          </table:table-cell>
          <table:table-cell office:value-type="float" office:value="194" calcext:value-type="float">
            <text:p>194</text:p>
          </table:table-cell>
          <table:table-cell table:style-name="ce11" table:formula="of:=[.Y89]*[.AA89]" office:value-type="float" office:value="16490" calcext:value-type="float">
            <text:p>1649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requency:</text:p>
          </table:table-cell>
          <table:table-cell office:value-type="float" office:value="516" calcext:value-type="float">
            <text:p>516</text:p>
          </table:table-cell>
          <table:table-cell table:formula="of:=[.AE89]*[.AG89]" office:value-type="float" office:value="26316" calcext:value-type="float">
            <text:p>2631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requency:</text:p>
          </table:table-cell>
          <table:table-cell office:value-type="float" office:value="194" calcext:value-type="float">
            <text:p>194</text:p>
          </table:table-cell>
          <table:table-cell table:formula="of:=[.AK89]*[.AM89]" office:value-type="float" office:value="16878" calcext:value-type="float">
            <text:p>1687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requency:</text:p>
          </table:table-cell>
          <table:table-cell office:value-type="float" office:value="550" calcext:value-type="float">
            <text:p>550</text:p>
          </table:table-cell>
          <table:table-cell table:formula="of:=[.AR89]*[.AT89]" office:value-type="float" office:value="31900" calcext:value-type="float">
            <text:p>3190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frequency:</text:p>
          </table:table-cell>
          <table:table-cell office:value-type="float" office:value="42" calcext:value-type="float">
            <text:p>42</text:p>
          </table:table-cell>
          <table:table-cell table:formula="of:=[.AY89]*[.BA89]" office:value-type="float" office:value="5712" calcext:value-type="float">
            <text:p>5712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46" calcext:value-type="float">
            <text:p>46</text:p>
          </table:table-cell>
          <table:table-cell table:style-name="ce7" table:formula="of:=[.G90]*[.I90]" office:value-type="float" office:value="4784" calcext:value-type="float">
            <text:p>4784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487" calcext:value-type="float">
            <text:p>487</text:p>
          </table:table-cell>
          <table:table-cell table:style-name="ce9" table:formula="of:=[.M90]*[.O90]" office:value-type="float" office:value="31168" calcext:value-type="float">
            <text:p>31168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305" calcext:value-type="float">
            <text:p>305</text:p>
          </table:table-cell>
          <table:table-cell table:style-name="ce11" table:formula="of:=[.S90]*[.U90]" office:value-type="float" office:value="22875" calcext:value-type="float">
            <text:p>22875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requency:</text:p>
          </table:table-cell>
          <table:table-cell office:value-type="float" office:value="315" calcext:value-type="float">
            <text:p>315</text:p>
          </table:table-cell>
          <table:table-cell table:style-name="ce11" table:formula="of:=[.Y90]*[.AA90]" office:value-type="float" office:value="24885" calcext:value-type="float">
            <text:p>24885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frequency:</text:p>
          </table:table-cell>
          <table:table-cell office:value-type="float" office:value="6" calcext:value-type="float">
            <text:p>6</text:p>
          </table:table-cell>
          <table:table-cell table:formula="of:=[.AE90]*[.AG90]" office:value-type="float" office:value="1134" calcext:value-type="float">
            <text:p>113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requency:</text:p>
          </table:table-cell>
          <table:table-cell office:value-type="float" office:value="349" calcext:value-type="float">
            <text:p>349</text:p>
          </table:table-cell>
          <table:table-cell table:formula="of:=[.AK90]*[.AM90]" office:value-type="float" office:value="25477" calcext:value-type="float">
            <text:p>25477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equency:</text:p>
          </table:table-cell>
          <table:table-cell office:value-type="float" office:value="125" calcext:value-type="float">
            <text:p>125</text:p>
          </table:table-cell>
          <table:table-cell table:formula="of:=[.AR90]*[.AT90]" office:value-type="float" office:value="12875" calcext:value-type="float">
            <text:p>12875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requency:</text:p>
          </table:table-cell>
          <table:table-cell office:value-type="float" office:value="560" calcext:value-type="float">
            <text:p>560</text:p>
          </table:table-cell>
          <table:table-cell table:formula="of:=[.AY90]*[.BA90]" office:value-type="float" office:value="31920" calcext:value-type="float">
            <text:p>31920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19" calcext:value-type="float">
            <text:p>119</text:p>
          </table:table-cell>
          <table:table-cell table:style-name="ce7" table:formula="of:=[.G91]*[.I91]" office:value-type="float" office:value="10353" calcext:value-type="float">
            <text:p>10353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273" calcext:value-type="float">
            <text:p>273</text:p>
          </table:table-cell>
          <table:table-cell table:style-name="ce9" table:formula="of:=[.M91]*[.O91]" office:value-type="float" office:value="21021" calcext:value-type="float">
            <text:p>21021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314" calcext:value-type="float">
            <text:p>314</text:p>
          </table:table-cell>
          <table:table-cell table:style-name="ce11" table:formula="of:=[.S91]*[.U91]" office:value-type="float" office:value="24492" calcext:value-type="float">
            <text:p>24492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requency:</text:p>
          </table:table-cell>
          <table:table-cell office:value-type="float" office:value="563" calcext:value-type="float">
            <text:p>563</text:p>
          </table:table-cell>
          <table:table-cell table:style-name="ce11" table:formula="of:=[.Y91]*[.AA91]" office:value-type="float" office:value="27587" calcext:value-type="float">
            <text:p>27587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requency:</text:p>
          </table:table-cell>
          <table:table-cell office:value-type="float" office:value="580" calcext:value-type="float">
            <text:p>580</text:p>
          </table:table-cell>
          <table:table-cell table:formula="of:=[.AE91]*[.AG91]" office:value-type="float" office:value="31320" calcext:value-type="float">
            <text:p>3132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requency:</text:p>
          </table:table-cell>
          <table:table-cell office:value-type="float" office:value="535" calcext:value-type="float">
            <text:p>535</text:p>
          </table:table-cell>
          <table:table-cell table:formula="of:=[.AK91]*[.AM91]" office:value-type="float" office:value="34240" calcext:value-type="float">
            <text:p>3424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frequency:</text:p>
          </table:table-cell>
          <table:table-cell office:value-type="float" office:value="198" calcext:value-type="float">
            <text:p>198</text:p>
          </table:table-cell>
          <table:table-cell table:formula="of:=[.AR91]*[.AT91]" office:value-type="float" office:value="18018" calcext:value-type="float">
            <text:p>1801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equency:</text:p>
          </table:table-cell>
          <table:table-cell office:value-type="float" office:value="1452" calcext:value-type="float">
            <text:p>1452</text:p>
          </table:table-cell>
          <table:table-cell table:formula="of:=[.AY91]*[.BA91]" office:value-type="float" office:value="27588" calcext:value-type="float">
            <text:p>27588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412" calcext:value-type="float">
            <text:p>412</text:p>
          </table:table-cell>
          <table:table-cell table:style-name="ce7" table:formula="of:=[.G92]*[.I92]" office:value-type="float" office:value="21424" calcext:value-type="float">
            <text:p>21424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44" calcext:value-type="float">
            <text:p>44</text:p>
          </table:table-cell>
          <table:table-cell table:style-name="ce9" table:formula="of:=[.M92]*[.O92]" office:value-type="float" office:value="5280" calcext:value-type="float">
            <text:p>5280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277" calcext:value-type="float">
            <text:p>277</text:p>
          </table:table-cell>
          <table:table-cell table:style-name="ce11" table:formula="of:=[.S92]*[.U92]" office:value-type="float" office:value="21883" calcext:value-type="float">
            <text:p>21883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equency:</text:p>
          </table:table-cell>
          <table:table-cell office:value-type="float" office:value="566" calcext:value-type="float">
            <text:p>566</text:p>
          </table:table-cell>
          <table:table-cell table:style-name="ce11" table:formula="of:=[.Y92]*[.AA92]" office:value-type="float" office:value="28300" calcext:value-type="float">
            <text:p>2830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quency:</text:p>
          </table:table-cell>
          <table:table-cell office:value-type="float" office:value="125" calcext:value-type="float">
            <text:p>125</text:p>
          </table:table-cell>
          <table:table-cell table:formula="of:=[.AE92]*[.AG92]" office:value-type="float" office:value="12500" calcext:value-type="float">
            <text:p>1250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frequency:</text:p>
          </table:table-cell>
          <table:table-cell office:value-type="float" office:value="48" calcext:value-type="float">
            <text:p>48</text:p>
          </table:table-cell>
          <table:table-cell table:formula="of:=[.AK92]*[.AM92]" office:value-type="float" office:value="6576" calcext:value-type="float">
            <text:p>6576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frequency:</text:p>
          </table:table-cell>
          <table:table-cell office:value-type="float" office:value="118" calcext:value-type="float">
            <text:p>118</text:p>
          </table:table-cell>
          <table:table-cell table:formula="of:=[.AR92]*[.AT92]" office:value-type="float" office:value="11918" calcext:value-type="float">
            <text:p>1191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frequency:</text:p>
          </table:table-cell>
          <table:table-cell office:value-type="float" office:value="94" calcext:value-type="float">
            <text:p>94</text:p>
          </table:table-cell>
          <table:table-cell table:formula="of:=[.AY92]*[.BA92]" office:value-type="float" office:value="10716" calcext:value-type="float">
            <text:p>10716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99" calcext:value-type="float">
            <text:p>199</text:p>
          </table:table-cell>
          <table:table-cell table:style-name="ce7" table:formula="of:=[.G93]*[.I93]" office:value-type="float" office:value="14925" calcext:value-type="float">
            <text:p>14925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87" calcext:value-type="float">
            <text:p>187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M93]*[.O93]" office:value-type="float" office:value="1496" calcext:value-type="float">
            <text:p>1496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31" calcext:value-type="float">
            <text:p>31</text:p>
          </table:table-cell>
          <table:table-cell table:style-name="ce11" table:formula="of:=[.S93]*[.U93]" office:value-type="float" office:value="4030" calcext:value-type="float">
            <text:p>403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requency:</text:p>
          </table:table-cell>
          <table:table-cell office:value-type="float" office:value="62" calcext:value-type="float">
            <text:p>62</text:p>
          </table:table-cell>
          <table:table-cell table:style-name="ce11" table:formula="of:=[.Y93]*[.AA93]" office:value-type="float" office:value="7936" calcext:value-type="float">
            <text:p>793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requency:</text:p>
          </table:table-cell>
          <table:table-cell office:value-type="float" office:value="171" calcext:value-type="float">
            <text:p>171</text:p>
          </table:table-cell>
          <table:table-cell table:formula="of:=[.AE93]*[.AG93]" office:value-type="float" office:value="16074" calcext:value-type="float">
            <text:p>1607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requency:</text:p>
          </table:table-cell>
          <table:table-cell office:value-type="float" office:value="171" calcext:value-type="float">
            <text:p>171</text:p>
          </table:table-cell>
          <table:table-cell table:formula="of:=[.AK93]*[.AM93]" office:value-type="float" office:value="15219" calcext:value-type="float">
            <text:p>15219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frequency:</text:p>
          </table:table-cell>
          <table:table-cell office:value-type="float" office:value="35" calcext:value-type="float">
            <text:p>35</text:p>
          </table:table-cell>
          <table:table-cell table:formula="of:=[.AR93]*[.AT93]" office:value-type="float" office:value="4795" calcext:value-type="float">
            <text:p>4795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frequency:</text:p>
          </table:table-cell>
          <table:table-cell office:value-type="float" office:value="21" calcext:value-type="float">
            <text:p>21</text:p>
          </table:table-cell>
          <table:table-cell table:formula="of:=[.AY93]*[.BA93]" office:value-type="float" office:value="3633" calcext:value-type="float">
            <text:p>3633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384" calcext:value-type="float">
            <text:p>384</text:p>
          </table:table-cell>
          <table:table-cell table:style-name="ce7" table:formula="of:=[.G94]*[.I94]" office:value-type="float" office:value="20736" calcext:value-type="float">
            <text:p>20736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69" calcext:value-type="float">
            <text:p>169</text:p>
          </table:table-cell>
          <table:table-cell table:style-name="ce9" table:formula="of:=[.M94]*[.O94]" office:value-type="float" office:value="14534" calcext:value-type="float">
            <text:p>14534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72" calcext:value-type="float">
            <text:p>172</text:p>
          </table:table-cell>
          <table:table-cell table:style-name="ce11" table:formula="of:=[.S94]*[.U94]" office:value-type="float" office:value="15480" calcext:value-type="float">
            <text:p>1548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requency:</text:p>
          </table:table-cell>
          <table:table-cell office:value-type="float" office:value="316" calcext:value-type="float">
            <text:p>316</text:p>
          </table:table-cell>
          <table:table-cell table:style-name="ce11" table:formula="of:=[.Y94]*[.AA94]" office:value-type="float" office:value="20540" calcext:value-type="float">
            <text:p>2054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requency:</text:p>
          </table:table-cell>
          <table:table-cell office:value-type="float" office:value="1428" calcext:value-type="float">
            <text:p>1428</text:p>
          </table:table-cell>
          <table:table-cell table:formula="of:=[.AE94]*[.AG94]" office:value-type="float" office:value="38556" calcext:value-type="float">
            <text:p>3855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frequency:</text:p>
          </table:table-cell>
          <table:table-cell office:value-type="float" office:value="67" calcext:value-type="float">
            <text:p>67</text:p>
          </table:table-cell>
          <table:table-cell table:formula="of:=[.AK94]*[.AM94]" office:value-type="float" office:value="8308" calcext:value-type="float">
            <text:p>830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requency:</text:p>
          </table:table-cell>
          <table:table-cell office:value-type="float" office:value="119" calcext:value-type="float">
            <text:p>119</text:p>
          </table:table-cell>
          <table:table-cell table:formula="of:=[.AR94]*[.AT94]" office:value-type="float" office:value="13209" calcext:value-type="float">
            <text:p>13209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quency:</text:p>
          </table:table-cell>
          <table:table-cell office:value-type="float" office:value="109" calcext:value-type="float">
            <text:p>109</text:p>
          </table:table-cell>
          <table:table-cell table:formula="of:=[.AY94]*[.BA94]" office:value-type="float" office:value="10900" calcext:value-type="float">
            <text:p>10900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228" calcext:value-type="float">
            <text:p>228</text:p>
          </table:table-cell>
          <table:table-cell table:style-name="ce7" table:formula="of:=[.G95]*[.I95]" office:value-type="float" office:value="15504" calcext:value-type="float">
            <text:p>15504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14" calcext:value-type="float">
            <text:p>114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38" calcext:value-type="float">
            <text:p>38</text:p>
          </table:table-cell>
          <table:table-cell table:style-name="ce9" table:formula="of:=[.M95]*[.O95]" office:value-type="float" office:value="4332" calcext:value-type="float">
            <text:p>4332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519" calcext:value-type="float">
            <text:p>519</text:p>
          </table:table-cell>
          <table:table-cell table:style-name="ce11" table:formula="of:=[.S95]*[.U95]" office:value-type="float" office:value="26988" calcext:value-type="float">
            <text:p>26988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requency:</text:p>
          </table:table-cell>
          <table:table-cell office:value-type="float" office:value="495" calcext:value-type="float">
            <text:p>495</text:p>
          </table:table-cell>
          <table:table-cell table:style-name="ce11" table:formula="of:=[.Y95]*[.AA95]" office:value-type="float" office:value="28215" calcext:value-type="float">
            <text:p>28215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frequency:</text:p>
          </table:table-cell>
          <table:table-cell office:value-type="float" office:value="177" calcext:value-type="float">
            <text:p>177</text:p>
          </table:table-cell>
          <table:table-cell table:formula="of:=[.AE95]*[.AG95]" office:value-type="float" office:value="15222" calcext:value-type="float">
            <text:p>15222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requency:</text:p>
          </table:table-cell>
          <table:table-cell office:value-type="float" office:value="312" calcext:value-type="float">
            <text:p>312</text:p>
          </table:table-cell>
          <table:table-cell table:formula="of:=[.AK95]*[.AM95]" office:value-type="float" office:value="24648" calcext:value-type="float">
            <text:p>2464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requency:</text:p>
          </table:table-cell>
          <table:table-cell office:value-type="float" office:value="211" calcext:value-type="float">
            <text:p>211</text:p>
          </table:table-cell>
          <table:table-cell table:formula="of:=[.AR95]*[.AT95]" office:value-type="float" office:value="20045" calcext:value-type="float">
            <text:p>20045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requency:</text:p>
          </table:table-cell>
          <table:table-cell office:value-type="float" office:value="524" calcext:value-type="float">
            <text:p>524</text:p>
          </table:table-cell>
          <table:table-cell table:formula="of:=[.AY95]*[.BA95]" office:value-type="float" office:value="28296" calcext:value-type="float">
            <text:p>28296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373" calcext:value-type="float">
            <text:p>373</text:p>
          </table:table-cell>
          <table:table-cell table:style-name="ce7" table:formula="of:=[.G96]*[.I96]" office:value-type="float" office:value="22753" calcext:value-type="float">
            <text:p>22753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872" calcext:value-type="float">
            <text:p>872</text:p>
          </table:table-cell>
          <table:table-cell table:style-name="ce9" table:formula="of:=[.M96]*[.O96]" office:value-type="float" office:value="32264" calcext:value-type="float">
            <text:p>32264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11" calcext:value-type="float">
            <text:p>111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86" calcext:value-type="float">
            <text:p>86</text:p>
          </table:table-cell>
          <table:table-cell table:style-name="ce11" table:formula="of:=[.S96]*[.U96]" office:value-type="float" office:value="9546" calcext:value-type="float">
            <text:p>9546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requency:</text:p>
          </table:table-cell>
          <table:table-cell office:value-type="float" office:value="329" calcext:value-type="float">
            <text:p>329</text:p>
          </table:table-cell>
          <table:table-cell table:style-name="ce11" table:formula="of:=[.Y96]*[.AA96]" office:value-type="float" office:value="24017" calcext:value-type="float">
            <text:p>24017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requency:</text:p>
          </table:table-cell>
          <table:table-cell office:value-type="float" office:value="493" calcext:value-type="float">
            <text:p>493</text:p>
          </table:table-cell>
          <table:table-cell table:formula="of:=[.AE96]*[.AG96]" office:value-type="float" office:value="27608" calcext:value-type="float">
            <text:p>27608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requency:</text:p>
          </table:table-cell>
          <table:table-cell office:value-type="float" office:value="334" calcext:value-type="float">
            <text:p>334</text:p>
          </table:table-cell>
          <table:table-cell table:formula="of:=[.AK96]*[.AM96]" office:value-type="float" office:value="23046" calcext:value-type="float">
            <text:p>23046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requency:</text:p>
          </table:table-cell>
          <table:table-cell office:value-type="float" office:value="201" calcext:value-type="float">
            <text:p>201</text:p>
          </table:table-cell>
          <table:table-cell table:formula="of:=[.AR96]*[.AT96]" office:value-type="float" office:value="18492" calcext:value-type="float">
            <text:p>18492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requency:</text:p>
          </table:table-cell>
          <table:table-cell office:value-type="float" office:value="568" calcext:value-type="float">
            <text:p>568</text:p>
          </table:table-cell>
          <table:table-cell table:formula="of:=[.AY96]*[.BA96]" office:value-type="float" office:value="27832" calcext:value-type="float">
            <text:p>27832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207" calcext:value-type="float">
            <text:p>207</text:p>
          </table:table-cell>
          <table:table-cell table:style-name="ce7" table:formula="of:=[.G97]*[.I97]" office:value-type="float" office:value="14283" calcext:value-type="float">
            <text:p>14283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256" calcext:value-type="float">
            <text:p>256</text:p>
          </table:table-cell>
          <table:table-cell table:style-name="ce9" table:formula="of:=[.M97]*[.O97]" office:value-type="float" office:value="16640" calcext:value-type="float">
            <text:p>16640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table:formula="of:=[.S97]*[.U97]" office:value-type="float" office:value="11058" calcext:value-type="float">
            <text:p>11058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requency:</text:p>
          </table:table-cell>
          <table:table-cell office:value-type="float" office:value="39" calcext:value-type="float">
            <text:p>39</text:p>
          </table:table-cell>
          <table:table-cell table:style-name="ce11" table:formula="of:=[.Y97]*[.AA97]" office:value-type="float" office:value="6240" calcext:value-type="float">
            <text:p>624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requency:</text:p>
          </table:table-cell>
          <table:table-cell office:value-type="float" office:value="297" calcext:value-type="float">
            <text:p>297</text:p>
          </table:table-cell>
          <table:table-cell table:formula="of:=[.AE97]*[.AG97]" office:value-type="float" office:value="23760" calcext:value-type="float">
            <text:p>2376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frequency:</text:p>
          </table:table-cell>
          <table:table-cell office:value-type="float" office:value="104" calcext:value-type="float">
            <text:p>104</text:p>
          </table:table-cell>
          <table:table-cell table:formula="of:=[.AK97]*[.AM97]" office:value-type="float" office:value="10608" calcext:value-type="float">
            <text:p>1060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requency:</text:p>
          </table:table-cell>
          <table:table-cell office:value-type="float" office:value="118" calcext:value-type="float">
            <text:p>118</text:p>
          </table:table-cell>
          <table:table-cell table:formula="of:=[.AR97]*[.AT97]" office:value-type="float" office:value="12980" calcext:value-type="float">
            <text:p>1298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frequency:</text:p>
          </table:table-cell>
          <table:table-cell office:value-type="float" office:value="129" calcext:value-type="float">
            <text:p>129</text:p>
          </table:table-cell>
          <table:table-cell table:formula="of:=[.AY97]*[.BA97]" office:value-type="float" office:value="14061" calcext:value-type="float">
            <text:p>14061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59" calcext:value-type="float">
            <text:p>59</text:p>
          </table:table-cell>
          <table:table-cell table:style-name="ce7" table:formula="of:=[.G98]*[.I98]" office:value-type="float" office:value="6549" calcext:value-type="float">
            <text:p>6549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56" calcext:value-type="float">
            <text:p>156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3" calcext:value-type="float">
            <text:p>13</text:p>
          </table:table-cell>
          <table:table-cell table:style-name="ce9" table:formula="of:=[.M98]*[.O98]" office:value-type="float" office:value="2028" calcext:value-type="float">
            <text:p>2028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98" calcext:value-type="float">
            <text:p>98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88" calcext:value-type="float">
            <text:p>88</text:p>
          </table:table-cell>
          <table:table-cell table:style-name="ce11" table:formula="of:=[.S98]*[.U98]" office:value-type="float" office:value="8624" calcext:value-type="float">
            <text:p>8624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frequency:</text:p>
          </table:table-cell>
          <table:table-cell office:value-type="float" office:value="35" calcext:value-type="float">
            <text:p>35</text:p>
          </table:table-cell>
          <table:table-cell table:style-name="ce11" table:formula="of:=[.Y98]*[.AA98]" office:value-type="float" office:value="4620" calcext:value-type="float">
            <text:p>462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frequency:</text:p>
          </table:table-cell>
          <table:table-cell office:value-type="float" office:value="14" calcext:value-type="float">
            <text:p>14</text:p>
          </table:table-cell>
          <table:table-cell table:formula="of:=[.AE98]*[.AG98]" office:value-type="float" office:value="2254" calcext:value-type="float">
            <text:p>225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frequency:</text:p>
          </table:table-cell>
          <table:table-cell office:value-type="float" office:value="121" calcext:value-type="float">
            <text:p>121</text:p>
          </table:table-cell>
          <table:table-cell table:formula="of:=[.AK98]*[.AM98]" office:value-type="float" office:value="12947" calcext:value-type="float">
            <text:p>12947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requency:</text:p>
          </table:table-cell>
          <table:table-cell office:value-type="float" office:value="871" calcext:value-type="float">
            <text:p>871</text:p>
          </table:table-cell>
          <table:table-cell table:formula="of:=[.AR98]*[.AT98]" office:value-type="float" office:value="41808" calcext:value-type="float">
            <text:p>4180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requency:</text:p>
          </table:table-cell>
          <table:table-cell office:value-type="float" office:value="214" calcext:value-type="float">
            <text:p>214</text:p>
          </table:table-cell>
          <table:table-cell table:formula="of:=[.AY98]*[.BA98]" office:value-type="float" office:value="20330" calcext:value-type="float">
            <text:p>20330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26" calcext:value-type="float">
            <text:p>26</text:p>
          </table:table-cell>
          <table:table-cell table:style-name="ce7" table:formula="of:=[.G99]*[.I99]" office:value-type="float" office:value="3224" calcext:value-type="float">
            <text:p>3224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481" calcext:value-type="float">
            <text:p>481</text:p>
          </table:table-cell>
          <table:table-cell table:style-name="ce9" table:formula="of:=[.M99]*[.O99]" office:value-type="float" office:value="26936" calcext:value-type="float">
            <text:p>26936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[.S99]*[.U99]" office:value-type="float" office:value="8320" calcext:value-type="float">
            <text:p>832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frequency:</text:p>
          </table:table-cell>
          <table:table-cell office:value-type="float" office:value="26" calcext:value-type="float">
            <text:p>26</text:p>
          </table:table-cell>
          <table:table-cell table:style-name="ce11" table:formula="of:=[.Y99]*[.AA99]" office:value-type="float" office:value="3796" calcext:value-type="float">
            <text:p>379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requency:</text:p>
          </table:table-cell>
          <table:table-cell office:value-type="float" office:value="889" calcext:value-type="float">
            <text:p>889</text:p>
          </table:table-cell>
          <table:table-cell table:formula="of:=[.AE99]*[.AG99]" office:value-type="float" office:value="34671" calcext:value-type="float">
            <text:p>34671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frequency:</text:p>
          </table:table-cell>
          <table:table-cell office:value-type="float" office:value="48" calcext:value-type="float">
            <text:p>48</text:p>
          </table:table-cell>
          <table:table-cell table:formula="of:=[.AK99]*[.AM99]" office:value-type="float" office:value="6768" calcext:value-type="float">
            <text:p>676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requency:</text:p>
          </table:table-cell>
          <table:table-cell office:value-type="float" office:value="200" calcext:value-type="float">
            <text:p>200</text:p>
          </table:table-cell>
          <table:table-cell table:formula="of:=[.AR99]*[.AT99]" office:value-type="float" office:value="18000" calcext:value-type="float">
            <text:p>1800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requency:</text:p>
          </table:table-cell>
          <table:table-cell office:value-type="float" office:value="538" calcext:value-type="float">
            <text:p>538</text:p>
          </table:table-cell>
          <table:table-cell table:formula="of:=[.AY99]*[.BA99]" office:value-type="float" office:value="29590" calcext:value-type="float">
            <text:p>29590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303" calcext:value-type="float">
            <text:p>303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formula="of:=[.G100]*[.I100]" office:value-type="float" office:value="303" calcext:value-type="float">
            <text:p>303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76" calcext:value-type="float">
            <text:p>176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formula="of:=[.M100]*[.O100]" office:value-type="float" office:value="1584" calcext:value-type="float">
            <text:p>1584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78" calcext:value-type="float">
            <text:p>178</text:p>
          </table:table-cell>
          <table:table-cell table:style-name="ce11" table:formula="of:=[.S100]*[.U100]" office:value-type="float" office:value="14774" calcext:value-type="float">
            <text:p>14774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requency:</text:p>
          </table:table-cell>
          <table:table-cell office:value-type="float" office:value="522" calcext:value-type="float">
            <text:p>522</text:p>
          </table:table-cell>
          <table:table-cell table:style-name="ce11" table:formula="of:=[.Y100]*[.AA100]" office:value-type="float" office:value="30276" calcext:value-type="float">
            <text:p>3027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frequency:</text:p>
          </table:table-cell>
          <table:table-cell office:value-type="float" office:value="114" calcext:value-type="float">
            <text:p>114</text:p>
          </table:table-cell>
          <table:table-cell table:formula="of:=[.AE100]*[.AG100]" office:value-type="float" office:value="12426" calcext:value-type="float">
            <text:p>1242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requency:</text:p>
          </table:table-cell>
          <table:table-cell office:value-type="float" office:value="557" calcext:value-type="float">
            <text:p>557</text:p>
          </table:table-cell>
          <table:table-cell table:formula="of:=[.AK100]*[.AM100]" office:value-type="float" office:value="32863" calcext:value-type="float">
            <text:p>32863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requency:</text:p>
          </table:table-cell>
          <table:table-cell office:value-type="float" office:value="190" calcext:value-type="float">
            <text:p>190</text:p>
          </table:table-cell>
          <table:table-cell table:formula="of:=[.AR100]*[.AT100]" office:value-type="float" office:value="17860" calcext:value-type="float">
            <text:p>1786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frequency:</text:p>
          </table:table-cell>
          <table:table-cell office:value-type="float" office:value="217" calcext:value-type="float">
            <text:p>217</text:p>
          </table:table-cell>
          <table:table-cell table:formula="of:=[.AY100]*[.BA100]" office:value-type="float" office:value="18228" calcext:value-type="float">
            <text:p>18228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2" calcext:value-type="float">
            <text:p>12</text:p>
          </table:table-cell>
          <table:table-cell table:style-name="ce7" table:formula="of:=[.G101]*[.I101]" office:value-type="float" office:value="1704" calcext:value-type="float">
            <text:p>1704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16" calcext:value-type="float">
            <text:p>116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49" calcext:value-type="float">
            <text:p>49</text:p>
          </table:table-cell>
          <table:table-cell table:style-name="ce9" table:formula="of:=[.M101]*[.O101]" office:value-type="float" office:value="5684" calcext:value-type="float">
            <text:p>5684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67" calcext:value-type="float">
            <text:p>167</text:p>
          </table:table-cell>
          <table:table-cell table:style-name="ce11" table:formula="of:=[.S101]*[.U101]" office:value-type="float" office:value="14863" calcext:value-type="float">
            <text:p>14863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requency:</text:p>
          </table:table-cell>
          <table:table-cell office:value-type="float" office:value="184" calcext:value-type="float">
            <text:p>184</text:p>
          </table:table-cell>
          <table:table-cell table:style-name="ce11" table:formula="of:=[.Y101]*[.AA101]" office:value-type="float" office:value="17296" calcext:value-type="float">
            <text:p>1729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requency:</text:p>
          </table:table-cell>
          <table:table-cell office:value-type="float" office:value="179" calcext:value-type="float">
            <text:p>179</text:p>
          </table:table-cell>
          <table:table-cell table:formula="of:=[.AE101]*[.AG101]" office:value-type="float" office:value="15573" calcext:value-type="float">
            <text:p>15573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requency:</text:p>
          </table:table-cell>
          <table:table-cell office:value-type="float" office:value="952" calcext:value-type="float">
            <text:p>952</text:p>
          </table:table-cell>
          <table:table-cell table:formula="of:=[.AK101]*[.AM101]" office:value-type="float" office:value="38080" calcext:value-type="float">
            <text:p>3808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frequency:</text:p>
          </table:table-cell>
          <table:table-cell office:value-type="float" office:value="213" calcext:value-type="float">
            <text:p>213</text:p>
          </table:table-cell>
          <table:table-cell table:formula="of:=[.AR101]*[.AT101]" office:value-type="float" office:value="17253" calcext:value-type="float">
            <text:p>17253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requency:</text:p>
          </table:table-cell>
          <table:table-cell office:value-type="float" office:value="559" calcext:value-type="float">
            <text:p>559</text:p>
          </table:table-cell>
          <table:table-cell table:formula="of:=[.AY101]*[.BA101]" office:value-type="float" office:value="28509" calcext:value-type="float">
            <text:p>28509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06" calcext:value-type="float">
            <text:p>106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46" calcext:value-type="float">
            <text:p>46</text:p>
          </table:table-cell>
          <table:table-cell table:style-name="ce7" table:formula="of:=[.G102]*[.I102]" office:value-type="float" office:value="4876" calcext:value-type="float">
            <text:p>4876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43" calcext:value-type="float">
            <text:p>143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29" calcext:value-type="float">
            <text:p>29</text:p>
          </table:table-cell>
          <table:table-cell table:style-name="ce9" table:formula="of:=[.M102]*[.O102]" office:value-type="float" office:value="4147" calcext:value-type="float">
            <text:p>4147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219" calcext:value-type="float">
            <text:p>219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S102]*[.U102]" office:value-type="float" office:value="876" calcext:value-type="float">
            <text:p>876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requency:</text:p>
          </table:table-cell>
          <table:table-cell office:value-type="float" office:value="907" calcext:value-type="float">
            <text:p>907</text:p>
          </table:table-cell>
          <table:table-cell table:style-name="ce11" table:formula="of:=[.Y102]*[.AA102]" office:value-type="float" office:value="32652" calcext:value-type="float">
            <text:p>32652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requency:</text:p>
          </table:table-cell>
          <table:table-cell office:value-type="float" office:value="317" calcext:value-type="float">
            <text:p>317</text:p>
          </table:table-cell>
          <table:table-cell table:formula="of:=[.AE102]*[.AG102]" office:value-type="float" office:value="25043" calcext:value-type="float">
            <text:p>25043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formula="of:=[.AK102]*[.AM102]" office:value-type="float" office:value="657" calcext:value-type="float">
            <text:p>657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frequency:</text:p>
          </table:table-cell>
          <table:table-cell office:value-type="float" office:value="30" calcext:value-type="float">
            <text:p>30</text:p>
          </table:table-cell>
          <table:table-cell table:formula="of:=[.AR102]*[.AT102]" office:value-type="float" office:value="4350" calcext:value-type="float">
            <text:p>435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equency:</text:p>
          </table:table-cell>
          <table:table-cell office:value-type="float" office:value="190" calcext:value-type="float">
            <text:p>190</text:p>
          </table:table-cell>
          <table:table-cell table:formula="of:=[.AY102]*[.BA102]" office:value-type="float" office:value="15770" calcext:value-type="float">
            <text:p>15770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404" calcext:value-type="float">
            <text:p>404</text:p>
          </table:table-cell>
          <table:table-cell table:style-name="ce7" table:formula="of:=[.G103]*[.I103]" office:value-type="float" office:value="19796" calcext:value-type="float">
            <text:p>19796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44" calcext:value-type="float">
            <text:p>144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28" calcext:value-type="float">
            <text:p>28</text:p>
          </table:table-cell>
          <table:table-cell table:style-name="ce9" table:formula="of:=[.M103]*[.O103]" office:value-type="float" office:value="4032" calcext:value-type="float">
            <text:p>4032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548" calcext:value-type="float">
            <text:p>548</text:p>
          </table:table-cell>
          <table:table-cell table:style-name="ce11" table:formula="of:=[.S103]*[.U103]" office:value-type="float" office:value="33976" calcext:value-type="float">
            <text:p>33976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frequency:</text:p>
          </table:table-cell>
          <table:table-cell office:value-type="float" office:value="19" calcext:value-type="float">
            <text:p>19</text:p>
          </table:table-cell>
          <table:table-cell table:style-name="ce11" table:formula="of:=[.Y103]*[.AA103]" office:value-type="float" office:value="2964" calcext:value-type="float">
            <text:p>296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requency:</text:p>
          </table:table-cell>
          <table:table-cell office:value-type="float" office:value="224" calcext:value-type="float">
            <text:p>224</text:p>
          </table:table-cell>
          <table:table-cell table:formula="of:=[.AE103]*[.AG103]" office:value-type="float" office:value="21504" calcext:value-type="float">
            <text:p>2150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frequency:</text:p>
          </table:table-cell>
          <table:table-cell office:value-type="float" office:value="77" calcext:value-type="float">
            <text:p>77</text:p>
          </table:table-cell>
          <table:table-cell table:formula="of:=[.AK103]*[.AM103]" office:value-type="float" office:value="8932" calcext:value-type="float">
            <text:p>8932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formula="of:=[.AR103]*[.AT103]" office:value-type="float" office:value="825" calcext:value-type="float">
            <text:p>825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requency:</text:p>
          </table:table-cell>
          <table:table-cell office:value-type="float" office:value="131" calcext:value-type="float">
            <text:p>131</text:p>
          </table:table-cell>
          <table:table-cell table:formula="of:=[.AY103]*[.BA103]" office:value-type="float" office:value="14148" calcext:value-type="float">
            <text:p>14148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98" calcext:value-type="float">
            <text:p>198</text:p>
          </table:table-cell>
          <table:table-cell table:style-name="ce7" table:formula="of:=[.G104]*[.I104]" office:value-type="float" office:value="15444" calcext:value-type="float">
            <text:p>15444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235" calcext:value-type="float">
            <text:p>235</text:p>
          </table:table-cell>
          <table:table-cell table:style-name="ce9" table:formula="of:=[.M104]*[.O104]" office:value-type="float" office:value="16450" calcext:value-type="float">
            <text:p>16450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48" calcext:value-type="float">
            <text:p>148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24" calcext:value-type="float">
            <text:p>24</text:p>
          </table:table-cell>
          <table:table-cell table:style-name="ce11" table:formula="of:=[.S104]*[.U104]" office:value-type="float" office:value="3552" calcext:value-type="float">
            <text:p>3552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frequency:</text:p>
          </table:table-cell>
          <table:table-cell office:value-type="float" office:value="41" calcext:value-type="float">
            <text:p>41</text:p>
          </table:table-cell>
          <table:table-cell table:style-name="ce11" table:formula="of:=[.Y104]*[.AA104]" office:value-type="float" office:value="5289" calcext:value-type="float">
            <text:p>5289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requency:</text:p>
          </table:table-cell>
          <table:table-cell office:value-type="float" office:value="302" calcext:value-type="float">
            <text:p>302</text:p>
          </table:table-cell>
          <table:table-cell table:formula="of:=[.AE104]*[.AG104]" office:value-type="float" office:value="23556" calcext:value-type="float">
            <text:p>2355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requency:</text:p>
          </table:table-cell>
          <table:table-cell office:value-type="float" office:value="184" calcext:value-type="float">
            <text:p>184</text:p>
          </table:table-cell>
          <table:table-cell table:formula="of:=[.AK104]*[.AM104]" office:value-type="float" office:value="16928" calcext:value-type="float">
            <text:p>1692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requency:</text:p>
          </table:table-cell>
          <table:table-cell office:value-type="float" office:value="333" calcext:value-type="float">
            <text:p>333</text:p>
          </table:table-cell>
          <table:table-cell table:formula="of:=[.AR104]*[.AT104]" office:value-type="float" office:value="24642" calcext:value-type="float">
            <text:p>24642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requency:</text:p>
          </table:table-cell>
          <table:table-cell office:value-type="float" office:value="339" calcext:value-type="float">
            <text:p>339</text:p>
          </table:table-cell>
          <table:table-cell table:formula="of:=[.AY104]*[.BA104]" office:value-type="float" office:value="26103" calcext:value-type="float">
            <text:p>26103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63" calcext:value-type="float">
            <text:p>163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5" calcext:value-type="float">
            <text:p>5</text:p>
          </table:table-cell>
          <table:table-cell table:style-name="ce7" table:formula="of:=[.G105]*[.I105]" office:value-type="float" office:value="815" calcext:value-type="float">
            <text:p>815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52" calcext:value-type="float">
            <text:p>52</text:p>
          </table:table-cell>
          <table:table-cell table:style-name="ce9" table:formula="of:=[.M105]*[.O105]" office:value-type="float" office:value="6500" calcext:value-type="float">
            <text:p>6500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292" calcext:value-type="float">
            <text:p>292</text:p>
          </table:table-cell>
          <table:table-cell table:style-name="ce11" table:formula="of:=[.S105]*[.U105]" office:value-type="float" office:value="20148" calcext:value-type="float">
            <text:p>20148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frequency:</text:p>
          </table:table-cell>
          <table:table-cell office:value-type="float" office:value="181" calcext:value-type="float">
            <text:p>181</text:p>
          </table:table-cell>
          <table:table-cell table:style-name="ce11" table:formula="of:=[.Y105]*[.AA105]" office:value-type="float" office:value="15204" calcext:value-type="float">
            <text:p>1520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requency:</text:p>
          </table:table-cell>
          <table:table-cell office:value-type="float" office:value="893" calcext:value-type="float">
            <text:p>893</text:p>
          </table:table-cell>
          <table:table-cell table:formula="of:=[.AE105]*[.AG105]" office:value-type="float" office:value="40185" calcext:value-type="float">
            <text:p>40185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requency:</text:p>
          </table:table-cell>
          <table:table-cell office:value-type="float" office:value="552" calcext:value-type="float">
            <text:p>552</text:p>
          </table:table-cell>
          <table:table-cell table:formula="of:=[.AK105]*[.AM105]" office:value-type="float" office:value="33672" calcext:value-type="float">
            <text:p>33672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frequency:</text:p>
          </table:table-cell>
          <table:table-cell office:value-type="float" office:value="67" calcext:value-type="float">
            <text:p>67</text:p>
          </table:table-cell>
          <table:table-cell table:formula="of:=[.AR105]*[.AT105]" office:value-type="float" office:value="7705" calcext:value-type="float">
            <text:p>7705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requency:</text:p>
          </table:table-cell>
          <table:table-cell office:value-type="float" office:value="317" calcext:value-type="float">
            <text:p>317</text:p>
          </table:table-cell>
          <table:table-cell table:formula="of:=[.AY105]*[.BA105]" office:value-type="float" office:value="25043" calcext:value-type="float">
            <text:p>25043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40" calcext:value-type="float">
            <text:p>40</text:p>
          </table:table-cell>
          <table:table-cell table:style-name="ce7" table:formula="of:=[.G106]*[.I106]" office:value-type="float" office:value="4360" calcext:value-type="float">
            <text:p>4360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63" calcext:value-type="float">
            <text:p>163</text:p>
          </table:table-cell>
          <table:table-cell table:style-name="ce9" table:formula="of:=[.M106]*[.O106]" office:value-type="float" office:value="13366" calcext:value-type="float">
            <text:p>13366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99" calcext:value-type="float">
            <text:p>99</text:p>
          </table:table-cell>
          <table:table-cell table:style-name="ce11" table:formula="of:=[.S106]*[.U106]" office:value-type="float" office:value="10395" calcext:value-type="float">
            <text:p>10395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frequency:</text:p>
          </table:table-cell>
          <table:table-cell office:value-type="float" office:value="107" calcext:value-type="float">
            <text:p>107</text:p>
          </table:table-cell>
          <table:table-cell table:style-name="ce11" table:formula="of:=[.Y106]*[.AA106]" office:value-type="float" office:value="11663" calcext:value-type="float">
            <text:p>11663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frequency:</text:p>
          </table:table-cell>
          <table:table-cell office:value-type="float" office:value="64" calcext:value-type="float">
            <text:p>64</text:p>
          </table:table-cell>
          <table:table-cell table:formula="of:=[.AE106]*[.AG106]" office:value-type="float" office:value="7552" calcext:value-type="float">
            <text:p>7552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frequency:</text:p>
          </table:table-cell>
          <table:table-cell office:value-type="float" office:value="194" calcext:value-type="float">
            <text:p>194</text:p>
          </table:table-cell>
          <table:table-cell table:formula="of:=[.AK106]*[.AM106]" office:value-type="float" office:value="15714" calcext:value-type="float">
            <text:p>1571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requency:</text:p>
          </table:table-cell>
          <table:table-cell office:value-type="float" office:value="349" calcext:value-type="float">
            <text:p>349</text:p>
          </table:table-cell>
          <table:table-cell table:formula="of:=[.AR106]*[.AT106]" office:value-type="float" office:value="27571" calcext:value-type="float">
            <text:p>27571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frequency:</text:p>
          </table:table-cell>
          <table:table-cell office:value-type="float" office:value="77" calcext:value-type="float">
            <text:p>77</text:p>
          </table:table-cell>
          <table:table-cell table:formula="of:=[.AY106]*[.BA106]" office:value-type="float" office:value="9548" calcext:value-type="float">
            <text:p>9548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78" calcext:value-type="float">
            <text:p>178</text:p>
          </table:table-cell>
          <table:table-cell table:style-name="ce7" table:formula="of:=[.G107]*[.I107]" office:value-type="float" office:value="13528" calcext:value-type="float">
            <text:p>13528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44" calcext:value-type="float">
            <text:p>144</text:p>
          </table:table-cell>
          <table:table-cell table:style-name="ce9" table:formula="of:=[.M107]*[.O107]" office:value-type="float" office:value="13680" calcext:value-type="float">
            <text:p>13680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formula="of:=[.S107]*[.U107]" office:value-type="float" office:value="11110" calcext:value-type="float">
            <text:p>1111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requency:</text:p>
          </table:table-cell>
          <table:table-cell office:value-type="float" office:value="183" calcext:value-type="float">
            <text:p>183</text:p>
          </table:table-cell>
          <table:table-cell table:style-name="ce11" table:formula="of:=[.Y107]*[.AA107]" office:value-type="float" office:value="15921" calcext:value-type="float">
            <text:p>15921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requency:</text:p>
          </table:table-cell>
          <table:table-cell office:value-type="float" office:value="553" calcext:value-type="float">
            <text:p>553</text:p>
          </table:table-cell>
          <table:table-cell table:formula="of:=[.AE107]*[.AG107]" office:value-type="float" office:value="27097" calcext:value-type="float">
            <text:p>27097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requency:</text:p>
          </table:table-cell>
          <table:table-cell office:value-type="float" office:value="527" calcext:value-type="float">
            <text:p>527</text:p>
          </table:table-cell>
          <table:table-cell table:formula="of:=[.AK107]*[.AM107]" office:value-type="float" office:value="27931" calcext:value-type="float">
            <text:p>27931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frequency:</text:p>
          </table:table-cell>
          <table:table-cell office:value-type="float" office:value="181" calcext:value-type="float">
            <text:p>181</text:p>
          </table:table-cell>
          <table:table-cell table:formula="of:=[.AR107]*[.AT107]" office:value-type="float" office:value="15928" calcext:value-type="float">
            <text:p>1592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requency:</text:p>
          </table:table-cell>
          <table:table-cell office:value-type="float" office:value="202" calcext:value-type="float">
            <text:p>202</text:p>
          </table:table-cell>
          <table:table-cell table:formula="of:=[.AY107]*[.BA107]" office:value-type="float" office:value="17978" calcext:value-type="float">
            <text:p>17978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10" calcext:value-type="float">
            <text:p>110</text:p>
          </table:table-cell>
          <table:table-cell table:style-name="ce7" table:formula="of:=[.G108]*[.I108]" office:value-type="float" office:value="9790" calcext:value-type="float">
            <text:p>9790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271" calcext:value-type="float">
            <text:p>271</text:p>
          </table:table-cell>
          <table:table-cell table:style-name="ce9" table:formula="of:=[.M108]*[.O108]" office:value-type="float" office:value="18157" calcext:value-type="float">
            <text:p>18157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71" calcext:value-type="float">
            <text:p>171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3" calcext:value-type="float">
            <text:p>13</text:p>
          </table:table-cell>
          <table:table-cell table:style-name="ce11" table:formula="of:=[.S108]*[.U108]" office:value-type="float" office:value="2223" calcext:value-type="float">
            <text:p>2223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frequency:</text:p>
          </table:table-cell>
          <table:table-cell office:value-type="float" office:value="43" calcext:value-type="float">
            <text:p>43</text:p>
          </table:table-cell>
          <table:table-cell table:style-name="ce11" table:formula="of:=[.Y108]*[.AA108]" office:value-type="float" office:value="6149" calcext:value-type="float">
            <text:p>6149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equency:</text:p>
          </table:table-cell>
          <table:table-cell office:value-type="float" office:value="183" calcext:value-type="float">
            <text:p>183</text:p>
          </table:table-cell>
          <table:table-cell table:formula="of:=[.AE108]*[.AG108]" office:value-type="float" office:value="15189" calcext:value-type="float">
            <text:p>15189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frequency:</text:p>
          </table:table-cell>
          <table:table-cell office:value-type="float" office:value="30" calcext:value-type="float">
            <text:p>30</text:p>
          </table:table-cell>
          <table:table-cell table:formula="of:=[.AK108]*[.AM108]" office:value-type="float" office:value="4530" calcext:value-type="float">
            <text:p>453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frequency:</text:p>
          </table:table-cell>
          <table:table-cell office:value-type="float" office:value="11" calcext:value-type="float">
            <text:p>11</text:p>
          </table:table-cell>
          <table:table-cell table:formula="of:=[.AR108]*[.AT108]" office:value-type="float" office:value="1859" calcext:value-type="float">
            <text:p>1859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frequency:</text:p>
          </table:table-cell>
          <table:table-cell office:value-type="float" office:value="132" calcext:value-type="float">
            <text:p>132</text:p>
          </table:table-cell>
          <table:table-cell table:formula="of:=[.AY108]*[.BA108]" office:value-type="float" office:value="12804" calcext:value-type="float">
            <text:p>12804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04" calcext:value-type="float">
            <text:p>104</text:p>
          </table:table-cell>
          <table:table-cell table:style-name="ce7" table:formula="of:=[.G109]*[.I109]" office:value-type="float" office:value="9464" calcext:value-type="float">
            <text:p>9464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266" calcext:value-type="float">
            <text:p>266</text:p>
          </table:table-cell>
          <table:table-cell table:style-name="ce9" table:formula="of:=[.M109]*[.O109]" office:value-type="float" office:value="20748" calcext:value-type="float">
            <text:p>20748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55" calcext:value-type="float">
            <text:p>155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24" calcext:value-type="float">
            <text:p>24</text:p>
          </table:table-cell>
          <table:table-cell table:style-name="ce11" table:formula="of:=[.S109]*[.U109]" office:value-type="float" office:value="3720" calcext:value-type="float">
            <text:p>372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frequency:</text:p>
          </table:table-cell>
          <table:table-cell office:value-type="float" office:value="114" calcext:value-type="float">
            <text:p>114</text:p>
          </table:table-cell>
          <table:table-cell table:style-name="ce11" table:formula="of:=[.Y109]*[.AA109]" office:value-type="float" office:value="11970" calcext:value-type="float">
            <text:p>1197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requency:</text:p>
          </table:table-cell>
          <table:table-cell office:value-type="float" office:value="544" calcext:value-type="float">
            <text:p>544</text:p>
          </table:table-cell>
          <table:table-cell table:formula="of:=[.AE109]*[.AG109]" office:value-type="float" office:value="34272" calcext:value-type="float">
            <text:p>34272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requency:</text:p>
          </table:table-cell>
          <table:table-cell office:value-type="float" office:value="300" calcext:value-type="float">
            <text:p>300</text:p>
          </table:table-cell>
          <table:table-cell table:formula="of:=[.AK109]*[.AM109]" office:value-type="float" office:value="22200" calcext:value-type="float">
            <text:p>2220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requency:</text:p>
          </table:table-cell>
          <table:table-cell office:value-type="float" office:value="328" calcext:value-type="float">
            <text:p>328</text:p>
          </table:table-cell>
          <table:table-cell table:formula="of:=[.AR109]*[.AT109]" office:value-type="float" office:value="21648" calcext:value-type="float">
            <text:p>2164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frequency:</text:p>
          </table:table-cell>
          <table:table-cell office:value-type="float" office:value="12" calcext:value-type="float">
            <text:p>12</text:p>
          </table:table-cell>
          <table:table-cell table:formula="of:=[.AY109]*[.BA109]" office:value-type="float" office:value="2040" calcext:value-type="float">
            <text:p>2040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31" calcext:value-type="float">
            <text:p>31</text:p>
          </table:table-cell>
          <table:table-cell table:style-name="ce7" table:formula="of:=[.G110]*[.I110]" office:value-type="float" office:value="3813" calcext:value-type="float">
            <text:p>3813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44" calcext:value-type="float">
            <text:p>144</text:p>
          </table:table-cell>
          <table:table-cell table:style-name="ce9" table:formula="of:=[.M110]*[.O110]" office:value-type="float" office:value="13248" calcext:value-type="float">
            <text:p>13248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67" calcext:value-type="float">
            <text:p>67</text:p>
          </table:table-cell>
          <table:table-cell table:style-name="ce11" table:formula="of:=[.S110]*[.U110]" office:value-type="float" office:value="8040" calcext:value-type="float">
            <text:p>804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requency:</text:p>
          </table:table-cell>
          <table:table-cell office:value-type="float" office:value="177" calcext:value-type="float">
            <text:p>177</text:p>
          </table:table-cell>
          <table:table-cell table:style-name="ce11" table:formula="of:=[.Y110]*[.AA110]" office:value-type="float" office:value="16815" calcext:value-type="float">
            <text:p>16815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frequency:</text:p>
          </table:table-cell>
          <table:table-cell office:value-type="float" office:value="53" calcext:value-type="float">
            <text:p>53</text:p>
          </table:table-cell>
          <table:table-cell table:formula="of:=[.AE110]*[.AG110]" office:value-type="float" office:value="7049" calcext:value-type="float">
            <text:p>7049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frequency:</text:p>
          </table:table-cell>
          <table:table-cell office:value-type="float" office:value="44" calcext:value-type="float">
            <text:p>44</text:p>
          </table:table-cell>
          <table:table-cell table:formula="of:=[.AK110]*[.AM110]" office:value-type="float" office:value="6292" calcext:value-type="float">
            <text:p>6292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frequency:</text:p>
          </table:table-cell>
          <table:table-cell office:value-type="float" office:value="5" calcext:value-type="float">
            <text:p>5</text:p>
          </table:table-cell>
          <table:table-cell table:formula="of:=[.AR110]*[.AT110]" office:value-type="float" office:value="1005" calcext:value-type="float">
            <text:p>1005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frequency:</text:p>
          </table:table-cell>
          <table:table-cell office:value-type="float" office:value="12" calcext:value-type="float">
            <text:p>12</text:p>
          </table:table-cell>
          <table:table-cell table:formula="of:=[.AY110]*[.BA110]" office:value-type="float" office:value="2496" calcext:value-type="float">
            <text:p>2496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6" calcext:value-type="float">
            <text:p>6</text:p>
          </table:table-cell>
          <table:table-cell table:style-name="ce7" table:formula="of:=[.G111]*[.I111]" office:value-type="float" office:value="1008" calcext:value-type="float">
            <text:p>1008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88" calcext:value-type="float">
            <text:p>88</text:p>
          </table:table-cell>
          <table:table-cell table:style-name="ce9" table:formula="of:=[.M111]*[.O111]" office:value-type="float" office:value="9680" calcext:value-type="float">
            <text:p>9680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34" calcext:value-type="float">
            <text:p>134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20" calcext:value-type="float">
            <text:p>20</text:p>
          </table:table-cell>
          <table:table-cell table:style-name="ce11" table:formula="of:=[.S111]*[.U111]" office:value-type="float" office:value="2680" calcext:value-type="float">
            <text:p>268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frequency:</text:p>
          </table:table-cell>
          <table:table-cell office:value-type="float" office:value="72" calcext:value-type="float">
            <text:p>72</text:p>
          </table:table-cell>
          <table:table-cell table:style-name="ce11" table:formula="of:=[.Y111]*[.AA111]" office:value-type="float" office:value="8712" calcext:value-type="float">
            <text:p>8712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equency:</text:p>
          </table:table-cell>
          <table:table-cell office:value-type="float" office:value="874" calcext:value-type="float">
            <text:p>874</text:p>
          </table:table-cell>
          <table:table-cell table:formula="of:=[.AE111]*[.AG111]" office:value-type="float" office:value="33212" calcext:value-type="float">
            <text:p>33212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frequency:</text:p>
          </table:table-cell>
          <table:table-cell office:value-type="float" office:value="41" calcext:value-type="float">
            <text:p>41</text:p>
          </table:table-cell>
          <table:table-cell table:formula="of:=[.AK111]*[.AM111]" office:value-type="float" office:value="5822" calcext:value-type="float">
            <text:p>5822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requency:</text:p>
          </table:table-cell>
          <table:table-cell office:value-type="float" office:value="135" calcext:value-type="float">
            <text:p>135</text:p>
          </table:table-cell>
          <table:table-cell table:formula="of:=[.AR111]*[.AT111]" office:value-type="float" office:value="14580" calcext:value-type="float">
            <text:p>1458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requency:</text:p>
          </table:table-cell>
          <table:table-cell office:value-type="float" office:value="326" calcext:value-type="float">
            <text:p>326</text:p>
          </table:table-cell>
          <table:table-cell table:formula="of:=[.AY111]*[.BA111]" office:value-type="float" office:value="23472" calcext:value-type="float">
            <text:p>23472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24" calcext:value-type="float">
            <text:p>24</text:p>
          </table:table-cell>
          <table:table-cell table:style-name="ce7" table:formula="of:=[.G112]*[.I112]" office:value-type="float" office:value="3024" calcext:value-type="float">
            <text:p>3024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44" calcext:value-type="float">
            <text:p>144</text:p>
          </table:table-cell>
          <table:table-cell table:style-name="ce9" table:formula="of:=[.M112]*[.O112]" office:value-type="float" office:value="13104" calcext:value-type="float">
            <text:p>13104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58" calcext:value-type="float">
            <text:p>158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26" calcext:value-type="float">
            <text:p>26</text:p>
          </table:table-cell>
          <table:table-cell table:style-name="ce11" table:formula="of:=[.S112]*[.U112]" office:value-type="float" office:value="4108" calcext:value-type="float">
            <text:p>4108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frequency:</text:p>
          </table:table-cell>
          <table:table-cell office:value-type="float" office:value="66" calcext:value-type="float">
            <text:p>66</text:p>
          </table:table-cell>
          <table:table-cell table:style-name="ce11" table:formula="of:=[.Y112]*[.AA112]" office:value-type="float" office:value="7722" calcext:value-type="float">
            <text:p>7722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frequency:</text:p>
          </table:table-cell>
          <table:table-cell office:value-type="float" office:value="40" calcext:value-type="float">
            <text:p>40</text:p>
          </table:table-cell>
          <table:table-cell table:formula="of:=[.AE112]*[.AG112]" office:value-type="float" office:value="5520" calcext:value-type="float">
            <text:p>552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frequency:</text:p>
          </table:table-cell>
          <table:table-cell office:value-type="float" office:value="24" calcext:value-type="float">
            <text:p>24</text:p>
          </table:table-cell>
          <table:table-cell table:formula="of:=[.AK112]*[.AM112]" office:value-type="float" office:value="3480" calcext:value-type="float">
            <text:p>348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frequency:</text:p>
          </table:table-cell>
          <table:table-cell office:value-type="float" office:value="133" calcext:value-type="float">
            <text:p>133</text:p>
          </table:table-cell>
          <table:table-cell table:formula="of:=[.AR112]*[.AT112]" office:value-type="float" office:value="13965" calcext:value-type="float">
            <text:p>13965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frequency:</text:p>
          </table:table-cell>
          <table:table-cell office:value-type="float" office:value="17" calcext:value-type="float">
            <text:p>17</text:p>
          </table:table-cell>
          <table:table-cell table:formula="of:=[.AY112]*[.BA112]" office:value-type="float" office:value="2992" calcext:value-type="float">
            <text:p>2992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5" calcext:value-type="float">
            <text:p>5</text:p>
          </table:table-cell>
          <table:table-cell table:style-name="ce7" table:formula="of:=[.G113]*[.I113]" office:value-type="float" office:value="740" calcext:value-type="float">
            <text:p>740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12" calcext:value-type="float">
            <text:p>112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79" calcext:value-type="float">
            <text:p>79</text:p>
          </table:table-cell>
          <table:table-cell table:style-name="ce9" table:formula="of:=[.M113]*[.O113]" office:value-type="float" office:value="8848" calcext:value-type="float">
            <text:p>8848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86" calcext:value-type="float">
            <text:p>86</text:p>
          </table:table-cell>
          <table:table-cell table:style-name="ce11" table:formula="of:=[.S113]*[.U113]" office:value-type="float" office:value="9202" calcext:value-type="float">
            <text:p>9202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requency:</text:p>
          </table:table-cell>
          <table:table-cell office:value-type="float" office:value="47" calcext:value-type="float">
            <text:p>47</text:p>
          </table:table-cell>
          <table:table-cell table:style-name="ce11" table:formula="of:=[.Y113]*[.AA113]" office:value-type="float" office:value="5640" calcext:value-type="float">
            <text:p>564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frequency:</text:p>
          </table:table-cell>
          <table:table-cell office:value-type="float" office:value="74" calcext:value-type="float">
            <text:p>74</text:p>
          </table:table-cell>
          <table:table-cell table:formula="of:=[.AE113]*[.AG113]" office:value-type="float" office:value="9398" calcext:value-type="float">
            <text:p>9398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frequency:</text:p>
          </table:table-cell>
          <table:table-cell office:value-type="float" office:value="189" calcext:value-type="float">
            <text:p>189</text:p>
          </table:table-cell>
          <table:table-cell table:formula="of:=[.AK113]*[.AM113]" office:value-type="float" office:value="17199" calcext:value-type="float">
            <text:p>17199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requency:</text:p>
          </table:table-cell>
          <table:table-cell office:value-type="float" office:value="16" calcext:value-type="float">
            <text:p>16</text:p>
          </table:table-cell>
          <table:table-cell table:formula="of:=[.AR113]*[.AT113]" office:value-type="float" office:value="2592" calcext:value-type="float">
            <text:p>2592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frequency:</text:p>
          </table:table-cell>
          <table:table-cell office:value-type="float" office:value="68" calcext:value-type="float">
            <text:p>68</text:p>
          </table:table-cell>
          <table:table-cell table:formula="of:=[.AY113]*[.BA113]" office:value-type="float" office:value="8092" calcext:value-type="float">
            <text:p>8092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76" calcext:value-type="float">
            <text:p>176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4" calcext:value-type="float">
            <text:p>4</text:p>
          </table:table-cell>
          <table:table-cell table:style-name="ce7" table:formula="of:=[.G114]*[.I114]" office:value-type="float" office:value="704" calcext:value-type="float">
            <text:p>704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252" calcext:value-type="float">
            <text:p>252</text:p>
          </table:table-cell>
          <table:table-cell table:style-name="ce9" table:formula="of:=[.M114]*[.O114]" office:value-type="float" office:value="18396" calcext:value-type="float">
            <text:p>18396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table:formula="of:=[.S114]*[.U114]" office:value-type="float" office:value="18200" calcext:value-type="float">
            <text:p>1820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requency:</text:p>
          </table:table-cell>
          <table:table-cell office:value-type="float" office:value="169" calcext:value-type="float">
            <text:p>169</text:p>
          </table:table-cell>
          <table:table-cell table:style-name="ce11" table:formula="of:=[.Y114]*[.AA114]" office:value-type="float" office:value="15041" calcext:value-type="float">
            <text:p>15041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frequency:</text:p>
          </table:table-cell>
          <table:table-cell office:value-type="float" office:value="59" calcext:value-type="float">
            <text:p>59</text:p>
          </table:table-cell>
          <table:table-cell table:formula="of:=[.AE114]*[.AG114]" office:value-type="float" office:value="8496" calcext:value-type="float">
            <text:p>849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frequency:</text:p>
          </table:table-cell>
          <table:table-cell office:value-type="float" office:value="65" calcext:value-type="float">
            <text:p>65</text:p>
          </table:table-cell>
          <table:table-cell table:formula="of:=[.AK114]*[.AM114]" office:value-type="float" office:value="7930" calcext:value-type="float">
            <text:p>793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frequency:</text:p>
          </table:table-cell>
          <table:table-cell office:value-type="float" office:value="128" calcext:value-type="float">
            <text:p>128</text:p>
          </table:table-cell>
          <table:table-cell table:formula="of:=[.AR114]*[.AT114]" office:value-type="float" office:value="13568" calcext:value-type="float">
            <text:p>1356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requency:</text:p>
          </table:table-cell>
          <table:table-cell office:value-type="float" office:value="372" calcext:value-type="float">
            <text:p>372</text:p>
          </table:table-cell>
          <table:table-cell table:formula="of:=[.AY114]*[.BA114]" office:value-type="float" office:value="25668" calcext:value-type="float">
            <text:p>25668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1" calcext:value-type="float">
            <text:p>11</text:p>
          </table:table-cell>
          <table:table-cell table:style-name="ce7" table:formula="of:=[.G115]*[.I115]" office:value-type="float" office:value="1507" calcext:value-type="float">
            <text:p>1507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45" calcext:value-type="float">
            <text:p>45</text:p>
          </table:table-cell>
          <table:table-cell table:style-name="ce9" table:formula="of:=[.M115]*[.O115]" office:value-type="float" office:value="5355" calcext:value-type="float">
            <text:p>5355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04" calcext:value-type="float">
            <text:p>104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table:formula="of:=[.S115]*[.U115]" office:value-type="float" office:value="10608" calcext:value-type="float">
            <text:p>10608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frequency:</text:p>
          </table:table-cell>
          <table:table-cell office:value-type="float" office:value="210" calcext:value-type="float">
            <text:p>210</text:p>
          </table:table-cell>
          <table:table-cell table:style-name="ce11" table:formula="of:=[.Y115]*[.AA115]" office:value-type="float" office:value="18060" calcext:value-type="float">
            <text:p>1806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requency:</text:p>
          </table:table-cell>
          <table:table-cell office:value-type="float" office:value="178" calcext:value-type="float">
            <text:p>178</text:p>
          </table:table-cell>
          <table:table-cell table:formula="of:=[.AE115]*[.AG115]" office:value-type="float" office:value="14596" calcext:value-type="float">
            <text:p>1459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requency:</text:p>
          </table:table-cell>
          <table:table-cell office:value-type="float" office:value="339" calcext:value-type="float">
            <text:p>339</text:p>
          </table:table-cell>
          <table:table-cell table:formula="of:=[.AK115]*[.AM115]" office:value-type="float" office:value="23730" calcext:value-type="float">
            <text:p>2373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requency:</text:p>
          </table:table-cell>
          <table:table-cell office:value-type="float" office:value="318" calcext:value-type="float">
            <text:p>318</text:p>
          </table:table-cell>
          <table:table-cell table:formula="of:=[.AR115]*[.AT115]" office:value-type="float" office:value="22896" calcext:value-type="float">
            <text:p>22896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frequency:</text:p>
          </table:table-cell>
          <table:table-cell office:value-type="float" office:value="73" calcext:value-type="float">
            <text:p>73</text:p>
          </table:table-cell>
          <table:table-cell table:formula="of:=[.AY115]*[.BA115]" office:value-type="float" office:value="8614" calcext:value-type="float">
            <text:p>8614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50" calcext:value-type="float">
            <text:p>50</text:p>
          </table:table-cell>
          <table:table-cell table:style-name="ce7" table:formula="of:=[.G116]*[.I116]" office:value-type="float" office:value="5400" calcext:value-type="float">
            <text:p>5400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57" calcext:value-type="float">
            <text:p>157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1" calcext:value-type="float">
            <text:p>11</text:p>
          </table:table-cell>
          <table:table-cell table:style-name="ce9" table:formula="of:=[.M116]*[.O116]" office:value-type="float" office:value="1727" calcext:value-type="float">
            <text:p>1727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80" calcext:value-type="float">
            <text:p>180</text:p>
          </table:table-cell>
          <table:table-cell table:style-name="ce11" table:formula="of:=[.S116]*[.U116]" office:value-type="float" office:value="16560" calcext:value-type="float">
            <text:p>1656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frequency:</text:p>
          </table:table-cell>
          <table:table-cell office:value-type="float" office:value="17" calcext:value-type="float">
            <text:p>17</text:p>
          </table:table-cell>
          <table:table-cell table:style-name="ce11" table:formula="of:=[.Y116]*[.AA116]" office:value-type="float" office:value="2516" calcext:value-type="float">
            <text:p>251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frequency:</text:p>
          </table:table-cell>
          <table:table-cell office:value-type="float" office:value="45" calcext:value-type="float">
            <text:p>45</text:p>
          </table:table-cell>
          <table:table-cell table:formula="of:=[.AE116]*[.AG116]" office:value-type="float" office:value="6030" calcext:value-type="float">
            <text:p>603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requency:</text:p>
          </table:table-cell>
          <table:table-cell office:value-type="float" office:value="127" calcext:value-type="float">
            <text:p>127</text:p>
          </table:table-cell>
          <table:table-cell table:formula="of:=[.AK116]*[.AM116]" office:value-type="float" office:value="13970" calcext:value-type="float">
            <text:p>1397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frequency:</text:p>
          </table:table-cell>
          <table:table-cell office:value-type="float" office:value="43" calcext:value-type="float">
            <text:p>43</text:p>
          </table:table-cell>
          <table:table-cell table:formula="of:=[.AR116]*[.AT116]" office:value-type="float" office:value="6106" calcext:value-type="float">
            <text:p>6106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frequency:</text:p>
          </table:table-cell>
          <table:table-cell office:value-type="float" office:value="143" calcext:value-type="float">
            <text:p>143</text:p>
          </table:table-cell>
          <table:table-cell table:formula="of:=[.AY116]*[.BA116]" office:value-type="float" office:value="14443" calcext:value-type="float">
            <text:p>14443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201" calcext:value-type="float">
            <text:p>201</text:p>
          </table:table-cell>
          <table:table-cell table:style-name="ce7" table:formula="of:=[.G117]*[.I117]" office:value-type="float" office:value="14271" calcext:value-type="float">
            <text:p>14271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33" calcext:value-type="float">
            <text:p>133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24" calcext:value-type="float">
            <text:p>24</text:p>
          </table:table-cell>
          <table:table-cell table:style-name="ce9" table:formula="of:=[.M117]*[.O117]" office:value-type="float" office:value="3192" calcext:value-type="float">
            <text:p>3192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71" calcext:value-type="float">
            <text:p>171</text:p>
          </table:table-cell>
          <table:table-cell table:style-name="ce11" table:formula="of:=[.S117]*[.U117]" office:value-type="float" office:value="14022" calcext:value-type="float">
            <text:p>14022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frequency:</text:p>
          </table:table-cell>
          <table:table-cell office:value-type="float" office:value="103" calcext:value-type="float">
            <text:p>103</text:p>
          </table:table-cell>
          <table:table-cell table:style-name="ce11" table:formula="of:=[.Y117]*[.AA117]" office:value-type="float" office:value="10918" calcext:value-type="float">
            <text:p>10918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frequency:</text:p>
          </table:table-cell>
          <table:table-cell office:value-type="float" office:value="30" calcext:value-type="float">
            <text:p>30</text:p>
          </table:table-cell>
          <table:table-cell table:formula="of:=[.AE117]*[.AG117]" office:value-type="float" office:value="4710" calcext:value-type="float">
            <text:p>471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frequency:</text:p>
          </table:table-cell>
          <table:table-cell office:value-type="float" office:value="170" calcext:value-type="float">
            <text:p>170</text:p>
          </table:table-cell>
          <table:table-cell table:formula="of:=[.AK117]*[.AM117]" office:value-type="float" office:value="14620" calcext:value-type="float">
            <text:p>1462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requency:</text:p>
          </table:table-cell>
          <table:table-cell office:value-type="float" office:value="543" calcext:value-type="float">
            <text:p>543</text:p>
          </table:table-cell>
          <table:table-cell table:formula="of:=[.AR117]*[.AT117]" office:value-type="float" office:value="34752" calcext:value-type="float">
            <text:p>34752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frequency:</text:p>
          </table:table-cell>
          <table:table-cell office:value-type="float" office:value="29" calcext:value-type="float">
            <text:p>29</text:p>
          </table:table-cell>
          <table:table-cell table:formula="of:=[.AY117]*[.BA117]" office:value-type="float" office:value="4408" calcext:value-type="float">
            <text:p>4408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3" calcext:value-type="float">
            <text:p>13</text:p>
          </table:table-cell>
          <table:table-cell table:style-name="ce7" table:formula="of:=[.G118]*[.I118]" office:value-type="float" office:value="1859" calcext:value-type="float">
            <text:p>1859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96" calcext:value-type="float">
            <text:p>96</text:p>
          </table:table-cell>
          <table:table-cell table:style-name="ce9" table:formula="of:=[.M118]*[.O118]" office:value-type="float" office:value="10368" calcext:value-type="float">
            <text:p>10368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[.S118]*[.U118]" office:value-type="float" office:value="7620" calcext:value-type="float">
            <text:p>762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frequency:</text:p>
          </table:table-cell>
          <table:table-cell office:value-type="float" office:value="106" calcext:value-type="float">
            <text:p>106</text:p>
          </table:table-cell>
          <table:table-cell table:style-name="ce11" table:formula="of:=[.Y118]*[.AA118]" office:value-type="float" office:value="11342" calcext:value-type="float">
            <text:p>11342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frequency:</text:p>
          </table:table-cell>
          <table:table-cell office:value-type="float" office:value="18" calcext:value-type="float">
            <text:p>18</text:p>
          </table:table-cell>
          <table:table-cell table:formula="of:=[.AE118]*[.AG118]" office:value-type="float" office:value="2754" calcext:value-type="float">
            <text:p>275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frequency:</text:p>
          </table:table-cell>
          <table:table-cell office:value-type="float" office:value="35" calcext:value-type="float">
            <text:p>35</text:p>
          </table:table-cell>
          <table:table-cell table:formula="of:=[.AK118]*[.AM118]" office:value-type="float" office:value="5355" calcext:value-type="float">
            <text:p>5355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requency:</text:p>
          </table:table-cell>
          <table:table-cell office:value-type="float" office:value="182" calcext:value-type="float">
            <text:p>182</text:p>
          </table:table-cell>
          <table:table-cell table:formula="of:=[.AR118]*[.AT118]" office:value-type="float" office:value="16198" calcext:value-type="float">
            <text:p>1619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frequency:</text:p>
          </table:table-cell>
          <table:table-cell office:value-type="float" office:value="94" calcext:value-type="float">
            <text:p>94</text:p>
          </table:table-cell>
          <table:table-cell table:formula="of:=[.AY118]*[.BA118]" office:value-type="float" office:value="10904" calcext:value-type="float">
            <text:p>10904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52" calcext:value-type="float">
            <text:p>52</text:p>
          </table:table-cell>
          <table:table-cell table:style-name="ce7" table:formula="of:=[.G119]*[.I119]" office:value-type="float" office:value="5356" calcext:value-type="float">
            <text:p>5356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50" calcext:value-type="float">
            <text:p>150</text:p>
          </table:table-cell>
          <table:table-cell table:style-name="ce9" table:formula="of:=[.M119]*[.O119]" office:value-type="float" office:value="13950" calcext:value-type="float">
            <text:p>13950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66" calcext:value-type="float">
            <text:p>166</text:p>
          </table:table-cell>
          <table:table-cell table:style-name="ce11" table:formula="of:=[.S119]*[.U119]" office:value-type="float" office:value="15438" calcext:value-type="float">
            <text:p>15438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frequency:</text:p>
          </table:table-cell>
          <table:table-cell office:value-type="float" office:value="181" calcext:value-type="float">
            <text:p>181</text:p>
          </table:table-cell>
          <table:table-cell table:style-name="ce11" table:formula="of:=[.Y119]*[.AA119]" office:value-type="float" office:value="14661" calcext:value-type="float">
            <text:p>14661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requency:</text:p>
          </table:table-cell>
          <table:table-cell office:value-type="float" office:value="312" calcext:value-type="float">
            <text:p>312</text:p>
          </table:table-cell>
          <table:table-cell table:formula="of:=[.AE119]*[.AG119]" office:value-type="float" office:value="22776" calcext:value-type="float">
            <text:p>2277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frequency:</text:p>
          </table:table-cell>
          <table:table-cell office:value-type="float" office:value="62" calcext:value-type="float">
            <text:p>62</text:p>
          </table:table-cell>
          <table:table-cell table:formula="of:=[.AK119]*[.AM119]" office:value-type="float" office:value="7874" calcext:value-type="float">
            <text:p>787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requency:</text:p>
          </table:table-cell>
          <table:table-cell office:value-type="float" office:value="195" calcext:value-type="float">
            <text:p>195</text:p>
          </table:table-cell>
          <table:table-cell table:formula="of:=[.AR119]*[.AT119]" office:value-type="float" office:value="16965" calcext:value-type="float">
            <text:p>16965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frequency:</text:p>
          </table:table-cell>
          <table:table-cell office:value-type="float" office:value="127" calcext:value-type="float">
            <text:p>127</text:p>
          </table:table-cell>
          <table:table-cell table:formula="of:=[.AY119]*[.BA119]" office:value-type="float" office:value="13335" calcext:value-type="float">
            <text:p>13335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35" calcext:value-type="float">
            <text:p>135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formula="of:=[.G120]*[.I120]" office:value-type="float" office:value="1080" calcext:value-type="float">
            <text:p>1080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85" calcext:value-type="float">
            <text:p>85</text:p>
          </table:table-cell>
          <table:table-cell table:style-name="ce9" table:formula="of:=[.M120]*[.O120]" office:value-type="float" office:value="9435" calcext:value-type="float">
            <text:p>9435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table:formula="of:=[.S120]*[.U120]" office:value-type="float" office:value="10914" calcext:value-type="float">
            <text:p>10914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requency:</text:p>
          </table:table-cell>
          <table:table-cell office:value-type="float" office:value="194" calcext:value-type="float">
            <text:p>194</text:p>
          </table:table-cell>
          <table:table-cell table:style-name="ce11" table:formula="of:=[.Y120]*[.AA120]" office:value-type="float" office:value="18624" calcext:value-type="float">
            <text:p>1862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frequency:</text:p>
          </table:table-cell>
          <table:table-cell office:value-type="float" office:value="212" calcext:value-type="float">
            <text:p>212</text:p>
          </table:table-cell>
          <table:table-cell table:formula="of:=[.AE120]*[.AG120]" office:value-type="float" office:value="17808" calcext:value-type="float">
            <text:p>17808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requency:</text:p>
          </table:table-cell>
          <table:table-cell office:value-type="float" office:value="201" calcext:value-type="float">
            <text:p>201</text:p>
          </table:table-cell>
          <table:table-cell table:formula="of:=[.AK120]*[.AM120]" office:value-type="float" office:value="17085" calcext:value-type="float">
            <text:p>17085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frequency:</text:p>
          </table:table-cell>
          <table:table-cell office:value-type="float" office:value="85" calcext:value-type="float">
            <text:p>85</text:p>
          </table:table-cell>
          <table:table-cell table:formula="of:=[.AR120]*[.AT120]" office:value-type="float" office:value="9690" calcext:value-type="float">
            <text:p>969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requency:</text:p>
          </table:table-cell>
          <table:table-cell office:value-type="float" office:value="336" calcext:value-type="float">
            <text:p>336</text:p>
          </table:table-cell>
          <table:table-cell table:formula="of:=[.AY120]*[.BA120]" office:value-type="float" office:value="22512" calcext:value-type="float">
            <text:p>22512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49" calcext:value-type="float">
            <text:p>49</text:p>
          </table:table-cell>
          <table:table-cell table:style-name="ce7" table:formula="of:=[.G121]*[.I121]" office:value-type="float" office:value="5488" calcext:value-type="float">
            <text:p>5488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46" calcext:value-type="float">
            <text:p>46</text:p>
          </table:table-cell>
          <table:table-cell table:style-name="ce9" table:formula="of:=[.M121]*[.O121]" office:value-type="float" office:value="5612" calcext:value-type="float">
            <text:p>5612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265" calcext:value-type="float">
            <text:p>265</text:p>
          </table:table-cell>
          <table:table-cell table:style-name="ce11" table:formula="of:=[.S121]*[.U121]" office:value-type="float" office:value="19610" calcext:value-type="float">
            <text:p>1961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requency:</text:p>
          </table:table-cell>
          <table:table-cell office:value-type="float" office:value="301" calcext:value-type="float">
            <text:p>301</text:p>
          </table:table-cell>
          <table:table-cell table:style-name="ce11" table:formula="of:=[.Y121]*[.AA121]" office:value-type="float" office:value="20167" calcext:value-type="float">
            <text:p>20167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frequency:</text:p>
          </table:table-cell>
          <table:table-cell office:value-type="float" office:value="207" calcext:value-type="float">
            <text:p>207</text:p>
          </table:table-cell>
          <table:table-cell table:formula="of:=[.AE121]*[.AG121]" office:value-type="float" office:value="18216" calcext:value-type="float">
            <text:p>1821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frequency:</text:p>
          </table:table-cell>
          <table:table-cell office:value-type="float" office:value="31" calcext:value-type="float">
            <text:p>31</text:p>
          </table:table-cell>
          <table:table-cell table:formula="of:=[.AK121]*[.AM121]" office:value-type="float" office:value="4836" calcext:value-type="float">
            <text:p>4836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frequency:</text:p>
          </table:table-cell>
          <table:table-cell office:value-type="float" office:value="70" calcext:value-type="float">
            <text:p>70</text:p>
          </table:table-cell>
          <table:table-cell table:formula="of:=[.AR121]*[.AT121]" office:value-type="float" office:value="7910" calcext:value-type="float">
            <text:p>791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frequency:</text:p>
          </table:table-cell>
          <table:table-cell office:value-type="float" office:value="80" calcext:value-type="float">
            <text:p>80</text:p>
          </table:table-cell>
          <table:table-cell table:formula="of:=[.AY121]*[.BA121]" office:value-type="float" office:value="9760" calcext:value-type="float">
            <text:p>9760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25" calcext:value-type="float">
            <text:p>25</text:p>
          </table:table-cell>
          <table:table-cell table:style-name="ce7" table:formula="of:=[.G122]*[.I122]" office:value-type="float" office:value="2825" calcext:value-type="float">
            <text:p>2825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30" calcext:value-type="float">
            <text:p>30</text:p>
          </table:table-cell>
          <table:table-cell table:style-name="ce9" table:formula="of:=[.M122]*[.O122]" office:value-type="float" office:value="3900" calcext:value-type="float">
            <text:p>3900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94" calcext:value-type="float">
            <text:p>94</text:p>
          </table:table-cell>
          <table:table-cell table:style-name="ce11" table:formula="of:=[.S122]*[.U122]" office:value-type="float" office:value="10340" calcext:value-type="float">
            <text:p>1034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frequency:</text:p>
          </table:table-cell>
          <table:table-cell office:value-type="float" office:value="62" calcext:value-type="float">
            <text:p>62</text:p>
          </table:table-cell>
          <table:table-cell table:style-name="ce11" table:formula="of:=[.Y122]*[.AA122]" office:value-type="float" office:value="7378" calcext:value-type="float">
            <text:p>7378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requency:</text:p>
          </table:table-cell>
          <table:table-cell office:value-type="float" office:value="10" calcext:value-type="float">
            <text:p>10</text:p>
          </table:table-cell>
          <table:table-cell table:formula="of:=[.AE122]*[.AG122]" office:value-type="float" office:value="1860" calcext:value-type="float">
            <text:p>186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equency:</text:p>
          </table:table-cell>
          <table:table-cell office:value-type="float" office:value="108" calcext:value-type="float">
            <text:p>108</text:p>
          </table:table-cell>
          <table:table-cell table:formula="of:=[.AK122]*[.AM122]" office:value-type="float" office:value="11124" calcext:value-type="float">
            <text:p>1112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frequency:</text:p>
          </table:table-cell>
          <table:table-cell office:value-type="float" office:value="28" calcext:value-type="float">
            <text:p>28</text:p>
          </table:table-cell>
          <table:table-cell table:formula="of:=[.AR122]*[.AT122]" office:value-type="float" office:value="4256" calcext:value-type="float">
            <text:p>4256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frequency:</text:p>
          </table:table-cell>
          <table:table-cell office:value-type="float" office:value="54" calcext:value-type="float">
            <text:p>54</text:p>
          </table:table-cell>
          <table:table-cell table:formula="of:=[.AY122]*[.BA122]" office:value-type="float" office:value="7020" calcext:value-type="float">
            <text:p>7020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50" calcext:value-type="float">
            <text:p>50</text:p>
          </table:table-cell>
          <table:table-cell table:style-name="ce7" table:formula="of:=[.G123]*[.I123]" office:value-type="float" office:value="5100" calcext:value-type="float">
            <text:p>5100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77" calcext:value-type="float">
            <text:p>77</text:p>
          </table:table-cell>
          <table:table-cell table:style-name="ce9" table:formula="of:=[.M123]*[.O123]" office:value-type="float" office:value="7854" calcext:value-type="float">
            <text:p>7854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293" calcext:value-type="float">
            <text:p>293</text:p>
          </table:table-cell>
          <table:table-cell table:style-name="ce11" table:formula="of:=[.S123]*[.U123]" office:value-type="float" office:value="19631" calcext:value-type="float">
            <text:p>19631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style-name="ce11" table:formula="of:=[.Y123]*[.AA123]" office:value-type="float" office:value="552" calcext:value-type="float">
            <text:p>552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requency:</text:p>
          </table:table-cell>
          <table:table-cell office:value-type="float" office:value="121" calcext:value-type="float">
            <text:p>121</text:p>
          </table:table-cell>
          <table:table-cell table:formula="of:=[.AE123]*[.AG123]" office:value-type="float" office:value="13310" calcext:value-type="float">
            <text:p>1331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frequency:</text:p>
          </table:table-cell>
          <table:table-cell office:value-type="float" office:value="67" calcext:value-type="float">
            <text:p>67</text:p>
          </table:table-cell>
          <table:table-cell table:formula="of:=[.AK123]*[.AM123]" office:value-type="float" office:value="7906" calcext:value-type="float">
            <text:p>7906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requency:</text:p>
          </table:table-cell>
          <table:table-cell office:value-type="float" office:value="78" calcext:value-type="float">
            <text:p>78</text:p>
          </table:table-cell>
          <table:table-cell table:formula="of:=[.AR123]*[.AT123]" office:value-type="float" office:value="9360" calcext:value-type="float">
            <text:p>936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frequency:</text:p>
          </table:table-cell>
          <table:table-cell office:value-type="float" office:value="66" calcext:value-type="float">
            <text:p>66</text:p>
          </table:table-cell>
          <table:table-cell table:formula="of:=[.AY123]*[.BA123]" office:value-type="float" office:value="7722" calcext:value-type="float">
            <text:p>7722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9" calcext:value-type="float">
            <text:p>9</text:p>
          </table:table-cell>
          <table:table-cell table:style-name="ce7" table:formula="of:=[.G124]*[.I124]" office:value-type="float" office:value="1440" calcext:value-type="float">
            <text:p>1440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52" calcext:value-type="float">
            <text:p>152</text:p>
          </table:table-cell>
          <table:table-cell table:style-name="ce9" table:formula="of:=[.M124]*[.O124]" office:value-type="float" office:value="14288" calcext:value-type="float">
            <text:p>14288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63" calcext:value-type="float">
            <text:p>63</text:p>
          </table:table-cell>
          <table:table-cell table:style-name="ce11" table:formula="of:=[.S124]*[.U124]" office:value-type="float" office:value="7938" calcext:value-type="float">
            <text:p>7938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frequency:</text:p>
          </table:table-cell>
          <table:table-cell office:value-type="float" office:value="26" calcext:value-type="float">
            <text:p>26</text:p>
          </table:table-cell>
          <table:table-cell table:style-name="ce11" table:formula="of:=[.Y124]*[.AA124]" office:value-type="float" office:value="3692" calcext:value-type="float">
            <text:p>3692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frequency:</text:p>
          </table:table-cell>
          <table:table-cell office:value-type="float" office:value="61" calcext:value-type="float">
            <text:p>61</text:p>
          </table:table-cell>
          <table:table-cell table:formula="of:=[.AE124]*[.AG124]" office:value-type="float" office:value="7076" calcext:value-type="float">
            <text:p>707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frequency:</text:p>
          </table:table-cell>
          <table:table-cell office:value-type="float" office:value="23" calcext:value-type="float">
            <text:p>23</text:p>
          </table:table-cell>
          <table:table-cell table:formula="of:=[.AK124]*[.AM124]" office:value-type="float" office:value="3565" calcext:value-type="float">
            <text:p>3565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frequency:</text:p>
          </table:table-cell>
          <table:table-cell office:value-type="float" office:value="160" calcext:value-type="float">
            <text:p>160</text:p>
          </table:table-cell>
          <table:table-cell table:formula="of:=[.AR124]*[.AT124]" office:value-type="float" office:value="13440" calcext:value-type="float">
            <text:p>1344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frequency:</text:p>
          </table:table-cell>
          <table:table-cell office:value-type="float" office:value="186" calcext:value-type="float">
            <text:p>186</text:p>
          </table:table-cell>
          <table:table-cell table:formula="of:=[.AY124]*[.BA124]" office:value-type="float" office:value="15996" calcext:value-type="float">
            <text:p>15996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34" calcext:value-type="float">
            <text:p>134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6" calcext:value-type="float">
            <text:p>16</text:p>
          </table:table-cell>
          <table:table-cell table:style-name="ce7" table:formula="of:=[.G125]*[.I125]" office:value-type="float" office:value="2144" calcext:value-type="float">
            <text:p>2144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42" calcext:value-type="float">
            <text:p>142</text:p>
          </table:table-cell>
          <table:table-cell table:style-name="ce9" table:formula="of:=[.M125]*[.O125]" office:value-type="float" office:value="11502" calcext:value-type="float">
            <text:p>11502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55" calcext:value-type="float">
            <text:p>55</text:p>
          </table:table-cell>
          <table:table-cell table:style-name="ce11" table:formula="of:=[.S125]*[.U125]" office:value-type="float" office:value="6545" calcext:value-type="float">
            <text:p>6545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requency:</text:p>
          </table:table-cell>
          <table:table-cell office:value-type="float" office:value="106" calcext:value-type="float">
            <text:p>106</text:p>
          </table:table-cell>
          <table:table-cell table:style-name="ce11" table:formula="of:=[.Y125]*[.AA125]" office:value-type="float" office:value="11766" calcext:value-type="float">
            <text:p>1176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requency:</text:p>
          </table:table-cell>
          <table:table-cell office:value-type="float" office:value="183" calcext:value-type="float">
            <text:p>183</text:p>
          </table:table-cell>
          <table:table-cell table:formula="of:=[.AE125]*[.AG125]" office:value-type="float" office:value="16287" calcext:value-type="float">
            <text:p>16287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requency:</text:p>
          </table:table-cell>
          <table:table-cell office:value-type="float" office:value="326" calcext:value-type="float">
            <text:p>326</text:p>
          </table:table-cell>
          <table:table-cell table:formula="of:=[.AK125]*[.AM125]" office:value-type="float" office:value="25102" calcext:value-type="float">
            <text:p>25102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frequency:</text:p>
          </table:table-cell>
          <table:table-cell office:value-type="float" office:value="28" calcext:value-type="float">
            <text:p>28</text:p>
          </table:table-cell>
          <table:table-cell table:formula="of:=[.AR125]*[.AT125]" office:value-type="float" office:value="4116" calcext:value-type="float">
            <text:p>4116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requency:</text:p>
          </table:table-cell>
          <table:table-cell office:value-type="float" office:value="304" calcext:value-type="float">
            <text:p>304</text:p>
          </table:table-cell>
          <table:table-cell table:formula="of:=[.AY125]*[.BA125]" office:value-type="float" office:value="23712" calcext:value-type="float">
            <text:p>23712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42" calcext:value-type="float">
            <text:p>42</text:p>
          </table:table-cell>
          <table:table-cell table:style-name="ce7" table:formula="of:=[.G126]*[.I126]" office:value-type="float" office:value="4200" calcext:value-type="float">
            <text:p>4200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07" calcext:value-type="float">
            <text:p>107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74" calcext:value-type="float">
            <text:p>74</text:p>
          </table:table-cell>
          <table:table-cell table:style-name="ce9" table:formula="of:=[.M126]*[.O126]" office:value-type="float" office:value="7918" calcext:value-type="float">
            <text:p>7918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08" calcext:value-type="float">
            <text:p>108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table:formula="of:=[.S126]*[.U126]" office:value-type="float" office:value="10908" calcext:value-type="float">
            <text:p>10908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frequency:</text:p>
          </table:table-cell>
          <table:table-cell office:value-type="float" office:value="195" calcext:value-type="float">
            <text:p>195</text:p>
          </table:table-cell>
          <table:table-cell table:style-name="ce11" table:formula="of:=[.Y126]*[.AA126]" office:value-type="float" office:value="18135" calcext:value-type="float">
            <text:p>18135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frequency:</text:p>
          </table:table-cell>
          <table:table-cell office:value-type="float" office:value="12" calcext:value-type="float">
            <text:p>12</text:p>
          </table:table-cell>
          <table:table-cell table:formula="of:=[.AE126]*[.AG126]" office:value-type="float" office:value="2052" calcext:value-type="float">
            <text:p>2052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requency:</text:p>
          </table:table-cell>
          <table:table-cell office:value-type="float" office:value="124" calcext:value-type="float">
            <text:p>124</text:p>
          </table:table-cell>
          <table:table-cell table:formula="of:=[.AK126]*[.AM126]" office:value-type="float" office:value="12276" calcext:value-type="float">
            <text:p>12276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frequency:</text:p>
          </table:table-cell>
          <table:table-cell office:value-type="float" office:value="16" calcext:value-type="float">
            <text:p>16</text:p>
          </table:table-cell>
          <table:table-cell table:formula="of:=[.AR126]*[.AT126]" office:value-type="float" office:value="2800" calcext:value-type="float">
            <text:p>280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frequency:</text:p>
          </table:table-cell>
          <table:table-cell office:value-type="float" office:value="27" calcext:value-type="float">
            <text:p>27</text:p>
          </table:table-cell>
          <table:table-cell table:formula="of:=[.AY126]*[.BA126]" office:value-type="float" office:value="4293" calcext:value-type="float">
            <text:p>4293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42" calcext:value-type="float">
            <text:p>42</text:p>
          </table:table-cell>
          <table:table-cell table:style-name="ce7" table:formula="of:=[.G127]*[.I127]" office:value-type="float" office:value="4620" calcext:value-type="float">
            <text:p>4620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43" calcext:value-type="float">
            <text:p>43</text:p>
          </table:table-cell>
          <table:table-cell table:style-name="ce9" table:formula="of:=[.M127]*[.O127]" office:value-type="float" office:value="4859" calcext:value-type="float">
            <text:p>4859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93" calcext:value-type="float">
            <text:p>93</text:p>
          </table:table-cell>
          <table:table-cell table:style-name="ce11" table:formula="of:=[.S127]*[.U127]" office:value-type="float" office:value="9207" calcext:value-type="float">
            <text:p>9207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frequency:</text:p>
          </table:table-cell>
          <table:table-cell office:value-type="float" office:value="29" calcext:value-type="float">
            <text:p>29</text:p>
          </table:table-cell>
          <table:table-cell table:style-name="ce11" table:formula="of:=[.Y127]*[.AA127]" office:value-type="float" office:value="3770" calcext:value-type="float">
            <text:p>377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frequency:</text:p>
          </table:table-cell>
          <table:table-cell office:value-type="float" office:value="75" calcext:value-type="float">
            <text:p>75</text:p>
          </table:table-cell>
          <table:table-cell table:formula="of:=[.AE127]*[.AG127]" office:value-type="float" office:value="9150" calcext:value-type="float">
            <text:p>915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frequency:</text:p>
          </table:table-cell>
          <table:table-cell office:value-type="float" office:value="129" calcext:value-type="float">
            <text:p>129</text:p>
          </table:table-cell>
          <table:table-cell table:formula="of:=[.AK127]*[.AM127]" office:value-type="float" office:value="14448" calcext:value-type="float">
            <text:p>1444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frequency:</text:p>
          </table:table-cell>
          <table:table-cell office:value-type="float" office:value="115" calcext:value-type="float">
            <text:p>115</text:p>
          </table:table-cell>
          <table:table-cell table:formula="of:=[.AR127]*[.AT127]" office:value-type="float" office:value="12535" calcext:value-type="float">
            <text:p>12535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requency:</text:p>
          </table:table-cell>
          <table:table-cell office:value-type="float" office:value="336" calcext:value-type="float">
            <text:p>336</text:p>
          </table:table-cell>
          <table:table-cell table:formula="of:=[.AY127]*[.BA127]" office:value-type="float" office:value="25200" calcext:value-type="float">
            <text:p>25200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22" calcext:value-type="float">
            <text:p>22</text:p>
          </table:table-cell>
          <table:table-cell table:style-name="ce7" table:formula="of:=[.G128]*[.I128]" office:value-type="float" office:value="2508" calcext:value-type="float">
            <text:p>2508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64" calcext:value-type="float">
            <text:p>164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7" calcext:value-type="float">
            <text:p>7</text:p>
          </table:table-cell>
          <table:table-cell table:style-name="ce9" table:formula="of:=[.M128]*[.O128]" office:value-type="float" office:value="1148" calcext:value-type="float">
            <text:p>1148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231" calcext:value-type="float">
            <text:p>231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S128]*[.U128]" office:value-type="float" office:value="231" calcext:value-type="float">
            <text:p>231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style-name="ce11" table:formula="of:=[.Y128]*[.AA128]" office:value-type="float" office:value="741" calcext:value-type="float">
            <text:p>741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frequency:</text:p>
          </table:table-cell>
          <table:table-cell office:value-type="float" office:value="9" calcext:value-type="float">
            <text:p>9</text:p>
          </table:table-cell>
          <table:table-cell table:formula="of:=[.AE128]*[.AG128]" office:value-type="float" office:value="1593" calcext:value-type="float">
            <text:p>1593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frequency:</text:p>
          </table:table-cell>
          <table:table-cell office:value-type="float" office:value="10" calcext:value-type="float">
            <text:p>10</text:p>
          </table:table-cell>
          <table:table-cell table:formula="of:=[.AK128]*[.AM128]" office:value-type="float" office:value="1720" calcext:value-type="float">
            <text:p>172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requency:</text:p>
          </table:table-cell>
          <table:table-cell office:value-type="float" office:value="15" calcext:value-type="float">
            <text:p>15</text:p>
          </table:table-cell>
          <table:table-cell table:formula="of:=[.AR128]*[.AT128]" office:value-type="float" office:value="2745" calcext:value-type="float">
            <text:p>2745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frequency:</text:p>
          </table:table-cell>
          <table:table-cell office:value-type="float" office:value="86" calcext:value-type="float">
            <text:p>86</text:p>
          </table:table-cell>
          <table:table-cell table:formula="of:=[.AY128]*[.BA128]" office:value-type="float" office:value="9890" calcext:value-type="float">
            <text:p>9890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29" calcext:value-type="float">
            <text:p>29</text:p>
          </table:table-cell>
          <table:table-cell table:style-name="ce7" table:formula="of:=[.G129]*[.I129]" office:value-type="float" office:value="3335" calcext:value-type="float">
            <text:p>3335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51" calcext:value-type="float">
            <text:p>51</text:p>
          </table:table-cell>
          <table:table-cell table:style-name="ce9" table:formula="of:=[.M129]*[.O129]" office:value-type="float" office:value="6477" calcext:value-type="float">
            <text:p>6477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527" calcext:value-type="float">
            <text:p>527</text:p>
          </table:table-cell>
          <table:table-cell table:style-name="ce11" table:formula="of:=[.S129]*[.U129]" office:value-type="float" office:value="33728" calcext:value-type="float">
            <text:p>33728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frequency:</text:p>
          </table:table-cell>
          <table:table-cell office:value-type="float" office:value="108" calcext:value-type="float">
            <text:p>108</text:p>
          </table:table-cell>
          <table:table-cell table:style-name="ce11" table:formula="of:=[.Y129]*[.AA129]" office:value-type="float" office:value="11016" calcext:value-type="float">
            <text:p>1101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E129]*[.AG129]" office:value-type="float" office:value="228" calcext:value-type="float">
            <text:p>228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requency:</text:p>
          </table:table-cell>
          <table:table-cell office:value-type="float" office:value="45" calcext:value-type="float">
            <text:p>45</text:p>
          </table:table-cell>
          <table:table-cell table:formula="of:=[.AK129]*[.AM129]" office:value-type="float" office:value="5625" calcext:value-type="float">
            <text:p>5625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frequency:</text:p>
          </table:table-cell>
          <table:table-cell office:value-type="float" office:value="23" calcext:value-type="float">
            <text:p>23</text:p>
          </table:table-cell>
          <table:table-cell table:formula="of:=[.AR129]*[.AT129]" office:value-type="float" office:value="3611" calcext:value-type="float">
            <text:p>3611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frequency:</text:p>
          </table:table-cell>
          <table:table-cell office:value-type="float" office:value="7" calcext:value-type="float">
            <text:p>7</text:p>
          </table:table-cell>
          <table:table-cell table:formula="of:=[.AY129]*[.BA129]" office:value-type="float" office:value="1561" calcext:value-type="float">
            <text:p>1561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55" calcext:value-type="float">
            <text:p>55</text:p>
          </table:table-cell>
          <table:table-cell table:style-name="ce7" table:formula="of:=[.G130]*[.I130]" office:value-type="float" office:value="5555" calcext:value-type="float">
            <text:p>5555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54" calcext:value-type="float">
            <text:p>154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formula="of:=[.M130]*[.O130]" office:value-type="float" office:value="2464" calcext:value-type="float">
            <text:p>2464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09" calcext:value-type="float">
            <text:p>109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formula="of:=[.S130]*[.U130]" office:value-type="float" office:value="11990" calcext:value-type="float">
            <text:p>1199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requency:</text:p>
          </table:table-cell>
          <table:table-cell office:value-type="float" office:value="119" calcext:value-type="float">
            <text:p>119</text:p>
          </table:table-cell>
          <table:table-cell table:style-name="ce11" table:formula="of:=[.Y130]*[.AA130]" office:value-type="float" office:value="12376" calcext:value-type="float">
            <text:p>1237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requency:</text:p>
          </table:table-cell>
          <table:table-cell office:value-type="float" office:value="200" calcext:value-type="float">
            <text:p>200</text:p>
          </table:table-cell>
          <table:table-cell table:formula="of:=[.AE130]*[.AG130]" office:value-type="float" office:value="17000" calcext:value-type="float">
            <text:p>1700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frequency:</text:p>
          </table:table-cell>
          <table:table-cell office:value-type="float" office:value="118" calcext:value-type="float">
            <text:p>118</text:p>
          </table:table-cell>
          <table:table-cell table:formula="of:=[.AK130]*[.AM130]" office:value-type="float" office:value="12508" calcext:value-type="float">
            <text:p>1250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frequency:</text:p>
          </table:table-cell>
          <table:table-cell office:value-type="float" office:value="21" calcext:value-type="float">
            <text:p>21</text:p>
          </table:table-cell>
          <table:table-cell table:formula="of:=[.AR130]*[.AT130]" office:value-type="float" office:value="3129" calcext:value-type="float">
            <text:p>3129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requency:</text:p>
          </table:table-cell>
          <table:table-cell office:value-type="float" office:value="122" calcext:value-type="float">
            <text:p>122</text:p>
          </table:table-cell>
          <table:table-cell table:formula="of:=[.AY130]*[.BA130]" office:value-type="float" office:value="13542" calcext:value-type="float">
            <text:p>13542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22" calcext:value-type="float">
            <text:p>22</text:p>
          </table:table-cell>
          <table:table-cell table:style-name="ce7" table:formula="of:=[.G131]*[.I131]" office:value-type="float" office:value="2552" calcext:value-type="float">
            <text:p>2552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86" calcext:value-type="float">
            <text:p>86</text:p>
          </table:table-cell>
          <table:table-cell table:style-name="ce9" table:formula="of:=[.M131]*[.O131]" office:value-type="float" office:value="8342" calcext:value-type="float">
            <text:p>8342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55" calcext:value-type="float">
            <text:p>55</text:p>
          </table:table-cell>
          <table:table-cell table:style-name="ce11" table:formula="of:=[.S131]*[.U131]" office:value-type="float" office:value="6765" calcext:value-type="float">
            <text:p>6765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frequency:</text:p>
          </table:table-cell>
          <table:table-cell office:value-type="float" office:value="124" calcext:value-type="float">
            <text:p>124</text:p>
          </table:table-cell>
          <table:table-cell table:style-name="ce11" table:formula="of:=[.Y131]*[.AA131]" office:value-type="float" office:value="12152" calcext:value-type="float">
            <text:p>12152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frequency:</text:p>
          </table:table-cell>
          <table:table-cell office:value-type="float" office:value="28" calcext:value-type="float">
            <text:p>28</text:p>
          </table:table-cell>
          <table:table-cell table:formula="of:=[.AE131]*[.AG131]" office:value-type="float" office:value="4312" calcext:value-type="float">
            <text:p>4312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requency:</text:p>
          </table:table-cell>
          <table:table-cell office:value-type="float" office:value="300" calcext:value-type="float">
            <text:p>300</text:p>
          </table:table-cell>
          <table:table-cell table:formula="of:=[.AK131]*[.AM131]" office:value-type="float" office:value="21600" calcext:value-type="float">
            <text:p>2160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frequency:</text:p>
          </table:table-cell>
          <table:table-cell office:value-type="float" office:value="33" calcext:value-type="float">
            <text:p>33</text:p>
          </table:table-cell>
          <table:table-cell table:formula="of:=[.AR131]*[.AT131]" office:value-type="float" office:value="4488" calcext:value-type="float">
            <text:p>448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requency:</text:p>
          </table:table-cell>
          <table:table-cell office:value-type="float" office:value="311" calcext:value-type="float">
            <text:p>311</text:p>
          </table:table-cell>
          <table:table-cell table:formula="of:=[.AY131]*[.BA131]" office:value-type="float" office:value="24880" calcext:value-type="float">
            <text:p>24880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90" calcext:value-type="float">
            <text:p>90</text:p>
          </table:table-cell>
          <table:table-cell table:style-name="ce7" table:formula="of:=[.G132]*[.I132]" office:value-type="float" office:value="7920" calcext:value-type="float">
            <text:p>7920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75" calcext:value-type="float">
            <text:p>75</text:p>
          </table:table-cell>
          <table:table-cell table:style-name="ce9" table:formula="of:=[.M132]*[.O132]" office:value-type="float" office:value="8175" calcext:value-type="float">
            <text:p>8175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36" calcext:value-type="float">
            <text:p>136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36" calcext:value-type="float">
            <text:p>36</text:p>
          </table:table-cell>
          <table:table-cell table:style-name="ce11" table:formula="of:=[.S132]*[.U132]" office:value-type="float" office:value="4896" calcext:value-type="float">
            <text:p>4896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requency:</text:p>
          </table:table-cell>
          <table:table-cell office:value-type="float" office:value="196" calcext:value-type="float">
            <text:p>196</text:p>
          </table:table-cell>
          <table:table-cell table:style-name="ce11" table:formula="of:=[.Y132]*[.AA132]" office:value-type="float" office:value="17640" calcext:value-type="float">
            <text:p>1764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frequency:</text:p>
          </table:table-cell>
          <table:table-cell office:value-type="float" office:value="9" calcext:value-type="float">
            <text:p>9</text:p>
          </table:table-cell>
          <table:table-cell table:formula="of:=[.AE132]*[.AG132]" office:value-type="float" office:value="1602" calcext:value-type="float">
            <text:p>1602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frequency:</text:p>
          </table:table-cell>
          <table:table-cell office:value-type="float" office:value="106" calcext:value-type="float">
            <text:p>106</text:p>
          </table:table-cell>
          <table:table-cell table:formula="of:=[.AK132]*[.AM132]" office:value-type="float" office:value="11554" calcext:value-type="float">
            <text:p>1155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requency:</text:p>
          </table:table-cell>
          <table:table-cell office:value-type="float" office:value="215" calcext:value-type="float">
            <text:p>215</text:p>
          </table:table-cell>
          <table:table-cell table:formula="of:=[.AR132]*[.AT132]" office:value-type="float" office:value="17630" calcext:value-type="float">
            <text:p>1763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frequency:</text:p>
          </table:table-cell>
          <table:table-cell office:value-type="float" office:value="48" calcext:value-type="float">
            <text:p>48</text:p>
          </table:table-cell>
          <table:table-cell table:formula="of:=[.AY132]*[.BA132]" office:value-type="float" office:value="6720" calcext:value-type="float">
            <text:p>6720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29" calcext:value-type="float">
            <text:p>29</text:p>
          </table:table-cell>
          <table:table-cell table:style-name="ce7" table:formula="of:=[.G133]*[.I133]" office:value-type="float" office:value="3480" calcext:value-type="float">
            <text:p>3480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50" calcext:value-type="float">
            <text:p>50</text:p>
          </table:table-cell>
          <table:table-cell table:style-name="ce9" table:formula="of:=[.M133]*[.O133]" office:value-type="float" office:value="5750" calcext:value-type="float">
            <text:p>5750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56" calcext:value-type="float">
            <text:p>56</text:p>
          </table:table-cell>
          <table:table-cell table:style-name="ce11" table:formula="of:=[.S133]*[.U133]" office:value-type="float" office:value="6832" calcext:value-type="float">
            <text:p>6832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frequency:</text:p>
          </table:table-cell>
          <table:table-cell office:value-type="float" office:value="21" calcext:value-type="float">
            <text:p>21</text:p>
          </table:table-cell>
          <table:table-cell table:style-name="ce11" table:formula="of:=[.Y133]*[.AA133]" office:value-type="float" office:value="3045" calcext:value-type="float">
            <text:p>3045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frequency:</text:p>
          </table:table-cell>
          <table:table-cell office:value-type="float" office:value="20" calcext:value-type="float">
            <text:p>20</text:p>
          </table:table-cell>
          <table:table-cell table:formula="of:=[.AE133]*[.AG133]" office:value-type="float" office:value="3300" calcext:value-type="float">
            <text:p>330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equency:</text:p>
          </table:table-cell>
          <table:table-cell office:value-type="float" office:value="199" calcext:value-type="float">
            <text:p>199</text:p>
          </table:table-cell>
          <table:table-cell table:formula="of:=[.AK133]*[.AM133]" office:value-type="float" office:value="16517" calcext:value-type="float">
            <text:p>16517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frequency:</text:p>
          </table:table-cell>
          <table:table-cell office:value-type="float" office:value="71" calcext:value-type="float">
            <text:p>71</text:p>
          </table:table-cell>
          <table:table-cell table:formula="of:=[.AR133]*[.AT133]" office:value-type="float" office:value="8733" calcext:value-type="float">
            <text:p>8733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frequency:</text:p>
          </table:table-cell>
          <table:table-cell office:value-type="float" office:value="39" calcext:value-type="float">
            <text:p>39</text:p>
          </table:table-cell>
          <table:table-cell table:formula="of:=[.AY133]*[.BA133]" office:value-type="float" office:value="6162" calcext:value-type="float">
            <text:p>6162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29" calcext:value-type="float">
            <text:p>129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3" calcext:value-type="float">
            <text:p>13</text:p>
          </table:table-cell>
          <table:table-cell table:style-name="ce7" table:formula="of:=[.G134]*[.I134]" office:value-type="float" office:value="1677" calcext:value-type="float">
            <text:p>1677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46" calcext:value-type="float">
            <text:p>146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formula="of:=[.M134]*[.O134]" office:value-type="float" office:value="2336" calcext:value-type="float">
            <text:p>2336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7" calcext:value-type="float">
            <text:p>17</text:p>
          </table:table-cell>
          <table:table-cell table:style-name="ce11" table:formula="of:=[.S134]*[.U134]" office:value-type="float" office:value="2601" calcext:value-type="float">
            <text:p>2601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requency:</text:p>
          </table:table-cell>
          <table:table-cell office:value-type="float" office:value="275" calcext:value-type="float">
            <text:p>275</text:p>
          </table:table-cell>
          <table:table-cell table:style-name="ce11" table:formula="of:=[.Y134]*[.AA134]" office:value-type="float" office:value="18150" calcext:value-type="float">
            <text:p>1815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frequency:</text:p>
          </table:table-cell>
          <table:table-cell office:value-type="float" office:value="18" calcext:value-type="float">
            <text:p>18</text:p>
          </table:table-cell>
          <table:table-cell table:formula="of:=[.AE134]*[.AG134]" office:value-type="float" office:value="2610" calcext:value-type="float">
            <text:p>261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requency:</text:p>
          </table:table-cell>
          <table:table-cell office:value-type="float" office:value="68" calcext:value-type="float">
            <text:p>68</text:p>
          </table:table-cell>
          <table:table-cell table:formula="of:=[.AK134]*[.AM134]" office:value-type="float" office:value="8160" calcext:value-type="float">
            <text:p>816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requency:</text:p>
          </table:table-cell>
          <table:table-cell office:value-type="float" office:value="80" calcext:value-type="float">
            <text:p>80</text:p>
          </table:table-cell>
          <table:table-cell table:formula="of:=[.AR134]*[.AT134]" office:value-type="float" office:value="10000" calcext:value-type="float">
            <text:p>1000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frequency:</text:p>
          </table:table-cell>
          <table:table-cell office:value-type="float" office:value="18" calcext:value-type="float">
            <text:p>18</text:p>
          </table:table-cell>
          <table:table-cell table:formula="of:=[.AY134]*[.BA134]" office:value-type="float" office:value="3096" calcext:value-type="float">
            <text:p>3096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7" calcext:value-type="float">
            <text:p>7</text:p>
          </table:table-cell>
          <table:table-cell table:style-name="ce7" table:formula="of:=[.G135]*[.I135]" office:value-type="float" office:value="1015" calcext:value-type="float">
            <text:p>1015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78" calcext:value-type="float">
            <text:p>178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[.M135]*[.O135]" office:value-type="float" office:value="890" calcext:value-type="float">
            <text:p>890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49" calcext:value-type="float">
            <text:p>49</text:p>
          </table:table-cell>
          <table:table-cell table:style-name="ce11" table:formula="of:=[.S135]*[.U135]" office:value-type="float" office:value="5733" calcext:value-type="float">
            <text:p>5733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frequency:</text:p>
          </table:table-cell>
          <table:table-cell office:value-type="float" office:value="67" calcext:value-type="float">
            <text:p>67</text:p>
          </table:table-cell>
          <table:table-cell table:style-name="ce11" table:formula="of:=[.Y135]*[.AA135]" office:value-type="float" office:value="7906" calcext:value-type="float">
            <text:p>790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frequency:</text:p>
          </table:table-cell>
          <table:table-cell office:value-type="float" office:value="53" calcext:value-type="float">
            <text:p>53</text:p>
          </table:table-cell>
          <table:table-cell table:formula="of:=[.AE135]*[.AG135]" office:value-type="float" office:value="7420" calcext:value-type="float">
            <text:p>742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frequency:</text:p>
          </table:table-cell>
          <table:table-cell office:value-type="float" office:value="119" calcext:value-type="float">
            <text:p>119</text:p>
          </table:table-cell>
          <table:table-cell table:formula="of:=[.AK135]*[.AM135]" office:value-type="float" office:value="11543" calcext:value-type="float">
            <text:p>11543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frequency:</text:p>
          </table:table-cell>
          <table:table-cell office:value-type="float" office:value="48" calcext:value-type="float">
            <text:p>48</text:p>
          </table:table-cell>
          <table:table-cell table:formula="of:=[.AR135]*[.AT135]" office:value-type="float" office:value="6720" calcext:value-type="float">
            <text:p>672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frequency:</text:p>
          </table:table-cell>
          <table:table-cell office:value-type="float" office:value="68" calcext:value-type="float">
            <text:p>68</text:p>
          </table:table-cell>
          <table:table-cell table:formula="of:=[.AY135]*[.BA135]" office:value-type="float" office:value="8228" calcext:value-type="float">
            <text:p>8228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31" calcext:value-type="float">
            <text:p>31</text:p>
          </table:table-cell>
          <table:table-cell table:style-name="ce7" table:formula="of:=[.G136]*[.I136]" office:value-type="float" office:value="3782" calcext:value-type="float">
            <text:p>3782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03" calcext:value-type="float">
            <text:p>103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88" calcext:value-type="float">
            <text:p>88</text:p>
          </table:table-cell>
          <table:table-cell table:style-name="ce9" table:formula="of:=[.M136]*[.O136]" office:value-type="float" office:value="9064" calcext:value-type="float">
            <text:p>9064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67" calcext:value-type="float">
            <text:p>167</text:p>
          </table:table-cell>
          <table:table-cell table:style-name="ce11" table:formula="of:=[.S136]*[.U136]" office:value-type="float" office:value="14696" calcext:value-type="float">
            <text:p>14696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requency:</text:p>
          </table:table-cell>
          <table:table-cell office:value-type="float" office:value="175" calcext:value-type="float">
            <text:p>175</text:p>
          </table:table-cell>
          <table:table-cell table:style-name="ce11" table:formula="of:=[.Y136]*[.AA136]" office:value-type="float" office:value="14350" calcext:value-type="float">
            <text:p>1435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requency:</text:p>
          </table:table-cell>
          <table:table-cell office:value-type="float" office:value="109" calcext:value-type="float">
            <text:p>109</text:p>
          </table:table-cell>
          <table:table-cell table:formula="of:=[.AE136]*[.AG136]" office:value-type="float" office:value="12099" calcext:value-type="float">
            <text:p>12099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frequency:</text:p>
          </table:table-cell>
          <table:table-cell office:value-type="float" office:value="32" calcext:value-type="float">
            <text:p>32</text:p>
          </table:table-cell>
          <table:table-cell table:formula="of:=[.AK136]*[.AM136]" office:value-type="float" office:value="4864" calcext:value-type="float">
            <text:p>486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requency:</text:p>
          </table:table-cell>
          <table:table-cell office:value-type="float" office:value="329" calcext:value-type="float">
            <text:p>329</text:p>
          </table:table-cell>
          <table:table-cell table:formula="of:=[.AR136]*[.AT136]" office:value-type="float" office:value="25333" calcext:value-type="float">
            <text:p>25333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frequency:</text:p>
          </table:table-cell>
          <table:table-cell office:value-type="float" office:value="49" calcext:value-type="float">
            <text:p>49</text:p>
          </table:table-cell>
          <table:table-cell table:formula="of:=[.AY136]*[.BA136]" office:value-type="float" office:value="6958" calcext:value-type="float">
            <text:p>6958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7" calcext:value-type="float">
            <text:p>17</text:p>
          </table:table-cell>
          <table:table-cell table:style-name="ce7" table:formula="of:=[.G137]*[.I137]" office:value-type="float" office:value="2210" calcext:value-type="float">
            <text:p>2210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58" calcext:value-type="float">
            <text:p>158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formula="of:=[.M137]*[.O137]" office:value-type="float" office:value="3002" calcext:value-type="float">
            <text:p>3002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24" calcext:value-type="float">
            <text:p>124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53" calcext:value-type="float">
            <text:p>53</text:p>
          </table:table-cell>
          <table:table-cell table:style-name="ce11" table:formula="of:=[.S137]*[.U137]" office:value-type="float" office:value="6572" calcext:value-type="float">
            <text:p>6572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frequency:</text:p>
          </table:table-cell>
          <table:table-cell office:value-type="float" office:value="101" calcext:value-type="float">
            <text:p>101</text:p>
          </table:table-cell>
          <table:table-cell table:style-name="ce11" table:formula="of:=[.Y137]*[.AA137]" office:value-type="float" office:value="9797" calcext:value-type="float">
            <text:p>9797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requency:</text:p>
          </table:table-cell>
          <table:table-cell office:value-type="float" office:value="172" calcext:value-type="float">
            <text:p>172</text:p>
          </table:table-cell>
          <table:table-cell table:formula="of:=[.AE137]*[.AG137]" office:value-type="float" office:value="15824" calcext:value-type="float">
            <text:p>1582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frequency:</text:p>
          </table:table-cell>
          <table:table-cell office:value-type="float" office:value="183" calcext:value-type="float">
            <text:p>183</text:p>
          </table:table-cell>
          <table:table-cell table:formula="of:=[.AK137]*[.AM137]" office:value-type="float" office:value="16104" calcext:value-type="float">
            <text:p>1610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frequency:</text:p>
          </table:table-cell>
          <table:table-cell office:value-type="float" office:value="119" calcext:value-type="float">
            <text:p>119</text:p>
          </table:table-cell>
          <table:table-cell table:formula="of:=[.AR137]*[.AT137]" office:value-type="float" office:value="11543" calcext:value-type="float">
            <text:p>11543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frequency:</text:p>
          </table:table-cell>
          <table:table-cell office:value-type="float" office:value="77" calcext:value-type="float">
            <text:p>77</text:p>
          </table:table-cell>
          <table:table-cell table:formula="of:=[.AY137]*[.BA137]" office:value-type="float" office:value="9779" calcext:value-type="float">
            <text:p>9779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217" calcext:value-type="float">
            <text:p>217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formula="of:=[.G138]*[.I138]" office:value-type="float" office:value="217" calcext:value-type="float">
            <text:p>217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41" calcext:value-type="float">
            <text:p>141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21" calcext:value-type="float">
            <text:p>21</text:p>
          </table:table-cell>
          <table:table-cell table:style-name="ce9" table:formula="of:=[.M138]*[.O138]" office:value-type="float" office:value="2961" calcext:value-type="float">
            <text:p>2961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table:formula="of:=[.S138]*[.U138]" office:value-type="float" office:value="12656" calcext:value-type="float">
            <text:p>12656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frequency:</text:p>
          </table:table-cell>
          <table:table-cell office:value-type="float" office:value="18" calcext:value-type="float">
            <text:p>18</text:p>
          </table:table-cell>
          <table:table-cell table:style-name="ce11" table:formula="of:=[.Y138]*[.AA138]" office:value-type="float" office:value="2736" calcext:value-type="float">
            <text:p>273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requency:</text:p>
          </table:table-cell>
          <table:table-cell office:value-type="float" office:value="55" calcext:value-type="float">
            <text:p>55</text:p>
          </table:table-cell>
          <table:table-cell table:formula="of:=[.AE138]*[.AG138]" office:value-type="float" office:value="6600" calcext:value-type="float">
            <text:p>660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frequency:</text:p>
          </table:table-cell>
          <table:table-cell office:value-type="float" office:value="13" calcext:value-type="float">
            <text:p>13</text:p>
          </table:table-cell>
          <table:table-cell table:formula="of:=[.AK138]*[.AM138]" office:value-type="float" office:value="2119" calcext:value-type="float">
            <text:p>2119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frequency:</text:p>
          </table:table-cell>
          <table:table-cell office:value-type="float" office:value="195" calcext:value-type="float">
            <text:p>195</text:p>
          </table:table-cell>
          <table:table-cell table:formula="of:=[.AR138]*[.AT138]" office:value-type="float" office:value="16770" calcext:value-type="float">
            <text:p>1677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frequency:</text:p>
          </table:table-cell>
          <table:table-cell office:value-type="float" office:value="47" calcext:value-type="float">
            <text:p>47</text:p>
          </table:table-cell>
          <table:table-cell table:formula="of:=[.AY138]*[.BA138]" office:value-type="float" office:value="6063" calcext:value-type="float">
            <text:p>6063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25" calcext:value-type="float">
            <text:p>25</text:p>
          </table:table-cell>
          <table:table-cell table:style-name="ce7" table:formula="of:=[.G139]*[.I139]" office:value-type="float" office:value="2925" calcext:value-type="float">
            <text:p>2925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35" calcext:value-type="float">
            <text:p>135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35" calcext:value-type="float">
            <text:p>35</text:p>
          </table:table-cell>
          <table:table-cell table:style-name="ce9" table:formula="of:=[.M139]*[.O139]" office:value-type="float" office:value="4725" calcext:value-type="float">
            <text:p>4725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213" calcext:value-type="float">
            <text:p>213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[.S139]*[.U139]" office:value-type="float" office:value="1065" calcext:value-type="float">
            <text:p>1065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frequency:</text:p>
          </table:table-cell>
          <table:table-cell office:value-type="float" office:value="25" calcext:value-type="float">
            <text:p>25</text:p>
          </table:table-cell>
          <table:table-cell table:style-name="ce11" table:formula="of:=[.Y139]*[.AA139]" office:value-type="float" office:value="3950" calcext:value-type="float">
            <text:p>395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frequency:</text:p>
          </table:table-cell>
          <table:table-cell office:value-type="float" office:value="109" calcext:value-type="float">
            <text:p>109</text:p>
          </table:table-cell>
          <table:table-cell table:formula="of:=[.AE139]*[.AG139]" office:value-type="float" office:value="11445" calcext:value-type="float">
            <text:p>11445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frequency:</text:p>
          </table:table-cell>
          <table:table-cell office:value-type="float" office:value="44" calcext:value-type="float">
            <text:p>44</text:p>
          </table:table-cell>
          <table:table-cell table:formula="of:=[.AK139]*[.AM139]" office:value-type="float" office:value="6116" calcext:value-type="float">
            <text:p>6116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requency:</text:p>
          </table:table-cell>
          <table:table-cell office:value-type="float" office:value="126" calcext:value-type="float">
            <text:p>126</text:p>
          </table:table-cell>
          <table:table-cell table:formula="of:=[.AR139]*[.AT139]" office:value-type="float" office:value="12474" calcext:value-type="float">
            <text:p>1247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requency:</text:p>
          </table:table-cell>
          <table:table-cell office:value-type="float" office:value="188" calcext:value-type="float">
            <text:p>188</text:p>
          </table:table-cell>
          <table:table-cell table:formula="of:=[.AY139]*[.BA139]" office:value-type="float" office:value="16920" calcext:value-type="float">
            <text:p>16920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8" calcext:value-type="float">
            <text:p>18</text:p>
          </table:table-cell>
          <table:table-cell table:style-name="ce7" table:formula="of:=[.G140]*[.I140]" office:value-type="float" office:value="2178" calcext:value-type="float">
            <text:p>2178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40" calcext:value-type="float">
            <text:p>40</text:p>
          </table:table-cell>
          <table:table-cell table:style-name="ce9" table:formula="of:=[.M140]*[.O140]" office:value-type="float" office:value="4960" calcext:value-type="float">
            <text:p>4960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67" calcext:value-type="float">
            <text:p>167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formula="of:=[.S140]*[.U140]" office:value-type="float" office:value="1336" calcext:value-type="float">
            <text:p>1336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frequency:</text:p>
          </table:table-cell>
          <table:table-cell office:value-type="float" office:value="35" calcext:value-type="float">
            <text:p>35</text:p>
          </table:table-cell>
          <table:table-cell table:style-name="ce11" table:formula="of:=[.Y140]*[.AA140]" office:value-type="float" office:value="4795" calcext:value-type="float">
            <text:p>4795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frequency:</text:p>
          </table:table-cell>
          <table:table-cell office:value-type="float" office:value="40" calcext:value-type="float">
            <text:p>40</text:p>
          </table:table-cell>
          <table:table-cell table:formula="of:=[.AE140]*[.AG140]" office:value-type="float" office:value="5280" calcext:value-type="float">
            <text:p>528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frequency:</text:p>
          </table:table-cell>
          <table:table-cell office:value-type="float" office:value="17" calcext:value-type="float">
            <text:p>17</text:p>
          </table:table-cell>
          <table:table-cell table:formula="of:=[.AK140]*[.AM140]" office:value-type="float" office:value="2686" calcext:value-type="float">
            <text:p>2686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frequency:</text:p>
          </table:table-cell>
          <table:table-cell office:value-type="float" office:value="79" calcext:value-type="float">
            <text:p>79</text:p>
          </table:table-cell>
          <table:table-cell table:formula="of:=[.AR140]*[.AT140]" office:value-type="float" office:value="9559" calcext:value-type="float">
            <text:p>9559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requency:</text:p>
          </table:table-cell>
          <table:table-cell office:value-type="float" office:value="130" calcext:value-type="float">
            <text:p>130</text:p>
          </table:table-cell>
          <table:table-cell table:formula="of:=[.AY140]*[.BA140]" office:value-type="float" office:value="13520" calcext:value-type="float">
            <text:p>13520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1" calcext:value-type="float">
            <text:p>11</text:p>
          </table:table-cell>
          <table:table-cell table:style-name="ce7" table:formula="of:=[.G141]*[.I141]" office:value-type="float" office:value="1540" calcext:value-type="float">
            <text:p>1540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86" calcext:value-type="float">
            <text:p>86</text:p>
          </table:table-cell>
          <table:table-cell table:style-name="ce9" table:formula="of:=[.M141]*[.O141]" office:value-type="float" office:value="9030" calcext:value-type="float">
            <text:p>9030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49" calcext:value-type="float">
            <text:p>149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26" calcext:value-type="float">
            <text:p>26</text:p>
          </table:table-cell>
          <table:table-cell table:style-name="ce11" table:formula="of:=[.S141]*[.U141]" office:value-type="float" office:value="3874" calcext:value-type="float">
            <text:p>3874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frequency:</text:p>
          </table:table-cell>
          <table:table-cell office:value-type="float" office:value="30" calcext:value-type="float">
            <text:p>30</text:p>
          </table:table-cell>
          <table:table-cell table:style-name="ce11" table:formula="of:=[.Y141]*[.AA141]" office:value-type="float" office:value="4020" calcext:value-type="float">
            <text:p>402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requency:</text:p>
          </table:table-cell>
          <table:table-cell office:value-type="float" office:value="60" calcext:value-type="float">
            <text:p>60</text:p>
          </table:table-cell>
          <table:table-cell table:formula="of:=[.AE141]*[.AG141]" office:value-type="float" office:value="7680" calcext:value-type="float">
            <text:p>768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frequency:</text:p>
          </table:table-cell>
          <table:table-cell office:value-type="float" office:value="32" calcext:value-type="float">
            <text:p>32</text:p>
          </table:table-cell>
          <table:table-cell table:formula="of:=[.AK141]*[.AM141]" office:value-type="float" office:value="4736" calcext:value-type="float">
            <text:p>4736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frequency:</text:p>
          </table:table-cell>
          <table:table-cell office:value-type="float" office:value="11" calcext:value-type="float">
            <text:p>11</text:p>
          </table:table-cell>
          <table:table-cell table:formula="of:=[.AR141]*[.AT141]" office:value-type="float" office:value="1947" calcext:value-type="float">
            <text:p>1947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requency:</text:p>
          </table:table-cell>
          <table:table-cell office:value-type="float" office:value="75" calcext:value-type="float">
            <text:p>75</text:p>
          </table:table-cell>
          <table:table-cell table:formula="of:=[.AY141]*[.BA141]" office:value-type="float" office:value="9000" calcext:value-type="float">
            <text:p>9000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9" calcext:value-type="float">
            <text:p>9</text:p>
          </table:table-cell>
          <table:table-cell table:style-name="ce7" table:formula="of:=[.G142]*[.I142]" office:value-type="float" office:value="1242" calcext:value-type="float">
            <text:p>1242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72" calcext:value-type="float">
            <text:p>172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7" calcext:value-type="float">
            <text:p>7</text:p>
          </table:table-cell>
          <table:table-cell table:style-name="ce9" table:formula="of:=[.M142]*[.O142]" office:value-type="float" office:value="1204" calcext:value-type="float">
            <text:p>1204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57" calcext:value-type="float">
            <text:p>57</text:p>
          </table:table-cell>
          <table:table-cell table:style-name="ce11" table:formula="of:=[.S142]*[.U142]" office:value-type="float" office:value="6498" calcext:value-type="float">
            <text:p>6498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frequency:</text:p>
          </table:table-cell>
          <table:table-cell office:value-type="float" office:value="9" calcext:value-type="float">
            <text:p>9</text:p>
          </table:table-cell>
          <table:table-cell table:style-name="ce11" table:formula="of:=[.Y142]*[.AA142]" office:value-type="float" office:value="1449" calcext:value-type="float">
            <text:p>1449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frequency:</text:p>
          </table:table-cell>
          <table:table-cell office:value-type="float" office:value="19" calcext:value-type="float">
            <text:p>19</text:p>
          </table:table-cell>
          <table:table-cell table:formula="of:=[.AE142]*[.AG142]" office:value-type="float" office:value="3572" calcext:value-type="float">
            <text:p>3572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requency:</text:p>
          </table:table-cell>
          <table:table-cell office:value-type="float" office:value="115" calcext:value-type="float">
            <text:p>115</text:p>
          </table:table-cell>
          <table:table-cell table:formula="of:=[.AK142]*[.AM142]" office:value-type="float" office:value="12420" calcext:value-type="float">
            <text:p>1242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frequency:</text:p>
          </table:table-cell>
          <table:table-cell office:value-type="float" office:value="46" calcext:value-type="float">
            <text:p>46</text:p>
          </table:table-cell>
          <table:table-cell table:formula="of:=[.AR142]*[.AT142]" office:value-type="float" office:value="6348" calcext:value-type="float">
            <text:p>634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frequency:</text:p>
          </table:table-cell>
          <table:table-cell office:value-type="float" office:value="54" calcext:value-type="float">
            <text:p>54</text:p>
          </table:table-cell>
          <table:table-cell table:formula="of:=[.AY142]*[.BA142]" office:value-type="float" office:value="7506" calcext:value-type="float">
            <text:p>7506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8" calcext:value-type="float">
            <text:p>18</text:p>
          </table:table-cell>
          <table:table-cell table:style-name="ce7" table:formula="of:=[.G143]*[.I143]" office:value-type="float" office:value="2124" calcext:value-type="float">
            <text:p>2124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42" calcext:value-type="float">
            <text:p>42</text:p>
          </table:table-cell>
          <table:table-cell table:style-name="ce9" table:formula="of:=[.M143]*[.O143]" office:value-type="float" office:value="5082" calcext:value-type="float">
            <text:p>5082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6" calcext:value-type="float">
            <text:p>16</text:p>
          </table:table-cell>
          <table:table-cell table:style-name="ce11" table:formula="of:=[.S143]*[.U143]" office:value-type="float" office:value="2432" calcext:value-type="float">
            <text:p>2432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frequency:</text:p>
          </table:table-cell>
          <table:table-cell office:value-type="float" office:value="8" calcext:value-type="float">
            <text:p>8</text:p>
          </table:table-cell>
          <table:table-cell table:style-name="ce11" table:formula="of:=[.Y143]*[.AA143]" office:value-type="float" office:value="1904" calcext:value-type="float">
            <text:p>190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frequency:</text:p>
          </table:table-cell>
          <table:table-cell office:value-type="float" office:value="8" calcext:value-type="float">
            <text:p>8</text:p>
          </table:table-cell>
          <table:table-cell table:formula="of:=[.AE143]*[.AG143]" office:value-type="float" office:value="1520" calcext:value-type="float">
            <text:p>152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frequency:</text:p>
          </table:table-cell>
          <table:table-cell office:value-type="float" office:value="19" calcext:value-type="float">
            <text:p>19</text:p>
          </table:table-cell>
          <table:table-cell table:formula="of:=[.AK143]*[.AM143]" office:value-type="float" office:value="3154" calcext:value-type="float">
            <text:p>315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requency:</text:p>
          </table:table-cell>
          <table:table-cell office:value-type="float" office:value="5" calcext:value-type="float">
            <text:p>5</text:p>
          </table:table-cell>
          <table:table-cell table:formula="of:=[.AR143]*[.AT143]" office:value-type="float" office:value="1035" calcext:value-type="float">
            <text:p>1035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frequency:</text:p>
          </table:table-cell>
          <table:table-cell office:value-type="float" office:value="27" calcext:value-type="float">
            <text:p>27</text:p>
          </table:table-cell>
          <table:table-cell table:formula="of:=[.AY143]*[.BA143]" office:value-type="float" office:value="4212" calcext:value-type="float">
            <text:p>4212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54" calcext:value-type="float">
            <text:p>154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0" calcext:value-type="float">
            <text:p>10</text:p>
          </table:table-cell>
          <table:table-cell table:style-name="ce7" table:formula="of:=[.G144]*[.I144]" office:value-type="float" office:value="1540" calcext:value-type="float">
            <text:p>1540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76" calcext:value-type="float">
            <text:p>76</text:p>
          </table:table-cell>
          <table:table-cell table:style-name="ce9" table:formula="of:=[.M144]*[.O144]" office:value-type="float" office:value="7676" calcext:value-type="float">
            <text:p>7676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91" calcext:value-type="float">
            <text:p>191</text:p>
          </table:table-cell>
          <table:table-cell table:style-name="ce11" table:formula="of:=[.S144]*[.U144]" office:value-type="float" office:value="17954" calcext:value-type="float">
            <text:p>17954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equency:</text:p>
          </table:table-cell>
          <table:table-cell office:value-type="float" office:value="119" calcext:value-type="float">
            <text:p>119</text:p>
          </table:table-cell>
          <table:table-cell table:style-name="ce11" table:formula="of:=[.Y144]*[.AA144]" office:value-type="float" office:value="12257" calcext:value-type="float">
            <text:p>12257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frequency:</text:p>
          </table:table-cell>
          <table:table-cell office:value-type="float" office:value="41" calcext:value-type="float">
            <text:p>41</text:p>
          </table:table-cell>
          <table:table-cell table:formula="of:=[.AE144]*[.AG144]" office:value-type="float" office:value="5699" calcext:value-type="float">
            <text:p>5699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frequency:</text:p>
          </table:table-cell>
          <table:table-cell office:value-type="float" office:value="23" calcext:value-type="float">
            <text:p>23</text:p>
          </table:table-cell>
          <table:table-cell table:formula="of:=[.AK144]*[.AM144]" office:value-type="float" office:value="4025" calcext:value-type="float">
            <text:p>4025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frequency:</text:p>
          </table:table-cell>
          <table:table-cell office:value-type="float" office:value="49" calcext:value-type="float">
            <text:p>49</text:p>
          </table:table-cell>
          <table:table-cell table:formula="of:=[.AR144]*[.AT144]" office:value-type="float" office:value="6566" calcext:value-type="float">
            <text:p>6566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requency:</text:p>
          </table:table-cell>
          <table:table-cell office:value-type="float" office:value="86" calcext:value-type="float">
            <text:p>86</text:p>
          </table:table-cell>
          <table:table-cell table:formula="of:=[.AY144]*[.BA144]" office:value-type="float" office:value="10836" calcext:value-type="float">
            <text:p>10836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34" calcext:value-type="float">
            <text:p>34</text:p>
          </table:table-cell>
          <table:table-cell table:style-name="ce7" table:formula="of:=[.G145]*[.I145]" office:value-type="float" office:value="3638" calcext:value-type="float">
            <text:p>3638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245" calcext:value-type="float">
            <text:p>245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M145]*[.O145]" office:value-type="float" office:value="245" calcext:value-type="float">
            <text:p>245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51" calcext:value-type="float">
            <text:p>151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3" calcext:value-type="float">
            <text:p>13</text:p>
          </table:table-cell>
          <table:table-cell table:style-name="ce11" table:formula="of:=[.S145]*[.U145]" office:value-type="float" office:value="1963" calcext:value-type="float">
            <text:p>1963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frequency:</text:p>
          </table:table-cell>
          <table:table-cell office:value-type="float" office:value="59" calcext:value-type="float">
            <text:p>59</text:p>
          </table:table-cell>
          <table:table-cell table:style-name="ce11" table:formula="of:=[.Y145]*[.AA145]" office:value-type="float" office:value="7493" calcext:value-type="float">
            <text:p>7493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frequency:</text:p>
          </table:table-cell>
          <table:table-cell office:value-type="float" office:value="39" calcext:value-type="float">
            <text:p>39</text:p>
          </table:table-cell>
          <table:table-cell table:formula="of:=[.AE145]*[.AG145]" office:value-type="float" office:value="5538" calcext:value-type="float">
            <text:p>5538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frequency:</text:p>
          </table:table-cell>
          <table:table-cell office:value-type="float" office:value="80" calcext:value-type="float">
            <text:p>80</text:p>
          </table:table-cell>
          <table:table-cell table:formula="of:=[.AK145]*[.AM145]" office:value-type="float" office:value="9120" calcext:value-type="float">
            <text:p>912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frequency:</text:p>
          </table:table-cell>
          <table:table-cell office:value-type="float" office:value="29" calcext:value-type="float">
            <text:p>29</text:p>
          </table:table-cell>
          <table:table-cell table:formula="of:=[.AR145]*[.AT145]" office:value-type="float" office:value="4466" calcext:value-type="float">
            <text:p>4466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frequency:</text:p>
          </table:table-cell>
          <table:table-cell office:value-type="float" office:value="35" calcext:value-type="float">
            <text:p>35</text:p>
          </table:table-cell>
          <table:table-cell table:formula="of:=[.AY145]*[.BA145]" office:value-type="float" office:value="4935" calcext:value-type="float">
            <text:p>4935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27" calcext:value-type="float">
            <text:p>127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34" calcext:value-type="float">
            <text:p>34</text:p>
          </table:table-cell>
          <table:table-cell table:style-name="ce7" table:formula="of:=[.G146]*[.I146]" office:value-type="float" office:value="4318" calcext:value-type="float">
            <text:p>4318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39" calcext:value-type="float">
            <text:p>139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22" calcext:value-type="float">
            <text:p>22</text:p>
          </table:table-cell>
          <table:table-cell table:style-name="ce9" table:formula="of:=[.M146]*[.O146]" office:value-type="float" office:value="3058" calcext:value-type="float">
            <text:p>3058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43" calcext:value-type="float">
            <text:p>43</text:p>
          </table:table-cell>
          <table:table-cell table:style-name="ce11" table:formula="of:=[.S146]*[.U146]" office:value-type="float" office:value="4859" calcext:value-type="float">
            <text:p>4859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frequency:</text:p>
          </table:table-cell>
          <table:table-cell office:value-type="float" office:value="27" calcext:value-type="float">
            <text:p>27</text:p>
          </table:table-cell>
          <table:table-cell table:style-name="ce11" table:formula="of:=[.Y146]*[.AA146]" office:value-type="float" office:value="4023" calcext:value-type="float">
            <text:p>4023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requency:</text:p>
          </table:table-cell>
          <table:table-cell office:value-type="float" office:value="133" calcext:value-type="float">
            <text:p>133</text:p>
          </table:table-cell>
          <table:table-cell table:formula="of:=[.AE146]*[.AG146]" office:value-type="float" office:value="13167" calcext:value-type="float">
            <text:p>13167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requency:</text:p>
          </table:table-cell>
          <table:table-cell office:value-type="float" office:value="26" calcext:value-type="float">
            <text:p>26</text:p>
          </table:table-cell>
          <table:table-cell table:formula="of:=[.AK146]*[.AM146]" office:value-type="float" office:value="3900" calcext:value-type="float">
            <text:p>390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frequency:</text:p>
          </table:table-cell>
          <table:table-cell office:value-type="float" office:value="49" calcext:value-type="float">
            <text:p>49</text:p>
          </table:table-cell>
          <table:table-cell table:formula="of:=[.AR146]*[.AT146]" office:value-type="float" office:value="6909" calcext:value-type="float">
            <text:p>6909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frequency:</text:p>
          </table:table-cell>
          <table:table-cell office:value-type="float" office:value="5" calcext:value-type="float">
            <text:p>5</text:p>
          </table:table-cell>
          <table:table-cell table:formula="of:=[.AY146]*[.BA146]" office:value-type="float" office:value="1110" calcext:value-type="float">
            <text:p>1110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formula="of:=[.G147]*[.I147]" office:value-type="float" office:value="1048" calcext:value-type="float">
            <text:p>1048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21" calcext:value-type="float">
            <text:p>21</text:p>
          </table:table-cell>
          <table:table-cell table:style-name="ce9" table:formula="of:=[.M147]*[.O147]" office:value-type="float" office:value="2940" calcext:value-type="float">
            <text:p>2940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57" calcext:value-type="float">
            <text:p>57</text:p>
          </table:table-cell>
          <table:table-cell table:style-name="ce11" table:formula="of:=[.S147]*[.U147]" office:value-type="float" office:value="6726" calcext:value-type="float">
            <text:p>6726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frequency:</text:p>
          </table:table-cell>
          <table:table-cell office:value-type="float" office:value="4" calcext:value-type="float">
            <text:p>4</text:p>
          </table:table-cell>
          <table:table-cell table:style-name="ce11" table:formula="of:=[.Y147]*[.AA147]" office:value-type="float" office:value="756" calcext:value-type="float">
            <text:p>75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frequency:</text:p>
          </table:table-cell>
          <table:table-cell office:value-type="float" office:value="22" calcext:value-type="float">
            <text:p>22</text:p>
          </table:table-cell>
          <table:table-cell table:formula="of:=[.AE147]*[.AG147]" office:value-type="float" office:value="3256" calcext:value-type="float">
            <text:p>325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frequency:</text:p>
          </table:table-cell>
          <table:table-cell office:value-type="float" office:value="43" calcext:value-type="float">
            <text:p>43</text:p>
          </table:table-cell>
          <table:table-cell table:formula="of:=[.AK147]*[.AM147]" office:value-type="float" office:value="5633" calcext:value-type="float">
            <text:p>5633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frequency:</text:p>
          </table:table-cell>
          <table:table-cell office:value-type="float" office:value="9" calcext:value-type="float">
            <text:p>9</text:p>
          </table:table-cell>
          <table:table-cell table:formula="of:=[.AR147]*[.AT147]" office:value-type="float" office:value="1845" calcext:value-type="float">
            <text:p>1845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frequency:</text:p>
          </table:table-cell>
          <table:table-cell office:value-type="float" office:value="21" calcext:value-type="float">
            <text:p>21</text:p>
          </table:table-cell>
          <table:table-cell table:formula="of:=[.AY147]*[.BA147]" office:value-type="float" office:value="3507" calcext:value-type="float">
            <text:p>3507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33" calcext:value-type="float">
            <text:p>133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formula="of:=[.G148]*[.I148]" office:value-type="float" office:value="1064" calcext:value-type="float">
            <text:p>1064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202" calcext:value-type="float">
            <text:p>202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M148]*[.O148]" office:value-type="float" office:value="404" calcext:value-type="float">
            <text:p>404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38" calcext:value-type="float">
            <text:p>38</text:p>
          </table:table-cell>
          <table:table-cell table:style-name="ce11" table:formula="of:=[.S148]*[.U148]" office:value-type="float" office:value="5282" calcext:value-type="float">
            <text:p>5282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style-name="ce11" table:formula="of:=[.Y148]*[.AA148]" office:value-type="float" office:value="618" calcext:value-type="float">
            <text:p>618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frequency:</text:p>
          </table:table-cell>
          <table:table-cell office:value-type="float" office:value="8" calcext:value-type="float">
            <text:p>8</text:p>
          </table:table-cell>
          <table:table-cell table:formula="of:=[.AE148]*[.AG148]" office:value-type="float" office:value="1496" calcext:value-type="float">
            <text:p>149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frequency:</text:p>
          </table:table-cell>
          <table:table-cell office:value-type="float" office:value="9" calcext:value-type="float">
            <text:p>9</text:p>
          </table:table-cell>
          <table:table-cell table:formula="of:=[.AK148]*[.AM148]" office:value-type="float" office:value="1710" calcext:value-type="float">
            <text:p>171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frequency:</text:p>
          </table:table-cell>
          <table:table-cell office:value-type="float" office:value="53" calcext:value-type="float">
            <text:p>53</text:p>
          </table:table-cell>
          <table:table-cell table:formula="of:=[.AR148]*[.AT148]" office:value-type="float" office:value="6837" calcext:value-type="float">
            <text:p>6837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frequency:</text:p>
          </table:table-cell>
          <table:table-cell office:value-type="float" office:value="8" calcext:value-type="float">
            <text:p>8</text:p>
          </table:table-cell>
          <table:table-cell table:formula="of:=[.AY148]*[.BA148]" office:value-type="float" office:value="1424" calcext:value-type="float">
            <text:p>1424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0" calcext:value-type="float">
            <text:p>10</text:p>
          </table:table-cell>
          <table:table-cell table:style-name="ce7" table:formula="of:=[.G149]*[.I149]" office:value-type="float" office:value="1360" calcext:value-type="float">
            <text:p>1360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82" calcext:value-type="float">
            <text:p>182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M149]*[.O149]" office:value-type="float" office:value="364" calcext:value-type="float">
            <text:p>364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39" calcext:value-type="float">
            <text:p>39</text:p>
          </table:table-cell>
          <table:table-cell table:style-name="ce11" table:formula="of:=[.S149]*[.U149]" office:value-type="float" office:value="5499" calcext:value-type="float">
            <text:p>5499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frequency:</text:p>
          </table:table-cell>
          <table:table-cell office:value-type="float" office:value="40" calcext:value-type="float">
            <text:p>40</text:p>
          </table:table-cell>
          <table:table-cell table:style-name="ce11" table:formula="of:=[.Y149]*[.AA149]" office:value-type="float" office:value="5760" calcext:value-type="float">
            <text:p>576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frequency:</text:p>
          </table:table-cell>
          <table:table-cell office:value-type="float" office:value="18" calcext:value-type="float">
            <text:p>18</text:p>
          </table:table-cell>
          <table:table-cell table:formula="of:=[.AE149]*[.AG149]" office:value-type="float" office:value="2646" calcext:value-type="float">
            <text:p>264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formula="of:=[.AK149]*[.AM149]" office:value-type="float" office:value="615" calcext:value-type="float">
            <text:p>615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frequency:</text:p>
          </table:table-cell>
          <table:table-cell office:value-type="float" office:value="88" calcext:value-type="float">
            <text:p>88</text:p>
          </table:table-cell>
          <table:table-cell table:formula="of:=[.AR149]*[.AT149]" office:value-type="float" office:value="10384" calcext:value-type="float">
            <text:p>1038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frequency:</text:p>
          </table:table-cell>
          <table:table-cell office:value-type="float" office:value="42" calcext:value-type="float">
            <text:p>42</text:p>
          </table:table-cell>
          <table:table-cell table:formula="of:=[.AY149]*[.BA149]" office:value-type="float" office:value="5796" calcext:value-type="float">
            <text:p>5796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58" calcext:value-type="float">
            <text:p>158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6" calcext:value-type="float">
            <text:p>6</text:p>
          </table:table-cell>
          <table:table-cell table:style-name="ce7" table:formula="of:=[.G150]*[.I150]" office:value-type="float" office:value="948" calcext:value-type="float">
            <text:p>948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43" calcext:value-type="float">
            <text:p>143</text:p>
          </table:table-cell>
          <table:table-cell table:style-name="ce9" table:formula="of:=[.M150]*[.O150]" office:value-type="float" office:value="12012" calcext:value-type="float">
            <text:p>12012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28" calcext:value-type="float">
            <text:p>28</text:p>
          </table:table-cell>
          <table:table-cell table:style-name="ce11" table:formula="of:=[.S150]*[.U150]" office:value-type="float" office:value="3780" calcext:value-type="float">
            <text:p>378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style-name="ce11" table:formula="of:=[.Y150]*[.AA150]" office:value-type="float" office:value="444" calcext:value-type="float">
            <text:p>44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requency:</text:p>
          </table:table-cell>
          <table:table-cell office:value-type="float" office:value="36" calcext:value-type="float">
            <text:p>36</text:p>
          </table:table-cell>
          <table:table-cell table:formula="of:=[.AE150]*[.AG150]" office:value-type="float" office:value="5400" calcext:value-type="float">
            <text:p>540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frequency:</text:p>
          </table:table-cell>
          <table:table-cell office:value-type="float" office:value="56" calcext:value-type="float">
            <text:p>56</text:p>
          </table:table-cell>
          <table:table-cell table:formula="of:=[.AK150]*[.AM150]" office:value-type="float" office:value="7224" calcext:value-type="float">
            <text:p>722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quency:</text:p>
          </table:table-cell>
          <table:table-cell office:value-type="float" office:value="5" calcext:value-type="float">
            <text:p>5</text:p>
          </table:table-cell>
          <table:table-cell table:formula="of:=[.AR150]*[.AT150]"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frequency:</text:p>
          </table:table-cell>
          <table:table-cell office:value-type="float" office:value="39" calcext:value-type="float">
            <text:p>39</text:p>
          </table:table-cell>
          <table:table-cell table:formula="of:=[.AY150]*[.BA150]" office:value-type="float" office:value="5694" calcext:value-type="float">
            <text:p>5694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1" calcext:value-type="float">
            <text:p>11</text:p>
          </table:table-cell>
          <table:table-cell table:style-name="ce7" table:formula="of:=[.G151]*[.I151]" office:value-type="float" office:value="1452" calcext:value-type="float">
            <text:p>1452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38" calcext:value-type="float">
            <text:p>138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formula="of:=[.M151]*[.O151]" office:value-type="float" office:value="2070" calcext:value-type="float">
            <text:p>2070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85" calcext:value-type="float">
            <text:p>185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1" calcext:value-type="float">
            <text:p>11</text:p>
          </table:table-cell>
          <table:table-cell table:style-name="ce11" table:formula="of:=[.S151]*[.U151]" office:value-type="float" office:value="2035" calcext:value-type="float">
            <text:p>2035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frequency:</text:p>
          </table:table-cell>
          <table:table-cell office:value-type="float" office:value="59" calcext:value-type="float">
            <text:p>59</text:p>
          </table:table-cell>
          <table:table-cell table:style-name="ce11" table:formula="of:=[.Y151]*[.AA151]" office:value-type="float" office:value="7198" calcext:value-type="float">
            <text:p>7198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frequency:</text:p>
          </table:table-cell>
          <table:table-cell office:value-type="float" office:value="44" calcext:value-type="float">
            <text:p>44</text:p>
          </table:table-cell>
          <table:table-cell table:formula="of:=[.AE151]*[.AG151]" office:value-type="float" office:value="5984" calcext:value-type="float">
            <text:p>598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requency:</text:p>
          </table:table-cell>
          <table:table-cell office:value-type="float" office:value="7" calcext:value-type="float">
            <text:p>7</text:p>
          </table:table-cell>
          <table:table-cell table:formula="of:=[.AK151]*[.AM151]" office:value-type="float" office:value="1421" calcext:value-type="float">
            <text:p>1421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frequency:</text:p>
          </table:table-cell>
          <table:table-cell office:value-type="float" office:value="74" calcext:value-type="float">
            <text:p>74</text:p>
          </table:table-cell>
          <table:table-cell table:formula="of:=[.AR151]*[.AT151]" office:value-type="float" office:value="9398" calcext:value-type="float">
            <text:p>939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requency:</text:p>
          </table:table-cell>
          <table:table-cell office:value-type="float" office:value="116" calcext:value-type="float">
            <text:p>116</text:p>
          </table:table-cell>
          <table:table-cell table:formula="of:=[.AY151]*[.BA151]" office:value-type="float" office:value="12760" calcext:value-type="float">
            <text:p>12760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47" calcext:value-type="float">
            <text:p>147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formula="of:=[.G152]*[.I152]" office:value-type="float" office:value="1176" calcext:value-type="float">
            <text:p>1176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84" calcext:value-type="float">
            <text:p>184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6" calcext:value-type="float">
            <text:p>6</text:p>
          </table:table-cell>
          <table:table-cell table:style-name="ce9" table:formula="of:=[.M152]*[.O152]" office:value-type="float" office:value="1104" calcext:value-type="float">
            <text:p>1104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86" calcext:value-type="float">
            <text:p>186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[.S152]*[.U152]" office:value-type="float" office:value="930" calcext:value-type="float">
            <text:p>93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style-name="ce11" table:formula="of:=[.Y152]*[.AA152]" office:value-type="float" office:value="272" calcext:value-type="float">
            <text:p>272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frequency:</text:p>
          </table:table-cell>
          <table:table-cell office:value-type="float" office:value="67" calcext:value-type="float">
            <text:p>67</text:p>
          </table:table-cell>
          <table:table-cell table:formula="of:=[.AE152]*[.AG152]" office:value-type="float" office:value="7571" calcext:value-type="float">
            <text:p>7571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frequency:</text:p>
          </table:table-cell>
          <table:table-cell office:value-type="float" office:value="91" calcext:value-type="float">
            <text:p>91</text:p>
          </table:table-cell>
          <table:table-cell table:formula="of:=[.AK152]*[.AM152]" office:value-type="float" office:value="11011" calcext:value-type="float">
            <text:p>11011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quency:</text:p>
          </table:table-cell>
          <table:table-cell office:value-type="float" office:value="127" calcext:value-type="float">
            <text:p>127</text:p>
          </table:table-cell>
          <table:table-cell table:formula="of:=[.AR152]*[.AT152]" office:value-type="float" office:value="12700" calcext:value-type="float">
            <text:p>1270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frequency:</text:p>
          </table:table-cell>
          <table:table-cell office:value-type="float" office:value="18" calcext:value-type="float">
            <text:p>18</text:p>
          </table:table-cell>
          <table:table-cell table:formula="of:=[.AY152]*[.BA152]" office:value-type="float" office:value="3420" calcext:value-type="float">
            <text:p>3420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37" calcext:value-type="float">
            <text:p>37</text:p>
          </table:table-cell>
          <table:table-cell table:style-name="ce7" table:formula="of:=[.G153]*[.I153]" office:value-type="float" office:value="4736" calcext:value-type="float">
            <text:p>4736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69" calcext:value-type="float">
            <text:p>69</text:p>
          </table:table-cell>
          <table:table-cell table:style-name="ce9" table:formula="of:=[.M153]*[.O153]" office:value-type="float" office:value="6831" calcext:value-type="float">
            <text:p>6831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94" calcext:value-type="float">
            <text:p>194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[.S153]*[.U153]" office:value-type="float" office:value="970" calcext:value-type="float">
            <text:p>97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frequency:</text:p>
          </table:table-cell>
          <table:table-cell office:value-type="float" office:value="58" calcext:value-type="float">
            <text:p>58</text:p>
          </table:table-cell>
          <table:table-cell table:style-name="ce11" table:formula="of:=[.Y153]*[.AA153]" office:value-type="float" office:value="6728" calcext:value-type="float">
            <text:p>6728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E153]*[.AG153]" office:value-type="float" office:value="470" calcext:value-type="float">
            <text:p>47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frequency:</text:p>
          </table:table-cell>
          <table:table-cell office:value-type="float" office:value="70" calcext:value-type="float">
            <text:p>70</text:p>
          </table:table-cell>
          <table:table-cell table:formula="of:=[.AK153]*[.AM153]" office:value-type="float" office:value="8330" calcext:value-type="float">
            <text:p>833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frequency:</text:p>
          </table:table-cell>
          <table:table-cell office:value-type="float" office:value="20" calcext:value-type="float">
            <text:p>20</text:p>
          </table:table-cell>
          <table:table-cell table:formula="of:=[.AR153]*[.AT153]" office:value-type="float" office:value="2920" calcext:value-type="float">
            <text:p>292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quency:</text:p>
          </table:table-cell>
          <table:table-cell office:value-type="float" office:value="9" calcext:value-type="float">
            <text:p>9</text:p>
          </table:table-cell>
          <table:table-cell table:formula="of:=[.AY153]*[.BA153]" office:value-type="float" office:value="1800" calcext:value-type="float">
            <text:p>1800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65" calcext:value-type="float">
            <text:p>165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4" calcext:value-type="float">
            <text:p>4</text:p>
          </table:table-cell>
          <table:table-cell table:style-name="ce7" table:formula="of:=[.G154]*[.I154]" office:value-type="float" office:value="660" calcext:value-type="float">
            <text:p>660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62" calcext:value-type="float">
            <text:p>162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1" calcext:value-type="float">
            <text:p>11</text:p>
          </table:table-cell>
          <table:table-cell table:style-name="ce9" table:formula="of:=[.M154]*[.O154]" office:value-type="float" office:value="1782" calcext:value-type="float">
            <text:p>1782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43" calcext:value-type="float">
            <text:p>143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37" calcext:value-type="float">
            <text:p>37</text:p>
          </table:table-cell>
          <table:table-cell table:style-name="ce11" table:formula="of:=[.S154]*[.U154]" office:value-type="float" office:value="5291" calcext:value-type="float">
            <text:p>5291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frequency:</text:p>
          </table:table-cell>
          <table:table-cell office:value-type="float" office:value="36" calcext:value-type="float">
            <text:p>36</text:p>
          </table:table-cell>
          <table:table-cell table:style-name="ce11" table:formula="of:=[.Y154]*[.AA154]" office:value-type="float" office:value="5076" calcext:value-type="float">
            <text:p>507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requency:</text:p>
          </table:table-cell>
          <table:table-cell office:value-type="float" office:value="197" calcext:value-type="float">
            <text:p>197</text:p>
          </table:table-cell>
          <table:table-cell table:formula="of:=[.AE154]*[.AG154]" office:value-type="float" office:value="18715" calcext:value-type="float">
            <text:p>18715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frequency:</text:p>
          </table:table-cell>
          <table:table-cell office:value-type="float" office:value="109" calcext:value-type="float">
            <text:p>109</text:p>
          </table:table-cell>
          <table:table-cell table:formula="of:=[.AK154]*[.AM154]" office:value-type="float" office:value="11445" calcext:value-type="float">
            <text:p>11445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frequency:</text:p>
          </table:table-cell>
          <table:table-cell office:value-type="float" office:value="50" calcext:value-type="float">
            <text:p>50</text:p>
          </table:table-cell>
          <table:table-cell table:formula="of:=[.AR154]*[.AT154]" office:value-type="float" office:value="6550" calcext:value-type="float">
            <text:p>655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requency:</text:p>
          </table:table-cell>
          <table:table-cell office:value-type="float" office:value="106" calcext:value-type="float">
            <text:p>106</text:p>
          </table:table-cell>
          <table:table-cell table:formula="of:=[.AY154]*[.BA154]" office:value-type="float" office:value="10494" calcext:value-type="float">
            <text:p>10494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19" calcext:value-type="float">
            <text:p>119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29" calcext:value-type="float">
            <text:p>29</text:p>
          </table:table-cell>
          <table:table-cell table:style-name="ce7" table:formula="of:=[.G155]*[.I155]" office:value-type="float" office:value="3451" calcext:value-type="float">
            <text:p>3451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218" calcext:value-type="float">
            <text:p>218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[.M155]*[.O155]" office:value-type="float" office:value="872" calcext:value-type="float">
            <text:p>872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54" calcext:value-type="float">
            <text:p>54</text:p>
          </table:table-cell>
          <table:table-cell table:style-name="ce11" table:formula="of:=[.S155]*[.U155]" office:value-type="float" office:value="6264" calcext:value-type="float">
            <text:p>6264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frequency:</text:p>
          </table:table-cell>
          <table:table-cell office:value-type="float" office:value="4" calcext:value-type="float">
            <text:p>4</text:p>
          </table:table-cell>
          <table:table-cell table:style-name="ce11" table:formula="of:=[.Y155]*[.AA155]" office:value-type="float" office:value="900" calcext:value-type="float">
            <text:p>90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requency:</text:p>
          </table:table-cell>
          <table:table-cell office:value-type="float" office:value="28" calcext:value-type="float">
            <text:p>28</text:p>
          </table:table-cell>
          <table:table-cell table:formula="of:=[.AE155]*[.AG155]" office:value-type="float" office:value="4480" calcext:value-type="float">
            <text:p>448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requency:</text:p>
          </table:table-cell>
          <table:table-cell office:value-type="float" office:value="219" calcext:value-type="float">
            <text:p>219</text:p>
          </table:table-cell>
          <table:table-cell table:formula="of:=[.AK155]*[.AM155]" office:value-type="float" office:value="20805" calcext:value-type="float">
            <text:p>20805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frequency:</text:p>
          </table:table-cell>
          <table:table-cell office:value-type="float" office:value="109" calcext:value-type="float">
            <text:p>109</text:p>
          </table:table-cell>
          <table:table-cell table:formula="of:=[.AR155]*[.AT155]" office:value-type="float" office:value="10682" calcext:value-type="float">
            <text:p>10682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frequency:</text:p>
          </table:table-cell>
          <table:table-cell office:value-type="float" office:value="35" calcext:value-type="float">
            <text:p>35</text:p>
          </table:table-cell>
          <table:table-cell table:formula="of:=[.AY155]*[.BA155]" office:value-type="float" office:value="5215" calcext:value-type="float">
            <text:p>5215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38" calcext:value-type="float">
            <text:p>38</text:p>
          </table:table-cell>
          <table:table-cell table:style-name="ce7" table:formula="of:=[.G156]*[.I156]" office:value-type="float" office:value="3990" calcext:value-type="float">
            <text:p>3990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37" calcext:value-type="float">
            <text:p>37</text:p>
          </table:table-cell>
          <table:table-cell table:style-name="ce9" table:formula="of:=[.M156]*[.O156]" office:value-type="float" office:value="4366" calcext:value-type="float">
            <text:p>4366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7" calcext:value-type="float">
            <text:p>7</text:p>
          </table:table-cell>
          <table:table-cell table:style-name="ce11" table:formula="of:=[.S156]*[.U156]" office:value-type="float" office:value="1260" calcext:value-type="float">
            <text:p>126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requency:</text:p>
          </table:table-cell>
          <table:table-cell office:value-type="float" office:value="9" calcext:value-type="float">
            <text:p>9</text:p>
          </table:table-cell>
          <table:table-cell table:style-name="ce11" table:formula="of:=[.Y156]*[.AA156]" office:value-type="float" office:value="1728" calcext:value-type="float">
            <text:p>1728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frequency:</text:p>
          </table:table-cell>
          <table:table-cell office:value-type="float" office:value="14" calcext:value-type="float">
            <text:p>14</text:p>
          </table:table-cell>
          <table:table-cell table:formula="of:=[.AE156]*[.AG156]" office:value-type="float" office:value="2366" calcext:value-type="float">
            <text:p>236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frequency:</text:p>
          </table:table-cell>
          <table:table-cell office:value-type="float" office:value="68" calcext:value-type="float">
            <text:p>68</text:p>
          </table:table-cell>
          <table:table-cell table:formula="of:=[.AK156]*[.AM156]" office:value-type="float" office:value="7956" calcext:value-type="float">
            <text:p>7956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frequency:</text:p>
          </table:table-cell>
          <table:table-cell office:value-type="float" office:value="43" calcext:value-type="float">
            <text:p>43</text:p>
          </table:table-cell>
          <table:table-cell table:formula="of:=[.AR156]*[.AT156]" office:value-type="float" office:value="6192" calcext:value-type="float">
            <text:p>6192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frequency:</text:p>
          </table:table-cell>
          <table:table-cell office:value-type="float" office:value="86" calcext:value-type="float">
            <text:p>86</text:p>
          </table:table-cell>
          <table:table-cell table:formula="of:=[.AY156]*[.BA156]" office:value-type="float" office:value="9718" calcext:value-type="float">
            <text:p>9718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2" calcext:value-type="float">
            <text:p>12</text:p>
          </table:table-cell>
          <table:table-cell table:style-name="ce7" table:formula="of:=[.G157]*[.I157]" office:value-type="float" office:value="1668" calcext:value-type="float">
            <text:p>1668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52" calcext:value-type="float">
            <text:p>52</text:p>
          </table:table-cell>
          <table:table-cell table:style-name="ce9" table:formula="of:=[.M157]*[.O157]" office:value-type="float" office:value="6656" calcext:value-type="float">
            <text:p>6656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33" calcext:value-type="float">
            <text:p>33</text:p>
          </table:table-cell>
          <table:table-cell table:style-name="ce11" table:formula="of:=[.S157]*[.U157]" office:value-type="float" office:value="4686" calcext:value-type="float">
            <text:p>4686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frequency:</text:p>
          </table:table-cell>
          <table:table-cell office:value-type="float" office:value="102" calcext:value-type="float">
            <text:p>102</text:p>
          </table:table-cell>
          <table:table-cell table:style-name="ce11" table:formula="of:=[.Y157]*[.AA157]" office:value-type="float" office:value="10302" calcext:value-type="float">
            <text:p>10302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frequency:</text:p>
          </table:table-cell>
          <table:table-cell office:value-type="float" office:value="42" calcext:value-type="float">
            <text:p>42</text:p>
          </table:table-cell>
          <table:table-cell table:formula="of:=[.AE157]*[.AG157]" office:value-type="float" office:value="6006" calcext:value-type="float">
            <text:p>600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frequency:</text:p>
          </table:table-cell>
          <table:table-cell office:value-type="float" office:value="13" calcext:value-type="float">
            <text:p>13</text:p>
          </table:table-cell>
          <table:table-cell table:formula="of:=[.AK157]*[.AM157]" office:value-type="float" office:value="2288" calcext:value-type="float">
            <text:p>228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frequency:</text:p>
          </table:table-cell>
          <table:table-cell office:value-type="float" office:value="14" calcext:value-type="float">
            <text:p>14</text:p>
          </table:table-cell>
          <table:table-cell table:formula="of:=[.AR157]*[.AT157]" office:value-type="float" office:value="2254" calcext:value-type="float">
            <text:p>225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Y157]*[.BA157]" office:value-type="float" office:value="562" calcext:value-type="float">
            <text:p>562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5" calcext:value-type="float">
            <text:p>5</text:p>
          </table:table-cell>
          <table:table-cell table:style-name="ce7" table:formula="of:=[.G158]*[.I158]" office:value-type="float" office:value="830" calcext:value-type="float">
            <text:p>830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217" calcext:value-type="float">
            <text:p>217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[.M158]*[.O158]" office:value-type="float" office:value="651" calcext:value-type="float">
            <text:p>651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7" calcext:value-type="float">
            <text:p>7</text:p>
          </table:table-cell>
          <table:table-cell table:style-name="ce11" table:formula="of:=[.S158]*[.U158]" office:value-type="float" office:value="1155" calcext:value-type="float">
            <text:p>1155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frequency:</text:p>
          </table:table-cell>
          <table:table-cell office:value-type="float" office:value="10" calcext:value-type="float">
            <text:p>10</text:p>
          </table:table-cell>
          <table:table-cell table:style-name="ce11" table:formula="of:=[.Y158]*[.AA158]" office:value-type="float" office:value="1640" calcext:value-type="float">
            <text:p>164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frequency:</text:p>
          </table:table-cell>
          <table:table-cell office:value-type="float" office:value="119" calcext:value-type="float">
            <text:p>119</text:p>
          </table:table-cell>
          <table:table-cell table:formula="of:=[.AE158]*[.AG158]" office:value-type="float" office:value="12733" calcext:value-type="float">
            <text:p>12733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requency:</text:p>
          </table:table-cell>
          <table:table-cell office:value-type="float" office:value="17" calcext:value-type="float">
            <text:p>17</text:p>
          </table:table-cell>
          <table:table-cell table:formula="of:=[.AK158]*[.AM158]" office:value-type="float" office:value="2958" calcext:value-type="float">
            <text:p>295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frequency:</text:p>
          </table:table-cell>
          <table:table-cell office:value-type="float" office:value="66" calcext:value-type="float">
            <text:p>66</text:p>
          </table:table-cell>
          <table:table-cell table:formula="of:=[.AR158]*[.AT158]" office:value-type="float" office:value="7854" calcext:value-type="float">
            <text:p>785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frequency:</text:p>
          </table:table-cell>
          <table:table-cell office:value-type="float" office:value="36" calcext:value-type="float">
            <text:p>36</text:p>
          </table:table-cell>
          <table:table-cell table:formula="of:=[.AY158]*[.BA158]" office:value-type="float" office:value="5508" calcext:value-type="float">
            <text:p>5508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73" calcext:value-type="float">
            <text:p>173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2" calcext:value-type="float">
            <text:p>2</text:p>
          </table:table-cell>
          <table:table-cell table:style-name="ce7" table:formula="of:=[.G159]*[.I159]" office:value-type="float" office:value="346" calcext:value-type="float">
            <text:p>346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[.M159]*[.O159]" office:value-type="float" office:value="900" calcext:value-type="float">
            <text:p>900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2" calcext:value-type="float">
            <text:p>12</text:p>
          </table:table-cell>
          <table:table-cell table:style-name="ce11" table:formula="of:=[.S159]*[.U159]" office:value-type="float" office:value="2076" calcext:value-type="float">
            <text:p>2076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frequency:</text:p>
          </table:table-cell>
          <table:table-cell office:value-type="float" office:value="31" calcext:value-type="float">
            <text:p>31</text:p>
          </table:table-cell>
          <table:table-cell table:style-name="ce11" table:formula="of:=[.Y159]*[.AA159]" office:value-type="float" office:value="4774" calcext:value-type="float">
            <text:p>477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frequency:</text:p>
          </table:table-cell>
          <table:table-cell office:value-type="float" office:value="27" calcext:value-type="float">
            <text:p>27</text:p>
          </table:table-cell>
          <table:table-cell table:formula="of:=[.AE159]*[.AG159]" office:value-type="float" office:value="4023" calcext:value-type="float">
            <text:p>4023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frequency:</text:p>
          </table:table-cell>
          <table:table-cell office:value-type="float" office:value="50" calcext:value-type="float">
            <text:p>50</text:p>
          </table:table-cell>
          <table:table-cell table:formula="of:=[.AK159]*[.AM159]" office:value-type="float" office:value="6750" calcext:value-type="float">
            <text:p>675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requency:</text:p>
          </table:table-cell>
          <table:table-cell office:value-type="float" office:value="72" calcext:value-type="float">
            <text:p>72</text:p>
          </table:table-cell>
          <table:table-cell table:formula="of:=[.AR159]*[.AT159]" office:value-type="float" office:value="9216" calcext:value-type="float">
            <text:p>9216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frequency:</text:p>
          </table:table-cell>
          <table:table-cell office:value-type="float" office:value="26" calcext:value-type="float">
            <text:p>26</text:p>
          </table:table-cell>
          <table:table-cell table:formula="of:=[.AY159]*[.BA159]" office:value-type="float" office:value="4004" calcext:value-type="float">
            <text:p>4004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81" calcext:value-type="float">
            <text:p>181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2" calcext:value-type="float">
            <text:p>2</text:p>
          </table:table-cell>
          <table:table-cell table:style-name="ce7" table:formula="of:=[.G160]*[.I160]" office:value-type="float" office:value="362" calcext:value-type="float">
            <text:p>362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formula="of:=[.M160]*[.O160]" office:value-type="float" office:value="2793" calcext:value-type="float">
            <text:p>2793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54" calcext:value-type="float">
            <text:p>154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3" calcext:value-type="float">
            <text:p>13</text:p>
          </table:table-cell>
          <table:table-cell table:style-name="ce11" table:formula="of:=[.S160]*[.U160]" office:value-type="float" office:value="2002" calcext:value-type="float">
            <text:p>2002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requency:</text:p>
          </table:table-cell>
          <table:table-cell office:value-type="float" office:value="96" calcext:value-type="float">
            <text:p>96</text:p>
          </table:table-cell>
          <table:table-cell table:style-name="ce11" table:formula="of:=[.Y160]*[.AA160]" office:value-type="float" office:value="9504" calcext:value-type="float">
            <text:p>950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frequency:</text:p>
          </table:table-cell>
          <table:table-cell office:value-type="float" office:value="19" calcext:value-type="float">
            <text:p>19</text:p>
          </table:table-cell>
          <table:table-cell table:formula="of:=[.AE160]*[.AG160]" office:value-type="float" office:value="2945" calcext:value-type="float">
            <text:p>2945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frequency:</text:p>
          </table:table-cell>
          <table:table-cell office:value-type="float" office:value="42" calcext:value-type="float">
            <text:p>42</text:p>
          </table:table-cell>
          <table:table-cell table:formula="of:=[.AK160]*[.AM160]" office:value-type="float" office:value="5628" calcext:value-type="float">
            <text:p>562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frequency:</text:p>
          </table:table-cell>
          <table:table-cell office:value-type="float" office:value="75" calcext:value-type="float">
            <text:p>75</text:p>
          </table:table-cell>
          <table:table-cell table:formula="of:=[.AR160]*[.AT160]" office:value-type="float" office:value="9300" calcext:value-type="float">
            <text:p>930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requency:</text:p>
          </table:table-cell>
          <table:table-cell office:value-type="float" office:value="24" calcext:value-type="float">
            <text:p>24</text:p>
          </table:table-cell>
          <table:table-cell table:formula="of:=[.AY160]*[.BA160]" office:value-type="float" office:value="3600" calcext:value-type="float">
            <text:p>3600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62" calcext:value-type="float">
            <text:p>162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4" calcext:value-type="float">
            <text:p>4</text:p>
          </table:table-cell>
          <table:table-cell table:style-name="ce7" table:formula="of:=[.G161]*[.I161]" office:value-type="float" office:value="648" calcext:value-type="float">
            <text:p>648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306" calcext:value-type="float">
            <text:p>306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M161]*[.O161]" office:value-type="float" office:value="306" calcext:value-type="float">
            <text:p>306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66" calcext:value-type="float">
            <text:p>166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[.S161]*[.U161]" office:value-type="float" office:value="2490" calcext:value-type="float">
            <text:p>249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frequency:</text:p>
          </table:table-cell>
          <table:table-cell office:value-type="float" office:value="21" calcext:value-type="float">
            <text:p>21</text:p>
          </table:table-cell>
          <table:table-cell table:style-name="ce11" table:formula="of:=[.Y161]*[.AA161]" office:value-type="float" office:value="3297" calcext:value-type="float">
            <text:p>3297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frequency:</text:p>
          </table:table-cell>
          <table:table-cell office:value-type="float" office:value="15" calcext:value-type="float">
            <text:p>15</text:p>
          </table:table-cell>
          <table:table-cell table:formula="of:=[.AE161]*[.AG161]" office:value-type="float" office:value="2595" calcext:value-type="float">
            <text:p>2595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frequency:</text:p>
          </table:table-cell>
          <table:table-cell office:value-type="float" office:value="32" calcext:value-type="float">
            <text:p>32</text:p>
          </table:table-cell>
          <table:table-cell table:formula="of:=[.AK161]*[.AM161]" office:value-type="float" office:value="4768" calcext:value-type="float">
            <text:p>476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frequency:</text:p>
          </table:table-cell>
          <table:table-cell office:value-type="float" office:value="6" calcext:value-type="float">
            <text:p>6</text:p>
          </table:table-cell>
          <table:table-cell table:formula="of:=[.AR161]*[.AT161]" office:value-type="float" office:value="1320" calcext:value-type="float">
            <text:p>132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formula="of:=[.AY161]*[.BA161]" office:value-type="float" office:value="711" calcext:value-type="float">
            <text:p>711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5" calcext:value-type="float">
            <text:p>5</text:p>
          </table:table-cell>
          <table:table-cell table:style-name="ce7" table:formula="of:=[.G162]*[.I162]" office:value-type="float" office:value="750" calcext:value-type="float">
            <text:p>750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86" calcext:value-type="float">
            <text:p>186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7" calcext:value-type="float">
            <text:p>7</text:p>
          </table:table-cell>
          <table:table-cell table:style-name="ce9" table:formula="of:=[.M162]*[.O162]" office:value-type="float" office:value="1302" calcext:value-type="float">
            <text:p>1302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204" calcext:value-type="float">
            <text:p>204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S162]*[.U162]" office:value-type="float" office:value="816" calcext:value-type="float">
            <text:p>816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requency:</text:p>
          </table:table-cell>
          <table:table-cell office:value-type="float" office:value="107" calcext:value-type="float">
            <text:p>107</text:p>
          </table:table-cell>
          <table:table-cell table:style-name="ce11" table:formula="of:=[.Y162]*[.AA162]" office:value-type="float" office:value="10700" calcext:value-type="float">
            <text:p>1070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frequency:</text:p>
          </table:table-cell>
          <table:table-cell office:value-type="float" office:value="113" calcext:value-type="float">
            <text:p>113</text:p>
          </table:table-cell>
          <table:table-cell table:formula="of:=[.AE162]*[.AG162]" office:value-type="float" office:value="11526" calcext:value-type="float">
            <text:p>1152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frequency:</text:p>
          </table:table-cell>
          <table:table-cell office:value-type="float" office:value="19" calcext:value-type="float">
            <text:p>19</text:p>
          </table:table-cell>
          <table:table-cell table:formula="of:=[.AK162]*[.AM162]" office:value-type="float" office:value="2793" calcext:value-type="float">
            <text:p>2793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frequency:</text:p>
          </table:table-cell>
          <table:table-cell office:value-type="float" office:value="7" calcext:value-type="float">
            <text:p>7</text:p>
          </table:table-cell>
          <table:table-cell table:formula="of:=[.AR162]*[.AT162]" office:value-type="float" office:value="1442" calcext:value-type="float">
            <text:p>1442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frequency:</text:p>
          </table:table-cell>
          <table:table-cell office:value-type="float" office:value="42" calcext:value-type="float">
            <text:p>42</text:p>
          </table:table-cell>
          <table:table-cell table:formula="of:=[.AY162]*[.BA162]" office:value-type="float" office:value="5754" calcext:value-type="float">
            <text:p>5754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51" calcext:value-type="float">
            <text:p>151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3" calcext:value-type="float">
            <text:p>3</text:p>
          </table:table-cell>
          <table:table-cell table:style-name="ce7" table:formula="of:=[.G163]*[.I163]" office:value-type="float" office:value="453" calcext:value-type="float">
            <text:p>453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59" calcext:value-type="float">
            <text:p>159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7" calcext:value-type="float">
            <text:p>17</text:p>
          </table:table-cell>
          <table:table-cell table:style-name="ce9" table:formula="of:=[.M163]*[.O163]" office:value-type="float" office:value="2703" calcext:value-type="float">
            <text:p>2703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62" calcext:value-type="float">
            <text:p>62</text:p>
          </table:table-cell>
          <table:table-cell table:style-name="ce11" table:formula="of:=[.S163]*[.U163]" office:value-type="float" office:value="7130" calcext:value-type="float">
            <text:p>713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frequency:</text:p>
          </table:table-cell>
          <table:table-cell office:value-type="float" office:value="57" calcext:value-type="float">
            <text:p>57</text:p>
          </table:table-cell>
          <table:table-cell table:style-name="ce11" table:formula="of:=[.Y163]*[.AA163]" office:value-type="float" office:value="7011" calcext:value-type="float">
            <text:p>7011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frequency:</text:p>
          </table:table-cell>
          <table:table-cell office:value-type="float" office:value="65" calcext:value-type="float">
            <text:p>65</text:p>
          </table:table-cell>
          <table:table-cell table:formula="of:=[.AE163]*[.AG163]" office:value-type="float" office:value="7995" calcext:value-type="float">
            <text:p>7995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frequency:</text:p>
          </table:table-cell>
          <table:table-cell office:value-type="float" office:value="42" calcext:value-type="float">
            <text:p>42</text:p>
          </table:table-cell>
          <table:table-cell table:formula="of:=[.AK163]*[.AM163]" office:value-type="float" office:value="5712" calcext:value-type="float">
            <text:p>5712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frequency:</text:p>
          </table:table-cell>
          <table:table-cell office:value-type="float" office:value="26" calcext:value-type="float">
            <text:p>26</text:p>
          </table:table-cell>
          <table:table-cell table:formula="of:=[.AR163]*[.AT163]" office:value-type="float" office:value="4134" calcext:value-type="float">
            <text:p>413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frequency:</text:p>
          </table:table-cell>
          <table:table-cell office:value-type="float" office:value="41" calcext:value-type="float">
            <text:p>41</text:p>
          </table:table-cell>
          <table:table-cell table:formula="of:=[.AY163]*[.BA163]" office:value-type="float" office:value="5863" calcext:value-type="float">
            <text:p>5863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59" calcext:value-type="float">
            <text:p>159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5" calcext:value-type="float">
            <text:p>5</text:p>
          </table:table-cell>
          <table:table-cell table:style-name="ce7" table:formula="of:=[.G164]*[.I164]" office:value-type="float" office:value="795" calcext:value-type="float">
            <text:p>795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77" calcext:value-type="float">
            <text:p>177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[.M164]*[.O164]" office:value-type="float" office:value="531" calcext:value-type="float">
            <text:p>531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221" calcext:value-type="float">
            <text:p>221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S164]*[.U164]" office:value-type="float" office:value="884" calcext:value-type="float">
            <text:p>884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frequency:</text:p>
          </table:table-cell>
          <table:table-cell office:value-type="float" office:value="7" calcext:value-type="float">
            <text:p>7</text:p>
          </table:table-cell>
          <table:table-cell table:style-name="ce11" table:formula="of:=[.Y164]*[.AA164]" office:value-type="float" office:value="1274" calcext:value-type="float">
            <text:p>127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frequency:</text:p>
          </table:table-cell>
          <table:table-cell office:value-type="float" office:value="32" calcext:value-type="float">
            <text:p>32</text:p>
          </table:table-cell>
          <table:table-cell table:formula="of:=[.AE164]*[.AG164]" office:value-type="float" office:value="4384" calcext:value-type="float">
            <text:p>438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requency:</text:p>
          </table:table-cell>
          <table:table-cell office:value-type="float" office:value="7" calcext:value-type="float">
            <text:p>7</text:p>
          </table:table-cell>
          <table:table-cell table:formula="of:=[.AK164]*[.AM164]" office:value-type="float" office:value="1449" calcext:value-type="float">
            <text:p>1449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frequency:</text:p>
          </table:table-cell>
          <table:table-cell office:value-type="float" office:value="58" calcext:value-type="float">
            <text:p>58</text:p>
          </table:table-cell>
          <table:table-cell table:formula="of:=[.AR164]*[.AT164]" office:value-type="float" office:value="6786" calcext:value-type="float">
            <text:p>6786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frequency:</text:p>
          </table:table-cell>
          <table:table-cell office:value-type="float" office:value="21" calcext:value-type="float">
            <text:p>21</text:p>
          </table:table-cell>
          <table:table-cell table:formula="of:=[.AY164]*[.BA164]" office:value-type="float" office:value="3171" calcext:value-type="float">
            <text:p>3171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95" calcext:value-type="float">
            <text:p>195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formula="of:=[.G165]*[.I165]" office:value-type="float" office:value="195" calcext:value-type="float">
            <text:p>195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249" calcext:value-type="float">
            <text:p>249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M165]*[.O165]" office:value-type="float" office:value="498" calcext:value-type="float">
            <text:p>498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23" calcext:value-type="float">
            <text:p>23</text:p>
          </table:table-cell>
          <table:table-cell table:style-name="ce11" table:formula="of:=[.S165]*[.U165]" office:value-type="float" office:value="3680" calcext:value-type="float">
            <text:p>368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frequency:</text:p>
          </table:table-cell>
          <table:table-cell office:value-type="float" office:value="14" calcext:value-type="float">
            <text:p>14</text:p>
          </table:table-cell>
          <table:table-cell table:style-name="ce11" table:formula="of:=[.Y165]*[.AA165]" office:value-type="float" office:value="2310" calcext:value-type="float">
            <text:p>231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frequency:</text:p>
          </table:table-cell>
          <table:table-cell office:value-type="float" office:value="61" calcext:value-type="float">
            <text:p>61</text:p>
          </table:table-cell>
          <table:table-cell table:formula="of:=[.AE165]*[.AG165]" office:value-type="float" office:value="7564" calcext:value-type="float">
            <text:p>756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frequency:</text:p>
          </table:table-cell>
          <table:table-cell office:value-type="float" office:value="9" calcext:value-type="float">
            <text:p>9</text:p>
          </table:table-cell>
          <table:table-cell table:formula="of:=[.AK165]*[.AM165]" office:value-type="float" office:value="1836" calcext:value-type="float">
            <text:p>1836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requency:</text:p>
          </table:table-cell>
          <table:table-cell office:value-type="float" office:value="23" calcext:value-type="float">
            <text:p>23</text:p>
          </table:table-cell>
          <table:table-cell table:formula="of:=[.AR165]*[.AT165]" office:value-type="float" office:value="3450" calcext:value-type="float">
            <text:p>345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frequency:</text:p>
          </table:table-cell>
          <table:table-cell office:value-type="float" office:value="4" calcext:value-type="float">
            <text:p>4</text:p>
          </table:table-cell>
          <table:table-cell table:formula="of:=[.AY165]*[.BA165]" office:value-type="float" office:value="864" calcext:value-type="float">
            <text:p>864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53" calcext:value-type="float">
            <text:p>153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formula="of:=[.G166]*[.I166]" office:value-type="float" office:value="1224" calcext:value-type="float">
            <text:p>1224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31" calcext:value-type="float">
            <text:p>131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37" calcext:value-type="float">
            <text:p>37</text:p>
          </table:table-cell>
          <table:table-cell table:style-name="ce9" table:formula="of:=[.M166]*[.O166]" office:value-type="float" office:value="4847" calcext:value-type="float">
            <text:p>4847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90" calcext:value-type="float">
            <text:p>190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formula="of:=[.S166]*[.U166]" office:value-type="float" office:value="1140" calcext:value-type="float">
            <text:p>114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frequency:</text:p>
          </table:table-cell>
          <table:table-cell office:value-type="float" office:value="14" calcext:value-type="float">
            <text:p>14</text:p>
          </table:table-cell>
          <table:table-cell table:style-name="ce11" table:formula="of:=[.Y166]*[.AA166]" office:value-type="float" office:value="2380" calcext:value-type="float">
            <text:p>238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frequency:</text:p>
          </table:table-cell>
          <table:table-cell office:value-type="float" office:value="24" calcext:value-type="float">
            <text:p>24</text:p>
          </table:table-cell>
          <table:table-cell table:formula="of:=[.AE166]*[.AG166]" office:value-type="float" office:value="3648" calcext:value-type="float">
            <text:p>3648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frequency:</text:p>
          </table:table-cell>
          <table:table-cell office:value-type="float" office:value="42" calcext:value-type="float">
            <text:p>42</text:p>
          </table:table-cell>
          <table:table-cell table:formula="of:=[.AK166]*[.AM166]" office:value-type="float" office:value="5544" calcext:value-type="float">
            <text:p>554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requency:</text:p>
          </table:table-cell>
          <table:table-cell office:value-type="float" office:value="5" calcext:value-type="float">
            <text:p>5</text:p>
          </table:table-cell>
          <table:table-cell table:formula="of:=[.AR166]*[.AT166]" office:value-type="float" office:value="1105" calcext:value-type="float">
            <text:p>1105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frequency:</text:p>
          </table:table-cell>
          <table:table-cell office:value-type="float" office:value="54" calcext:value-type="float">
            <text:p>54</text:p>
          </table:table-cell>
          <table:table-cell table:formula="of:=[.AY166]*[.BA166]" office:value-type="float" office:value="7290" calcext:value-type="float">
            <text:p>7290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52" calcext:value-type="float">
            <text:p>152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6" calcext:value-type="float">
            <text:p>6</text:p>
          </table:table-cell>
          <table:table-cell table:style-name="ce7" table:formula="of:=[.G167]*[.I167]" office:value-type="float" office:value="912" calcext:value-type="float">
            <text:p>912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52" calcext:value-type="float">
            <text:p>152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.M167]*[.O167]" office:value-type="float" office:value="1520" calcext:value-type="float">
            <text:p>1520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38" calcext:value-type="float">
            <text:p>138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42" calcext:value-type="float">
            <text:p>42</text:p>
          </table:table-cell>
          <table:table-cell table:style-name="ce11" table:formula="of:=[.S167]*[.U167]" office:value-type="float" office:value="5796" calcext:value-type="float">
            <text:p>5796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frequency:</text:p>
          </table:table-cell>
          <table:table-cell office:value-type="float" office:value="12" calcext:value-type="float">
            <text:p>12</text:p>
          </table:table-cell>
          <table:table-cell table:style-name="ce11" table:formula="of:=[.Y167]*[.AA167]" office:value-type="float" office:value="2148" calcext:value-type="float">
            <text:p>2148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requency:</text:p>
          </table:table-cell>
          <table:table-cell office:value-type="float" office:value="59" calcext:value-type="float">
            <text:p>59</text:p>
          </table:table-cell>
          <table:table-cell table:formula="of:=[.AE167]*[.AG167]" office:value-type="float" office:value="7375" calcext:value-type="float">
            <text:p>7375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requency:</text:p>
          </table:table-cell>
          <table:table-cell office:value-type="float" office:value="76" calcext:value-type="float">
            <text:p>76</text:p>
          </table:table-cell>
          <table:table-cell table:formula="of:=[.AK167]*[.AM167]" office:value-type="float" office:value="9576" calcext:value-type="float">
            <text:p>9576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frequency:</text:p>
          </table:table-cell>
          <table:table-cell office:value-type="float" office:value="25" calcext:value-type="float">
            <text:p>25</text:p>
          </table:table-cell>
          <table:table-cell table:formula="of:=[.AR167]*[.AT167]" office:value-type="float" office:value="3950" calcext:value-type="float">
            <text:p>395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requency:</text:p>
          </table:table-cell>
          <table:table-cell office:value-type="float" office:value="7" calcext:value-type="float">
            <text:p>7</text:p>
          </table:table-cell>
          <table:table-cell table:formula="of:=[.AY167]*[.BA167]" office:value-type="float" office:value="1281" calcext:value-type="float">
            <text:p>1281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57" calcext:value-type="float">
            <text:p>157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5" calcext:value-type="float">
            <text:p>5</text:p>
          </table:table-cell>
          <table:table-cell table:style-name="ce7" table:formula="of:=[.G168]*[.I168]" office:value-type="float" office:value="785" calcext:value-type="float">
            <text:p>785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51" calcext:value-type="float">
            <text:p>151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M168]*[.O168]" office:value-type="float" office:value="1208" calcext:value-type="float">
            <text:p>1208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[.S168]*[.U168]" office:value-type="float" office:value="6450" calcext:value-type="float">
            <text:p>645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frequency:</text:p>
          </table:table-cell>
          <table:table-cell office:value-type="float" office:value="24" calcext:value-type="float">
            <text:p>24</text:p>
          </table:table-cell>
          <table:table-cell table:style-name="ce11" table:formula="of:=[.Y168]*[.AA168]" office:value-type="float" office:value="3672" calcext:value-type="float">
            <text:p>3672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frequency:</text:p>
          </table:table-cell>
          <table:table-cell office:value-type="float" office:value="123" calcext:value-type="float">
            <text:p>123</text:p>
          </table:table-cell>
          <table:table-cell table:formula="of:=[.AE168]*[.AG168]" office:value-type="float" office:value="12054" calcext:value-type="float">
            <text:p>1205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frequency:</text:p>
          </table:table-cell>
          <table:table-cell office:value-type="float" office:value="65" calcext:value-type="float">
            <text:p>65</text:p>
          </table:table-cell>
          <table:table-cell table:formula="of:=[.AK168]*[.AM168]" office:value-type="float" office:value="7345" calcext:value-type="float">
            <text:p>7345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R168]*[.AT168]" office:value-type="float" office:value="233" calcext:value-type="float">
            <text:p>233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frequency:</text:p>
          </table:table-cell>
          <table:table-cell office:value-type="float" office:value="9" calcext:value-type="float">
            <text:p>9</text:p>
          </table:table-cell>
          <table:table-cell table:formula="of:=[.AY168]*[.BA168]" office:value-type="float" office:value="1665" calcext:value-type="float">
            <text:p>1665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3" calcext:value-type="float">
            <text:p>3</text:p>
          </table:table-cell>
          <table:table-cell table:style-name="ce7" table:formula="of:=[.G169]*[.I169]" office:value-type="float" office:value="501" calcext:value-type="float">
            <text:p>501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66" calcext:value-type="float">
            <text:p>166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6" calcext:value-type="float">
            <text:p>6</text:p>
          </table:table-cell>
          <table:table-cell table:style-name="ce9" table:formula="of:=[.M169]*[.O169]" office:value-type="float" office:value="996" calcext:value-type="float">
            <text:p>996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46" calcext:value-type="float">
            <text:p>146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6" calcext:value-type="float">
            <text:p>16</text:p>
          </table:table-cell>
          <table:table-cell table:style-name="ce11" table:formula="of:=[.S169]*[.U169]" office:value-type="float" office:value="2336" calcext:value-type="float">
            <text:p>2336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frequency:</text:p>
          </table:table-cell>
          <table:table-cell office:value-type="float" office:value="37" calcext:value-type="float">
            <text:p>37</text:p>
          </table:table-cell>
          <table:table-cell table:style-name="ce11" table:formula="of:=[.Y169]*[.AA169]" office:value-type="float" office:value="5032" calcext:value-type="float">
            <text:p>5032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frequency:</text:p>
          </table:table-cell>
          <table:table-cell office:value-type="float" office:value="26" calcext:value-type="float">
            <text:p>26</text:p>
          </table:table-cell>
          <table:table-cell table:formula="of:=[.AE169]*[.AG169]" office:value-type="float" office:value="4134" calcext:value-type="float">
            <text:p>413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frequency:</text:p>
          </table:table-cell>
          <table:table-cell office:value-type="float" office:value="19" calcext:value-type="float">
            <text:p>19</text:p>
          </table:table-cell>
          <table:table-cell table:formula="of:=[.AK169]*[.AM169]" office:value-type="float" office:value="3021" calcext:value-type="float">
            <text:p>3021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R169]*[.AT169]" office:value-type="float" office:value="534" calcext:value-type="float">
            <text:p>53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frequency:</text:p>
          </table:table-cell>
          <table:table-cell office:value-type="float" office:value="33" calcext:value-type="float">
            <text:p>33</text:p>
          </table:table-cell>
          <table:table-cell table:formula="of:=[.AY169]*[.BA169]" office:value-type="float" office:value="4884" calcext:value-type="float">
            <text:p>4884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89" calcext:value-type="float">
            <text:p>189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2" calcext:value-type="float">
            <text:p>2</text:p>
          </table:table-cell>
          <table:table-cell table:style-name="ce7" table:formula="of:=[.G170]*[.I170]" office:value-type="float" office:value="378" calcext:value-type="float">
            <text:p>378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45" calcext:value-type="float">
            <text:p>145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4" calcext:value-type="float">
            <text:p>14</text:p>
          </table:table-cell>
          <table:table-cell table:style-name="ce9" table:formula="of:=[.M170]*[.O170]" office:value-type="float" office:value="2030" calcext:value-type="float">
            <text:p>2030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223" calcext:value-type="float">
            <text:p>223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[.S170]*[.U170]" office:value-type="float" office:value="446" calcext:value-type="float">
            <text:p>446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frequency:</text:p>
          </table:table-cell>
          <table:table-cell office:value-type="float" office:value="56" calcext:value-type="float">
            <text:p>56</text:p>
          </table:table-cell>
          <table:table-cell table:style-name="ce11" table:formula="of:=[.Y170]*[.AA170]" office:value-type="float" office:value="6944" calcext:value-type="float">
            <text:p>694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frequency:</text:p>
          </table:table-cell>
          <table:table-cell office:value-type="float" office:value="14" calcext:value-type="float">
            <text:p>14</text:p>
          </table:table-cell>
          <table:table-cell table:formula="of:=[.AE170]*[.AG170]" office:value-type="float" office:value="2324" calcext:value-type="float">
            <text:p>232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frequency:</text:p>
          </table:table-cell>
          <table:table-cell office:value-type="float" office:value="48" calcext:value-type="float">
            <text:p>48</text:p>
          </table:table-cell>
          <table:table-cell table:formula="of:=[.AK170]*[.AM170]" office:value-type="float" office:value="6384" calcext:value-type="float">
            <text:p>638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frequency:</text:p>
          </table:table-cell>
          <table:table-cell office:value-type="float" office:value="38" calcext:value-type="float">
            <text:p>38</text:p>
          </table:table-cell>
          <table:table-cell table:formula="of:=[.AR170]*[.AT170]" office:value-type="float" office:value="5016" calcext:value-type="float">
            <text:p>5016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frequency:</text:p>
          </table:table-cell>
          <table:table-cell office:value-type="float" office:value="10" calcext:value-type="float">
            <text:p>10</text:p>
          </table:table-cell>
          <table:table-cell table:formula="of:=[.AY170]*[.BA170]" office:value-type="float" office:value="1870" calcext:value-type="float">
            <text:p>1870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86" calcext:value-type="float">
            <text:p>186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3" calcext:value-type="float">
            <text:p>3</text:p>
          </table:table-cell>
          <table:table-cell table:style-name="ce7" table:formula="of:=[.G171]*[.I171]" office:value-type="float" office:value="558" calcext:value-type="float">
            <text:p>558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32" calcext:value-type="float">
            <text:p>32</text:p>
          </table:table-cell>
          <table:table-cell table:style-name="ce9" table:formula="of:=[.M171]*[.O171]" office:value-type="float" office:value="4384" calcext:value-type="float">
            <text:p>4384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72" calcext:value-type="float">
            <text:p>172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1" calcext:value-type="float">
            <text:p>11</text:p>
          </table:table-cell>
          <table:table-cell table:style-name="ce11" table:formula="of:=[.S171]*[.U171]" office:value-type="float" office:value="1892" calcext:value-type="float">
            <text:p>1892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frequency:</text:p>
          </table:table-cell>
          <table:table-cell office:value-type="float" office:value="38" calcext:value-type="float">
            <text:p>38</text:p>
          </table:table-cell>
          <table:table-cell table:style-name="ce11" table:formula="of:=[.Y171]*[.AA171]" office:value-type="float" office:value="5320" calcext:value-type="float">
            <text:p>532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E171]*[.AG171]" office:value-type="float" office:value="426" calcext:value-type="float">
            <text:p>42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frequency:</text:p>
          </table:table-cell>
          <table:table-cell office:value-type="float" office:value="33" calcext:value-type="float">
            <text:p>33</text:p>
          </table:table-cell>
          <table:table-cell table:formula="of:=[.AK171]*[.AM171]" office:value-type="float" office:value="4752" calcext:value-type="float">
            <text:p>4752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R171]*[.AT171]"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requency:</text:p>
          </table:table-cell>
          <table:table-cell office:value-type="float" office:value="24" calcext:value-type="float">
            <text:p>24</text:p>
          </table:table-cell>
          <table:table-cell table:formula="of:=[.AY171]*[.BA171]" office:value-type="float" office:value="3840" calcext:value-type="float">
            <text:p>3840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72" calcext:value-type="float">
            <text:p>172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2" calcext:value-type="float">
            <text:p>2</text:p>
          </table:table-cell>
          <table:table-cell table:style-name="ce7" table:formula="of:=[.G172]*[.I172]" office:value-type="float" office:value="344" calcext:value-type="float">
            <text:p>344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55" calcext:value-type="float">
            <text:p>155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3" calcext:value-type="float">
            <text:p>13</text:p>
          </table:table-cell>
          <table:table-cell table:style-name="ce9" table:formula="of:=[.M172]*[.O172]" office:value-type="float" office:value="2015" calcext:value-type="float">
            <text:p>2015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98" calcext:value-type="float">
            <text:p>198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S172]*[.U172]" office:value-type="float" office:value="792" calcext:value-type="float">
            <text:p>792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frequency:</text:p>
          </table:table-cell>
          <table:table-cell office:value-type="float" office:value="9" calcext:value-type="float">
            <text:p>9</text:p>
          </table:table-cell>
          <table:table-cell table:style-name="ce11" table:formula="of:=[.Y172]*[.AA172]" office:value-type="float" office:value="1692" calcext:value-type="float">
            <text:p>1692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frequency:</text:p>
          </table:table-cell>
          <table:table-cell office:value-type="float" office:value="32" calcext:value-type="float">
            <text:p>32</text:p>
          </table:table-cell>
          <table:table-cell table:formula="of:=[.AE172]*[.AG172]" office:value-type="float" office:value="4192" calcext:value-type="float">
            <text:p>4192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frequency:</text:p>
          </table:table-cell>
          <table:table-cell office:value-type="float" office:value="13" calcext:value-type="float">
            <text:p>13</text:p>
          </table:table-cell>
          <table:table-cell table:formula="of:=[.AK172]*[.AM172]" office:value-type="float" office:value="2184" calcext:value-type="float">
            <text:p>218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frequency:</text:p>
          </table:table-cell>
          <table:table-cell office:value-type="float" office:value="43" calcext:value-type="float">
            <text:p>43</text:p>
          </table:table-cell>
          <table:table-cell table:formula="of:=[.AR172]*[.AT172]" office:value-type="float" office:value="5590" calcext:value-type="float">
            <text:p>559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frequency:</text:p>
          </table:table-cell>
          <table:table-cell office:value-type="float" office:value="5" calcext:value-type="float">
            <text:p>5</text:p>
          </table:table-cell>
          <table:table-cell table:formula="of:=[.AY172]*[.BA172]" office:value-type="float" office:value="940" calcext:value-type="float">
            <text:p>940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96" calcext:value-type="float">
            <text:p>196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formula="of:=[.G173]*[.I173]" office:value-type="float" office:value="196" calcext:value-type="float">
            <text:p>196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7" calcext:value-type="float">
            <text:p>7</text:p>
          </table:table-cell>
          <table:table-cell table:style-name="ce9" table:formula="of:=[.M173]*[.O173]" office:value-type="float" office:value="1330" calcext:value-type="float">
            <text:p>1330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236" calcext:value-type="float">
            <text:p>236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formula="of:=[.S173]*[.U173]" office:value-type="float" office:value="708" calcext:value-type="float">
            <text:p>708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frequency:</text:p>
          </table:table-cell>
          <table:table-cell office:value-type="float" office:value="40" calcext:value-type="float">
            <text:p>40</text:p>
          </table:table-cell>
          <table:table-cell table:style-name="ce11" table:formula="of:=[.Y173]*[.AA173]" office:value-type="float" office:value="5520" calcext:value-type="float">
            <text:p>552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frequency:</text:p>
          </table:table-cell>
          <table:table-cell office:value-type="float" office:value="5" calcext:value-type="float">
            <text:p>5</text:p>
          </table:table-cell>
          <table:table-cell table:formula="of:=[.AE173]*[.AG173]" office:value-type="float" office:value="1010" calcext:value-type="float">
            <text:p>101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frequency:</text:p>
          </table:table-cell>
          <table:table-cell office:value-type="float" office:value="46" calcext:value-type="float">
            <text:p>46</text:p>
          </table:table-cell>
          <table:table-cell table:formula="of:=[.AK173]*[.AM173]" office:value-type="float" office:value="5980" calcext:value-type="float">
            <text:p>598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frequency:</text:p>
          </table:table-cell>
          <table:table-cell office:value-type="float" office:value="17" calcext:value-type="float">
            <text:p>17</text:p>
          </table:table-cell>
          <table:table-cell table:formula="of:=[.AR173]*[.AT173]" office:value-type="float" office:value="2601" calcext:value-type="float">
            <text:p>2601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requency:</text:p>
          </table:table-cell>
          <table:table-cell office:value-type="float" office:value="72" calcext:value-type="float">
            <text:p>72</text:p>
          </table:table-cell>
          <table:table-cell table:formula="of:=[.AY173]*[.BA173]" office:value-type="float" office:value="9000" calcext:value-type="float">
            <text:p>9000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55" calcext:value-type="float">
            <text:p>155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7" calcext:value-type="float">
            <text:p>7</text:p>
          </table:table-cell>
          <table:table-cell table:style-name="ce7" table:formula="of:=[.G174]*[.I174]" office:value-type="float" office:value="1085" calcext:value-type="float">
            <text:p>1085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91" calcext:value-type="float">
            <text:p>191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7" calcext:value-type="float">
            <text:p>7</text:p>
          </table:table-cell>
          <table:table-cell table:style-name="ce9" table:formula="of:=[.M174]*[.O174]" office:value-type="float" office:value="1337" calcext:value-type="float">
            <text:p>1337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93" calcext:value-type="float">
            <text:p>193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formula="of:=[.S174]*[.U174]" office:value-type="float" office:value="1158" calcext:value-type="float">
            <text:p>1158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frequency:</text:p>
          </table:table-cell>
          <table:table-cell office:value-type="float" office:value="7" calcext:value-type="float">
            <text:p>7</text:p>
          </table:table-cell>
          <table:table-cell table:style-name="ce11" table:formula="of:=[.Y174]*[.AA174]" office:value-type="float" office:value="1407" calcext:value-type="float">
            <text:p>1407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formula="of:=[.AE174]*[.AG174]" office:value-type="float" office:value="747" calcext:value-type="float">
            <text:p>747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frequency:</text:p>
          </table:table-cell>
          <table:table-cell office:value-type="float" office:value="10" calcext:value-type="float">
            <text:p>10</text:p>
          </table:table-cell>
          <table:table-cell table:formula="of:=[.AK174]*[.AM174]"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frequency:</text:p>
          </table:table-cell>
          <table:table-cell office:value-type="float" office:value="45" calcext:value-type="float">
            <text:p>45</text:p>
          </table:table-cell>
          <table:table-cell table:formula="of:=[.AR174]*[.AT174]" office:value-type="float" office:value="6255" calcext:value-type="float">
            <text:p>6255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frequency:</text:p>
          </table:table-cell>
          <table:table-cell office:value-type="float" office:value="55" calcext:value-type="float">
            <text:p>55</text:p>
          </table:table-cell>
          <table:table-cell table:formula="of:=[.AY174]*[.BA174]" office:value-type="float" office:value="7370" calcext:value-type="float">
            <text:p>7370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202" calcext:value-type="float">
            <text:p>202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3" calcext:value-type="float">
            <text:p>3</text:p>
          </table:table-cell>
          <table:table-cell table:style-name="ce7" table:formula="of:=[.G175]*[.I175]" office:value-type="float" office:value="606" calcext:value-type="float">
            <text:p>606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63" calcext:value-type="float">
            <text:p>163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M175]*[.O175]" office:value-type="float" office:value="1304" calcext:value-type="float">
            <text:p>1304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1" calcext:value-type="float">
            <text:p>11</text:p>
          </table:table-cell>
          <table:table-cell table:style-name="ce11" table:formula="of:=[.S175]*[.U175]" office:value-type="float" office:value="1925" calcext:value-type="float">
            <text:p>1925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style-name="ce11" table:formula="of:=[.Y175]*[.AA175]" office:value-type="float" office:value="615" calcext:value-type="float">
            <text:p>615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frequency:</text:p>
          </table:table-cell>
          <table:table-cell office:value-type="float" office:value="17" calcext:value-type="float">
            <text:p>17</text:p>
          </table:table-cell>
          <table:table-cell table:formula="of:=[.AE175]*[.AG175]" office:value-type="float" office:value="2890" calcext:value-type="float">
            <text:p>289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frequency:</text:p>
          </table:table-cell>
          <table:table-cell office:value-type="float" office:value="16" calcext:value-type="float">
            <text:p>16</text:p>
          </table:table-cell>
          <table:table-cell table:formula="of:=[.AK175]*[.AM175]" office:value-type="float" office:value="2720" calcext:value-type="float">
            <text:p>272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R175]*[.AT175]"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requency:</text:p>
          </table:table-cell>
          <table:table-cell office:value-type="float" office:value="11" calcext:value-type="float">
            <text:p>11</text:p>
          </table:table-cell>
          <table:table-cell table:formula="of:=[.AY175]*[.BA175]" office:value-type="float" office:value="2046" calcext:value-type="float">
            <text:p>2046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85" calcext:value-type="float">
            <text:p>185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2" calcext:value-type="float">
            <text:p>2</text:p>
          </table:table-cell>
          <table:table-cell table:style-name="ce7" table:formula="of:=[.G176]*[.I176]" office:value-type="float" office:value="370" calcext:value-type="float">
            <text:p>370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36" calcext:value-type="float">
            <text:p>136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21" calcext:value-type="float">
            <text:p>21</text:p>
          </table:table-cell>
          <table:table-cell table:style-name="ce9" table:formula="of:=[.M176]*[.O176]" office:value-type="float" office:value="2856" calcext:value-type="float">
            <text:p>2856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[.S176]*[.U176]" office:value-type="float" office:value="398" calcext:value-type="float">
            <text:p>398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frequency:</text:p>
          </table:table-cell>
          <table:table-cell office:value-type="float" office:value="18" calcext:value-type="float">
            <text:p>18</text:p>
          </table:table-cell>
          <table:table-cell table:style-name="ce11" table:formula="of:=[.Y176]*[.AA176]" office:value-type="float" office:value="2718" calcext:value-type="float">
            <text:p>2718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frequency:</text:p>
          </table:table-cell>
          <table:table-cell office:value-type="float" office:value="10" calcext:value-type="float">
            <text:p>10</text:p>
          </table:table-cell>
          <table:table-cell table:formula="of:=[.AE176]*[.AG176]" office:value-type="float" office:value="1720" calcext:value-type="float">
            <text:p>172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frequency:</text:p>
          </table:table-cell>
          <table:table-cell office:value-type="float" office:value="38" calcext:value-type="float">
            <text:p>38</text:p>
          </table:table-cell>
          <table:table-cell table:formula="of:=[.AK176]*[.AM176]" office:value-type="float" office:value="5244" calcext:value-type="float">
            <text:p>524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frequency:</text:p>
          </table:table-cell>
          <table:table-cell office:value-type="float" office:value="8" calcext:value-type="float">
            <text:p>8</text:p>
          </table:table-cell>
          <table:table-cell table:formula="of:=[.AR176]*[.AT176]" office:value-type="float" office:value="1312" calcext:value-type="float">
            <text:p>1312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frequency:</text:p>
          </table:table-cell>
          <table:table-cell office:value-type="float" office:value="56" calcext:value-type="float">
            <text:p>56</text:p>
          </table:table-cell>
          <table:table-cell table:formula="of:=[.AY176]*[.BA176]" office:value-type="float" office:value="7336" calcext:value-type="float">
            <text:p>7336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2" calcext:value-type="float">
            <text:p>2</text:p>
          </table:table-cell>
          <table:table-cell table:style-name="ce7" table:formula="of:=[.G177]*[.I177]" office:value-type="float" office:value="374" calcext:value-type="float">
            <text:p>374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42" calcext:value-type="float">
            <text:p>142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22" calcext:value-type="float">
            <text:p>22</text:p>
          </table:table-cell>
          <table:table-cell table:style-name="ce9" table:formula="of:=[.M177]*[.O177]" office:value-type="float" office:value="3124" calcext:value-type="float">
            <text:p>3124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37" calcext:value-type="float">
            <text:p>137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27" calcext:value-type="float">
            <text:p>27</text:p>
          </table:table-cell>
          <table:table-cell table:style-name="ce11" table:formula="of:=[.S177]*[.U177]" office:value-type="float" office:value="3699" calcext:value-type="float">
            <text:p>3699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style-name="ce11" table:formula="of:=[.Y177]*[.AA177]" office:value-type="float" office:value="699" calcext:value-type="float">
            <text:p>699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frequency:</text:p>
          </table:table-cell>
          <table:table-cell office:value-type="float" office:value="18" calcext:value-type="float">
            <text:p>18</text:p>
          </table:table-cell>
          <table:table-cell table:formula="of:=[.AE177]*[.AG177]" office:value-type="float" office:value="2934" calcext:value-type="float">
            <text:p>293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frequency:</text:p>
          </table:table-cell>
          <table:table-cell office:value-type="float" office:value="24" calcext:value-type="float">
            <text:p>24</text:p>
          </table:table-cell>
          <table:table-cell table:formula="of:=[.AK177]*[.AM177]" office:value-type="float" office:value="3696" calcext:value-type="float">
            <text:p>3696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frequency:</text:p>
          </table:table-cell>
          <table:table-cell office:value-type="float" office:value="28" calcext:value-type="float">
            <text:p>28</text:p>
          </table:table-cell>
          <table:table-cell table:formula="of:=[.AR177]*[.AT177]" office:value-type="float" office:value="4144" calcext:value-type="float">
            <text:p>414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frequency:</text:p>
          </table:table-cell>
          <table:table-cell office:value-type="float" office:value="4" calcext:value-type="float">
            <text:p>4</text:p>
          </table:table-cell>
          <table:table-cell table:formula="of:=[.AY177]*[.BA177]" office:value-type="float" office:value="1016" calcext:value-type="float">
            <text:p>1016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49" calcext:value-type="float">
            <text:p>149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6" calcext:value-type="float">
            <text:p>6</text:p>
          </table:table-cell>
          <table:table-cell table:style-name="ce7" table:formula="of:=[.G178]*[.I178]" office:value-type="float" office:value="894" calcext:value-type="float">
            <text:p>894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205" calcext:value-type="float">
            <text:p>205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[.M178]*[.O178]" office:value-type="float" office:value="820" calcext:value-type="float">
            <text:p>820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76" calcext:value-type="float">
            <text:p>176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9" calcext:value-type="float">
            <text:p>9</text:p>
          </table:table-cell>
          <table:table-cell table:style-name="ce11" table:formula="of:=[.S178]*[.U178]" office:value-type="float" office:value="1584" calcext:value-type="float">
            <text:p>1584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frequency:</text:p>
          </table:table-cell>
          <table:table-cell office:value-type="float" office:value="14" calcext:value-type="float">
            <text:p>14</text:p>
          </table:table-cell>
          <table:table-cell table:style-name="ce11" table:formula="of:=[.Y178]*[.AA178]" office:value-type="float" office:value="2408" calcext:value-type="float">
            <text:p>2408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requency:</text:p>
          </table:table-cell>
          <table:table-cell office:value-type="float" office:value="6" calcext:value-type="float">
            <text:p>6</text:p>
          </table:table-cell>
          <table:table-cell table:formula="of:=[.AE178]*[.AG178]" office:value-type="float" office:value="1158" calcext:value-type="float">
            <text:p>1158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frequency:</text:p>
          </table:table-cell>
          <table:table-cell office:value-type="float" office:value="18" calcext:value-type="float">
            <text:p>18</text:p>
          </table:table-cell>
          <table:table-cell table:formula="of:=[.AK178]*[.AM178]" office:value-type="float" office:value="3042" calcext:value-type="float">
            <text:p>3042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requency:</text:p>
          </table:table-cell>
          <table:table-cell office:value-type="float" office:value="6" calcext:value-type="float">
            <text:p>6</text:p>
          </table:table-cell>
          <table:table-cell table:formula="of:=[.AR178]*[.AT178]" office:value-type="float" office:value="1116" calcext:value-type="float">
            <text:p>1116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formula="of:=[.AY178]*[.BA178]" office:value-type="float" office:value="672" calcext:value-type="float">
            <text:p>672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83" calcext:value-type="float">
            <text:p>183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2" calcext:value-type="float">
            <text:p>2</text:p>
          </table:table-cell>
          <table:table-cell table:style-name="ce7" table:formula="of:=[.G179]*[.I179]" office:value-type="float" office:value="366" calcext:value-type="float">
            <text:p>366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formula="of:=[.M179]*[.O179]" office:value-type="float" office:value="3040" calcext:value-type="float">
            <text:p>3040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33" calcext:value-type="float">
            <text:p>133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33" calcext:value-type="float">
            <text:p>33</text:p>
          </table:table-cell>
          <table:table-cell table:style-name="ce11" table:formula="of:=[.S179]*[.U179]" office:value-type="float" office:value="4389" calcext:value-type="float">
            <text:p>4389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style-name="ce11" table:formula="of:=[.Y179]*[.AA179]" office:value-type="float" office:value="224" calcext:value-type="float">
            <text:p>22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frequency:</text:p>
          </table:table-cell>
          <table:table-cell office:value-type="float" office:value="24" calcext:value-type="float">
            <text:p>24</text:p>
          </table:table-cell>
          <table:table-cell table:formula="of:=[.AE179]*[.AG179]" office:value-type="float" office:value="3792" calcext:value-type="float">
            <text:p>3792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frequency:</text:p>
          </table:table-cell>
          <table:table-cell office:value-type="float" office:value="33" calcext:value-type="float">
            <text:p>33</text:p>
          </table:table-cell>
          <table:table-cell table:formula="of:=[.AK179]*[.AM179]" office:value-type="float" office:value="5181" calcext:value-type="float">
            <text:p>5181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frequency:</text:p>
          </table:table-cell>
          <table:table-cell office:value-type="float" office:value="13" calcext:value-type="float">
            <text:p>13</text:p>
          </table:table-cell>
          <table:table-cell table:formula="of:=[.AR179]*[.AT179]" office:value-type="float" office:value="2184" calcext:value-type="float">
            <text:p>218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formula="of:=[.AY179]*[.BA179]" office:value-type="float" office:value="636" calcext:value-type="float">
            <text:p>636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84" calcext:value-type="float">
            <text:p>184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2" calcext:value-type="float">
            <text:p>2</text:p>
          </table:table-cell>
          <table:table-cell table:style-name="ce7" table:formula="of:=[.G180]*[.I180]" office:value-type="float" office:value="368" calcext:value-type="float">
            <text:p>368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75" calcext:value-type="float">
            <text:p>175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M180]*[.O180]" office:value-type="float" office:value="1400" calcext:value-type="float">
            <text:p>1400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45" calcext:value-type="float">
            <text:p>145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24" calcext:value-type="float">
            <text:p>24</text:p>
          </table:table-cell>
          <table:table-cell table:style-name="ce11" table:formula="of:=[.S180]*[.U180]" office:value-type="float" office:value="3480" calcext:value-type="float">
            <text:p>348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requency:</text:p>
          </table:table-cell>
          <table:table-cell office:value-type="float" office:value="9" calcext:value-type="float">
            <text:p>9</text:p>
          </table:table-cell>
          <table:table-cell table:style-name="ce11" table:formula="of:=[.Y180]*[.AA180]" office:value-type="float" office:value="1674" calcext:value-type="float">
            <text:p>167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frequency:</text:p>
          </table:table-cell>
          <table:table-cell office:value-type="float" office:value="9" calcext:value-type="float">
            <text:p>9</text:p>
          </table:table-cell>
          <table:table-cell table:formula="of:=[.AE180]*[.AG180]" office:value-type="float" office:value="1611" calcext:value-type="float">
            <text:p>1611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frequency:</text:p>
          </table:table-cell>
          <table:table-cell office:value-type="float" office:value="7" calcext:value-type="float">
            <text:p>7</text:p>
          </table:table-cell>
          <table:table-cell table:formula="of:=[.AK180]*[.AM180]" office:value-type="float" office:value="1414" calcext:value-type="float">
            <text:p>141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frequency:</text:p>
          </table:table-cell>
          <table:table-cell office:value-type="float" office:value="56" calcext:value-type="float">
            <text:p>56</text:p>
          </table:table-cell>
          <table:table-cell table:formula="of:=[.AR180]*[.AT180]" office:value-type="float" office:value="8008" calcext:value-type="float">
            <text:p>800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frequency:</text:p>
          </table:table-cell>
          <table:table-cell office:value-type="float" office:value="34" calcext:value-type="float">
            <text:p>34</text:p>
          </table:table-cell>
          <table:table-cell table:formula="of:=[.AY180]*[.BA180]" office:value-type="float" office:value="5338" calcext:value-type="float">
            <text:p>5338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formula="of:=[.G181]*[.I181]" office:value-type="float" office:value="238" calcext:value-type="float">
            <text:p>238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M181]*[.O181]" office:value-type="float" office:value="250" calcext:value-type="float">
            <text:p>250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[.S181]*[.U181]" office:value-type="float" office:value="2250" calcext:value-type="float">
            <text:p>225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frequency:</text:p>
          </table:table-cell>
          <table:table-cell office:value-type="float" office:value="5" calcext:value-type="float">
            <text:p>5</text:p>
          </table:table-cell>
          <table:table-cell table:style-name="ce11" table:formula="of:=[.Y181]*[.AA181]" office:value-type="float" office:value="935" calcext:value-type="float">
            <text:p>935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frequency:</text:p>
          </table:table-cell>
          <table:table-cell office:value-type="float" office:value="17" calcext:value-type="float">
            <text:p>17</text:p>
          </table:table-cell>
          <table:table-cell table:formula="of:=[.AE181]*[.AG181]" office:value-type="float" office:value="2567" calcext:value-type="float">
            <text:p>2567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K181]*[.AM181]" office:value-type="float" office:value="454" calcext:value-type="float">
            <text:p>45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frequency:</text:p>
          </table:table-cell>
          <table:table-cell office:value-type="float" office:value="14" calcext:value-type="float">
            <text:p>14</text:p>
          </table:table-cell>
          <table:table-cell table:formula="of:=[.AR181]*[.AT181]" office:value-type="float" office:value="2338" calcext:value-type="float">
            <text:p>233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requency:</text:p>
          </table:table-cell>
          <table:table-cell office:value-type="float" office:value="6" calcext:value-type="float">
            <text:p>6</text:p>
          </table:table-cell>
          <table:table-cell table:formula="of:=[.AY181]*[.BA181]" office:value-type="float" office:value="1218" calcext:value-type="float">
            <text:p>1218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203" calcext:value-type="float">
            <text:p>203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formula="of:=[.G182]*[.I182]" office:value-type="float" office:value="203" calcext:value-type="float">
            <text:p>203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23" calcext:value-type="float">
            <text:p>23</text:p>
          </table:table-cell>
          <table:table-cell table:style-name="ce9" table:formula="of:=[.M182]*[.O182]" office:value-type="float" office:value="2967" calcext:value-type="float">
            <text:p>2967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79" calcext:value-type="float">
            <text:p>179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7" calcext:value-type="float">
            <text:p>7</text:p>
          </table:table-cell>
          <table:table-cell table:style-name="ce11" table:formula="of:=[.S182]*[.U182]" office:value-type="float" office:value="1253" calcext:value-type="float">
            <text:p>1253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frequency:</text:p>
          </table:table-cell>
          <table:table-cell office:value-type="float" office:value="8" calcext:value-type="float">
            <text:p>8</text:p>
          </table:table-cell>
          <table:table-cell table:style-name="ce11" table:formula="of:=[.Y182]*[.AA182]" office:value-type="float" office:value="1616" calcext:value-type="float">
            <text:p>161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frequency:</text:p>
          </table:table-cell>
          <table:table-cell office:value-type="float" office:value="14" calcext:value-type="float">
            <text:p>14</text:p>
          </table:table-cell>
          <table:table-cell table:formula="of:=[.AE182]*[.AG182]" office:value-type="float" office:value="2464" calcext:value-type="float">
            <text:p>246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K182]*[.AM182]" office:value-type="float" office:value="512" calcext:value-type="float">
            <text:p>512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requency:</text:p>
          </table:table-cell>
          <table:table-cell office:value-type="float" office:value="16" calcext:value-type="float">
            <text:p>16</text:p>
          </table:table-cell>
          <table:table-cell table:formula="of:=[.AR182]*[.AT182]" office:value-type="float" office:value="2784" calcext:value-type="float">
            <text:p>278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frequency:</text:p>
          </table:table-cell>
          <table:table-cell office:value-type="float" office:value="5" calcext:value-type="float">
            <text:p>5</text:p>
          </table:table-cell>
          <table:table-cell table:formula="of:=[.AY182]*[.BA182]" office:value-type="float" office:value="1010" calcext:value-type="float">
            <text:p>1010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7" calcext:value-type="float">
            <text:p>7</text:p>
          </table:table-cell>
          <table:table-cell table:style-name="ce7" table:formula="of:=[.G183]*[.I183]" office:value-type="float" office:value="1008" calcext:value-type="float">
            <text:p>1008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254" calcext:value-type="float">
            <text:p>254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M183]*[.O183]" office:value-type="float" office:value="508" calcext:value-type="float">
            <text:p>508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303" calcext:value-type="float">
            <text:p>303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S183]*[.U183]" office:value-type="float" office:value="303" calcext:value-type="float">
            <text:p>303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frequency:</text:p>
          </table:table-cell>
          <table:table-cell office:value-type="float" office:value="18" calcext:value-type="float">
            <text:p>18</text:p>
          </table:table-cell>
          <table:table-cell table:style-name="ce11" table:formula="of:=[.Y183]*[.AA183]" office:value-type="float" office:value="2790" calcext:value-type="float">
            <text:p>279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frequency:</text:p>
          </table:table-cell>
          <table:table-cell office:value-type="float" office:value="15" calcext:value-type="float">
            <text:p>15</text:p>
          </table:table-cell>
          <table:table-cell table:formula="of:=[.AE183]*[.AG183]" office:value-type="float" office:value="2460" calcext:value-type="float">
            <text:p>246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requency:</text:p>
          </table:table-cell>
          <table:table-cell office:value-type="float" office:value="9" calcext:value-type="float">
            <text:p>9</text:p>
          </table:table-cell>
          <table:table-cell table:formula="of:=[.AK183]*[.AM183]" office:value-type="float" office:value="1620" calcext:value-type="float">
            <text:p>162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frequency:</text:p>
          </table:table-cell>
          <table:table-cell office:value-type="float" office:value="6" calcext:value-type="float">
            <text:p>6</text:p>
          </table:table-cell>
          <table:table-cell table:formula="of:=[.AR183]*[.AT183]" office:value-type="float" office:value="1170" calcext:value-type="float">
            <text:p>117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formula="of:=[.AY183]*[.BA183]" office:value-type="float" office:value="726" calcext:value-type="float">
            <text:p>726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77" calcext:value-type="float">
            <text:p>177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3" calcext:value-type="float">
            <text:p>3</text:p>
          </table:table-cell>
          <table:table-cell table:style-name="ce7" table:formula="of:=[.G184]*[.I184]" office:value-type="float" office:value="531" calcext:value-type="float">
            <text:p>531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71" calcext:value-type="float">
            <text:p>171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M184]*[.O184]" office:value-type="float" office:value="342" calcext:value-type="float">
            <text:p>342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69" calcext:value-type="float">
            <text:p>169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7" calcext:value-type="float">
            <text:p>17</text:p>
          </table:table-cell>
          <table:table-cell table:style-name="ce11" table:formula="of:=[.S184]*[.U184]" office:value-type="float" office:value="2873" calcext:value-type="float">
            <text:p>2873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frequency:</text:p>
          </table:table-cell>
          <table:table-cell office:value-type="float" office:value="32" calcext:value-type="float">
            <text:p>32</text:p>
          </table:table-cell>
          <table:table-cell table:style-name="ce11" table:formula="of:=[.Y184]*[.AA184]" office:value-type="float" office:value="4320" calcext:value-type="float">
            <text:p>432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frequency:</text:p>
          </table:table-cell>
          <table:table-cell office:value-type="float" office:value="37" calcext:value-type="float">
            <text:p>37</text:p>
          </table:table-cell>
          <table:table-cell table:formula="of:=[.AE184]*[.AG184]" office:value-type="float" office:value="4773" calcext:value-type="float">
            <text:p>4773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frequency:</text:p>
          </table:table-cell>
          <table:table-cell office:value-type="float" office:value="8" calcext:value-type="float">
            <text:p>8</text:p>
          </table:table-cell>
          <table:table-cell table:formula="of:=[.AK184]*[.AM184]" office:value-type="float" office:value="1416" calcext:value-type="float">
            <text:p>1416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frequency:</text:p>
          </table:table-cell>
          <table:table-cell office:value-type="float" office:value="6" calcext:value-type="float">
            <text:p>6</text:p>
          </table:table-cell>
          <table:table-cell table:formula="of:=[.AR184]*[.AT184]" office:value-type="float" office:value="1188" calcext:value-type="float">
            <text:p>118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frequency:</text:p>
          </table:table-cell>
          <table:table-cell office:value-type="float" office:value="12" calcext:value-type="float">
            <text:p>12</text:p>
          </table:table-cell>
          <table:table-cell table:formula="of:=[.AY184]*[.BA184]" office:value-type="float" office:value="2568" calcext:value-type="float">
            <text:p>2568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46" calcext:value-type="float">
            <text:p>146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3" calcext:value-type="float">
            <text:p>3</text:p>
          </table:table-cell>
          <table:table-cell table:style-name="ce7" table:formula="of:=[.G185]*[.I185]" office:value-type="float" office:value="438" calcext:value-type="float">
            <text:p>438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53" calcext:value-type="float">
            <text:p>153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1" calcext:value-type="float">
            <text:p>11</text:p>
          </table:table-cell>
          <table:table-cell table:style-name="ce9" table:formula="of:=[.M185]*[.O185]" office:value-type="float" office:value="1683" calcext:value-type="float">
            <text:p>1683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S185]*[.U185]" office:value-type="float" office:value="696" calcext:value-type="float">
            <text:p>696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frequency:</text:p>
          </table:table-cell>
          <table:table-cell office:value-type="float" office:value="4" calcext:value-type="float">
            <text:p>4</text:p>
          </table:table-cell>
          <table:table-cell table:style-name="ce11" table:formula="of:=[.Y185]*[.AA185]" office:value-type="float" office:value="916" calcext:value-type="float">
            <text:p>91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frequency:</text:p>
          </table:table-cell>
          <table:table-cell office:value-type="float" office:value="25" calcext:value-type="float">
            <text:p>25</text:p>
          </table:table-cell>
          <table:table-cell table:formula="of:=[.AE185]*[.AG185]" office:value-type="float" office:value="3650" calcext:value-type="float">
            <text:p>365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frequency:</text:p>
          </table:table-cell>
          <table:table-cell office:value-type="float" office:value="17" calcext:value-type="float">
            <text:p>17</text:p>
          </table:table-cell>
          <table:table-cell table:formula="of:=[.AK185]*[.AM185]" office:value-type="float" office:value="2788" calcext:value-type="float">
            <text:p>278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frequency:</text:p>
          </table:table-cell>
          <table:table-cell office:value-type="float" office:value="7" calcext:value-type="float">
            <text:p>7</text:p>
          </table:table-cell>
          <table:table-cell table:formula="of:=[.AR185]*[.AT185]" office:value-type="float" office:value="1428" calcext:value-type="float">
            <text:p>142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frequency:</text:p>
          </table:table-cell>
          <table:table-cell office:value-type="float" office:value="5" calcext:value-type="float">
            <text:p>5</text:p>
          </table:table-cell>
          <table:table-cell table:formula="of:=[.AY185]*[.BA185]" office:value-type="float" office:value="1075" calcext:value-type="float">
            <text:p>1075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206" calcext:value-type="float">
            <text:p>206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formula="of:=[.G186]*[.I186]" office:value-type="float" office:value="206" calcext:value-type="float">
            <text:p>206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65" calcext:value-type="float">
            <text:p>165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M186]*[.O186]" office:value-type="float" office:value="1320" calcext:value-type="float">
            <text:p>1320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[.S186]*[.U186]" office:value-type="float" office:value="885" calcext:value-type="float">
            <text:p>885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frequency:</text:p>
          </table:table-cell>
          <table:table-cell office:value-type="float" office:value="7" calcext:value-type="float">
            <text:p>7</text:p>
          </table:table-cell>
          <table:table-cell table:style-name="ce11" table:formula="of:=[.Y186]*[.AA186]" office:value-type="float" office:value="1330" calcext:value-type="float">
            <text:p>133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frequency:</text:p>
          </table:table-cell>
          <table:table-cell office:value-type="float" office:value="61" calcext:value-type="float">
            <text:p>61</text:p>
          </table:table-cell>
          <table:table-cell table:formula="of:=[.AE186]*[.AG186]" office:value-type="float" office:value="6954" calcext:value-type="float">
            <text:p>695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requency:</text:p>
          </table:table-cell>
          <table:table-cell office:value-type="float" office:value="9" calcext:value-type="float">
            <text:p>9</text:p>
          </table:table-cell>
          <table:table-cell table:formula="of:=[.AK186]*[.AM186]" office:value-type="float" office:value="1737" calcext:value-type="float">
            <text:p>1737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frequency:</text:p>
          </table:table-cell>
          <table:table-cell office:value-type="float" office:value="14" calcext:value-type="float">
            <text:p>14</text:p>
          </table:table-cell>
          <table:table-cell table:formula="of:=[.AR186]*[.AT186]" office:value-type="float" office:value="2380" calcext:value-type="float">
            <text:p>238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frequency:</text:p>
          </table:table-cell>
          <table:table-cell office:value-type="float" office:value="39" calcext:value-type="float">
            <text:p>39</text:p>
          </table:table-cell>
          <table:table-cell table:formula="of:=[.AY186]*[.BA186]" office:value-type="float" office:value="6045" calcext:value-type="float">
            <text:p>6045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7" calcext:value-type="float">
            <text:p>7</text:p>
          </table:table-cell>
          <table:table-cell table:style-name="ce7" table:formula="of:=[.G187]*[.I187]" office:value-type="float" office:value="987" calcext:value-type="float">
            <text:p>987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236" calcext:value-type="float">
            <text:p>236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M187]*[.O187]" office:value-type="float" office:value="236" calcext:value-type="float">
            <text:p>236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217" calcext:value-type="float">
            <text:p>217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S187]*[.U187]" office:value-type="float" office:value="868" calcext:value-type="float">
            <text:p>868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frequency:</text:p>
          </table:table-cell>
          <table:table-cell office:value-type="float" office:value="13" calcext:value-type="float">
            <text:p>13</text:p>
          </table:table-cell>
          <table:table-cell table:style-name="ce11" table:formula="of:=[.Y187]*[.AA187]" office:value-type="float" office:value="2249" calcext:value-type="float">
            <text:p>2249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frequency:</text:p>
          </table:table-cell>
          <table:table-cell office:value-type="float" office:value="8" calcext:value-type="float">
            <text:p>8</text:p>
          </table:table-cell>
          <table:table-cell table:formula="of:=[.AE187]*[.AG187]" office:value-type="float" office:value="1728" calcext:value-type="float">
            <text:p>1728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frequency:</text:p>
          </table:table-cell>
          <table:table-cell office:value-type="float" office:value="12" calcext:value-type="float">
            <text:p>12</text:p>
          </table:table-cell>
          <table:table-cell table:formula="of:=[.AK187]*[.AM187]" office:value-type="float" office:value="2220" calcext:value-type="float">
            <text:p>222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frequency:</text:p>
          </table:table-cell>
          <table:table-cell office:value-type="float" office:value="15" calcext:value-type="float">
            <text:p>15</text:p>
          </table:table-cell>
          <table:table-cell table:formula="of:=[.AR187]*[.AT187]" office:value-type="float" office:value="2640" calcext:value-type="float">
            <text:p>264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frequency:</text:p>
          </table:table-cell>
          <table:table-cell office:value-type="float" office:value="46" calcext:value-type="float">
            <text:p>46</text:p>
          </table:table-cell>
          <table:table-cell table:formula="of:=[.AY187]*[.BA187]" office:value-type="float" office:value="6118" calcext:value-type="float">
            <text:p>6118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82" calcext:value-type="float">
            <text:p>182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2" calcext:value-type="float">
            <text:p>2</text:p>
          </table:table-cell>
          <table:table-cell table:style-name="ce7" table:formula="of:=[.G188]*[.I188]" office:value-type="float" office:value="364" calcext:value-type="float">
            <text:p>364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68" calcext:value-type="float">
            <text:p>168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M188]*[.O188]" office:value-type="float" office:value="1344" calcext:value-type="float">
            <text:p>1344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44" calcext:value-type="float">
            <text:p>144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25" calcext:value-type="float">
            <text:p>25</text:p>
          </table:table-cell>
          <table:table-cell table:style-name="ce11" table:formula="of:=[.S188]*[.U188]" office:value-type="float" office:value="3600" calcext:value-type="float">
            <text:p>360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requency:</text:p>
          </table:table-cell>
          <table:table-cell office:value-type="float" office:value="14" calcext:value-type="float">
            <text:p>14</text:p>
          </table:table-cell>
          <table:table-cell table:style-name="ce11" table:formula="of:=[.Y188]*[.AA188]" office:value-type="float" office:value="2100" calcext:value-type="float">
            <text:p>210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E188]*[.AG188]" office:value-type="float" office:value="462" calcext:value-type="float">
            <text:p>462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frequency:</text:p>
          </table:table-cell>
          <table:table-cell office:value-type="float" office:value="8" calcext:value-type="float">
            <text:p>8</text:p>
          </table:table-cell>
          <table:table-cell table:formula="of:=[.AK188]*[.AM188]" office:value-type="float" office:value="1608" calcext:value-type="float">
            <text:p>160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frequency:</text:p>
          </table:table-cell>
          <table:table-cell office:value-type="float" office:value="32" calcext:value-type="float">
            <text:p>32</text:p>
          </table:table-cell>
          <table:table-cell table:formula="of:=[.AR188]*[.AT188]" office:value-type="float" office:value="4960" calcext:value-type="float">
            <text:p>496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frequency:</text:p>
          </table:table-cell>
          <table:table-cell office:value-type="float" office:value="17" calcext:value-type="float">
            <text:p>17</text:p>
          </table:table-cell>
          <table:table-cell table:formula="of:=[.AY188]*[.BA188]" office:value-type="float" office:value="2907" calcext:value-type="float">
            <text:p>2907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79" calcext:value-type="float">
            <text:p>179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2" calcext:value-type="float">
            <text:p>2</text:p>
          </table:table-cell>
          <table:table-cell table:style-name="ce7" table:formula="of:=[.G189]*[.I189]" office:value-type="float" office:value="358" calcext:value-type="float">
            <text:p>358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208" calcext:value-type="float">
            <text:p>208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M189]*[.O189]" office:value-type="float" office:value="208" calcext:value-type="float">
            <text:p>208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68" calcext:value-type="float">
            <text:p>168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formula="of:=[.S189]*[.U189]" office:value-type="float" office:value="1344" calcext:value-type="float">
            <text:p>1344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frequency:</text:p>
          </table:table-cell>
          <table:table-cell office:value-type="float" office:value="13" calcext:value-type="float">
            <text:p>13</text:p>
          </table:table-cell>
          <table:table-cell table:style-name="ce11" table:formula="of:=[.Y189]*[.AA189]" office:value-type="float" office:value="2197" calcext:value-type="float">
            <text:p>2197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frequency:</text:p>
          </table:table-cell>
          <table:table-cell office:value-type="float" office:value="72" calcext:value-type="float">
            <text:p>72</text:p>
          </table:table-cell>
          <table:table-cell table:formula="of:=[.AE189]*[.AG189]" office:value-type="float" office:value="8712" calcext:value-type="float">
            <text:p>8712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requency:</text:p>
          </table:table-cell>
          <table:table-cell office:value-type="float" office:value="8" calcext:value-type="float">
            <text:p>8</text:p>
          </table:table-cell>
          <table:table-cell table:formula="of:=[.AK189]*[.AM189]" office:value-type="float" office:value="1576" calcext:value-type="float">
            <text:p>1576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frequency:</text:p>
          </table:table-cell>
          <table:table-cell office:value-type="float" office:value="5" calcext:value-type="float">
            <text:p>5</text:p>
          </table:table-cell>
          <table:table-cell table:formula="of:=[.AR189]*[.AT189]" office:value-type="float" office:value="1045" calcext:value-type="float">
            <text:p>1045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requency:</text:p>
          </table:table-cell>
          <table:table-cell office:value-type="float" office:value="9" calcext:value-type="float">
            <text:p>9</text:p>
          </table:table-cell>
          <table:table-cell table:formula="of:=[.AY189]*[.BA189]" office:value-type="float" office:value="1773" calcext:value-type="float">
            <text:p>1773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74" calcext:value-type="float">
            <text:p>174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2" calcext:value-type="float">
            <text:p>2</text:p>
          </table:table-cell>
          <table:table-cell table:style-name="ce7" table:formula="of:=[.G190]*[.I190]" office:value-type="float" office:value="348" calcext:value-type="float">
            <text:p>348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67" calcext:value-type="float">
            <text:p>167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.M190]*[.O190]" office:value-type="float" office:value="1670" calcext:value-type="float">
            <text:p>1670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97" calcext:value-type="float">
            <text:p>197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formula="of:=[.S190]*[.U190]" office:value-type="float" office:value="1182" calcext:value-type="float">
            <text:p>1182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frequency:</text:p>
          </table:table-cell>
          <table:table-cell office:value-type="float" office:value="18" calcext:value-type="float">
            <text:p>18</text:p>
          </table:table-cell>
          <table:table-cell table:style-name="ce11" table:formula="of:=[.Y190]*[.AA190]" office:value-type="float" office:value="3078" calcext:value-type="float">
            <text:p>3078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E190]*[.AG190]" office:value-type="float" office:value="259" calcext:value-type="float">
            <text:p>259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frequency:</text:p>
          </table:table-cell>
          <table:table-cell office:value-type="float" office:value="22" calcext:value-type="float">
            <text:p>22</text:p>
          </table:table-cell>
          <table:table-cell table:formula="of:=[.AK190]*[.AM190]" office:value-type="float" office:value="3212" calcext:value-type="float">
            <text:p>3212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frequency:</text:p>
          </table:table-cell>
          <table:table-cell office:value-type="float" office:value="11" calcext:value-type="float">
            <text:p>11</text:p>
          </table:table-cell>
          <table:table-cell table:formula="of:=[.AR190]*[.AT190]" office:value-type="float" office:value="1826" calcext:value-type="float">
            <text:p>1826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frequency:</text:p>
          </table:table-cell>
          <table:table-cell office:value-type="float" office:value="8" calcext:value-type="float">
            <text:p>8</text:p>
          </table:table-cell>
          <table:table-cell table:formula="of:=[.AY190]*[.BA190]" office:value-type="float" office:value="1568" calcext:value-type="float">
            <text:p>1568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254" calcext:value-type="float">
            <text:p>254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formula="of:=[.G191]*[.I191]" office:value-type="float" office:value="254" calcext:value-type="float">
            <text:p>254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61" calcext:value-type="float">
            <text:p>161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4" calcext:value-type="float">
            <text:p>14</text:p>
          </table:table-cell>
          <table:table-cell table:style-name="ce9" table:formula="of:=[.M191]*[.O191]" office:value-type="float" office:value="2254" calcext:value-type="float">
            <text:p>2254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63" calcext:value-type="float">
            <text:p>163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9" calcext:value-type="float">
            <text:p>9</text:p>
          </table:table-cell>
          <table:table-cell table:style-name="ce11" table:formula="of:=[.S191]*[.U191]" office:value-type="float" office:value="1467" calcext:value-type="float">
            <text:p>1467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quency:</text:p>
          </table:table-cell>
          <table:table-cell office:value-type="float" office:value="4" calcext:value-type="float">
            <text:p>4</text:p>
          </table:table-cell>
          <table:table-cell table:style-name="ce11" table:formula="of:=[.Y191]*[.AA191]" office:value-type="float" office:value="800" calcext:value-type="float">
            <text:p>80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frequency:</text:p>
          </table:table-cell>
          <table:table-cell office:value-type="float" office:value="11" calcext:value-type="float">
            <text:p>11</text:p>
          </table:table-cell>
          <table:table-cell table:formula="of:=[.AE191]*[.AG191]" office:value-type="float" office:value="2035" calcext:value-type="float">
            <text:p>2035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frequency:</text:p>
          </table:table-cell>
          <table:table-cell office:value-type="float" office:value="12" calcext:value-type="float">
            <text:p>12</text:p>
          </table:table-cell>
          <table:table-cell table:formula="of:=[.AK191]*[.AM191]" office:value-type="float" office:value="2136" calcext:value-type="float">
            <text:p>2136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R191]*[.AT191]" office:value-type="float" office:value="331" calcext:value-type="float">
            <text:p>331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frequency:</text:p>
          </table:table-cell>
          <table:table-cell office:value-type="float" office:value="13" calcext:value-type="float">
            <text:p>13</text:p>
          </table:table-cell>
          <table:table-cell table:formula="of:=[.AY191]*[.BA191]" office:value-type="float" office:value="2158" calcext:value-type="float">
            <text:p>2158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69" calcext:value-type="float">
            <text:p>169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5" calcext:value-type="float">
            <text:p>5</text:p>
          </table:table-cell>
          <table:table-cell table:style-name="ce7" table:formula="of:=[.G192]*[.I192]" office:value-type="float" office:value="845" calcext:value-type="float">
            <text:p>845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48" calcext:value-type="float">
            <text:p>148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formula="of:=[.M192]*[.O192]" office:value-type="float" office:value="2220" calcext:value-type="float">
            <text:p>2220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61" calcext:value-type="float">
            <text:p>161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2" calcext:value-type="float">
            <text:p>12</text:p>
          </table:table-cell>
          <table:table-cell table:style-name="ce11" table:formula="of:=[.S192]*[.U192]" office:value-type="float" office:value="1932" calcext:value-type="float">
            <text:p>1932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frequency:</text:p>
          </table:table-cell>
          <table:table-cell office:value-type="float" office:value="11" calcext:value-type="float">
            <text:p>11</text:p>
          </table:table-cell>
          <table:table-cell table:style-name="ce11" table:formula="of:=[.Y192]*[.AA192]" office:value-type="float" office:value="1848" calcext:value-type="float">
            <text:p>1848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frequency:</text:p>
          </table:table-cell>
          <table:table-cell office:value-type="float" office:value="7" calcext:value-type="float">
            <text:p>7</text:p>
          </table:table-cell>
          <table:table-cell table:formula="of:=[.AE192]*[.AG192]" office:value-type="float" office:value="1288" calcext:value-type="float">
            <text:p>1288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requency:</text:p>
          </table:table-cell>
          <table:table-cell office:value-type="float" office:value="19" calcext:value-type="float">
            <text:p>19</text:p>
          </table:table-cell>
          <table:table-cell table:formula="of:=[.AK192]*[.AM192]" office:value-type="float" office:value="3078" calcext:value-type="float">
            <text:p>307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frequency:</text:p>
          </table:table-cell>
          <table:table-cell office:value-type="float" office:value="16" calcext:value-type="float">
            <text:p>16</text:p>
          </table:table-cell>
          <table:table-cell table:formula="of:=[.AR192]*[.AT192]" office:value-type="float" office:value="2768" calcext:value-type="float">
            <text:p>276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frequency:</text:p>
          </table:table-cell>
          <table:table-cell office:value-type="float" office:value="4" calcext:value-type="float">
            <text:p>4</text:p>
          </table:table-cell>
          <table:table-cell table:formula="of:=[.AY192]*[.BA192]" office:value-type="float" office:value="804" calcext:value-type="float">
            <text:p>804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75" calcext:value-type="float">
            <text:p>175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4" calcext:value-type="float">
            <text:p>4</text:p>
          </table:table-cell>
          <table:table-cell table:style-name="ce7" table:formula="of:=[.G193]*[.I193]" office:value-type="float" office:value="700" calcext:value-type="float">
            <text:p>700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73" calcext:value-type="float">
            <text:p>173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6" calcext:value-type="float">
            <text:p>6</text:p>
          </table:table-cell>
          <table:table-cell table:style-name="ce9" table:formula="of:=[.M193]*[.O193]" office:value-type="float" office:value="1038" calcext:value-type="float">
            <text:p>1038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82" calcext:value-type="float">
            <text:p>182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formula="of:=[.S193]*[.U193]" office:value-type="float" office:value="1456" calcext:value-type="float">
            <text:p>1456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frequency:</text:p>
          </table:table-cell>
          <table:table-cell office:value-type="float" office:value="14" calcext:value-type="float">
            <text:p>14</text:p>
          </table:table-cell>
          <table:table-cell table:style-name="ce11" table:formula="of:=[.Y193]*[.AA193]" office:value-type="float" office:value="2450" calcext:value-type="float">
            <text:p>245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requency:</text:p>
          </table:table-cell>
          <table:table-cell office:value-type="float" office:value="4" calcext:value-type="float">
            <text:p>4</text:p>
          </table:table-cell>
          <table:table-cell table:formula="of:=[.AE193]*[.AG193]" office:value-type="float" office:value="828" calcext:value-type="float">
            <text:p>828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K193]*[.AM193]" office:value-type="float" office:value="398" calcext:value-type="float">
            <text:p>39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requency:</text:p>
          </table:table-cell>
          <table:table-cell office:value-type="float" office:value="65" calcext:value-type="float">
            <text:p>65</text:p>
          </table:table-cell>
          <table:table-cell table:formula="of:=[.AR193]*[.AT193]" office:value-type="float" office:value="8190" calcext:value-type="float">
            <text:p>819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requency:</text:p>
          </table:table-cell>
          <table:table-cell office:value-type="float" office:value="8" calcext:value-type="float">
            <text:p>8</text:p>
          </table:table-cell>
          <table:table-cell table:formula="of:=[.AY193]*[.BA193]" office:value-type="float" office:value="1656" calcext:value-type="float">
            <text:p>1656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64" calcext:value-type="float">
            <text:p>164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formula="of:=[.G194]*[.I194]" office:value-type="float" office:value="164" calcext:value-type="float">
            <text:p>164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201" calcext:value-type="float">
            <text:p>201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M194]*[.O194]" office:value-type="float" office:value="402" calcext:value-type="float">
            <text:p>402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206" calcext:value-type="float">
            <text:p>206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[.S194]*[.U194]" office:value-type="float" office:value="1030" calcext:value-type="float">
            <text:p>103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style-name="ce11" table:formula="of:=[.Y194]*[.AA194]" office:value-type="float" office:value="693" calcext:value-type="float">
            <text:p>693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frequency:</text:p>
          </table:table-cell>
          <table:table-cell office:value-type="float" office:value="10" calcext:value-type="float">
            <text:p>10</text:p>
          </table:table-cell>
          <table:table-cell table:formula="of:=[.AE194]*[.AG194]" office:value-type="float" office:value="1810" calcext:value-type="float">
            <text:p>181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frequency:</text:p>
          </table:table-cell>
          <table:table-cell office:value-type="float" office:value="15" calcext:value-type="float">
            <text:p>15</text:p>
          </table:table-cell>
          <table:table-cell table:formula="of:=[.AK194]*[.AM194]" office:value-type="float" office:value="2565" calcext:value-type="float">
            <text:p>2565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formula="of:=[.AR194]*[.AT194]" office:value-type="float" office:value="747" calcext:value-type="float">
            <text:p>747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frequency:</text:p>
          </table:table-cell>
          <table:table-cell office:value-type="float" office:value="36" calcext:value-type="float">
            <text:p>36</text:p>
          </table:table-cell>
          <table:table-cell table:formula="of:=[.AY194]*[.BA194]" office:value-type="float" office:value="5184" calcext:value-type="float">
            <text:p>5184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90" calcext:value-type="float">
            <text:p>190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2" calcext:value-type="float">
            <text:p>2</text:p>
          </table:table-cell>
          <table:table-cell table:style-name="ce7" table:formula="of:=[.G195]*[.I195]" office:value-type="float" office:value="380" calcext:value-type="float">
            <text:p>380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79" calcext:value-type="float">
            <text:p>179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[.M195]*[.O195]" office:value-type="float" office:value="537" calcext:value-type="float">
            <text:p>537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220" calcext:value-type="float">
            <text:p>220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formula="of:=[.S195]*[.U195]" office:value-type="float" office:value="1320" calcext:value-type="float">
            <text:p>132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style-name="ce11" table:formula="of:=[.Y195]*[.AA195]" office:value-type="float" office:value="311" calcext:value-type="float">
            <text:p>311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frequency:</text:p>
          </table:table-cell>
          <table:table-cell office:value-type="float" office:value="13" calcext:value-type="float">
            <text:p>13</text:p>
          </table:table-cell>
          <table:table-cell table:formula="of:=[.AE195]*[.AG195]" office:value-type="float" office:value="2171" calcext:value-type="float">
            <text:p>2171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requency:</text:p>
          </table:table-cell>
          <table:table-cell office:value-type="float" office:value="31" calcext:value-type="float">
            <text:p>31</text:p>
          </table:table-cell>
          <table:table-cell table:formula="of:=[.AK195]*[.AM195]" office:value-type="float" office:value="4960" calcext:value-type="float">
            <text:p>496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frequency:</text:p>
          </table:table-cell>
          <table:table-cell office:value-type="float" office:value="17" calcext:value-type="float">
            <text:p>17</text:p>
          </table:table-cell>
          <table:table-cell table:formula="of:=[.AR195]*[.AT195]" office:value-type="float" office:value="2771" calcext:value-type="float">
            <text:p>2771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frequency:</text:p>
          </table:table-cell>
          <table:table-cell office:value-type="float" office:value="15" calcext:value-type="float">
            <text:p>15</text:p>
          </table:table-cell>
          <table:table-cell table:formula="of:=[.AY195]*[.BA195]" office:value-type="float" office:value="2535" calcext:value-type="float">
            <text:p>2535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56" calcext:value-type="float">
            <text:p>156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7" calcext:value-type="float">
            <text:p>7</text:p>
          </table:table-cell>
          <table:table-cell table:style-name="ce7" table:formula="of:=[.G196]*[.I196]" office:value-type="float" office:value="1092" calcext:value-type="float">
            <text:p>1092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215" calcext:value-type="float">
            <text:p>215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M196]*[.O196]" office:value-type="float" office:value="430" calcext:value-type="float">
            <text:p>430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87" calcext:value-type="float">
            <text:p>187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formula="of:=[.S196]*[.U196]" office:value-type="float" office:value="1496" calcext:value-type="float">
            <text:p>1496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requency:</text:p>
          </table:table-cell>
          <table:table-cell office:value-type="float" office:value="9" calcext:value-type="float">
            <text:p>9</text:p>
          </table:table-cell>
          <table:table-cell table:style-name="ce11" table:formula="of:=[.Y196]*[.AA196]" office:value-type="float" office:value="1647" calcext:value-type="float">
            <text:p>1647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E196]*[.AG196]" office:value-type="float" office:value="265" calcext:value-type="float">
            <text:p>265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K196]*[.AM196]" office:value-type="float" office:value="210" calcext:value-type="float">
            <text:p>21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frequency:</text:p>
          </table:table-cell>
          <table:table-cell office:value-type="float" office:value="13" calcext:value-type="float">
            <text:p>13</text:p>
          </table:table-cell>
          <table:table-cell table:formula="of:=[.AR196]*[.AT196]" office:value-type="float" office:value="2431" calcext:value-type="float">
            <text:p>2431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frequency:</text:p>
          </table:table-cell>
          <table:table-cell office:value-type="float" office:value="7" calcext:value-type="float">
            <text:p>7</text:p>
          </table:table-cell>
          <table:table-cell table:formula="of:=[.AY196]*[.BA196]" office:value-type="float" office:value="1365" calcext:value-type="float">
            <text:p>1365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98" calcext:value-type="float">
            <text:p>198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2" calcext:value-type="float">
            <text:p>2</text:p>
          </table:table-cell>
          <table:table-cell table:style-name="ce7" table:formula="of:=[.G197]*[.I197]" office:value-type="float" office:value="396" calcext:value-type="float">
            <text:p>396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241" calcext:value-type="float">
            <text:p>241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M197]*[.O197]" office:value-type="float" office:value="241" calcext:value-type="float">
            <text:p>241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239" calcext:value-type="float">
            <text:p>239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S197]*[.U197]" office:value-type="float" office:value="239" calcext:value-type="float">
            <text:p>239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frequency:</text:p>
          </table:table-cell>
          <table:table-cell office:value-type="float" office:value="12" calcext:value-type="float">
            <text:p>12</text:p>
          </table:table-cell>
          <table:table-cell table:style-name="ce11" table:formula="of:=[.Y197]*[.AA197]" office:value-type="float" office:value="2112" calcext:value-type="float">
            <text:p>2112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frequency:</text:p>
          </table:table-cell>
          <table:table-cell office:value-type="float" office:value="19" calcext:value-type="float">
            <text:p>19</text:p>
          </table:table-cell>
          <table:table-cell table:formula="of:=[.AE197]*[.AG197]" office:value-type="float" office:value="2964" calcext:value-type="float">
            <text:p>296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frequency:</text:p>
          </table:table-cell>
          <table:table-cell office:value-type="float" office:value="10" calcext:value-type="float">
            <text:p>10</text:p>
          </table:table-cell>
          <table:table-cell table:formula="of:=[.AK197]*[.AM197]" office:value-type="float" office:value="1880" calcext:value-type="float">
            <text:p>188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frequency:</text:p>
          </table:table-cell>
          <table:table-cell office:value-type="float" office:value="8" calcext:value-type="float">
            <text:p>8</text:p>
          </table:table-cell>
          <table:table-cell table:formula="of:=[.AR197]*[.AT197]" office:value-type="float" office:value="1448" calcext:value-type="float">
            <text:p>144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frequency:</text:p>
          </table:table-cell>
          <table:table-cell office:value-type="float" office:value="4" calcext:value-type="float">
            <text:p>4</text:p>
          </table:table-cell>
          <table:table-cell table:formula="of:=[.AY197]*[.BA197]" office:value-type="float" office:value="796" calcext:value-type="float">
            <text:p>796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210" calcext:value-type="float">
            <text:p>210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2" calcext:value-type="float">
            <text:p>2</text:p>
          </table:table-cell>
          <table:table-cell table:style-name="ce7" table:formula="of:=[.G198]*[.I198]" office:value-type="float" office:value="420" calcext:value-type="float">
            <text:p>420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280" calcext:value-type="float">
            <text:p>280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M198]*[.O198]" office:value-type="float" office:value="280" calcext:value-type="float">
            <text:p>280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84" calcext:value-type="float">
            <text:p>184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formula="of:=[.S198]*[.U198]" office:value-type="float" office:value="1472" calcext:value-type="float">
            <text:p>1472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frequency:</text:p>
          </table:table-cell>
          <table:table-cell office:value-type="float" office:value="4" calcext:value-type="float">
            <text:p>4</text:p>
          </table:table-cell>
          <table:table-cell table:style-name="ce11" table:formula="of:=[.Y198]*[.AA198]" office:value-type="float" office:value="864" calcext:value-type="float">
            <text:p>86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requency:</text:p>
          </table:table-cell>
          <table:table-cell office:value-type="float" office:value="11" calcext:value-type="float">
            <text:p>11</text:p>
          </table:table-cell>
          <table:table-cell table:formula="of:=[.AE198]*[.AG198]" office:value-type="float" office:value="1980" calcext:value-type="float">
            <text:p>198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K198]*[.AM198]" office:value-type="float" office:value="211" calcext:value-type="float">
            <text:p>211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frequency:</text:p>
          </table:table-cell>
          <table:table-cell office:value-type="float" office:value="8" calcext:value-type="float">
            <text:p>8</text:p>
          </table:table-cell>
          <table:table-cell table:formula="of:=[.AR198]*[.AT198]" office:value-type="float" office:value="1568" calcext:value-type="float">
            <text:p>156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frequency:</text:p>
          </table:table-cell>
          <table:table-cell office:value-type="float" office:value="26" calcext:value-type="float">
            <text:p>26</text:p>
          </table:table-cell>
          <table:table-cell table:formula="of:=[.AY198]*[.BA198]" office:value-type="float" office:value="3770" calcext:value-type="float">
            <text:p>3770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71" calcext:value-type="float">
            <text:p>171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3" calcext:value-type="float">
            <text:p>3</text:p>
          </table:table-cell>
          <table:table-cell table:style-name="ce7" table:formula="of:=[.G199]*[.I199]" office:value-type="float" office:value="513" calcext:value-type="float">
            <text:p>513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34" calcext:value-type="float">
            <text:p>134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formula="of:=[.M199]*[.O199]" office:value-type="float" office:value="2144" calcext:value-type="float">
            <text:p>2144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212" calcext:value-type="float">
            <text:p>212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[.S199]*[.U199]" office:value-type="float" office:value="424" calcext:value-type="float">
            <text:p>424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frequency:</text:p>
          </table:table-cell>
          <table:table-cell office:value-type="float" office:value="7" calcext:value-type="float">
            <text:p>7</text:p>
          </table:table-cell>
          <table:table-cell table:style-name="ce11" table:formula="of:=[.Y199]*[.AA199]" office:value-type="float" office:value="1246" calcext:value-type="float">
            <text:p>124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formula="of:=[.AE199]*[.AG199]" office:value-type="float" office:value="603" calcext:value-type="float">
            <text:p>603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K199]*[.AM199]" office:value-type="float" office:value="396" calcext:value-type="float">
            <text:p>396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frequency:</text:p>
          </table:table-cell>
          <table:table-cell office:value-type="float" office:value="16" calcext:value-type="float">
            <text:p>16</text:p>
          </table:table-cell>
          <table:table-cell table:formula="of:=[.AR199]*[.AT199]" office:value-type="float" office:value="3024" calcext:value-type="float">
            <text:p>302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frequency:</text:p>
          </table:table-cell>
          <table:table-cell office:value-type="float" office:value="16" calcext:value-type="float">
            <text:p>16</text:p>
          </table:table-cell>
          <table:table-cell table:formula="of:=[.AY199]*[.BA199]" office:value-type="float" office:value="2640" calcext:value-type="float">
            <text:p>2640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208" calcext:value-type="float">
            <text:p>208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formula="of:=[.G200]*[.I200]" office:value-type="float" office:value="208" calcext:value-type="float">
            <text:p>208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214" calcext:value-type="float">
            <text:p>214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M200]*[.O200]" office:value-type="float" office:value="428" calcext:value-type="float">
            <text:p>428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62" calcext:value-type="float">
            <text:p>162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7" calcext:value-type="float">
            <text:p>7</text:p>
          </table:table-cell>
          <table:table-cell table:style-name="ce11" table:formula="of:=[.S200]*[.U200]" office:value-type="float" office:value="1134" calcext:value-type="float">
            <text:p>1134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frequency:</text:p>
          </table:table-cell>
          <table:table-cell office:value-type="float" office:value="4" calcext:value-type="float">
            <text:p>4</text:p>
          </table:table-cell>
          <table:table-cell table:style-name="ce11" table:formula="of:=[.Y200]*[.AA200]" office:value-type="float" office:value="724" calcext:value-type="float">
            <text:p>72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E200]*[.AG200]" office:value-type="float" office:value="428" calcext:value-type="float">
            <text:p>428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frequency:</text:p>
          </table:table-cell>
          <table:table-cell office:value-type="float" office:value="11" calcext:value-type="float">
            <text:p>11</text:p>
          </table:table-cell>
          <table:table-cell table:formula="of:=[.AK200]*[.AM200]" office:value-type="float" office:value="2101" calcext:value-type="float">
            <text:p>2101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requency:</text:p>
          </table:table-cell>
          <table:table-cell office:value-type="float" office:value="9" calcext:value-type="float">
            <text:p>9</text:p>
          </table:table-cell>
          <table:table-cell table:formula="of:=[.AR200]*[.AT200]" office:value-type="float" office:value="1737" calcext:value-type="float">
            <text:p>1737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requency:</text:p>
          </table:table-cell>
          <table:table-cell office:value-type="float" office:value="15" calcext:value-type="float">
            <text:p>15</text:p>
          </table:table-cell>
          <table:table-cell table:formula="of:=[.AY200]*[.BA200]" office:value-type="float" office:value="2610" calcext:value-type="float">
            <text:p>2610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244" calcext:value-type="float">
            <text:p>244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formula="of:=[.G201]*[.I201]" office:value-type="float" office:value="244" calcext:value-type="float">
            <text:p>244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275" calcext:value-type="float">
            <text:p>275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M201]*[.O201]" office:value-type="float" office:value="275" calcext:value-type="float">
            <text:p>275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57" calcext:value-type="float">
            <text:p>157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9" calcext:value-type="float">
            <text:p>19</text:p>
          </table:table-cell>
          <table:table-cell table:style-name="ce11" table:formula="of:=[.S201]*[.U201]" office:value-type="float" office:value="2983" calcext:value-type="float">
            <text:p>2983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frequency:</text:p>
          </table:table-cell>
          <table:table-cell office:value-type="float" office:value="17" calcext:value-type="float">
            <text:p>17</text:p>
          </table:table-cell>
          <table:table-cell table:style-name="ce11" table:formula="of:=[.Y201]*[.AA201]" office:value-type="float" office:value="2703" calcext:value-type="float">
            <text:p>2703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frequency:</text:p>
          </table:table-cell>
          <table:table-cell office:value-type="float" office:value="6" calcext:value-type="float">
            <text:p>6</text:p>
          </table:table-cell>
          <table:table-cell table:formula="of:=[.AE201]*[.AG201]" office:value-type="float" office:value="1092" calcext:value-type="float">
            <text:p>1092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K201]*[.AM201]" office:value-type="float" office:value="502" calcext:value-type="float">
            <text:p>502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frequency:</text:p>
          </table:table-cell>
          <table:table-cell office:value-type="float" office:value="12" calcext:value-type="float">
            <text:p>12</text:p>
          </table:table-cell>
          <table:table-cell table:formula="of:=[.AR201]*[.AT201]" office:value-type="float" office:value="2184" calcext:value-type="float">
            <text:p>218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Y201]*[.BA201]" office:value-type="float" office:value="267" calcext:value-type="float">
            <text:p>267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212" calcext:value-type="float">
            <text:p>212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formula="of:=[.G202]*[.I202]" office:value-type="float" office:value="212" calcext:value-type="float">
            <text:p>212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formula="of:=[.M202]*[.O202]" office:value-type="float" office:value="2850" calcext:value-type="float">
            <text:p>2850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241" calcext:value-type="float">
            <text:p>241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[.S202]*[.U202]" office:value-type="float" office:value="482" calcext:value-type="float">
            <text:p>482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style-name="ce11" table:formula="of:=[.Y202]*[.AA202]" office:value-type="float" office:value="408" calcext:value-type="float">
            <text:p>408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formula="of:=[.AE202]*[.AG202]" office:value-type="float" office:value="660" calcext:value-type="float">
            <text:p>66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K202]*[.AM202]" office:value-type="float" office:value="434" calcext:value-type="float">
            <text:p>43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formula="of:=[.AR202]*[.AT202]" office:value-type="float" office:value="777" calcext:value-type="float">
            <text:p>777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Y202]*[.BA202]" office:value-type="float" office:value="234" calcext:value-type="float">
            <text:p>234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78" calcext:value-type="float">
            <text:p>178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formula="of:=[.G203]*[.I203]" office:value-type="float" office:value="178" calcext:value-type="float">
            <text:p>178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85" calcext:value-type="float">
            <text:p>185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[.M203]*[.O203]" office:value-type="float" office:value="555" calcext:value-type="float">
            <text:p>555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S203]*[.U203]" office:value-type="float" office:value="243" calcext:value-type="float">
            <text:p>243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style-name="ce11" table:formula="of:=[.Y203]*[.AA203]" office:value-type="float" office:value="217" calcext:value-type="float">
            <text:p>217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frequency:</text:p>
          </table:table-cell>
          <table:table-cell office:value-type="float" office:value="16" calcext:value-type="float">
            <text:p>16</text:p>
          </table:table-cell>
          <table:table-cell table:formula="of:=[.AE203]*[.AG203]" office:value-type="float" office:value="2800" calcext:value-type="float">
            <text:p>280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requency:</text:p>
          </table:table-cell>
          <table:table-cell office:value-type="float" office:value="10" calcext:value-type="float">
            <text:p>10</text:p>
          </table:table-cell>
          <table:table-cell table:formula="of:=[.AK203]*[.AM203]" office:value-type="float" office:value="1860" calcext:value-type="float">
            <text:p>186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frequency:</text:p>
          </table:table-cell>
          <table:table-cell office:value-type="float" office:value="13" calcext:value-type="float">
            <text:p>13</text:p>
          </table:table-cell>
          <table:table-cell table:formula="of:=[.AR203]*[.AT203]" office:value-type="float" office:value="2223" calcext:value-type="float">
            <text:p>2223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frequency:</text:p>
          </table:table-cell>
          <table:table-cell office:value-type="float" office:value="5" calcext:value-type="float">
            <text:p>5</text:p>
          </table:table-cell>
          <table:table-cell table:formula="of:=[.AY203]*[.BA203]" office:value-type="float" office:value="1030" calcext:value-type="float">
            <text:p>1030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88" calcext:value-type="float">
            <text:p>188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2" calcext:value-type="float">
            <text:p>2</text:p>
          </table:table-cell>
          <table:table-cell table:style-name="ce7" table:formula="of:=[.G204]*[.I204]" office:value-type="float" office:value="376" calcext:value-type="float">
            <text:p>376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49" calcext:value-type="float">
            <text:p>149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1" calcext:value-type="float">
            <text:p>11</text:p>
          </table:table-cell>
          <table:table-cell table:style-name="ce9" table:formula="of:=[.M204]*[.O204]" office:value-type="float" office:value="1639" calcext:value-type="float">
            <text:p>1639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83" calcext:value-type="float">
            <text:p>183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formula="of:=[.S204]*[.U204]" office:value-type="float" office:value="1464" calcext:value-type="float">
            <text:p>1464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frequency:</text:p>
          </table:table-cell>
          <table:table-cell office:value-type="float" office:value="4" calcext:value-type="float">
            <text:p>4</text:p>
          </table:table-cell>
          <table:table-cell table:style-name="ce11" table:formula="of:=[.Y204]*[.AA204]" office:value-type="float" office:value="936" calcext:value-type="float">
            <text:p>93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formula="of:=[.AE204]*[.AG204]" office:value-type="float" office:value="696" calcext:value-type="float">
            <text:p>69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frequency:</text:p>
          </table:table-cell>
          <table:table-cell office:value-type="float" office:value="10" calcext:value-type="float">
            <text:p>10</text:p>
          </table:table-cell>
          <table:table-cell table:formula="of:=[.AK204]*[.AM204]" office:value-type="float" office:value="1870" calcext:value-type="float">
            <text:p>187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frequency:</text:p>
          </table:table-cell>
          <table:table-cell office:value-type="float" office:value="17" calcext:value-type="float">
            <text:p>17</text:p>
          </table:table-cell>
          <table:table-cell table:formula="of:=[.AR204]*[.AT204]" office:value-type="float" office:value="2924" calcext:value-type="float">
            <text:p>292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frequency:</text:p>
          </table:table-cell>
          <table:table-cell office:value-type="float" office:value="7" calcext:value-type="float">
            <text:p>7</text:p>
          </table:table-cell>
          <table:table-cell table:formula="of:=[.AY204]*[.BA204]" office:value-type="float" office:value="1540" calcext:value-type="float">
            <text:p>1540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207" calcext:value-type="float">
            <text:p>207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formula="of:=[.G205]*[.I205]" office:value-type="float" office:value="207" calcext:value-type="float">
            <text:p>207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69" calcext:value-type="float">
            <text:p>169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[.M205]*[.O205]" office:value-type="float" office:value="845" calcext:value-type="float">
            <text:p>845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70" calcext:value-type="float">
            <text:p>170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formula="of:=[.S205]*[.U205]" office:value-type="float" office:value="1020" calcext:value-type="float">
            <text:p>102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frequency:</text:p>
          </table:table-cell>
          <table:table-cell office:value-type="float" office:value="28" calcext:value-type="float">
            <text:p>28</text:p>
          </table:table-cell>
          <table:table-cell table:style-name="ce11" table:formula="of:=[.Y205]*[.AA205]" office:value-type="float" office:value="4116" calcext:value-type="float">
            <text:p>411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E205]*[.AG205]" office:value-type="float" office:value="556" calcext:value-type="float">
            <text:p>55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frequency:</text:p>
          </table:table-cell>
          <table:table-cell office:value-type="float" office:value="5" calcext:value-type="float">
            <text:p>5</text:p>
          </table:table-cell>
          <table:table-cell table:formula="of:=[.AK205]*[.AM205]" office:value-type="float" office:value="1090" calcext:value-type="float">
            <text:p>109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formula="of:=[.AR205]*[.AT205]" office:value-type="float" office:value="642" calcext:value-type="float">
            <text:p>642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Y205]*[.BA205]" office:value-type="float" office:value="407" calcext:value-type="float">
            <text:p>407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formula="of:=[.G206]*[.I206]" office:value-type="float" office:value="269" calcext:value-type="float">
            <text:p>269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92" calcext:value-type="float">
            <text:p>192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M206]*[.O206]" office:value-type="float" office:value="384" calcext:value-type="float">
            <text:p>384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242" calcext:value-type="float">
            <text:p>242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formula="of:=[.S206]*[.U206]" office:value-type="float" office:value="726" calcext:value-type="float">
            <text:p>726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style-name="ce11" table:formula="of:=[.Y206]*[.AA206]" office:value-type="float" office:value="283" calcext:value-type="float">
            <text:p>283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frequency:</text:p>
          </table:table-cell>
          <table:table-cell office:value-type="float" office:value="7" calcext:value-type="float">
            <text:p>7</text:p>
          </table:table-cell>
          <table:table-cell table:formula="of:=[.AE206]*[.AG206]" office:value-type="float" office:value="1393" calcext:value-type="float">
            <text:p>1393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K206]*[.AM206]" office:value-type="float" office:value="690" calcext:value-type="float">
            <text:p>69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frequency:</text:p>
          </table:table-cell>
          <table:table-cell office:value-type="float" office:value="8" calcext:value-type="float">
            <text:p>8</text:p>
          </table:table-cell>
          <table:table-cell table:formula="of:=[.AR206]*[.AT206]" office:value-type="float" office:value="1664" calcext:value-type="float">
            <text:p>166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frequency:</text:p>
          </table:table-cell>
          <table:table-cell office:value-type="float" office:value="5" calcext:value-type="float">
            <text:p>5</text:p>
          </table:table-cell>
          <table:table-cell table:formula="of:=[.AY206]*[.BA206]" office:value-type="float" office:value="1090" calcext:value-type="float">
            <text:p>1090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61" calcext:value-type="float">
            <text:p>161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2" calcext:value-type="float">
            <text:p>2</text:p>
          </table:table-cell>
          <table:table-cell table:style-name="ce7" table:formula="of:=[.G207]*[.I207]" office:value-type="float" office:value="322" calcext:value-type="float">
            <text:p>322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210" calcext:value-type="float">
            <text:p>210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M207]*[.O207]" office:value-type="float" office:value="210" calcext:value-type="float">
            <text:p>210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91" calcext:value-type="float">
            <text:p>191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[.S207]*[.U207]" office:value-type="float" office:value="955" calcext:value-type="float">
            <text:p>955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requency:</text:p>
          </table:table-cell>
          <table:table-cell office:value-type="float" office:value="16" calcext:value-type="float">
            <text:p>16</text:p>
          </table:table-cell>
          <table:table-cell table:style-name="ce11" table:formula="of:=[.Y207]*[.AA207]" office:value-type="float" office:value="2784" calcext:value-type="float">
            <text:p>278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requency:</text:p>
          </table:table-cell>
          <table:table-cell office:value-type="float" office:value="12" calcext:value-type="float">
            <text:p>12</text:p>
          </table:table-cell>
          <table:table-cell table:formula="of:=[.AE207]*[.AG207]" office:value-type="float" office:value="2088" calcext:value-type="float">
            <text:p>2088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K207]*[.AM207]" office:value-type="float" office:value="244" calcext:value-type="float">
            <text:p>24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R207]*[.AT207]" office:value-type="float" office:value="526" calcext:value-type="float">
            <text:p>526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frequency:</text:p>
          </table:table-cell>
          <table:table-cell office:value-type="float" office:value="9" calcext:value-type="float">
            <text:p>9</text:p>
          </table:table-cell>
          <table:table-cell table:formula="of:=[.AY207]*[.BA207]" office:value-type="float" office:value="1629" calcext:value-type="float">
            <text:p>1629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193" calcext:value-type="float">
            <text:p>193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formula="of:=[.G208]*[.I208]" office:value-type="float" office:value="193" calcext:value-type="float">
            <text:p>193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379" calcext:value-type="float">
            <text:p>379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M208]*[.O208]" office:value-type="float" office:value="379" calcext:value-type="float">
            <text:p>379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92" calcext:value-type="float">
            <text:p>192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7" calcext:value-type="float">
            <text:p>7</text:p>
          </table:table-cell>
          <table:table-cell table:style-name="ce11" table:formula="of:=[.S208]*[.U208]" office:value-type="float" office:value="1344" calcext:value-type="float">
            <text:p>1344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requency:</text:p>
          </table:table-cell>
          <table:table-cell office:value-type="float" office:value="6" calcext:value-type="float">
            <text:p>6</text:p>
          </table:table-cell>
          <table:table-cell table:style-name="ce11" table:formula="of:=[.Y208]*[.AA208]" office:value-type="float" office:value="1182" calcext:value-type="float">
            <text:p>1182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frequency:</text:p>
          </table:table-cell>
          <table:table-cell office:value-type="float" office:value="5" calcext:value-type="float">
            <text:p>5</text:p>
          </table:table-cell>
          <table:table-cell table:formula="of:=[.AE208]*[.AG208]" office:value-type="float" office:value="1120" calcext:value-type="float">
            <text:p>112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frequency:</text:p>
          </table:table-cell>
          <table:table-cell office:value-type="float" office:value="5" calcext:value-type="float">
            <text:p>5</text:p>
          </table:table-cell>
          <table:table-cell table:formula="of:=[.AK208]*[.AM208]" office:value-type="float" office:value="1075" calcext:value-type="float">
            <text:p>1075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frequency:</text:p>
          </table:table-cell>
          <table:table-cell office:value-type="float" office:value="5" calcext:value-type="float">
            <text:p>5</text:p>
          </table:table-cell>
          <table:table-cell table:formula="of:=[.AR208]*[.AT208]" office:value-type="float" office:value="1080" calcext:value-type="float">
            <text:p>108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Y208]*[.BA208]" office:value-type="float" office:value="486" calcext:value-type="float">
            <text:p>486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FrameslotNumber</text:p>
          </table:table-cell>
          <table:table-cell table:style-name="ce5" office:value-type="float" office:value="201" calcext:value-type="float">
            <text:p>201</text:p>
          </table:table-cell>
          <table:table-cell table:style-name="ce5" office:value-type="string" calcext:value-type="string">
            <text:p>frequency: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formula="of:=[.G209]*[.I209]" office:value-type="float" office:value="201" calcext:value-type="float">
            <text:p>201</text:p>
          </table:table-cell>
          <table:table-cell table:style-name="ce7"/>
          <table:table-cell table:style-name="ce9" office:value-type="string" calcext:value-type="string">
            <text:p>FrameslotNumber</text:p>
          </table:table-cell>
          <table:table-cell table:style-name="ce9" office:value-type="float" office:value="181" calcext:value-type="float">
            <text:p>181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6" calcext:value-type="float">
            <text:p>6</text:p>
          </table:table-cell>
          <table:table-cell table:style-name="ce9" table:formula="of:=[.M209]*[.O209]" office:value-type="float" office:value="1086" calcext:value-type="float">
            <text:p>1086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22" calcext:value-type="float">
            <text:p>22</text:p>
          </table:table-cell>
          <table:table-cell table:style-name="ce11" table:formula="of:=[.S209]*[.U209]" office:value-type="float" office:value="3432" calcext:value-type="float">
            <text:p>3432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style-name="ce11" table:formula="of:=[.Y209]*[.AA209]" office:value-type="float" office:value="258" calcext:value-type="float">
            <text:p>258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requency:</text:p>
          </table:table-cell>
          <table:table-cell office:value-type="float" office:value="6" calcext:value-type="float">
            <text:p>6</text:p>
          </table:table-cell>
          <table:table-cell table:formula="of:=[.AE209]*[.AG209]" office:value-type="float" office:value="1218" calcext:value-type="float">
            <text:p>1218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K209]*[.AM209]" office:value-type="float" office:value="470" calcext:value-type="float">
            <text:p>47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R209]*[.AT209]" office:value-type="float" office:value="285" calcext:value-type="float">
            <text:p>285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frequency:</text:p>
          </table:table-cell>
          <table:table-cell office:value-type="float" office:value="13" calcext:value-type="float">
            <text:p>13</text:p>
          </table:table-cell>
          <table:table-cell table:formula="of:=[.AY209]*[.BA209]" office:value-type="float" office:value="2366" calcext:value-type="float">
            <text:p>2366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style-name="ce5" office:value-type="string" calcext:value-type="string">
            <text:p>Mean</text:p>
          </table:table-cell>
          <table:table-cell table:style-name="ce5" table:number-columns-repeated="3"/>
          <table:table-cell table:style-name="ce7" table:formula="of:=SUM([.J2:.J209])" office:value-type="float" office:value="2451871" calcext:value-type="float">
            <text:p>2451871</text:p>
          </table:table-cell>
          <table:table-cell table:style-name="ce7" table:formula="of:=[.J210]/100000" office:value-type="float" office:value="24.51871" calcext:value-type="float">
            <text:p>24,51871</text:p>
          </table:table-cell>
          <table:table-cell table:style-name="ce9" office:value-type="string" calcext:value-type="string">
            <text:p>FrameslotNumber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M210]*[.O210]" office:value-type="float" office:value="220" calcext:value-type="float">
            <text:p>220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202" calcext:value-type="float">
            <text:p>202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formula="of:=[.S210]*[.U210]" office:value-type="float" office:value="1212" calcext:value-type="float">
            <text:p>1212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style-name="ce11" table:formula="of:=[.Y210]*[.AA210]" office:value-type="float" office:value="582" calcext:value-type="float">
            <text:p>582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frequency:</text:p>
          </table:table-cell>
          <table:table-cell office:value-type="float" office:value="4" calcext:value-type="float">
            <text:p>4</text:p>
          </table:table-cell>
          <table:table-cell table:formula="of:=[.AE210]*[.AG210]" office:value-type="float" office:value="824" calcext:value-type="float">
            <text:p>82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K210]*[.AM210]" office:value-type="float" office:value="540" calcext:value-type="float">
            <text:p>54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frequency:</text:p>
          </table:table-cell>
          <table:table-cell office:value-type="float" office:value="6" calcext:value-type="float">
            <text:p>6</text:p>
          </table:table-cell>
          <table:table-cell table:formula="of:=[.AR210]*[.AT210]" office:value-type="float" office:value="1074" calcext:value-type="float">
            <text:p>107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requency:</text:p>
          </table:table-cell>
          <table:table-cell office:value-type="float" office:value="8" calcext:value-type="float">
            <text:p>8</text:p>
          </table:table-cell>
          <table:table-cell table:formula="of:=[.AY210]*[.BA210]" office:value-type="float" office:value="1440" calcext:value-type="float">
            <text:p>1440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number-columns-repeated="6"/>
          <table:table-cell table:style-name="ce9" office:value-type="string" calcext:value-type="string">
            <text:p>FrameslotNumber</text:p>
          </table:table-cell>
          <table:table-cell table:style-name="ce9" office:value-type="float" office:value="230" calcext:value-type="float">
            <text:p>230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M211]*[.O211]" office:value-type="float" office:value="230" calcext:value-type="float">
            <text:p>230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81" calcext:value-type="float">
            <text:p>181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[.S211]*[.U211]" office:value-type="float" office:value="905" calcext:value-type="float">
            <text:p>905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frequency:</text:p>
          </table:table-cell>
          <table:table-cell office:value-type="float" office:value="8" calcext:value-type="float">
            <text:p>8</text:p>
          </table:table-cell>
          <table:table-cell table:style-name="ce11" table:formula="of:=[.Y211]*[.AA211]" office:value-type="float" office:value="1304" calcext:value-type="float">
            <text:p>130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frequency:</text:p>
          </table:table-cell>
          <table:table-cell office:value-type="float" office:value="9" calcext:value-type="float">
            <text:p>9</text:p>
          </table:table-cell>
          <table:table-cell table:formula="of:=[.AE211]*[.AG211]" office:value-type="float" office:value="1719" calcext:value-type="float">
            <text:p>1719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K211]*[.AM211]" office:value-type="float" office:value="426" calcext:value-type="float">
            <text:p>426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frequency:</text:p>
          </table:table-cell>
          <table:table-cell office:value-type="float" office:value="7" calcext:value-type="float">
            <text:p>7</text:p>
          </table:table-cell>
          <table:table-cell table:formula="of:=[.AR211]*[.AT211]" office:value-type="float" office:value="1358" calcext:value-type="float">
            <text:p>135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frequency:</text:p>
          </table:table-cell>
          <table:table-cell office:value-type="float" office:value="17" calcext:value-type="float">
            <text:p>17</text:p>
          </table:table-cell>
          <table:table-cell table:formula="of:=[.AY211]*[.BA211]" office:value-type="float" office:value="2975" calcext:value-type="float">
            <text:p>2975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number-columns-repeated="6"/>
          <table:table-cell table:style-name="ce9" office:value-type="string" calcext:value-type="string">
            <text:p>FrameslotNumber</text:p>
          </table:table-cell>
          <table:table-cell table:style-name="ce9" office:value-type="float" office:value="198" calcext:value-type="float">
            <text:p>198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[.M212]*[.O212]" office:value-type="float" office:value="990" calcext:value-type="float">
            <text:p>990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59" calcext:value-type="float">
            <text:p>159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7" calcext:value-type="float">
            <text:p>17</text:p>
          </table:table-cell>
          <table:table-cell table:style-name="ce11" table:formula="of:=[.S212]*[.U212]" office:value-type="float" office:value="2703" calcext:value-type="float">
            <text:p>2703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frequency:</text:p>
          </table:table-cell>
          <table:table-cell office:value-type="float" office:value="7" calcext:value-type="float">
            <text:p>7</text:p>
          </table:table-cell>
          <table:table-cell table:style-name="ce11" table:formula="of:=[.Y212]*[.AA212]" office:value-type="float" office:value="1337" calcext:value-type="float">
            <text:p>1337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E212]*[.AG212]" office:value-type="float" office:value="454" calcext:value-type="float">
            <text:p>45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frequency:</text:p>
          </table:table-cell>
          <table:table-cell office:value-type="float" office:value="9" calcext:value-type="float">
            <text:p>9</text:p>
          </table:table-cell>
          <table:table-cell table:formula="of:=[.AK212]*[.AM212]" office:value-type="float" office:value="1485" calcext:value-type="float">
            <text:p>1485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frequency:</text:p>
          </table:table-cell>
          <table:table-cell office:value-type="float" office:value="12" calcext:value-type="float">
            <text:p>12</text:p>
          </table:table-cell>
          <table:table-cell table:formula="of:=[.AR212]*[.AT212]" office:value-type="float" office:value="2292" calcext:value-type="float">
            <text:p>2292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formula="of:=[.AY212]*[.BA212]" office:value-type="float" office:value="630" calcext:value-type="float">
            <text:p>630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number-columns-repeated="6"/>
          <table:table-cell table:style-name="ce9" office:value-type="string" calcext:value-type="string">
            <text:p>FrameslotNumber</text:p>
          </table:table-cell>
          <table:table-cell table:style-name="ce9" office:value-type="float" office:value="194" calcext:value-type="float">
            <text:p>194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M213]*[.O213]" office:value-type="float" office:value="388" calcext:value-type="float">
            <text:p>388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258" calcext:value-type="float">
            <text:p>258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S213]*[.U213]" office:value-type="float" office:value="258" calcext:value-type="float">
            <text:p>258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requency:</text:p>
          </table:table-cell>
          <table:table-cell office:value-type="float" office:value="16" calcext:value-type="float">
            <text:p>16</text:p>
          </table:table-cell>
          <table:table-cell table:style-name="ce11" table:formula="of:=[.Y213]*[.AA213]" office:value-type="float" office:value="2592" calcext:value-type="float">
            <text:p>2592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requency:</text:p>
          </table:table-cell>
          <table:table-cell office:value-type="float" office:value="9" calcext:value-type="float">
            <text:p>9</text:p>
          </table:table-cell>
          <table:table-cell table:formula="of:=[.AE213]*[.AG213]" office:value-type="float" office:value="1647" calcext:value-type="float">
            <text:p>1647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frequency:</text:p>
          </table:table-cell>
          <table:table-cell office:value-type="float" office:value="14" calcext:value-type="float">
            <text:p>14</text:p>
          </table:table-cell>
          <table:table-cell table:formula="of:=[.AK213]*[.AM213]" office:value-type="float" office:value="2422" calcext:value-type="float">
            <text:p>2422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frequency:</text:p>
          </table:table-cell>
          <table:table-cell office:value-type="float" office:value="10" calcext:value-type="float">
            <text:p>10</text:p>
          </table:table-cell>
          <table:table-cell table:formula="of:=[.AR213]*[.AT213]" office:value-type="float" office:value="1650" calcext:value-type="float">
            <text:p>165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frequency:</text:p>
          </table:table-cell>
          <table:table-cell office:value-type="float" office:value="9" calcext:value-type="float">
            <text:p>9</text:p>
          </table:table-cell>
          <table:table-cell table:formula="of:=[.AY213]*[.BA213]" office:value-type="float" office:value="1476" calcext:value-type="float">
            <text:p>1476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number-columns-repeated="6"/>
          <table:table-cell table:style-name="ce9" office:value-type="string" calcext:value-type="string">
            <text:p>FrameslotNumber</text:p>
          </table:table-cell>
          <table:table-cell table:style-name="ce9" office:value-type="float" office:value="221" calcext:value-type="float">
            <text:p>221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M214]*[.O214]" office:value-type="float" office:value="221" calcext:value-type="float">
            <text:p>221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216" calcext:value-type="float">
            <text:p>216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S214]*[.U214]" office:value-type="float" office:value="216" calcext:value-type="float">
            <text:p>216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requency:</text:p>
          </table:table-cell>
          <table:table-cell office:value-type="float" office:value="4" calcext:value-type="float">
            <text:p>4</text:p>
          </table:table-cell>
          <table:table-cell table:style-name="ce11" table:formula="of:=[.Y214]*[.AA214]" office:value-type="float" office:value="812" calcext:value-type="float">
            <text:p>812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quency:</text:p>
          </table:table-cell>
          <table:table-cell office:value-type="float" office:value="4" calcext:value-type="float">
            <text:p>4</text:p>
          </table:table-cell>
          <table:table-cell table:formula="of:=[.AE214]*[.AG214]" office:value-type="float" office:value="800" calcext:value-type="float">
            <text:p>80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frequency:</text:p>
          </table:table-cell>
          <table:table-cell office:value-type="float" office:value="4" calcext:value-type="float">
            <text:p>4</text:p>
          </table:table-cell>
          <table:table-cell table:formula="of:=[.AK214]*[.AM214]" office:value-type="float" office:value="968" calcext:value-type="float">
            <text:p>96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formula="of:=[.AR214]*[.AT214]" office:value-type="float" office:value="687" calcext:value-type="float">
            <text:p>687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frequency:</text:p>
          </table:table-cell>
          <table:table-cell office:value-type="float" office:value="14" calcext:value-type="float">
            <text:p>14</text:p>
          </table:table-cell>
          <table:table-cell table:formula="of:=[.AY214]*[.BA214]" office:value-type="float" office:value="2352" calcext:value-type="float">
            <text:p>2352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number-columns-repeated="6"/>
          <table:table-cell table:style-name="ce9" office:value-type="string" calcext:value-type="string">
            <text:p>FrameslotNumber</text:p>
          </table:table-cell>
          <table:table-cell table:style-name="ce9" office:value-type="float" office:value="170" calcext:value-type="float">
            <text:p>170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[.M215]*[.O215]" office:value-type="float" office:value="680" calcext:value-type="float">
            <text:p>680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[.S215]*[.U215]" office:value-type="float" office:value="406" calcext:value-type="float">
            <text:p>406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style-name="ce11" table:formula="of:=[.Y215]*[.AA215]" office:value-type="float" office:value="235" calcext:value-type="float">
            <text:p>235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E215]*[.AG215]" office:value-type="float" office:value="496" calcext:value-type="float">
            <text:p>49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K215]*[.AM215]" office:value-type="float" office:value="460" calcext:value-type="float">
            <text:p>46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frequency:</text:p>
          </table:table-cell>
          <table:table-cell office:value-type="float" office:value="9" calcext:value-type="float">
            <text:p>9</text:p>
          </table:table-cell>
          <table:table-cell table:formula="of:=[.AR215]*[.AT215]" office:value-type="float" office:value="1710" calcext:value-type="float">
            <text:p>171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frequency:</text:p>
          </table:table-cell>
          <table:table-cell office:value-type="float" office:value="20" calcext:value-type="float">
            <text:p>20</text:p>
          </table:table-cell>
          <table:table-cell table:formula="of:=[.AY215]*[.BA215]" office:value-type="float" office:value="3260" calcext:value-type="float">
            <text:p>3260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number-columns-repeated="6"/>
          <table:table-cell table:style-name="ce9" office:value-type="string" calcext:value-type="string">
            <text:p>FrameslotNumber</text:p>
          </table:table-cell>
          <table:table-cell table:style-name="ce9" office:value-type="float" office:value="188" calcext:value-type="float">
            <text:p>188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[.M216]*[.O216]" office:value-type="float" office:value="752" calcext:value-type="float">
            <text:p>752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S216]*[.U216]" office:value-type="float" office:value="270" calcext:value-type="float">
            <text:p>27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style-name="ce11" table:formula="of:=[.Y216]*[.AA216]" office:value-type="float" office:value="396" calcext:value-type="float">
            <text:p>39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E216]*[.AG216]" office:value-type="float" office:value="420" calcext:value-type="float">
            <text:p>42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frequency:</text:p>
          </table:table-cell>
          <table:table-cell office:value-type="float" office:value="13" calcext:value-type="float">
            <text:p>13</text:p>
          </table:table-cell>
          <table:table-cell table:formula="of:=[.AK216]*[.AM216]" office:value-type="float" office:value="2093" calcext:value-type="float">
            <text:p>2093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requency:</text:p>
          </table:table-cell>
          <table:table-cell office:value-type="float" office:value="6" calcext:value-type="float">
            <text:p>6</text:p>
          </table:table-cell>
          <table:table-cell table:formula="of:=[.AR216]*[.AT216]" office:value-type="float" office:value="1152" calcext:value-type="float">
            <text:p>1152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frequency:</text:p>
          </table:table-cell>
          <table:table-cell office:value-type="float" office:value="7" calcext:value-type="float">
            <text:p>7</text:p>
          </table:table-cell>
          <table:table-cell table:formula="of:=[.AY216]*[.BA216]" office:value-type="float" office:value="1519" calcext:value-type="float">
            <text:p>1519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number-columns-repeated="6"/>
          <table:table-cell table:style-name="ce9" office:value-type="string" calcext:value-type="string">
            <text:p>FrameslotNumber</text:p>
          </table:table-cell>
          <table:table-cell table:style-name="ce9" office:value-type="float" office:value="229" calcext:value-type="float">
            <text:p>229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M217]*[.O217]" office:value-type="float" office:value="229" calcext:value-type="float">
            <text:p>229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88" calcext:value-type="float">
            <text:p>188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[.S217]*[.U217]" office:value-type="float" office:value="376" calcext:value-type="float">
            <text:p>376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frequency:</text:p>
          </table:table-cell>
          <table:table-cell office:value-type="float" office:value="5" calcext:value-type="float">
            <text:p>5</text:p>
          </table:table-cell>
          <table:table-cell table:style-name="ce11" table:formula="of:=[.Y217]*[.AA217]" office:value-type="float" office:value="1050" calcext:value-type="float">
            <text:p>105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E217]*[.AG217]" office:value-type="float" office:value="285" calcext:value-type="float">
            <text:p>285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K217]*[.AM217]" office:value-type="float" office:value="492" calcext:value-type="float">
            <text:p>492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R217]*[.AT217]" office:value-type="float" office:value="257" calcext:value-type="float">
            <text:p>257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:</text:p>
          </table:table-cell>
          <table:table-cell office:value-type="float" office:value="4" calcext:value-type="float">
            <text:p>4</text:p>
          </table:table-cell>
          <table:table-cell table:formula="of:=[.AY217]*[.BA217]" office:value-type="float" office:value="1020" calcext:value-type="float">
            <text:p>1020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number-columns-repeated="6"/>
          <table:table-cell table:style-name="ce9" office:value-type="string" calcext:value-type="string">
            <text:p>FrameslotNumber</text:p>
          </table:table-cell>
          <table:table-cell table:style-name="ce9" office:value-type="float" office:value="219" calcext:value-type="float">
            <text:p>219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M218]*[.O218]" office:value-type="float" office:value="219" calcext:value-type="float">
            <text:p>219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211" calcext:value-type="float">
            <text:p>211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S218]*[.U218]" office:value-type="float" office:value="211" calcext:value-type="float">
            <text:p>211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style-name="ce11" table:formula="of:=[.Y218]*[.AA218]" office:value-type="float" office:value="504" calcext:value-type="float">
            <text:p>50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E218]*[.AG218]" office:value-type="float" office:value="528" calcext:value-type="float">
            <text:p>528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K218]*[.AM218]" office:value-type="float" office:value="253" calcext:value-type="float">
            <text:p>253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R218]*[.AT218]" office:value-type="float" office:value="242" calcext:value-type="float">
            <text:p>242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frequency:</text:p>
          </table:table-cell>
          <table:table-cell office:value-type="float" office:value="6" calcext:value-type="float">
            <text:p>6</text:p>
          </table:table-cell>
          <table:table-cell table:formula="of:=[.AY218]*[.BA218]" office:value-type="float" office:value="1254" calcext:value-type="float">
            <text:p>1254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number-columns-repeated="6"/>
          <table:table-cell table:style-name="ce9" office:value-type="string" calcext:value-type="string">
            <text:p>FrameslotNumber</text:p>
          </table:table-cell>
          <table:table-cell table:style-name="ce9" office:value-type="float" office:value="197" calcext:value-type="float">
            <text:p>197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[.M219]*[.O219]" office:value-type="float" office:value="591" calcext:value-type="float">
            <text:p>591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215" calcext:value-type="float">
            <text:p>215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S219]*[.U219]" office:value-type="float" office:value="215" calcext:value-type="float">
            <text:p>215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style-name="ce11" table:formula="of:=[.Y219]*[.AA219]" office:value-type="float" office:value="219" calcext:value-type="float">
            <text:p>219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requency:</text:p>
          </table:table-cell>
          <table:table-cell office:value-type="float" office:value="14" calcext:value-type="float">
            <text:p>14</text:p>
          </table:table-cell>
          <table:table-cell table:formula="of:=[.AE219]*[.AG219]" office:value-type="float" office:value="2268" calcext:value-type="float">
            <text:p>2268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requency:</text:p>
          </table:table-cell>
          <table:table-cell office:value-type="float" office:value="13" calcext:value-type="float">
            <text:p>13</text:p>
          </table:table-cell>
          <table:table-cell table:formula="of:=[.AK219]*[.AM219]" office:value-type="float" office:value="2496" calcext:value-type="float">
            <text:p>2496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R219]*[.AT219]" office:value-type="float" office:value="338" calcext:value-type="float">
            <text:p>33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formula="of:=[.AY219]*[.BA219]" office:value-type="float" office:value="696" calcext:value-type="float">
            <text:p>696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number-columns-repeated="6"/>
          <table:table-cell table:style-name="ce9" office:value-type="string" calcext:value-type="string">
            <text:p>FrameslotNumber</text:p>
          </table:table-cell>
          <table:table-cell table:style-name="ce9" office:value-type="float" office:value="225" calcext:value-type="float">
            <text:p>225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M220]*[.O220]" office:value-type="float" office:value="450" calcext:value-type="float">
            <text:p>450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230" calcext:value-type="float">
            <text:p>230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formula="of:=[.S220]*[.U220]" office:value-type="float" office:value="690" calcext:value-type="float">
            <text:p>69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style-name="ce11" table:formula="of:=[.Y220]*[.AA220]" office:value-type="float" office:value="510" calcext:value-type="float">
            <text:p>51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formula="of:=[.AE220]*[.AG220]" office:value-type="float" office:value="837" calcext:value-type="float">
            <text:p>837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K220]*[.AM220]" office:value-type="float" office:value="285" calcext:value-type="float">
            <text:p>285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R220]*[.AT220]" office:value-type="float" office:value="504" calcext:value-type="float">
            <text:p>50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Y220]*[.BA220]" office:value-type="float" office:value="325" calcext:value-type="float">
            <text:p>325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number-columns-repeated="6"/>
          <table:table-cell table:style-name="ce9" office:value-type="string" calcext:value-type="string">
            <text:p>FrameslotNumber</text:p>
          </table:table-cell>
          <table:table-cell table:style-name="ce9" office:value-type="float" office:value="212" calcext:value-type="float">
            <text:p>212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M221]*[.O221]" office:value-type="float" office:value="212" calcext:value-type="float">
            <text:p>212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S221]*[.U221]" office:value-type="float" office:value="364" calcext:value-type="float">
            <text:p>364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style-name="ce11" table:formula="of:=[.Y221]*[.AA221]" office:value-type="float" office:value="209" calcext:value-type="float">
            <text:p>209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formula="of:=[.AE221]*[.AG221]" office:value-type="float" office:value="588" calcext:value-type="float">
            <text:p>588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K221]*[.AM221]" office:value-type="float" office:value="262" calcext:value-type="float">
            <text:p>262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formula="of:=[.AR221]*[.AT221]" office:value-type="float" office:value="639" calcext:value-type="float">
            <text:p>639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frequency:</text:p>
          </table:table-cell>
          <table:table-cell office:value-type="float" office:value="13" calcext:value-type="float">
            <text:p>13</text:p>
          </table:table-cell>
          <table:table-cell table:formula="of:=[.AY221]*[.BA221]" office:value-type="float" office:value="2392" calcext:value-type="float">
            <text:p>2392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number-columns-repeated="6"/>
          <table:table-cell table:style-name="ce9" office:value-type="string" calcext:value-type="string">
            <text:p>FrameslotNumber</text:p>
          </table:table-cell>
          <table:table-cell table:style-name="ce9" office:value-type="float" office:value="174" calcext:value-type="float">
            <text:p>174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[.M222]*[.O222]" office:value-type="float" office:value="696" calcext:value-type="float">
            <text:p>696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89" calcext:value-type="float">
            <text:p>189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[.S222]*[.U222]" office:value-type="float" office:value="945" calcext:value-type="float">
            <text:p>945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style-name="ce11" table:formula="of:=[.Y222]*[.AA222]" office:value-type="float" office:value="360" calcext:value-type="float">
            <text:p>36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formula="of:=[.AE222]*[.AG222]" office:value-type="float" office:value="798" calcext:value-type="float">
            <text:p>798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K222]*[.AM222]" office:value-type="float" office:value="297" calcext:value-type="float">
            <text:p>297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frequency:</text:p>
          </table:table-cell>
          <table:table-cell office:value-type="float" office:value="11" calcext:value-type="float">
            <text:p>11</text:p>
          </table:table-cell>
          <table:table-cell table:formula="of:=[.AR222]*[.AT222]" office:value-type="float" office:value="2024" calcext:value-type="float">
            <text:p>202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requency:</text:p>
          </table:table-cell>
          <table:table-cell office:value-type="float" office:value="11" calcext:value-type="float">
            <text:p>11</text:p>
          </table:table-cell>
          <table:table-cell table:formula="of:=[.AY222]*[.BA222]" office:value-type="float" office:value="1782" calcext:value-type="float">
            <text:p>1782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number-columns-repeated="6"/>
          <table:table-cell table:style-name="ce9" office:value-type="string" calcext:value-type="string">
            <text:p>FrameslotNumber</text:p>
          </table:table-cell>
          <table:table-cell table:style-name="ce9" office:value-type="float" office:value="204" calcext:value-type="float">
            <text:p>204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[.M223]*[.O223]" office:value-type="float" office:value="612" calcext:value-type="float">
            <text:p>612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237" calcext:value-type="float">
            <text:p>237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S223]*[.U223]" office:value-type="float" office:value="237" calcext:value-type="float">
            <text:p>237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style-name="ce11" table:formula="of:=[.Y223]*[.AA223]" office:value-type="float" office:value="244" calcext:value-type="float">
            <text:p>24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frequency:</text:p>
          </table:table-cell>
          <table:table-cell office:value-type="float" office:value="5" calcext:value-type="float">
            <text:p>5</text:p>
          </table:table-cell>
          <table:table-cell table:formula="of:=[.AE223]*[.AG223]" office:value-type="float" office:value="1130" calcext:value-type="float">
            <text:p>113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frequency:</text:p>
          </table:table-cell>
          <table:table-cell office:value-type="float" office:value="4" calcext:value-type="float">
            <text:p>4</text:p>
          </table:table-cell>
          <table:table-cell table:formula="of:=[.AK223]*[.AM223]" office:value-type="float" office:value="992" calcext:value-type="float">
            <text:p>992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R223]*[.AT223]"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frequency:</text:p>
          </table:table-cell>
          <table:table-cell office:value-type="float" office:value="5" calcext:value-type="float">
            <text:p>5</text:p>
          </table:table-cell>
          <table:table-cell table:formula="of:=[.AY223]*[.BA223]" office:value-type="float" office:value="955" calcext:value-type="float">
            <text:p>955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number-columns-repeated="6"/>
          <table:table-cell table:style-name="ce9" office:value-type="string" calcext:value-type="string">
            <text:p>FrameslotNumber</text:p>
          </table:table-cell>
          <table:table-cell table:style-name="ce9" office:value-type="float" office:value="223" calcext:value-type="float">
            <text:p>223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M224]*[.O224]" office:value-type="float" office:value="223" calcext:value-type="float">
            <text:p>223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96" calcext:value-type="float">
            <text:p>196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S224]*[.U224]" office:value-type="float" office:value="784" calcext:value-type="float">
            <text:p>784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style-name="ce11" table:formula="of:=[.Y224]*[.AA224]" office:value-type="float" office:value="729" calcext:value-type="float">
            <text:p>729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E224]*[.AG224]" office:value-type="float" office:value="242" calcext:value-type="float">
            <text:p>242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formula="of:=[.AK224]*[.AM224]" office:value-type="float" office:value="687" calcext:value-type="float">
            <text:p>687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frequency:</text:p>
          </table:table-cell>
          <table:table-cell office:value-type="float" office:value="8" calcext:value-type="float">
            <text:p>8</text:p>
          </table:table-cell>
          <table:table-cell table:formula="of:=[.AR224]*[.AT224]" office:value-type="float" office:value="1616" calcext:value-type="float">
            <text:p>1616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frequency:</text:p>
          </table:table-cell>
          <table:table-cell office:value-type="float" office:value="16" calcext:value-type="float">
            <text:p>16</text:p>
          </table:table-cell>
          <table:table-cell table:formula="of:=[.AY224]*[.BA224]" office:value-type="float" office:value="2576" calcext:value-type="float">
            <text:p>2576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number-columns-repeated="6"/>
          <table:table-cell table:style-name="ce9" office:value-type="string" calcext:value-type="string">
            <text:p>FrameslotNumber</text:p>
          </table:table-cell>
          <table:table-cell table:style-name="ce9" office:value-type="float" office:value="199" calcext:value-type="float">
            <text:p>199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M225]*[.O225]" office:value-type="float" office:value="199" calcext:value-type="float">
            <text:p>199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S225]*[.U225]" office:value-type="float" office:value="240" calcext:value-type="float">
            <text:p>24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frequency:</text:p>
          </table:table-cell>
          <table:table-cell office:value-type="float" office:value="4" calcext:value-type="float">
            <text:p>4</text:p>
          </table:table-cell>
          <table:table-cell table:style-name="ce11" table:formula="of:=[.Y225]*[.AA225]" office:value-type="float" office:value="848" calcext:value-type="float">
            <text:p>848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E225]*[.AG225]" office:value-type="float" office:value="351" calcext:value-type="float">
            <text:p>351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formula="of:=[.AK225]*[.AM225]" office:value-type="float" office:value="678" calcext:value-type="float">
            <text:p>67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frequency:</text:p>
          </table:table-cell>
          <table:table-cell office:value-type="float" office:value="8" calcext:value-type="float">
            <text:p>8</text:p>
          </table:table-cell>
          <table:table-cell table:formula="of:=[.AR225]*[.AT225]" office:value-type="float" office:value="1504" calcext:value-type="float">
            <text:p>150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frequency:</text:p>
          </table:table-cell>
          <table:table-cell office:value-type="float" office:value="11" calcext:value-type="float">
            <text:p>11</text:p>
          </table:table-cell>
          <table:table-cell table:formula="of:=[.AY225]*[.BA225]" office:value-type="float" office:value="1947" calcext:value-type="float">
            <text:p>1947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number-columns-repeated="6"/>
          <table:table-cell table:style-name="ce9" office:value-type="string" calcext:value-type="string">
            <text:p>FrameslotNumber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M226]*[.O226]" office:value-type="float" office:value="400" calcext:value-type="float">
            <text:p>400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208" calcext:value-type="float">
            <text:p>208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formula="of:=[.S226]*[.U226]" office:value-type="float" office:value="624" calcext:value-type="float">
            <text:p>624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style-name="ce11" table:formula="of:=[.Y226]*[.AA226]" office:value-type="float" office:value="633" calcext:value-type="float">
            <text:p>633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frequency:</text:p>
          </table:table-cell>
          <table:table-cell office:value-type="float" office:value="8" calcext:value-type="float">
            <text:p>8</text:p>
          </table:table-cell>
          <table:table-cell table:formula="of:=[.AE226]*[.AG226]" office:value-type="float" office:value="1664" calcext:value-type="float">
            <text:p>166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frequency:</text:p>
          </table:table-cell>
          <table:table-cell office:value-type="float" office:value="8" calcext:value-type="float">
            <text:p>8</text:p>
          </table:table-cell>
          <table:table-cell table:formula="of:=[.AK226]*[.AM226]" office:value-type="float" office:value="1472" calcext:value-type="float">
            <text:p>1472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frequency:</text:p>
          </table:table-cell>
          <table:table-cell office:value-type="float" office:value="4" calcext:value-type="float">
            <text:p>4</text:p>
          </table:table-cell>
          <table:table-cell table:formula="of:=[.AR226]*[.AT226]" office:value-type="float" office:value="796" calcext:value-type="float">
            <text:p>796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Y226]*[.BA226]" office:value-type="float" office:value="245" calcext:value-type="float">
            <text:p>245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number-columns-repeated="6"/>
          <table:table-cell table:style-name="ce9" office:value-type="string" calcext:value-type="string">
            <text:p>FrameslotNumber</text:p>
          </table:table-cell>
          <table:table-cell table:style-name="ce9" office:value-type="float" office:value="260" calcext:value-type="float">
            <text:p>260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M227]*[.O227]" office:value-type="float" office:value="260" calcext:value-type="float">
            <text:p>260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256" calcext:value-type="float">
            <text:p>256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S227]*[.U227]" office:value-type="float" office:value="256" calcext:value-type="float">
            <text:p>256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style-name="ce11" table:formula="of:=[.Y227]*[.AA227]" office:value-type="float" office:value="288" calcext:value-type="float">
            <text:p>288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E227]*[.AG227]" office:value-type="float" office:value="274" calcext:value-type="float">
            <text:p>27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K227]*[.AM227]" office:value-type="float" office:value="238" calcext:value-type="float">
            <text:p>23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R227]*[.AT227]" office:value-type="float" office:value="448" calcext:value-type="float">
            <text:p>44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formula="of:=[.AY227]*[.BA227]" office:value-type="float" office:value="705" calcext:value-type="float">
            <text:p>705</text:p>
          </table:table-cell>
          <table:table-cell table:number-columns-repeated="970"/>
        </table:table-row>
        <table:table-row table:style-name="ro1">
          <table:table-cell table:style-name="Default" table:number-columns-repeated="5"/>
          <table:table-cell table:number-columns-repeated="6"/>
          <table:table-cell table:style-name="ce9" office:value-type="string" calcext:value-type="string">
            <text:p>FrameslotNumber</text:p>
          </table:table-cell>
          <table:table-cell table:style-name="ce9" office:value-type="float" office:value="239" calcext:value-type="float">
            <text:p>239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M228]*[.O228]" office:value-type="float" office:value="478" calcext:value-type="float">
            <text:p>478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285" calcext:value-type="float">
            <text:p>285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S228]*[.U228]" office:value-type="float" office:value="285" calcext:value-type="float">
            <text:p>285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style-name="ce11" table:formula="of:=[.Y228]*[.AA228]" office:value-type="float" office:value="324" calcext:value-type="float">
            <text:p>32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frequency:</text:p>
          </table:table-cell>
          <table:table-cell office:value-type="float" office:value="4" calcext:value-type="float">
            <text:p>4</text:p>
          </table:table-cell>
          <table:table-cell table:formula="of:=[.AE228]*[.AG228]" office:value-type="float" office:value="776" calcext:value-type="float">
            <text:p>77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formula="of:=[.AK228]*[.AM228]" office:value-type="float" office:value="708" calcext:value-type="float">
            <text:p>70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R228]*[.AT228]" office:value-type="float" office:value="598" calcext:value-type="float">
            <text:p>59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formula="of:=[.AY228]*[.BA228]" office:value-type="float" office:value="684" calcext:value-type="float">
            <text:p>684</text:p>
          </table:table-cell>
          <table:table-cell table:number-columns-repeated="970"/>
        </table:table-row>
        <table:table-row table:style-name="ro1">
          <table:table-cell table:number-columns-repeated="11"/>
          <table:table-cell table:style-name="ce9" office:value-type="string" calcext:value-type="string">
            <text:p>FrameslotNumber</text:p>
          </table:table-cell>
          <table:table-cell table:style-name="ce9" office:value-type="float" office:value="264" calcext:value-type="float">
            <text:p>264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M229]*[.O229]" office:value-type="float" office:value="264" calcext:value-type="float">
            <text:p>264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205" calcext:value-type="float">
            <text:p>205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formula="of:=[.S229]*[.U229]" office:value-type="float" office:value="615" calcext:value-type="float">
            <text:p>615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frequency:</text:p>
          </table:table-cell>
          <table:table-cell office:value-type="float" office:value="5" calcext:value-type="float">
            <text:p>5</text:p>
          </table:table-cell>
          <table:table-cell table:style-name="ce11" table:formula="of:=[.Y229]*[.AA229]" office:value-type="float" office:value="1040" calcext:value-type="float">
            <text:p>104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formula="of:=[.AE229]*[.AG229]" office:value-type="float" office:value="669" calcext:value-type="float">
            <text:p>669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formula="of:=[.AK229]*[.AM229]" office:value-type="float" office:value="636" calcext:value-type="float">
            <text:p>636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formula="of:=[.AR229]*[.AT229]" office:value-type="float" office:value="675" calcext:value-type="float">
            <text:p>675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Y229]*[.BA229]" office:value-type="float" office:value="422" calcext:value-type="float">
            <text:p>422</text:p>
          </table:table-cell>
          <table:table-cell table:number-columns-repeated="970"/>
        </table:table-row>
        <table:table-row table:style-name="ro1">
          <table:table-cell table:number-columns-repeated="11"/>
          <table:table-cell table:style-name="ce9" office:value-type="string" calcext:value-type="string">
            <text:p>FrameslotNumber</text:p>
          </table:table-cell>
          <table:table-cell table:style-name="ce9" office:value-type="float" office:value="247" calcext:value-type="float">
            <text:p>247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M230]*[.O230]" office:value-type="float" office:value="494" calcext:value-type="float">
            <text:p>494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279" calcext:value-type="float">
            <text:p>279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S230]*[.U230]" office:value-type="float" office:value="279" calcext:value-type="float">
            <text:p>279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style-name="ce11" table:formula="of:=[.Y230]*[.AA230]" office:value-type="float" office:value="251" calcext:value-type="float">
            <text:p>251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E230]*[.AG230]" office:value-type="float" office:value="222" calcext:value-type="float">
            <text:p>222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K230]*[.AM230]" office:value-type="float" office:value="442" calcext:value-type="float">
            <text:p>442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formula="of:=[.AR230]*[.AT230]" office:value-type="float" office:value="690" calcext:value-type="float">
            <text:p>69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frequency:</text:p>
          </table:table-cell>
          <table:table-cell office:value-type="float" office:value="8" calcext:value-type="float">
            <text:p>8</text:p>
          </table:table-cell>
          <table:table-cell table:formula="of:=[.AY230]*[.BA230]" office:value-type="float" office:value="1752" calcext:value-type="float">
            <text:p>1752</text:p>
          </table:table-cell>
          <table:table-cell table:number-columns-repeated="970"/>
        </table:table-row>
        <table:table-row table:style-name="ro1">
          <table:table-cell table:number-columns-repeated="11"/>
          <table:table-cell table:style-name="ce9" office:value-type="string" calcext:value-type="string">
            <text:p>FrameslotNumber</text:p>
          </table:table-cell>
          <table:table-cell table:style-name="ce9" office:value-type="float" office:value="270" calcext:value-type="float">
            <text:p>270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M231]*[.O231]" office:value-type="float" office:value="270" calcext:value-type="float">
            <text:p>270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S231]*[.U231]" office:value-type="float" office:value="200" calcext:value-type="float">
            <text:p>20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style-name="ce11" table:formula="of:=[.Y231]*[.AA231]" office:value-type="float" office:value="207" calcext:value-type="float">
            <text:p>207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E231]*[.AG231]" office:value-type="float" office:value="244" calcext:value-type="float">
            <text:p>24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K231]*[.AM231]" office:value-type="float" office:value="313" calcext:value-type="float">
            <text:p>313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R231]*[.AT231]" office:value-type="float" office:value="542" calcext:value-type="float">
            <text:p>542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requency:</text:p>
          </table:table-cell>
          <table:table-cell office:value-type="float" office:value="13" calcext:value-type="float">
            <text:p>13</text:p>
          </table:table-cell>
          <table:table-cell table:formula="of:=[.AY231]*[.BA231]" office:value-type="float" office:value="2496" calcext:value-type="float">
            <text:p>2496</text:p>
          </table:table-cell>
          <table:table-cell table:number-columns-repeated="970"/>
        </table:table-row>
        <table:table-row table:style-name="ro1">
          <table:table-cell table:number-columns-repeated="11"/>
          <table:table-cell table:style-name="ce9" office:value-type="string" calcext:value-type="string">
            <text:p>FrameslotNumber</text:p>
          </table:table-cell>
          <table:table-cell table:style-name="ce9" office:value-type="float" office:value="207" calcext:value-type="float">
            <text:p>207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[.M232]*[.O232]" office:value-type="float" office:value="621" calcext:value-type="float">
            <text:p>621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78" calcext:value-type="float">
            <text:p>178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formula="of:=[.S232]*[.U232]" office:value-type="float" office:value="1068" calcext:value-type="float">
            <text:p>1068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style-name="ce11" table:formula="of:=[.Y232]*[.AA232]" office:value-type="float" office:value="220" calcext:value-type="float">
            <text:p>22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frequency:</text:p>
          </table:table-cell>
          <table:table-cell office:value-type="float" office:value="4" calcext:value-type="float">
            <text:p>4</text:p>
          </table:table-cell>
          <table:table-cell table:formula="of:=[.AE232]*[.AG232]" office:value-type="float" office:value="820" calcext:value-type="float">
            <text:p>82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frequency:</text:p>
          </table:table-cell>
          <table:table-cell office:value-type="float" office:value="5" calcext:value-type="float">
            <text:p>5</text:p>
          </table:table-cell>
          <table:table-cell table:formula="of:=[.AK232]*[.AM232]" office:value-type="float" office:value="1080" calcext:value-type="float">
            <text:p>108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R232]*[.AT232]" office:value-type="float" office:value="308" calcext:value-type="float">
            <text:p>30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frequency:</text:p>
          </table:table-cell>
          <table:table-cell office:value-type="float" office:value="8" calcext:value-type="float">
            <text:p>8</text:p>
          </table:table-cell>
          <table:table-cell table:formula="of:=[.AY232]*[.BA232]" office:value-type="float" office:value="1552" calcext:value-type="float">
            <text:p>1552</text:p>
          </table:table-cell>
          <table:table-cell table:number-columns-repeated="970"/>
        </table:table-row>
        <table:table-row table:style-name="ro1">
          <table:table-cell table:number-columns-repeated="11"/>
          <table:table-cell table:style-name="ce9" office:value-type="string" calcext:value-type="string">
            <text:p>FrameslotNumber</text:p>
          </table:table-cell>
          <table:table-cell table:style-name="ce9" office:value-type="float" office:value="279" calcext:value-type="float">
            <text:p>279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M233]*[.O233]" office:value-type="float" office:value="279" calcext:value-type="float">
            <text:p>279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228" calcext:value-type="float">
            <text:p>228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[.S233]*[.U233]" office:value-type="float" office:value="456" calcext:value-type="float">
            <text:p>456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style-name="ce11" table:formula="of:=[.Y233]*[.AA233]" office:value-type="float" office:value="257" calcext:value-type="float">
            <text:p>257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formula="of:=[.AE233]*[.AG233]" office:value-type="float" office:value="720" calcext:value-type="float">
            <text:p>72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K233]*[.AM233]"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frequency:</text:p>
          </table:table-cell>
          <table:table-cell office:value-type="float" office:value="6" calcext:value-type="float">
            <text:p>6</text:p>
          </table:table-cell>
          <table:table-cell table:formula="of:=[.AR233]*[.AT233]" office:value-type="float" office:value="1068" calcext:value-type="float">
            <text:p>106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Y233]*[.BA233]" office:value-type="float" office:value="466" calcext:value-type="float">
            <text:p>466</text:p>
          </table:table-cell>
          <table:table-cell table:number-columns-repeated="970"/>
        </table:table-row>
        <table:table-row table:style-name="ro1">
          <table:table-cell table:number-columns-repeated="11"/>
          <table:table-cell table:style-name="ce9" office:value-type="string" calcext:value-type="string">
            <text:p>FrameslotNumber</text:p>
          </table:table-cell>
          <table:table-cell table:style-name="ce9" office:value-type="float" office:value="222" calcext:value-type="float">
            <text:p>222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[.M234]*[.O234]" office:value-type="float" office:value="666" calcext:value-type="float">
            <text:p>666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209" calcext:value-type="float">
            <text:p>209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S234]*[.U234]" office:value-type="float" office:value="209" calcext:value-type="float">
            <text:p>209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style-name="ce11" table:formula="of:=[.Y234]*[.AA234]" office:value-type="float" office:value="223" calcext:value-type="float">
            <text:p>223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E234]*[.AG234]" office:value-type="float" office:value="291" calcext:value-type="float">
            <text:p>291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formula="of:=[.AK234]*[.AM234]" office:value-type="float" office:value="585" calcext:value-type="float">
            <text:p>585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R234]*[.AT234]" office:value-type="float" office:value="264" calcext:value-type="float">
            <text:p>26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frequency:</text:p>
          </table:table-cell>
          <table:table-cell office:value-type="float" office:value="8" calcext:value-type="float">
            <text:p>8</text:p>
          </table:table-cell>
          <table:table-cell table:formula="of:=[.AY234]*[.BA234]" office:value-type="float" office:value="1512" calcext:value-type="float">
            <text:p>1512</text:p>
          </table:table-cell>
          <table:table-cell table:number-columns-repeated="970"/>
        </table:table-row>
        <table:table-row table:style-name="ro1">
          <table:table-cell table:number-columns-repeated="11"/>
          <table:table-cell table:style-name="ce9" office:value-type="string" calcext:value-type="string">
            <text:p>FrameslotNumber</text:p>
          </table:table-cell>
          <table:table-cell table:style-name="ce9" office:value-type="float" office:value="195" calcext:value-type="float">
            <text:p>195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M235]*[.O235]" office:value-type="float" office:value="195" calcext:value-type="float">
            <text:p>195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257" calcext:value-type="float">
            <text:p>257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S235]*[.U235]" office:value-type="float" office:value="257" calcext:value-type="float">
            <text:p>257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style-name="ce11" table:formula="of:=[.Y235]*[.AA235]" office:value-type="float" office:value="454" calcext:value-type="float">
            <text:p>45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requency:</text:p>
          </table:table-cell>
          <table:table-cell office:value-type="float" office:value="4" calcext:value-type="float">
            <text:p>4</text:p>
          </table:table-cell>
          <table:table-cell table:formula="of:=[.AE235]*[.AG235]" office:value-type="float" office:value="788" calcext:value-type="float">
            <text:p>788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K235]*[.AM235]" office:value-type="float" office:value="228" calcext:value-type="float">
            <text:p>22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requency:</text:p>
          </table:table-cell>
          <table:table-cell office:value-type="float" office:value="7" calcext:value-type="float">
            <text:p>7</text:p>
          </table:table-cell>
          <table:table-cell table:formula="of:=[.AR235]*[.AT235]" office:value-type="float" office:value="1260" calcext:value-type="float">
            <text:p>126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Y235]*[.BA235]" office:value-type="float" office:value="294" calcext:value-type="float">
            <text:p>294</text:p>
          </table:table-cell>
          <table:table-cell table:number-columns-repeated="970"/>
        </table:table-row>
        <table:table-row table:style-name="ro1">
          <table:table-cell table:number-columns-repeated="11"/>
          <table:table-cell table:style-name="ce9" office:value-type="string" calcext:value-type="string">
            <text:p>FrameslotNumber</text:p>
          </table:table-cell>
          <table:table-cell table:style-name="ce9" office:value-type="float" office:value="224" calcext:value-type="float">
            <text:p>224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M236]*[.O236]" office:value-type="float" office:value="224" calcext:value-type="float">
            <text:p>224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330" calcext:value-type="float">
            <text:p>330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S236]*[.U236]" office:value-type="float" office:value="330" calcext:value-type="float">
            <text:p>33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frequency:</text:p>
          </table:table-cell>
          <table:table-cell office:value-type="float" office:value="4" calcext:value-type="float">
            <text:p>4</text:p>
          </table:table-cell>
          <table:table-cell table:style-name="ce11" table:formula="of:=[.Y236]*[.AA236]" office:value-type="float" office:value="740" calcext:value-type="float">
            <text:p>74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frequency:</text:p>
          </table:table-cell>
          <table:table-cell office:value-type="float" office:value="4" calcext:value-type="float">
            <text:p>4</text:p>
          </table:table-cell>
          <table:table-cell table:formula="of:=[.AE236]*[.AG236]" office:value-type="float" office:value="844" calcext:value-type="float">
            <text:p>84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K236]*[.AM236]" office:value-type="float" office:value="225" calcext:value-type="float">
            <text:p>225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formula="of:=[.AR236]*[.AT236]" office:value-type="float" office:value="669" calcext:value-type="float">
            <text:p>669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frequency:</text:p>
          </table:table-cell>
          <table:table-cell office:value-type="float" office:value="9" calcext:value-type="float">
            <text:p>9</text:p>
          </table:table-cell>
          <table:table-cell table:formula="of:=[.AY236]*[.BA236]" office:value-type="float" office:value="1845" calcext:value-type="float">
            <text:p>1845</text:p>
          </table:table-cell>
          <table:table-cell table:number-columns-repeated="970"/>
        </table:table-row>
        <table:table-row table:style-name="ro1">
          <table:table-cell table:number-columns-repeated="11"/>
          <table:table-cell table:style-name="ce9" office:value-type="string" calcext:value-type="string">
            <text:p>FrameslotNumber</text:p>
          </table:table-cell>
          <table:table-cell table:style-name="ce9" office:value-type="float" office:value="231" calcext:value-type="float">
            <text:p>231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M237]*[.O237]" office:value-type="float" office:value="231" calcext:value-type="float">
            <text:p>231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238" calcext:value-type="float">
            <text:p>238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S237]*[.U237]" office:value-type="float" office:value="238" calcext:value-type="float">
            <text:p>238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style-name="ce11" table:formula="of:=[.Y237]*[.AA237]" office:value-type="float" office:value="556" calcext:value-type="float">
            <text:p>55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requency:</text:p>
          </table:table-cell>
          <table:table-cell office:value-type="float" office:value="8" calcext:value-type="float">
            <text:p>8</text:p>
          </table:table-cell>
          <table:table-cell table:formula="of:=[.AE237]*[.AG237]" office:value-type="float" office:value="1536" calcext:value-type="float">
            <text:p>153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formula="of:=[.AK237]*[.AM237]" office:value-type="float" office:value="669" calcext:value-type="float">
            <text:p>669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R237]*[.AT237]" office:value-type="float" office:value="474" calcext:value-type="float">
            <text:p>47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Y237]*[.BA237]" office:value-type="float" office:value="244" calcext:value-type="float">
            <text:p>244</text:p>
          </table:table-cell>
          <table:table-cell table:number-columns-repeated="970"/>
        </table:table-row>
        <table:table-row table:style-name="ro1">
          <table:table-cell table:number-columns-repeated="11"/>
          <table:table-cell table:style-name="ce9" office:value-type="string" calcext:value-type="string">
            <text:p>FrameslotNumber</text:p>
          </table:table-cell>
          <table:table-cell table:style-name="ce9" office:value-type="float" office:value="206" calcext:value-type="float">
            <text:p>206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M238]*[.O238]" office:value-type="float" office:value="206" calcext:value-type="float">
            <text:p>206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247" calcext:value-type="float">
            <text:p>247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S238]*[.U238]" office:value-type="float" office:value="247" calcext:value-type="float">
            <text:p>247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style-name="ce11" table:formula="of:=[.Y238]*[.AA238]" office:value-type="float" office:value="273" calcext:value-type="float">
            <text:p>273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E238]*[.AG238]" office:value-type="float" office:value="472" calcext:value-type="float">
            <text:p>472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frequency:</text:p>
          </table:table-cell>
          <table:table-cell office:value-type="float" office:value="4" calcext:value-type="float">
            <text:p>4</text:p>
          </table:table-cell>
          <table:table-cell table:formula="of:=[.AK238]*[.AM238]" office:value-type="float" office:value="856" calcext:value-type="float">
            <text:p>856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formula="of:=[.AR238]*[.AT238]" office:value-type="float" office:value="645" calcext:value-type="float">
            <text:p>645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Y238]*[.BA238]" office:value-type="float" office:value="344" calcext:value-type="float">
            <text:p>344</text:p>
          </table:table-cell>
          <table:table-cell table:number-columns-repeated="970"/>
        </table:table-row>
        <table:table-row table:style-name="ro1">
          <table:table-cell table:number-columns-repeated="11"/>
          <table:table-cell table:style-name="ce9" office:value-type="string" calcext:value-type="string">
            <text:p>FrameslotNumber</text:p>
          </table:table-cell>
          <table:table-cell table:style-name="ce9" office:value-type="float" office:value="243" calcext:value-type="float">
            <text:p>243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M239]*[.O239]" office:value-type="float" office:value="243" calcext:value-type="float">
            <text:p>243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232" calcext:value-type="float">
            <text:p>232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S239]*[.U239]" office:value-type="float" office:value="232" calcext:value-type="float">
            <text:p>232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style-name="ce11" table:formula="of:=[.Y239]*[.AA239]" office:value-type="float" office:value="215" calcext:value-type="float">
            <text:p>215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frequency:</text:p>
          </table:table-cell>
          <table:table-cell office:value-type="float" office:value="4" calcext:value-type="float">
            <text:p>4</text:p>
          </table:table-cell>
          <table:table-cell table:formula="of:=[.AE239]*[.AG239]" office:value-type="float" office:value="920" calcext:value-type="float">
            <text:p>92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frequency:</text:p>
          </table:table-cell>
          <table:table-cell office:value-type="float" office:value="6" calcext:value-type="float">
            <text:p>6</text:p>
          </table:table-cell>
          <table:table-cell table:formula="of:=[.AK239]*[.AM239]" office:value-type="float" office:value="1248" calcext:value-type="float">
            <text:p>124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R239]*[.AT239]" office:value-type="float" office:value="452" calcext:value-type="float">
            <text:p>452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frequency:</text:p>
          </table:table-cell>
          <table:table-cell office:value-type="float" office:value="4" calcext:value-type="float">
            <text:p>4</text:p>
          </table:table-cell>
          <table:table-cell table:formula="of:=[.AY239]*[.BA239]" office:value-type="float" office:value="908" calcext:value-type="float">
            <text:p>908</text:p>
          </table:table-cell>
          <table:table-cell table:number-columns-repeated="970"/>
        </table:table-row>
        <table:table-row table:style-name="ro1">
          <table:table-cell table:number-columns-repeated="11"/>
          <table:table-cell table:style-name="ce9" office:value-type="string" calcext:value-type="string">
            <text:p>FrameslotNumber</text:p>
          </table:table-cell>
          <table:table-cell table:style-name="ce9" office:value-type="float" office:value="189" calcext:value-type="float">
            <text:p>189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M240]*[.O240]" office:value-type="float" office:value="189" calcext:value-type="float">
            <text:p>189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253" calcext:value-type="float">
            <text:p>253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S240]*[.U240]" office:value-type="float" office:value="253" calcext:value-type="float">
            <text:p>253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requency:</text:p>
          </table:table-cell>
          <table:table-cell office:value-type="float" office:value="5" calcext:value-type="float">
            <text:p>5</text:p>
          </table:table-cell>
          <table:table-cell table:style-name="ce11" table:formula="of:=[.Y240]*[.AA240]" office:value-type="float" office:value="965" calcext:value-type="float">
            <text:p>965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E240]*[.AG240]" office:value-type="float" office:value="253" calcext:value-type="float">
            <text:p>253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K240]*[.AM240]" office:value-type="float" office:value="431" calcext:value-type="float">
            <text:p>431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requency:</text:p>
          </table:table-cell>
          <table:table-cell office:value-type="float" office:value="6" calcext:value-type="float">
            <text:p>6</text:p>
          </table:table-cell>
          <table:table-cell table:formula="of:=[.AR240]*[.AT240]" office:value-type="float" office:value="1218" calcext:value-type="float">
            <text:p>121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Y240]*[.BA240]" office:value-type="float" office:value="283" calcext:value-type="float">
            <text:p>283</text:p>
          </table:table-cell>
          <table:table-cell table:number-columns-repeated="970"/>
        </table:table-row>
        <table:table-row table:style-name="ro1">
          <table:table-cell table:number-columns-repeated="11"/>
          <table:table-cell table:style-name="ce9" office:value-type="string" calcext:value-type="string">
            <text:p>FrameslotNumber</text:p>
          </table:table-cell>
          <table:table-cell table:style-name="ce9" office:value-type="float" office:value="252" calcext:value-type="float">
            <text:p>252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M241]*[.O241]" office:value-type="float" office:value="252" calcext:value-type="float">
            <text:p>252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207" calcext:value-type="float">
            <text:p>207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S241]*[.U241]" office:value-type="float" office:value="207" calcext:value-type="float">
            <text:p>207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style-name="ce11" table:formula="of:=[.Y241]*[.AA241]" office:value-type="float" office:value="392" calcext:value-type="float">
            <text:p>392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formula="of:=[.AE241]*[.AG241]" office:value-type="float" office:value="687" calcext:value-type="float">
            <text:p>687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K241]*[.AM241]" office:value-type="float" office:value="323" calcext:value-type="float">
            <text:p>323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R241]*[.AT241]" office:value-type="float" office:value="321" calcext:value-type="float">
            <text:p>321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Y241]*[.BA241]" office:value-type="float" office:value="452" calcext:value-type="float">
            <text:p>452</text:p>
          </table:table-cell>
          <table:table-cell table:number-columns-repeated="970"/>
        </table:table-row>
        <table:table-row table:style-name="ro1">
          <table:table-cell table:number-columns-repeated="11"/>
          <table:table-cell table:style-name="ce9" office:value-type="string" calcext:value-type="string">
            <text:p>FrameslotNumber</text:p>
          </table:table-cell>
          <table:table-cell table:style-name="ce9" office:value-type="float" office:value="238" calcext:value-type="float">
            <text:p>238</text:p>
          </table:table-cell>
          <table:table-cell table:style-name="ce9" office:value-type="string" calcext:value-type="string">
            <text:p>frequency: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M242]*[.O242]" office:value-type="float" office:value="238" calcext:value-type="float">
            <text:p>238</text:p>
          </table:table-cell>
          <table:table-cell table:style-name="ce9"/>
          <table:table-cell table:style-name="ce11" office:value-type="string" calcext:value-type="string">
            <text:p>FrameslotNumber</text:p>
          </table:table-cell>
          <table:table-cell table:style-name="ce11" office:value-type="float" office:value="195" calcext:value-type="float">
            <text:p>195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S242]*[.U242]" office:value-type="float" office:value="195" calcext:value-type="float">
            <text:p>195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style-name="ce11" table:formula="of:=[.Y242]*[.AA242]" office:value-type="float" office:value="456" calcext:value-type="float">
            <text:p>45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E242]*[.AG242]" office:value-type="float" office:value="237" calcext:value-type="float">
            <text:p>237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K242]*[.AM242]"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R242]*[.AT242]" office:value-type="float" office:value="434" calcext:value-type="float">
            <text:p>43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Y242]*[.BA242]" office:value-type="float" office:value="496" calcext:value-type="float">
            <text:p>496</text:p>
          </table:table-cell>
          <table:table-cell table:number-columns-repeated="970"/>
        </table:table-row>
        <table:table-row table:style-name="ro1">
          <table:table-cell table:number-columns-repeated="11"/>
          <table:table-cell table:style-name="ce9" table:number-columns-repeated="4"/>
          <table:table-cell table:style-name="ce9" table:formula="of:=SUM([.P2:.P242])" office:value-type="float" office:value="2846144" calcext:value-type="float">
            <text:p>2846144</text:p>
          </table:table-cell>
          <table:table-cell table:style-name="ce9" table:formula="of:=[.P243]/100000" office:value-type="float" office:value="28.46144" calcext:value-type="float">
            <text:p>28,46144</text:p>
          </table:table-cell>
          <table:table-cell table:style-name="ce11" office:value-type="string" calcext:value-type="string">
            <text:p>FrameslotNumber</text:p>
          </table:table-cell>
          <table:table-cell table:style-name="ce11" office:value-type="float" office:value="201" calcext:value-type="float">
            <text:p>201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[.S243]*[.U243]" office:value-type="float" office:value="402" calcext:value-type="float">
            <text:p>402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style-name="ce11" table:formula="of:=[.Y243]*[.AA243]" office:value-type="float" office:value="442" calcext:value-type="float">
            <text:p>442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frequency:</text:p>
          </table:table-cell>
          <table:table-cell office:value-type="float" office:value="4" calcext:value-type="float">
            <text:p>4</text:p>
          </table:table-cell>
          <table:table-cell table:formula="of:=[.AE243]*[.AG243]" office:value-type="float" office:value="780" calcext:value-type="float">
            <text:p>78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frequency:</text:p>
          </table:table-cell>
          <table:table-cell office:value-type="float" office:value="8" calcext:value-type="float">
            <text:p>8</text:p>
          </table:table-cell>
          <table:table-cell table:formula="of:=[.AK243]*[.AM243]" office:value-type="float" office:value="1456" calcext:value-type="float">
            <text:p>1456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R243]*[.AT243]" office:value-type="float" office:value="239" calcext:value-type="float">
            <text:p>239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Y243]*[.BA243]" office:value-type="float" office:value="542" calcext:value-type="float">
            <text:p>542</text:p>
          </table:table-cell>
          <table:table-cell table:number-columns-repeated="970"/>
        </table:table-row>
        <table:table-row table:style-name="ro1">
          <table:table-cell table:number-columns-repeated="17"/>
          <table:table-cell table:style-name="ce11" office:value-type="string" calcext:value-type="string">
            <text:p>FrameslotNumber</text:p>
          </table:table-cell>
          <table:table-cell table:style-name="ce11" office:value-type="float" office:value="250" calcext:value-type="float">
            <text:p>250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S244]*[.U244]" office:value-type="float" office:value="250" calcext:value-type="float">
            <text:p>250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style-name="ce11" table:formula="of:=[.Y244]*[.AA244]" office:value-type="float" office:value="195" calcext:value-type="float">
            <text:p>195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formula="of:=[.AE244]*[.AG244]" office:value-type="float" office:value="753" calcext:value-type="float">
            <text:p>753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K244]*[.AM244]" office:value-type="float" office:value="322" calcext:value-type="float">
            <text:p>322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R244]*[.AT244]"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requency:</text:p>
          </table:table-cell>
          <table:table-cell office:value-type="float" office:value="8" calcext:value-type="float">
            <text:p>8</text:p>
          </table:table-cell>
          <table:table-cell table:formula="of:=[.AY244]*[.BA244]" office:value-type="float" office:value="1920" calcext:value-type="float">
            <text:p>1920</text:p>
          </table:table-cell>
          <table:table-cell table:number-columns-repeated="970"/>
        </table:table-row>
        <table:table-row table:style-name="ro1">
          <table:table-cell table:number-columns-repeated="17"/>
          <table:table-cell table:style-name="ce11" office:value-type="string" calcext:value-type="string">
            <text:p>FrameslotNumber</text:p>
          </table:table-cell>
          <table:table-cell table:style-name="ce11" office:value-type="float" office:value="244" calcext:value-type="float">
            <text:p>244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S245]*[.U245]" office:value-type="float" office:value="244" calcext:value-type="float">
            <text:p>244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style-name="ce11" table:formula="of:=[.Y245]*[.AA245]" office:value-type="float" office:value="248" calcext:value-type="float">
            <text:p>248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E245]*[.AG245]" office:value-type="float" office:value="494" calcext:value-type="float">
            <text:p>49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K245]*[.AM245]" office:value-type="float" office:value="284" calcext:value-type="float">
            <text:p>28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R245]*[.AT245]" office:value-type="float" office:value="317" calcext:value-type="float">
            <text:p>317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Y245]*[.BA245]" office:value-type="float" office:value="460" calcext:value-type="float">
            <text:p>460</text:p>
          </table:table-cell>
          <table:table-cell table:number-columns-repeated="970"/>
        </table:table-row>
        <table:table-row table:style-name="ro1">
          <table:table-cell table:number-columns-repeated="17"/>
          <table:table-cell table:style-name="ce11" office:value-type="string" calcext:value-type="string">
            <text:p>FrameslotNumber</text:p>
          </table:table-cell>
          <table:table-cell table:style-name="ce11" office:value-type="float" office:value="234" calcext:value-type="float">
            <text:p>234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S246]*[.U246]" office:value-type="float" office:value="234" calcext:value-type="float">
            <text:p>234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style-name="ce11" table:formula="of:=[.Y246]*[.AA246]" office:value-type="float" office:value="291" calcext:value-type="float">
            <text:p>291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E246]*[.AG246]" office:value-type="float" office:value="408" calcext:value-type="float">
            <text:p>408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K246]*[.AM246]" office:value-type="float" office:value="474" calcext:value-type="float">
            <text:p>47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R246]*[.AT246]" office:value-type="float" office:value="315" calcext:value-type="float">
            <text:p>315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Y246]*[.BA246]" office:value-type="float" office:value="266" calcext:value-type="float">
            <text:p>266</text:p>
          </table:table-cell>
          <table:table-cell table:number-columns-repeated="970"/>
        </table:table-row>
        <table:table-row table:style-name="ro1">
          <table:table-cell table:number-columns-repeated="17"/>
          <table:table-cell table:style-name="ce11" office:value-type="string" calcext:value-type="string">
            <text:p>FrameslotNumber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S247]*[.U247]" office:value-type="float" office:value="235" calcext:value-type="float">
            <text:p>235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style-name="ce11" table:formula="of:=[.Y247]*[.AA247]" office:value-type="float" office:value="289" calcext:value-type="float">
            <text:p>289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E247]*[.AG247]" office:value-type="float" office:value="510" calcext:value-type="float">
            <text:p>51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frequency:</text:p>
          </table:table-cell>
          <table:table-cell office:value-type="float" office:value="6" calcext:value-type="float">
            <text:p>6</text:p>
          </table:table-cell>
          <table:table-cell table:formula="of:=[.AK247]*[.AM247]" office:value-type="float" office:value="1134" calcext:value-type="float">
            <text:p>113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formula="of:=[.AR247]*[.AT247]" office:value-type="float" office:value="654" calcext:value-type="float">
            <text:p>65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requency:</text:p>
          </table:table-cell>
          <table:table-cell office:value-type="float" office:value="7" calcext:value-type="float">
            <text:p>7</text:p>
          </table:table-cell>
          <table:table-cell table:formula="of:=[.AY247]*[.BA247]" office:value-type="float" office:value="1351" calcext:value-type="float">
            <text:p>1351</text:p>
          </table:table-cell>
          <table:table-cell table:number-columns-repeated="970"/>
        </table:table-row>
        <table:table-row table:style-name="ro1">
          <table:table-cell table:number-columns-repeated="17"/>
          <table:table-cell table:style-name="ce11" office:value-type="string" calcext:value-type="string">
            <text:p>FrameslotNumber</text:p>
          </table:table-cell>
          <table:table-cell table:style-name="ce11" office:value-type="float" office:value="262" calcext:value-type="float">
            <text:p>262</text:p>
          </table:table-cell>
          <table:table-cell table:style-name="ce11" office:value-type="string" calcext:value-type="string">
            <text:p>frequency: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S248]*[.U248]" office:value-type="float" office:value="262" calcext:value-type="float">
            <text:p>262</text:p>
          </table:table-cell>
          <table:table-cell table:style-name="ce11"/>
          <table:table-cell office:value-type="string" calcext:value-type="string">
            <text:p>FrameslotNumber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style-name="ce11" table:formula="of:=[.Y248]*[.AA248]" office:value-type="float" office:value="426" calcext:value-type="float">
            <text:p>42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E248]*[.AG248]" office:value-type="float" office:value="526" calcext:value-type="float">
            <text:p>52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K248]*[.AM248]" office:value-type="float" office:value="281" calcext:value-type="float">
            <text:p>281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frequency:</text:p>
          </table:table-cell>
          <table:table-cell office:value-type="float" office:value="8" calcext:value-type="float">
            <text:p>8</text:p>
          </table:table-cell>
          <table:table-cell table:formula="of:=[.AR248]*[.AT248]" office:value-type="float" office:value="1480" calcext:value-type="float">
            <text:p>148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formula="of:=[.AY248]*[.BA248]" office:value-type="float" office:value="594" calcext:value-type="float">
            <text:p>594</text:p>
          </table:table-cell>
          <table:table-cell table:number-columns-repeated="970"/>
        </table:table-row>
        <table:table-row table:style-name="ro1">
          <table:table-cell table:number-columns-repeated="17"/>
          <table:table-cell table:style-name="ce11" table:number-columns-repeated="4"/>
          <table:table-cell table:style-name="ce11" table:formula="of:=SUM([.V2:.V248])" office:value-type="float" office:value="3051538" calcext:value-type="float">
            <text:p>3051538</text:p>
          </table:table-cell>
          <table:table-cell table:style-name="ce11" table:formula="of:=[.V249]/100000" office:value-type="float" office:value="30.51538" calcext:value-type="float">
            <text:p>30,51538</text:p>
          </table:table-cell>
          <table:table-cell office:value-type="string" calcext:value-type="string">
            <text:p>FrameslotNumber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frequency:</text:p>
          </table:table-cell>
          <table:table-cell office:value-type="float" office:value="4" calcext:value-type="float">
            <text:p>4</text:p>
          </table:table-cell>
          <table:table-cell table:style-name="ce11" table:formula="of:=[.Y249]*[.AA249]" office:value-type="float" office:value="796" calcext:value-type="float">
            <text:p>79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E249]*[.AG249]" office:value-type="float" office:value="198" calcext:value-type="float">
            <text:p>198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K249]*[.AM249]" office:value-type="float" office:value="464" calcext:value-type="float">
            <text:p>46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formula="of:=[.AR249]*[.AT249]" office:value-type="float" office:value="633" calcext:value-type="float">
            <text:p>633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Y249]*[.BA249]" office:value-type="float" office:value="319" calcext:value-type="float">
            <text:p>319</text:p>
          </table:table-cell>
          <table:table-cell table:number-columns-repeated="970"/>
        </table:table-row>
        <table:table-row table:style-name="ro1">
          <table:table-cell table:number-columns-repeated="23"/>
          <table:table-cell office:value-type="string" calcext:value-type="string">
            <text:p>FrameslotNumber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style-name="ce11" table:formula="of:=[.Y250]*[.AA250]" office:value-type="float" office:value="354" calcext:value-type="float">
            <text:p>35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formula="of:=[.AE250]*[.AG250]" office:value-type="float" office:value="654" calcext:value-type="float">
            <text:p>65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K250]*[.AM250]" office:value-type="float" office:value="231" calcext:value-type="float">
            <text:p>231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formula="of:=[.AR250]*[.AT250]" office:value-type="float" office:value="636" calcext:value-type="float">
            <text:p>636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Y250]*[.BA250]" office:value-type="float" office:value="241" calcext:value-type="float">
            <text:p>241</text:p>
          </table:table-cell>
          <table:table-cell table:number-columns-repeated="970"/>
        </table:table-row>
        <table:table-row table:style-name="ro1">
          <table:table-cell table:number-columns-repeated="23"/>
          <table:table-cell office:value-type="string" calcext:value-type="string">
            <text:p>FrameslotNumber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style-name="ce11" table:formula="of:=[.Y251]*[.AA251]" office:value-type="float" office:value="253" calcext:value-type="float">
            <text:p>253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E251]*[.AG251]" office:value-type="float" office:value="261" calcext:value-type="float">
            <text:p>261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K251]*[.AM251]" office:value-type="float" office:value="266" calcext:value-type="float">
            <text:p>266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formula="of:=[.AR251]*[.AT251]" office:value-type="float" office:value="762" calcext:value-type="float">
            <text:p>762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Y251]*[.BA251]" office:value-type="float" office:value="259" calcext:value-type="float">
            <text:p>259</text:p>
          </table:table-cell>
          <table:table-cell table:number-columns-repeated="970"/>
        </table:table-row>
        <table:table-row table:style-name="ro1">
          <table:table-cell table:number-columns-repeated="23"/>
          <table:table-cell office:value-type="string" calcext:value-type="string">
            <text:p>FrameslotNumber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style-name="ce11" table:formula="of:=[.Y252]*[.AA252]" office:value-type="float" office:value="464" calcext:value-type="float">
            <text:p>46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E252]*[.AG252]" office:value-type="float" office:value="450" calcext:value-type="float">
            <text:p>45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K252]*[.AM252]" office:value-type="float" office:value="257" calcext:value-type="float">
            <text:p>257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requency:</text:p>
          </table:table-cell>
          <table:table-cell office:value-type="float" office:value="4" calcext:value-type="float">
            <text:p>4</text:p>
          </table:table-cell>
          <table:table-cell table:formula="of:=[.AR252]*[.AT252]" office:value-type="float" office:value="788" calcext:value-type="float">
            <text:p>78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Y252]*[.BA252]" office:value-type="float" office:value="502" calcext:value-type="float">
            <text:p>502</text:p>
          </table:table-cell>
          <table:table-cell table:number-columns-repeated="970"/>
        </table:table-row>
        <table:table-row table:style-name="ro1">
          <table:table-cell table:number-columns-repeated="23"/>
          <table:table-cell office:value-type="string" calcext:value-type="string">
            <text:p>FrameslotNumber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style-name="ce11" table:formula="of:=[.Y253]*[.AA253]" office:value-type="float" office:value="279" calcext:value-type="float">
            <text:p>279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formula="of:=[.AE253]*[.AG253]" office:value-type="float" office:value="663" calcext:value-type="float">
            <text:p>663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K253]*[.AM253]" office:value-type="float" office:value="478" calcext:value-type="float">
            <text:p>47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R253]*[.AT253]" office:value-type="float" office:value="472" calcext:value-type="float">
            <text:p>472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frequency:</text:p>
          </table:table-cell>
          <table:table-cell office:value-type="float" office:value="7" calcext:value-type="float">
            <text:p>7</text:p>
          </table:table-cell>
          <table:table-cell table:formula="of:=[.AY253]*[.BA253]" office:value-type="float" office:value="1253" calcext:value-type="float">
            <text:p>1253</text:p>
          </table:table-cell>
          <table:table-cell table:number-columns-repeated="970"/>
        </table:table-row>
        <table:table-row table:style-name="ro1">
          <table:table-cell table:number-columns-repeated="23"/>
          <table:table-cell office:value-type="string" calcext:value-type="string">
            <text:p>FrameslotNumber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style-name="ce11" table:formula="of:=[.Y254]*[.AA254]" office:value-type="float" office:value="214" calcext:value-type="float">
            <text:p>21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frequency:</text:p>
          </table:table-cell>
          <table:table-cell office:value-type="float" office:value="4" calcext:value-type="float">
            <text:p>4</text:p>
          </table:table-cell>
          <table:table-cell table:formula="of:=[.AE254]*[.AG254]" office:value-type="float" office:value="876" calcext:value-type="float">
            <text:p>87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K254]*[.AM254]" office:value-type="float" office:value="289" calcext:value-type="float">
            <text:p>289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R254]*[.AT254]" office:value-type="float" office:value="454" calcext:value-type="float">
            <text:p>45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Y254]*[.BA254]" office:value-type="float" office:value="249" calcext:value-type="float">
            <text:p>249</text:p>
          </table:table-cell>
          <table:table-cell table:number-columns-repeated="970"/>
        </table:table-row>
        <table:table-row table:style-name="ro1">
          <table:table-cell table:number-columns-repeated="23"/>
          <table:table-cell office:value-type="string" calcext:value-type="string">
            <text:p>FrameslotNumber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style-name="ce11" table:formula="of:=[.Y255]*[.AA255]" office:value-type="float" office:value="286" calcext:value-type="float">
            <text:p>28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E255]*[.AG255]" office:value-type="float" office:value="270" calcext:value-type="float">
            <text:p>27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requency:</text:p>
          </table:table-cell>
          <table:table-cell office:value-type="float" office:value="7" calcext:value-type="float">
            <text:p>7</text:p>
          </table:table-cell>
          <table:table-cell table:formula="of:=[.AK255]*[.AM255]" office:value-type="float" office:value="1281" calcext:value-type="float">
            <text:p>1281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R255]*[.AT255]" office:value-type="float" office:value="470" calcext:value-type="float">
            <text:p>47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Y255]*[.BA255]" office:value-type="float" office:value="221" calcext:value-type="float">
            <text:p>221</text:p>
          </table:table-cell>
          <table:table-cell table:number-columns-repeated="970"/>
        </table:table-row>
        <table:table-row table:style-name="ro1">
          <table:table-cell table:number-columns-repeated="23"/>
          <table:table-cell office:value-type="string" calcext:value-type="string">
            <text:p>FrameslotNumber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style-name="ce11" table:formula="of:=[.Y256]*[.AA256]" office:value-type="float" office:value="239" calcext:value-type="float">
            <text:p>239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E256]*[.AG256]" office:value-type="float" office:value="275" calcext:value-type="float">
            <text:p>275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K256]*[.AM256]" office:value-type="float" office:value="245" calcext:value-type="float">
            <text:p>245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formula="of:=[.AR256]*[.AT256]" office:value-type="float" office:value="714" calcext:value-type="float">
            <text:p>71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Y256]*[.BA256]" office:value-type="float" office:value="554" calcext:value-type="float">
            <text:p>554</text:p>
          </table:table-cell>
          <table:table-cell table:number-columns-repeated="970"/>
        </table:table-row>
        <table:table-row table:style-name="ro1">
          <table:table-cell table:number-columns-repeated="23"/>
          <table:table-cell office:value-type="string" calcext:value-type="string">
            <text:p>FrameslotNumb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style-name="ce11" table:formula="of:=[.Y257]*[.AA257]" office:value-type="float" office:value="317" calcext:value-type="float">
            <text:p>317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E257]*[.AG257]" office:value-type="float" office:value="308" calcext:value-type="float">
            <text:p>308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equency:</text:p>
          </table:table-cell>
          <table:table-cell office:value-type="float" office:value="4" calcext:value-type="float">
            <text:p>4</text:p>
          </table:table-cell>
          <table:table-cell table:formula="of:=[.AK257]*[.AM257]"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R257]*[.AT257]" office:value-type="float" office:value="438" calcext:value-type="float">
            <text:p>43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Y257]*[.BA257]" office:value-type="float" office:value="261" calcext:value-type="float">
            <text:p>261</text:p>
          </table:table-cell>
          <table:table-cell table:number-columns-repeated="970"/>
        </table:table-row>
        <table:table-row table:style-name="ro1">
          <table:table-cell table:number-columns-repeated="27"/>
          <table:table-cell table:formula="of:=SUM([.AB2:.AB257])" office:value-type="float" office:value="3137230" calcext:value-type="float">
            <text:p>3137230</text:p>
          </table:table-cell>
          <table:table-cell table:formula="of:=[.AB258]/100000" office:value-type="float" office:value="31.3723" calcext:value-type="float">
            <text:p>31,3723</text:p>
          </table:table-cell>
          <table:table-cell office:value-type="string" calcext:value-type="string">
            <text:p>FrameslotNumber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E258]*[.AG258]" office:value-type="float" office:value="245" calcext:value-type="float">
            <text:p>245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formula="of:=[.AK258]*[.AM258]" office:value-type="float" office:value="588" calcext:value-type="float">
            <text:p>58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R258]*[.AT258]" office:value-type="float" office:value="247" calcext:value-type="float">
            <text:p>247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Y258]*[.BA258]" office:value-type="float" office:value="272" calcext:value-type="float">
            <text:p>272</text:p>
          </table:table-cell>
          <table:table-cell table:number-columns-repeated="970"/>
        </table:table-row>
        <table:table-row table:style-name="ro1">
          <table:table-cell table:number-columns-repeated="29"/>
          <table:table-cell office:value-type="string" calcext:value-type="string">
            <text:p>FrameslotNumb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E259]*[.AG259]" office:value-type="float" office:value="217" calcext:value-type="float">
            <text:p>217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K259]*[.AM259]" office:value-type="float" office:value="273" calcext:value-type="float">
            <text:p>273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R259]*[.AT259]" office:value-type="float" office:value="444" calcext:value-type="float">
            <text:p>44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Y259]*[.BA259]" office:value-type="float" office:value="311" calcext:value-type="float">
            <text:p>311</text:p>
          </table:table-cell>
          <table:table-cell table:number-columns-repeated="970"/>
        </table:table-row>
        <table:table-row table:style-name="ro1">
          <table:table-cell table:number-columns-repeated="29"/>
          <table:table-cell office:value-type="string" calcext:value-type="string">
            <text:p>FrameslotNumber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E260]*[.AG260]" office:value-type="float" office:value="238" calcext:value-type="float">
            <text:p>238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formula="of:=[.AK260]*[.AM260]" office:value-type="float" office:value="672" calcext:value-type="float">
            <text:p>672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formula="of:=[.AR260]*[.AT260]" office:value-type="float" office:value="696" calcext:value-type="float">
            <text:p>696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Y260]*[.BA260]" office:value-type="float" office:value="258" calcext:value-type="float">
            <text:p>258</text:p>
          </table:table-cell>
          <table:table-cell table:number-columns-repeated="970"/>
        </table:table-row>
        <table:table-row table:style-name="ro1">
          <table:table-cell table:number-columns-repeated="29"/>
          <table:table-cell office:value-type="string" calcext:value-type="string">
            <text:p>FrameslotNumbe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E261]*[.AG261]" office:value-type="float" office:value="250" calcext:value-type="float">
            <text:p>25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K261]*[.AM261]" office:value-type="float" office:value="263" calcext:value-type="float">
            <text:p>263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formula="of:=[.AR261]*[.AT261]" office:value-type="float" office:value="729" calcext:value-type="float">
            <text:p>729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Y261]*[.BA261]" office:value-type="float" office:value="229" calcext:value-type="float">
            <text:p>229</text:p>
          </table:table-cell>
          <table:table-cell table:number-columns-repeated="970"/>
        </table:table-row>
        <table:table-row table:style-name="ro1">
          <table:table-cell table:number-columns-repeated="29"/>
          <table:table-cell office:value-type="string" calcext:value-type="string">
            <text:p>FrameslotNumber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E262]*[.AG262]" office:value-type="float" office:value="258" calcext:value-type="float">
            <text:p>258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K262]*[.AM262]" office:value-type="float" office:value="209" calcext:value-type="float">
            <text:p>209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formula="of:=[.AR262]*[.AT262]" office:value-type="float" office:value="693" calcext:value-type="float">
            <text:p>693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Y262]*[.BA262]" office:value-type="float" office:value="524" calcext:value-type="float">
            <text:p>524</text:p>
          </table:table-cell>
          <table:table-cell table:number-columns-repeated="970"/>
        </table:table-row>
        <table:table-row table:style-name="ro1">
          <table:table-cell table:number-columns-repeated="29"/>
          <table:table-cell office:value-type="string" calcext:value-type="string">
            <text:p>FrameslotNumber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E263]*[.AG263]" office:value-type="float" office:value="212" calcext:value-type="float">
            <text:p>212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K263]*[.AM263]" office:value-type="float" office:value="243" calcext:value-type="float">
            <text:p>243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R263]*[.AT263]" office:value-type="float" office:value="272" calcext:value-type="float">
            <text:p>272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Y263]*[.BA263]" office:value-type="float" office:value="288" calcext:value-type="float">
            <text:p>288</text:p>
          </table:table-cell>
          <table:table-cell table:number-columns-repeated="970"/>
        </table:table-row>
        <table:table-row table:style-name="ro1">
          <table:table-cell table:number-columns-repeated="29"/>
          <table:table-cell office:value-type="string" calcext:value-type="string">
            <text:p>FrameslotNumber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E264]*[.AG264]" office:value-type="float" office:value="492" calcext:value-type="float">
            <text:p>492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K264]*[.AM264]" office:value-type="float" office:value="233" calcext:value-type="float">
            <text:p>233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R264]*[.AT264]" office:value-type="float" office:value="241" calcext:value-type="float">
            <text:p>241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Y264]*[.BA264]" office:value-type="float" office:value="279" calcext:value-type="float">
            <text:p>279</text:p>
          </table:table-cell>
          <table:table-cell table:number-columns-repeated="970"/>
        </table:table-row>
        <table:table-row table:style-name="ro1">
          <table:table-cell table:number-columns-repeated="29"/>
          <table:table-cell office:value-type="string" calcext:value-type="string">
            <text:p>FrameslotNumber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E265]*[.AG265]" office:value-type="float" office:value="269" calcext:value-type="float">
            <text:p>269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K265]*[.AM265]" office:value-type="float" office:value="444" calcext:value-type="float">
            <text:p>44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R265]*[.AT265]" office:value-type="float" office:value="496" calcext:value-type="float">
            <text:p>496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Y265]*[.BA265]" office:value-type="float" office:value="514" calcext:value-type="float">
            <text:p>514</text:p>
          </table:table-cell>
          <table:table-cell table:number-columns-repeated="970"/>
        </table:table-row>
        <table:table-row table:style-name="ro1">
          <table:table-cell table:number-columns-repeated="29"/>
          <table:table-cell office:value-type="string" calcext:value-type="string">
            <text:p>FrameslotNumber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E266]*[.AG266]" office:value-type="float" office:value="271" calcext:value-type="float">
            <text:p>271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K266]*[.AM266]" office:value-type="float" office:value="249" calcext:value-type="float">
            <text:p>249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R266]*[.AT266]"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Y266]*[.BA266]" office:value-type="float" office:value="263" calcext:value-type="float">
            <text:p>263</text:p>
          </table:table-cell>
          <table:table-cell table:number-columns-repeated="970"/>
        </table:table-row>
        <table:table-row table:style-name="ro1">
          <table:table-cell table:number-columns-repeated="29"/>
          <table:table-cell office:value-type="string" calcext:value-type="string">
            <text:p>FrameslotNumber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E267]*[.AG267]" office:value-type="float" office:value="272" calcext:value-type="float">
            <text:p>272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K267]*[.AM267]"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R267]*[.AT267]" office:value-type="float" office:value="261" calcext:value-type="float">
            <text:p>261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formula="of:=[.AY267]*[.BA267]" office:value-type="float" office:value="714" calcext:value-type="float">
            <text:p>714</text:p>
          </table:table-cell>
          <table:table-cell table:number-columns-repeated="970"/>
        </table:table-row>
        <table:table-row table:style-name="ro1">
          <table:table-cell table:number-columns-repeated="29"/>
          <table:table-cell office:value-type="string" calcext:value-type="string">
            <text:p>FrameslotNumber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E268]*[.AG268]" office:value-type="float" office:value="287" calcext:value-type="float">
            <text:p>287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K268]*[.AM268]" office:value-type="float" office:value="508" calcext:value-type="float">
            <text:p>508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R268]*[.AT268]" office:value-type="float" office:value="287" calcext:value-type="float">
            <text:p>287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formula="of:=[.AY268]*[.BA268]" office:value-type="float" office:value="795" calcext:value-type="float">
            <text:p>795</text:p>
          </table:table-cell>
          <table:table-cell table:number-columns-repeated="970"/>
        </table:table-row>
        <table:table-row table:style-name="ro1">
          <table:table-cell table:number-columns-repeated="29"/>
          <table:table-cell office:value-type="string" calcext:value-type="string">
            <text:p>FrameslotNumber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E269]*[.AG269]" office:value-type="float" office:value="418" calcext:value-type="float">
            <text:p>418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K269]*[.AM269]" office:value-type="float" office:value="271" calcext:value-type="float">
            <text:p>271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R269]*[.AT269]" office:value-type="float" office:value="245" calcext:value-type="float">
            <text:p>245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Y269]*[.BA269]" office:value-type="float" office:value="247" calcext:value-type="float">
            <text:p>247</text:p>
          </table:table-cell>
          <table:table-cell table:number-columns-repeated="970"/>
        </table:table-row>
        <table:table-row table:style-name="ro1">
          <table:table-cell table:number-columns-repeated="29"/>
          <table:table-cell office:value-type="string" calcext:value-type="string">
            <text:p>FrameslotNumber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E270]*[.AG270]" office:value-type="float" office:value="380" calcext:value-type="float">
            <text:p>380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K270]*[.AM270]" office:value-type="float" office:value="255" calcext:value-type="float">
            <text:p>255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R270]*[.AT270]" office:value-type="float" office:value="311" calcext:value-type="float">
            <text:p>311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Y270]*[.BA270]" office:value-type="float" office:value="291" calcext:value-type="float">
            <text:p>291</text:p>
          </table:table-cell>
          <table:table-cell table:number-columns-repeated="970"/>
        </table:table-row>
        <table:table-row table:style-name="ro1">
          <table:table-cell table:number-columns-repeated="29"/>
          <table:table-cell office:value-type="string" calcext:value-type="string">
            <text:p>FrameslotNumber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E271]*[.AG271]" office:value-type="float" office:value="256" calcext:value-type="float">
            <text:p>25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K271]*[.AM271]" office:value-type="float" office:value="320" calcext:value-type="float">
            <text:p>320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R271]*[.AT271]" office:value-type="float" office:value="234" calcext:value-type="float">
            <text:p>234</text:p>
          </table:table-cell>
          <table:table-cell table:number-columns-repeated="2"/>
          <table:table-cell office:value-type="string" calcext:value-type="string">
            <text:p>FrameslotNumber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Y271]*[.BA271]" office:value-type="float" office:value="236" calcext:value-type="float">
            <text:p>236</text:p>
          </table:table-cell>
          <table:table-cell table:number-columns-repeated="970"/>
        </table:table-row>
        <table:table-row table:style-name="ro1">
          <table:table-cell table:number-columns-repeated="29"/>
          <table:table-cell office:value-type="string" calcext:value-type="string">
            <text:p>FrameslotNumber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E272]*[.AG272]" office:value-type="float" office:value="311" calcext:value-type="float">
            <text:p>311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frequency:</text:p>
          </table:table-cell>
          <table:table-cell office:value-type="float" office:value="3" calcext:value-type="float">
            <text:p>3</text:p>
          </table:table-cell>
          <table:table-cell table:formula="of:=[.AK272]*[.AM272]" office:value-type="float" office:value="702" calcext:value-type="float">
            <text:p>702</text:p>
          </table:table-cell>
          <table:table-cell table:number-columns-repeated="6"/>
          <table:table-cell table:formula="of:=SUM([.AU2:.AU271])" office:value-type="float" office:value="3303760" calcext:value-type="float">
            <text:p>3303760</text:p>
          </table:table-cell>
          <table:table-cell table:formula="of:=[.AU272]/100000" office:value-type="float" office:value="33.0376" calcext:value-type="float">
            <text:p>33,0376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Y272]*[.BA272]" office:value-type="float" office:value="274" calcext:value-type="float">
            <text:p>274</text:p>
          </table:table-cell>
          <table:table-cell table:number-columns-repeated="970"/>
        </table:table-row>
        <table:table-row table:style-name="ro1">
          <table:table-cell table:number-columns-repeated="29"/>
          <table:table-cell office:value-type="string" calcext:value-type="string">
            <text:p>FrameslotNumber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E273]*[.AG273]" office:value-type="float" office:value="234" calcext:value-type="float">
            <text:p>234</text:p>
          </table:table-cell>
          <table:table-cell/>
          <table:table-cell office:value-type="string" calcext:value-type="string">
            <text:p>FrameslotNumber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K273]*[.AM273]" office:value-type="float" office:value="482" calcext:value-type="float">
            <text:p>482</text:p>
          </table:table-cell>
          <table:table-cell table:number-columns-repeated="9"/>
          <table:table-cell office:value-type="string" calcext:value-type="string">
            <text:p>FrameslotNumber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Y273]*[.BA273]" office:value-type="float" office:value="326" calcext:value-type="float">
            <text:p>326</text:p>
          </table:table-cell>
          <table:table-cell table:number-columns-repeated="970"/>
        </table:table-row>
        <table:table-row table:style-name="ro1">
          <table:table-cell table:number-columns-repeated="33"/>
          <table:table-cell table:formula="of:=SUM([.AH2:.AH273])" office:value-type="float" office:value="3223430" calcext:value-type="float">
            <text:p>3223430</text:p>
          </table:table-cell>
          <table:table-cell table:formula="of:=[.AH274]/100000" office:value-type="float" office:value="32.2343" calcext:value-type="float">
            <text:p>32,2343</text:p>
          </table:table-cell>
          <table:table-cell office:value-type="string" calcext:value-type="string">
            <text:p>FrameslotNumber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K274]*[.AM274]" office:value-type="float" office:value="240" calcext:value-type="float">
            <text:p>240</text:p>
          </table:table-cell>
          <table:table-cell table:number-columns-repeated="9"/>
          <table:table-cell office:value-type="string" calcext:value-type="string">
            <text:p>FrameslotNumber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Y274]*[.BA274]" office:value-type="float" office:value="213" calcext:value-type="float">
            <text:p>213</text:p>
          </table:table-cell>
          <table:table-cell table:number-columns-repeated="970"/>
        </table:table-row>
        <table:table-row table:style-name="ro1">
          <table:table-cell table:number-columns-repeated="35"/>
          <table:table-cell office:value-type="string" calcext:value-type="string">
            <text:p>FrameslotNumber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frequency:</text:p>
          </table:table-cell>
          <table:table-cell office:value-type="float" office:value="2" calcext:value-type="float">
            <text:p>2</text:p>
          </table:table-cell>
          <table:table-cell table:formula="of:=[.AK275]*[.AM275]" office:value-type="float" office:value="440" calcext:value-type="float">
            <text:p>440</text:p>
          </table:table-cell>
          <table:table-cell table:number-columns-repeated="9"/>
          <table:table-cell office:value-type="string" calcext:value-type="string">
            <text:p>FrameslotNumber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Y275]*[.BA275]" office:value-type="float" office:value="296" calcext:value-type="float">
            <text:p>296</text:p>
          </table:table-cell>
          <table:table-cell table:number-columns-repeated="970"/>
        </table:table-row>
        <table:table-row table:style-name="ro1">
          <table:table-cell table:number-columns-repeated="35"/>
          <table:table-cell office:value-type="string" calcext:value-type="string">
            <text:p>FrameslotNumber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K276]*[.AM276]" office:value-type="float" office:value="283" calcext:value-type="float">
            <text:p>283</text:p>
          </table:table-cell>
          <table:table-cell table:number-columns-repeated="9"/>
          <table:table-cell office:value-type="string" calcext:value-type="string">
            <text:p>FrameslotNumber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Y276]*[.BA276]" office:value-type="float" office:value="284" calcext:value-type="float">
            <text:p>284</text:p>
          </table:table-cell>
          <table:table-cell table:number-columns-repeated="970"/>
        </table:table-row>
        <table:table-row table:style-name="ro1">
          <table:table-cell table:number-columns-repeated="35"/>
          <table:table-cell office:value-type="string" calcext:value-type="string">
            <text:p>FrameslotNumber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K277]*[.AM277]" office:value-type="float" office:value="319" calcext:value-type="float">
            <text:p>319</text:p>
          </table:table-cell>
          <table:table-cell table:number-columns-repeated="9"/>
          <table:table-cell office:value-type="string" calcext:value-type="string">
            <text:p>FrameslotNumber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Y277]*[.BA277]" office:value-type="float" office:value="225" calcext:value-type="float">
            <text:p>225</text:p>
          </table:table-cell>
          <table:table-cell table:number-columns-repeated="970"/>
        </table:table-row>
        <table:table-row table:style-name="ro1">
          <table:table-cell table:number-columns-repeated="35"/>
          <table:table-cell office:value-type="string" calcext:value-type="string">
            <text:p>FrameslotNumber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K278]*[.AM278]" office:value-type="float" office:value="290" calcext:value-type="float">
            <text:p>290</text:p>
          </table:table-cell>
          <table:table-cell table:number-columns-repeated="9"/>
          <table:table-cell office:value-type="string" calcext:value-type="string">
            <text:p>FrameslotNumber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Y278]*[.BA278]" office:value-type="float" office:value="301" calcext:value-type="float">
            <text:p>301</text:p>
          </table:table-cell>
          <table:table-cell table:number-columns-repeated="970"/>
        </table:table-row>
        <table:table-row table:style-name="ro1">
          <table:table-cell table:number-columns-repeated="35"/>
          <table:table-cell office:value-type="string" calcext:value-type="string">
            <text:p>FrameslotNumber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K279]*[.AM279]" office:value-type="float" office:value="275" calcext:value-type="float">
            <text:p>275</text:p>
          </table:table-cell>
          <table:table-cell table:number-columns-repeated="9"/>
          <table:table-cell office:value-type="string" calcext:value-type="string">
            <text:p>FrameslotNumbe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frequency:</text:p>
          </table:table-cell>
          <table:table-cell office:value-type="float" office:value="1" calcext:value-type="float">
            <text:p>1</text:p>
          </table:table-cell>
          <table:table-cell table:formula="of:=[.AY279]*[.BA279]" office:value-type="float" office:value="303" calcext:value-type="float">
            <text:p>303</text:p>
          </table:table-cell>
          <table:table-cell table:number-columns-repeated="970"/>
        </table:table-row>
        <table:table-row table:style-name="ro1">
          <table:table-cell table:number-columns-repeated="39"/>
          <table:table-cell table:formula="of:=SUM([.AN2:.AN279])" office:value-type="float" office:value="3281308" calcext:value-type="float">
            <text:p>3281308</text:p>
          </table:table-cell>
          <table:table-cell table:formula="of:=[.AN280]/100000" office:value-type="float" office:value="32.81308" calcext:value-type="float">
            <text:p>32,81308</text:p>
          </table:table-cell>
          <table:table-cell table:number-columns-repeated="12"/>
          <table:table-cell table:formula="of:=SUM([.BB2:.BB279])" office:value-type="float" office:value="3353525" calcext:value-type="float">
            <text:p>3353525</text:p>
          </table:table-cell>
          <table:table-cell table:formula="of:=[.BB280]/100000" office:value-type="float" office:value="33.53525" calcext:value-type="float">
            <text:p>33,53525</text:p>
          </table:table-cell>
          <table:table-cell table:number-columns-repeated="969"/>
        </table:table-row>
        <table:table-row table:style-name="ro1" table:number-rows-repeated="10482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1">
        <table:table-column table:style-name="co15" table:default-cell-style-name="ce3"/>
        <table:table-column table:style-name="co16" table:number-columns-repeated="8" table:default-cell-style-name="ce3"/>
        <table:table-column table:style-name="co4" table:number-columns-repeated="1015" table:default-cell-style-name="ce3"/>
        <table:table-row table:style-name="ro1">
          <table:table-cell table:style-name="ce2" office:value-type="string" calcext:value-type="string">
            <text:p>1 ADVERTISER</text:p>
          </table:table-cell>
          <table:table-cell table:style-name="ce5" office:value-type="string" calcext:value-type="string">
            <text:p>2 ADVERTISER</text:p>
          </table:table-cell>
          <table:table-cell table:style-name="ce5" office:value-type="string" calcext:value-type="string">
            <text:p>3 ADVERTISER</text:p>
          </table:table-cell>
          <table:table-cell table:style-name="ce5" office:value-type="string" calcext:value-type="string">
            <text:p>4 ADVERTISER</text:p>
          </table:table-cell>
          <table:table-cell table:style-name="ce5" office:value-type="string" calcext:value-type="string">
            <text:p>5 ADVERTISER</text:p>
          </table:table-cell>
          <table:table-cell table:style-name="ce5" office:value-type="string" calcext:value-type="string">
            <text:p>6 ADVERTISER</text:p>
          </table:table-cell>
          <table:table-cell table:style-name="ce5" office:value-type="string" calcext:value-type="string">
            <text:p>7 ADVERTISER</text:p>
          </table:table-cell>
          <table:table-cell table:style-name="ce5" office:value-type="string" calcext:value-type="string">
            <text:p>8 ADVERTISER</text:p>
          </table:table-cell>
          <table:table-cell table:style-name="ce5" office:value-type="string" calcext:value-type="string">
            <text:p>9 ADVERTISER</text:p>
          </table:table-cell>
          <table:table-cell table:number-columns-repeated="1015"/>
        </table:table-row>
        <table:table-row table:style-name="ro1">
          <table:table-cell table:style-name="ce2" table:formula="of:=[Foglio1.E18]" office:value-type="float" office:value="8.50653" calcext:value-type="float">
            <text:p>8,50653</text:p>
          </table:table-cell>
          <table:table-cell table:style-name="ce13" table:formula="of:=[Foglio1.K210]" office:value-type="float" office:value="24.51871" calcext:value-type="float">
            <text:p>24,51871</text:p>
          </table:table-cell>
          <table:table-cell table:formula="of:=[Foglio1.Q243]" office:value-type="float" office:value="28.46144" calcext:value-type="float">
            <text:p>28,46144</text:p>
          </table:table-cell>
          <table:table-cell table:formula="of:=[Foglio1.W249]" office:value-type="float" office:value="30.51538" calcext:value-type="float">
            <text:p>30,51538</text:p>
          </table:table-cell>
          <table:table-cell table:formula="of:=[Foglio1.AC258]" office:value-type="float" office:value="31.3723" calcext:value-type="float">
            <text:p>31,3723</text:p>
          </table:table-cell>
          <table:table-cell table:formula="of:=[Foglio1.AI274]" office:value-type="float" office:value="32.2343" calcext:value-type="float">
            <text:p>32,2343</text:p>
          </table:table-cell>
          <table:table-cell table:formula="of:=[Foglio1.AO280]" office:value-type="float" office:value="32.81308" calcext:value-type="float">
            <text:p>32,81308</text:p>
          </table:table-cell>
          <table:table-cell table:formula="of:=[Foglio1.AV272]" office:value-type="float" office:value="33.0376" calcext:value-type="float">
            <text:p>33,0376</text:p>
          </table:table-cell>
          <table:table-cell table:formula="of:=[Foglio1.BC280]" office:value-type="float" office:value="33.53525" calcext:value-type="float">
            <text:p>33,5352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0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0T10:56:45.273047673</meta:creation-date>
    <dc:date>2015-03-20T12:52:09.337665256</dc:date>
    <meta:editing-duration>PT1H9M30S</meta:editing-duration>
    <meta:editing-cycles>7</meta:editing-cycles>
    <meta:generator>LibreOffice/4.3.3.2$Linux_X86_64 LibreOffice_project/430m0$Build-2</meta:generator>
    <meta:document-statistic meta:table-count="2" meta:cell-count="10378" meta:object-count="0"/>
  </office:meta>
</office:document-meta>
</file>